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171011conf_memo" table:style-name="ta1">
        <table:shapes>
          <draw:frame draw:z-index="0" draw:style-name="gr1" draw:text-style-name="P1" svg:width="15.999cm" svg:height="8.999cm" svg:x="3.567cm" svg:y="1132.601cm">
            <draw:object draw:notify-on-update-of-ranges="20230215_171011conf_memo.A1:20230215_171011conf_memo.A25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82715559005737" calcext:value-type="float">
            <text:p>0.282715559005737</text:p>
          </table:table-cell>
          <table:table-cell table:number-columns-repeated="2"/>
        </table:table-row>
        <table:table-row table:style-name="ro1">
          <table:table-cell office:value-type="float" office:value="0.497730165719986" calcext:value-type="float">
            <text:p>0.497730165719986</text:p>
          </table:table-cell>
          <table:table-cell table:number-columns-repeated="2"/>
        </table:table-row>
        <table:table-row table:style-name="ro1">
          <table:table-cell office:value-type="float" office:value="0.676551103591919" calcext:value-type="float">
            <text:p>0.676551103591919</text:p>
          </table:table-cell>
          <table:table-cell table:number-columns-repeated="2"/>
        </table:table-row>
        <table:table-row table:style-name="ro1">
          <table:table-cell office:value-type="float" office:value="0.853870093822479" calcext:value-type="float">
            <text:p>0.853870093822479</text:p>
          </table:table-cell>
          <table:table-cell table:number-columns-repeated="2"/>
        </table:table-row>
        <table:table-row table:style-name="ro1">
          <table:table-cell office:value-type="float" office:value="0.840406358242035" calcext:value-type="float">
            <text:p>0.840406358242035</text:p>
          </table:table-cell>
          <table:table-cell table:number-columns-repeated="2"/>
        </table:table-row>
        <table:table-row table:style-name="ro1">
          <table:table-cell office:value-type="float" office:value="0.83340585231781" calcext:value-type="float">
            <text:p>0.83340585231781</text:p>
          </table:table-cell>
          <table:table-cell table:number-columns-repeated="2"/>
        </table:table-row>
        <table:table-row table:style-name="ro1">
          <table:table-cell office:value-type="float" office:value="0.834835350513458" calcext:value-type="float">
            <text:p>0.834835350513458</text:p>
          </table:table-cell>
          <table:table-cell table:number-columns-repeated="2"/>
        </table:table-row>
        <table:table-row table:style-name="ro1">
          <table:table-cell office:value-type="float" office:value="0.786185681819916" calcext:value-type="float">
            <text:p>0.786185681819916</text:p>
          </table:table-cell>
          <table:table-cell table:number-columns-repeated="2"/>
        </table:table-row>
        <table:table-row table:style-name="ro1">
          <table:table-cell office:value-type="float" office:value="0.253599256277084" calcext:value-type="float">
            <text:p>0.253599256277084</text:p>
          </table:table-cell>
          <table:table-cell table:number-columns-repeated="2"/>
        </table:table-row>
        <table:table-row table:style-name="ro1">
          <table:table-cell office:value-type="float" office:value="0.263291597366333" calcext:value-type="float">
            <text:p>0.263291597366333</text:p>
          </table:table-cell>
          <table:table-cell table:number-columns-repeated="2"/>
        </table:table-row>
        <table:table-row table:style-name="ro1">
          <table:table-cell office:value-type="float" office:value="0.262884825468063" calcext:value-type="float">
            <text:p>0.262884825468063</text:p>
          </table:table-cell>
          <table:table-cell table:number-columns-repeated="2"/>
        </table:table-row>
        <table:table-row table:style-name="ro1">
          <table:table-cell office:value-type="float" office:value="0.26289376616478" calcext:value-type="float">
            <text:p>0.26289376616478</text:p>
          </table:table-cell>
          <table:table-cell table:number-columns-repeated="2"/>
        </table:table-row>
        <table:table-row table:style-name="ro1">
          <table:table-cell office:value-type="float" office:value="0.410918265581131" calcext:value-type="float">
            <text:p>0.410918265581131</text:p>
          </table:table-cell>
          <table:table-cell table:number-columns-repeated="2"/>
        </table:table-row>
        <table:table-row table:style-name="ro1">
          <table:table-cell office:value-type="float" office:value="0.262802004814148" calcext:value-type="float">
            <text:p>0.262802004814148</text:p>
          </table:table-cell>
          <table:table-cell table:number-columns-repeated="2"/>
        </table:table-row>
        <table:table-row table:style-name="ro1">
          <table:table-cell office:value-type="float" office:value="0.64940333366394" calcext:value-type="float">
            <text:p>0.64940333366394</text:p>
          </table:table-cell>
          <table:table-cell table:number-columns-repeated="2"/>
        </table:table-row>
        <table:table-row table:style-name="ro1">
          <table:table-cell office:value-type="float" office:value="0.265390783548355" calcext:value-type="float">
            <text:p>0.265390783548355</text:p>
          </table:table-cell>
          <table:table-cell table:number-columns-repeated="2"/>
        </table:table-row>
        <table:table-row table:style-name="ro1">
          <table:table-cell office:value-type="float" office:value="0.913880884647369" calcext:value-type="float">
            <text:p>0.913880884647369</text:p>
          </table:table-cell>
          <table:table-cell table:number-columns-repeated="2"/>
        </table:table-row>
        <table:table-row table:style-name="ro1">
          <table:table-cell office:value-type="float" office:value="0.263167530298233" calcext:value-type="float">
            <text:p>0.263167530298233</text:p>
          </table:table-cell>
          <table:table-cell table:number-columns-repeated="2"/>
        </table:table-row>
        <table:table-row table:style-name="ro1">
          <table:table-cell office:value-type="float" office:value="0.843588888645172" calcext:value-type="float">
            <text:p>0.843588888645172</text:p>
          </table:table-cell>
          <table:table-cell table:number-columns-repeated="2"/>
        </table:table-row>
        <table:table-row table:style-name="ro1">
          <table:table-cell office:value-type="float" office:value="0.26218768954277" calcext:value-type="float">
            <text:p>0.26218768954277</text:p>
          </table:table-cell>
          <table:table-cell table:number-columns-repeated="2"/>
        </table:table-row>
        <table:table-row table:style-name="ro1">
          <table:table-cell office:value-type="float" office:value="0.263020277023315" calcext:value-type="float">
            <text:p>0.263020277023315</text:p>
          </table:table-cell>
          <table:table-cell table:number-columns-repeated="2"/>
        </table:table-row>
        <table:table-row table:style-name="ro1">
          <table:table-cell office:value-type="float" office:value="0.26136988401413" calcext:value-type="float">
            <text:p>0.26136988401413</text:p>
          </table:table-cell>
          <table:table-cell table:number-columns-repeated="2"/>
        </table:table-row>
        <table:table-row table:style-name="ro1">
          <table:table-cell office:value-type="float" office:value="0.285384893417358" calcext:value-type="float">
            <text:p>0.285384893417358</text:p>
          </table:table-cell>
          <table:table-cell table:number-columns-repeated="2"/>
        </table:table-row>
        <table:table-row table:style-name="ro1">
          <table:table-cell office:value-type="float" office:value="0.282675296068192" calcext:value-type="float">
            <text:p>0.282675296068192</text:p>
          </table:table-cell>
          <table:table-cell table:number-columns-repeated="2"/>
        </table:table-row>
        <table:table-row table:style-name="ro1">
          <table:table-cell office:value-type="float" office:value="0.285309106111526" calcext:value-type="float">
            <text:p>0.285309106111526</text:p>
          </table:table-cell>
          <table:table-cell table:number-columns-repeated="2"/>
        </table:table-row>
        <table:table-row table:style-name="ro1">
          <table:table-cell office:value-type="float" office:value="0.690906167030335" calcext:value-type="float">
            <text:p>0.690906167030335</text:p>
          </table:table-cell>
          <table:table-cell table:number-columns-repeated="2"/>
        </table:table-row>
        <table:table-row table:style-name="ro1">
          <table:table-cell office:value-type="float" office:value="0.810748934745789" calcext:value-type="float">
            <text:p>0.810748934745789</text:p>
          </table:table-cell>
          <table:table-cell table:number-columns-repeated="2"/>
        </table:table-row>
        <table:table-row table:style-name="ro1">
          <table:table-cell office:value-type="float" office:value="0.765766739845276" calcext:value-type="float">
            <text:p>0.765766739845276</text:p>
          </table:table-cell>
          <table:table-cell table:number-columns-repeated="2"/>
        </table:table-row>
        <table:table-row table:style-name="ro1">
          <table:table-cell office:value-type="float" office:value="0.573749601840973" calcext:value-type="float">
            <text:p>0.573749601840973</text:p>
          </table:table-cell>
          <table:table-cell table:number-columns-repeated="2"/>
        </table:table-row>
        <table:table-row table:style-name="ro1">
          <table:table-cell office:value-type="float" office:value="0.369662553071976" calcext:value-type="float">
            <text:p>0.369662553071976</text:p>
          </table:table-cell>
          <table:table-cell table:number-columns-repeated="2"/>
        </table:table-row>
        <table:table-row table:style-name="ro1">
          <table:table-cell office:value-type="float" office:value="0.315931230783462" calcext:value-type="float">
            <text:p>0.315931230783462</text:p>
          </table:table-cell>
          <table:table-cell table:number-columns-repeated="2"/>
        </table:table-row>
        <table:table-row table:style-name="ro1">
          <table:table-cell office:value-type="float" office:value="0.283082187175751" calcext:value-type="float">
            <text:p>0.283082187175751</text:p>
          </table:table-cell>
          <table:table-cell table:number-columns-repeated="2"/>
        </table:table-row>
        <table:table-row table:style-name="ro1">
          <table:table-cell office:value-type="float" office:value="0.281966716051102" calcext:value-type="float">
            <text:p>0.281966716051102</text:p>
          </table:table-cell>
          <table:table-cell table:number-columns-repeated="2"/>
        </table:table-row>
        <table:table-row table:style-name="ro1">
          <table:table-cell office:value-type="float" office:value="0.280359715223312" calcext:value-type="float">
            <text:p>0.280359715223312</text:p>
          </table:table-cell>
          <table:table-cell table:number-columns-repeated="2"/>
        </table:table-row>
        <table:table-row table:style-name="ro1">
          <table:table-cell office:value-type="float" office:value="0.280656695365906" calcext:value-type="float">
            <text:p>0.280656695365906</text:p>
          </table:table-cell>
          <table:table-cell table:number-columns-repeated="2"/>
        </table:table-row>
        <table:table-row table:style-name="ro1">
          <table:table-cell office:value-type="float" office:value="0.72373378276825" calcext:value-type="float">
            <text:p>0.72373378276825</text:p>
          </table:table-cell>
          <table:table-cell table:number-columns-repeated="2"/>
        </table:table-row>
        <table:table-row table:style-name="ro1">
          <table:table-cell office:value-type="float" office:value="0.280219048261642" calcext:value-type="float">
            <text:p>0.280219048261642</text:p>
          </table:table-cell>
          <table:table-cell table:number-columns-repeated="2"/>
        </table:table-row>
        <table:table-row table:style-name="ro1">
          <table:table-cell office:value-type="float" office:value="0.579196214675903" calcext:value-type="float">
            <text:p>0.579196214675903</text:p>
          </table:table-cell>
          <table:table-cell table:number-columns-repeated="2"/>
        </table:table-row>
        <table:table-row table:style-name="ro1">
          <table:table-cell office:value-type="float" office:value="0.28112331032753" calcext:value-type="float">
            <text:p>0.28112331032753</text:p>
          </table:table-cell>
          <table:table-cell table:number-columns-repeated="2"/>
        </table:table-row>
        <table:table-row table:style-name="ro1">
          <table:table-cell office:value-type="float" office:value="0.686593472957611" calcext:value-type="float">
            <text:p>0.686593472957611</text:p>
          </table:table-cell>
          <table:table-cell table:number-columns-repeated="2"/>
        </table:table-row>
        <table:table-row table:style-name="ro1">
          <table:table-cell office:value-type="float" office:value="0.280909359455109" calcext:value-type="float">
            <text:p>0.280909359455109</text:p>
          </table:table-cell>
          <table:table-cell table:number-columns-repeated="2"/>
        </table:table-row>
        <table:table-row table:style-name="ro1">
          <table:table-cell office:value-type="float" office:value="0.812766313552856" calcext:value-type="float">
            <text:p>0.812766313552856</text:p>
          </table:table-cell>
          <table:table-cell table:number-columns-repeated="2"/>
        </table:table-row>
        <table:table-row table:style-name="ro1">
          <table:table-cell office:value-type="float" office:value="0.281816691160202" calcext:value-type="float">
            <text:p>0.281816691160202</text:p>
          </table:table-cell>
          <table:table-cell table:number-columns-repeated="2"/>
        </table:table-row>
        <table:table-row table:style-name="ro1">
          <table:table-cell office:value-type="float" office:value="0.860849261283875" calcext:value-type="float">
            <text:p>0.860849261283875</text:p>
          </table:table-cell>
          <table:table-cell table:number-columns-repeated="2"/>
        </table:table-row>
        <table:table-row table:style-name="ro1">
          <table:table-cell office:value-type="float" office:value="0.28091037273407" calcext:value-type="float">
            <text:p>0.28091037273407</text:p>
          </table:table-cell>
          <table:table-cell table:number-columns-repeated="2"/>
        </table:table-row>
        <table:table-row table:style-name="ro1">
          <table:table-cell office:value-type="float" office:value="0.870294570922852" calcext:value-type="float">
            <text:p>0.870294570922852</text:p>
          </table:table-cell>
          <table:table-cell table:number-columns-repeated="2"/>
        </table:table-row>
        <table:table-row table:style-name="ro1">
          <table:table-cell office:value-type="float" office:value="0.282049477100372" calcext:value-type="float">
            <text:p>0.282049477100372</text:p>
          </table:table-cell>
          <table:table-cell table:number-columns-repeated="2"/>
        </table:table-row>
        <table:table-row table:style-name="ro1">
          <table:table-cell office:value-type="float" office:value="0.724762678146362" calcext:value-type="float">
            <text:p>0.724762678146362</text:p>
          </table:table-cell>
          <table:table-cell table:number-columns-repeated="2"/>
        </table:table-row>
        <table:table-row table:style-name="ro1">
          <table:table-cell office:value-type="float" office:value="0.284540146589279" calcext:value-type="float">
            <text:p>0.284540146589279</text:p>
          </table:table-cell>
          <table:table-cell table:number-columns-repeated="2"/>
        </table:table-row>
        <table:table-row table:style-name="ro1">
          <table:table-cell office:value-type="float" office:value="0.814507901668549" calcext:value-type="float">
            <text:p>0.814507901668549</text:p>
          </table:table-cell>
          <table:table-cell table:number-columns-repeated="2"/>
        </table:table-row>
        <table:table-row table:style-name="ro1">
          <table:table-cell office:value-type="float" office:value="0.284028232097626" calcext:value-type="float">
            <text:p>0.284028232097626</text:p>
          </table:table-cell>
          <table:table-cell table:number-columns-repeated="2"/>
        </table:table-row>
        <table:table-row table:style-name="ro1">
          <table:table-cell office:value-type="float" office:value="0.292701452970505" calcext:value-type="float">
            <text:p>0.292701452970505</text:p>
          </table:table-cell>
          <table:table-cell table:number-columns-repeated="2"/>
        </table:table-row>
        <table:table-row table:style-name="ro1">
          <table:table-cell office:value-type="float" office:value="0.853299379348755" calcext:value-type="float">
            <text:p>0.853299379348755</text:p>
          </table:table-cell>
          <table:table-cell table:number-columns-repeated="2"/>
        </table:table-row>
        <table:table-row table:style-name="ro1">
          <table:table-cell office:value-type="float" office:value="0.291740417480469" calcext:value-type="float">
            <text:p>0.291740417480469</text:p>
          </table:table-cell>
          <table:table-cell table:number-columns-repeated="2"/>
        </table:table-row>
        <table:table-row table:style-name="ro1">
          <table:table-cell office:value-type="float" office:value="0.854646921157837" calcext:value-type="float">
            <text:p>0.854646921157837</text:p>
          </table:table-cell>
          <table:table-cell table:number-columns-repeated="2"/>
        </table:table-row>
        <table:table-row table:style-name="ro1">
          <table:table-cell office:value-type="float" office:value="0.291702628135681" calcext:value-type="float">
            <text:p>0.291702628135681</text:p>
          </table:table-cell>
          <table:table-cell table:number-columns-repeated="2"/>
        </table:table-row>
        <table:table-row table:style-name="ro1">
          <table:table-cell office:value-type="float" office:value="0.778806686401367" calcext:value-type="float">
            <text:p>0.778806686401367</text:p>
          </table:table-cell>
          <table:table-cell table:number-columns-repeated="2"/>
        </table:table-row>
        <table:table-row table:style-name="ro1">
          <table:table-cell office:value-type="float" office:value="0.291677683591843" calcext:value-type="float">
            <text:p>0.291677683591843</text:p>
          </table:table-cell>
          <table:table-cell table:number-columns-repeated="2"/>
        </table:table-row>
        <table:table-row table:style-name="ro1">
          <table:table-cell office:value-type="float" office:value="0.746891796588898" calcext:value-type="float">
            <text:p>0.746891796588898</text:p>
          </table:table-cell>
          <table:table-cell table:number-columns-repeated="2"/>
        </table:table-row>
        <table:table-row table:style-name="ro1">
          <table:table-cell office:value-type="float" office:value="0.291031360626221" calcext:value-type="float">
            <text:p>0.291031360626221</text:p>
          </table:table-cell>
          <table:table-cell table:number-columns-repeated="2"/>
        </table:table-row>
        <table:table-row table:style-name="ro1">
          <table:table-cell office:value-type="float" office:value="0.74854701757431" calcext:value-type="float">
            <text:p>0.74854701757431</text:p>
          </table:table-cell>
          <table:table-cell table:number-columns-repeated="2"/>
        </table:table-row>
        <table:table-row table:style-name="ro1">
          <table:table-cell office:value-type="float" office:value="0.278519153594971" calcext:value-type="float">
            <text:p>0.278519153594971</text:p>
          </table:table-cell>
          <table:table-cell table:number-columns-repeated="2"/>
        </table:table-row>
        <table:table-row table:style-name="ro1">
          <table:table-cell office:value-type="float" office:value="0.867374539375305" calcext:value-type="float">
            <text:p>0.867374539375305</text:p>
          </table:table-cell>
          <table:table-cell table:number-columns-repeated="2"/>
        </table:table-row>
        <table:table-row table:style-name="ro1">
          <table:table-cell office:value-type="float" office:value="0.266805797815323" calcext:value-type="float">
            <text:p>0.266805797815323</text:p>
          </table:table-cell>
          <table:table-cell table:number-columns-repeated="2"/>
        </table:table-row>
        <table:table-row table:style-name="ro1">
          <table:table-cell office:value-type="float" office:value="0.801390528678894" calcext:value-type="float">
            <text:p>0.801390528678894</text:p>
          </table:table-cell>
          <table:table-cell table:number-columns-repeated="2"/>
        </table:table-row>
        <table:table-row table:style-name="ro1">
          <table:table-cell office:value-type="float" office:value="0.269137918949127" calcext:value-type="float">
            <text:p>0.269137918949127</text:p>
          </table:table-cell>
          <table:table-cell table:number-columns-repeated="2"/>
        </table:table-row>
        <table:table-row table:style-name="ro1">
          <table:table-cell office:value-type="float" office:value="0.488974750041962" calcext:value-type="float">
            <text:p>0.488974750041962</text:p>
          </table:table-cell>
          <table:table-cell table:number-columns-repeated="2"/>
        </table:table-row>
        <table:table-row table:style-name="ro1">
          <table:table-cell office:value-type="float" office:value="0.265424251556396" calcext:value-type="float">
            <text:p>0.265424251556396</text:p>
          </table:table-cell>
          <table:table-cell table:number-columns-repeated="2"/>
        </table:table-row>
        <table:table-row table:style-name="ro1">
          <table:table-cell office:value-type="float" office:value="0.258305102586746" calcext:value-type="float">
            <text:p>0.258305102586746</text:p>
          </table:table-cell>
          <table:table-cell table:number-columns-repeated="2"/>
        </table:table-row>
        <table:table-row table:style-name="ro1">
          <table:table-cell office:value-type="float" office:value="0.259872585535049" calcext:value-type="float">
            <text:p>0.259872585535049</text:p>
          </table:table-cell>
          <table:table-cell table:number-columns-repeated="2"/>
        </table:table-row>
        <table:table-row table:style-name="ro1">
          <table:table-cell office:value-type="float" office:value="0.259007751941681" calcext:value-type="float">
            <text:p>0.259007751941681</text:p>
          </table:table-cell>
          <table:table-cell table:number-columns-repeated="2"/>
        </table:table-row>
        <table:table-row table:style-name="ro1">
          <table:table-cell office:value-type="float" office:value="0.348551094532013" calcext:value-type="float">
            <text:p>0.348551094532013</text:p>
          </table:table-cell>
          <table:table-cell table:number-columns-repeated="2"/>
        </table:table-row>
        <table:table-row table:style-name="ro1">
          <table:table-cell office:value-type="float" office:value="0.349713057279587" calcext:value-type="float">
            <text:p>0.349713057279587</text:p>
          </table:table-cell>
          <table:table-cell table:number-columns-repeated="2"/>
        </table:table-row>
        <table:table-row table:style-name="ro1">
          <table:table-cell office:value-type="float" office:value="0.35130575299263" calcext:value-type="float">
            <text:p>0.35130575299263</text:p>
          </table:table-cell>
          <table:table-cell table:number-columns-repeated="2"/>
        </table:table-row>
        <table:table-row table:style-name="ro1">
          <table:table-cell office:value-type="float" office:value="0.343905359506607" calcext:value-type="float">
            <text:p>0.343905359506607</text:p>
          </table:table-cell>
          <table:table-cell table:number-columns-repeated="2"/>
        </table:table-row>
        <table:table-row table:style-name="ro1">
          <table:table-cell office:value-type="float" office:value="0.345349907875061" calcext:value-type="float">
            <text:p>0.345349907875061</text:p>
          </table:table-cell>
          <table:table-cell table:number-columns-repeated="2"/>
        </table:table-row>
        <table:table-row table:style-name="ro1">
          <table:table-cell office:value-type="float" office:value="0.345899969339371" calcext:value-type="float">
            <text:p>0.345899969339371</text:p>
          </table:table-cell>
          <table:table-cell table:number-columns-repeated="2"/>
        </table:table-row>
        <table:table-row table:style-name="ro1">
          <table:table-cell office:value-type="float" office:value="0.347706735134125" calcext:value-type="float">
            <text:p>0.347706735134125</text:p>
          </table:table-cell>
          <table:table-cell table:number-columns-repeated="2"/>
        </table:table-row>
        <table:table-row table:style-name="ro1">
          <table:table-cell office:value-type="float" office:value="0.348029941320419" calcext:value-type="float">
            <text:p>0.348029941320419</text:p>
          </table:table-cell>
          <table:table-cell table:number-columns-repeated="2"/>
        </table:table-row>
        <table:table-row table:style-name="ro1">
          <table:table-cell office:value-type="float" office:value="0.348873406648636" calcext:value-type="float">
            <text:p>0.348873406648636</text:p>
          </table:table-cell>
          <table:table-cell table:number-columns-repeated="2"/>
        </table:table-row>
        <table:table-row table:style-name="ro1">
          <table:table-cell office:value-type="float" office:value="0.343084752559662" calcext:value-type="float">
            <text:p>0.343084752559662</text:p>
          </table:table-cell>
          <table:table-cell table:number-columns-repeated="2"/>
        </table:table-row>
        <table:table-row table:style-name="ro1">
          <table:table-cell office:value-type="float" office:value="0.342083632946014" calcext:value-type="float">
            <text:p>0.342083632946014</text:p>
          </table:table-cell>
          <table:table-cell table:number-columns-repeated="2"/>
        </table:table-row>
        <table:table-row table:style-name="ro1">
          <table:table-cell office:value-type="float" office:value="0.342200964689255" calcext:value-type="float">
            <text:p>0.342200964689255</text:p>
          </table:table-cell>
          <table:table-cell table:number-columns-repeated="2"/>
        </table:table-row>
        <table:table-row table:style-name="ro1">
          <table:table-cell office:value-type="float" office:value="0.311024814844132" calcext:value-type="float">
            <text:p>0.311024814844132</text:p>
          </table:table-cell>
          <table:table-cell table:number-columns-repeated="2"/>
        </table:table-row>
        <table:table-row table:style-name="ro1">
          <table:table-cell office:value-type="float" office:value="0.31005871295929" calcext:value-type="float">
            <text:p>0.31005871295929</text:p>
          </table:table-cell>
          <table:table-cell table:number-columns-repeated="2"/>
        </table:table-row>
        <table:table-row table:style-name="ro1">
          <table:table-cell office:value-type="float" office:value="0.305770039558411" calcext:value-type="float">
            <text:p>0.305770039558411</text:p>
          </table:table-cell>
          <table:table-cell table:number-columns-repeated="2"/>
        </table:table-row>
        <table:table-row table:style-name="ro1">
          <table:table-cell office:value-type="float" office:value="0.308937668800354" calcext:value-type="float">
            <text:p>0.308937668800354</text:p>
          </table:table-cell>
          <table:table-cell table:number-columns-repeated="2"/>
        </table:table-row>
        <table:table-row table:style-name="ro1">
          <table:table-cell office:value-type="float" office:value="0.307310372591019" calcext:value-type="float">
            <text:p>0.307310372591019</text:p>
          </table:table-cell>
          <table:table-cell table:number-columns-repeated="2"/>
        </table:table-row>
        <table:table-row table:style-name="ro1">
          <table:table-cell office:value-type="float" office:value="0.303030014038086" calcext:value-type="float">
            <text:p>0.303030014038086</text:p>
          </table:table-cell>
          <table:table-cell table:number-columns-repeated="2"/>
        </table:table-row>
        <table:table-row table:style-name="ro1">
          <table:table-cell office:value-type="float" office:value="0.303311705589294" calcext:value-type="float">
            <text:p>0.303311705589294</text:p>
          </table:table-cell>
          <table:table-cell table:number-columns-repeated="2"/>
        </table:table-row>
        <table:table-row table:style-name="ro1">
          <table:table-cell office:value-type="float" office:value="0.303440272808075" calcext:value-type="float">
            <text:p>0.303440272808075</text:p>
          </table:table-cell>
          <table:table-cell table:number-columns-repeated="2"/>
        </table:table-row>
        <table:table-row table:style-name="ro1">
          <table:table-cell office:value-type="float" office:value="0.301031142473221" calcext:value-type="float">
            <text:p>0.301031142473221</text:p>
          </table:table-cell>
          <table:table-cell table:number-columns-repeated="2"/>
        </table:table-row>
        <table:table-row table:style-name="ro1">
          <table:table-cell office:value-type="float" office:value="0.276455760002136" calcext:value-type="float">
            <text:p>0.276455760002136</text:p>
          </table:table-cell>
          <table:table-cell table:number-columns-repeated="2"/>
        </table:table-row>
        <table:table-row table:style-name="ro1">
          <table:table-cell office:value-type="float" office:value="0.303855240345001" calcext:value-type="float">
            <text:p>0.303855240345001</text:p>
          </table:table-cell>
          <table:table-cell table:number-columns-repeated="2"/>
        </table:table-row>
        <table:table-row table:style-name="ro1">
          <table:table-cell office:value-type="float" office:value="0.302074491977692" calcext:value-type="float">
            <text:p>0.302074491977692</text:p>
          </table:table-cell>
          <table:table-cell table:number-columns-repeated="2"/>
        </table:table-row>
        <table:table-row table:style-name="ro1">
          <table:table-cell office:value-type="float" office:value="0.302587687969208" calcext:value-type="float">
            <text:p>0.302587687969208</text:p>
          </table:table-cell>
          <table:table-cell table:number-columns-repeated="2"/>
        </table:table-row>
        <table:table-row table:style-name="ro1">
          <table:table-cell office:value-type="float" office:value="0.303213477134705" calcext:value-type="float">
            <text:p>0.303213477134705</text:p>
          </table:table-cell>
          <table:table-cell table:number-columns-repeated="2"/>
        </table:table-row>
        <table:table-row table:style-name="ro1">
          <table:table-cell office:value-type="float" office:value="0.326735317707062" calcext:value-type="float">
            <text:p>0.326735317707062</text:p>
          </table:table-cell>
          <table:table-cell table:number-columns-repeated="2"/>
        </table:table-row>
        <table:table-row table:style-name="ro1">
          <table:table-cell office:value-type="float" office:value="0.252946555614471" calcext:value-type="float">
            <text:p>0.252946555614471</text:p>
          </table:table-cell>
          <table:table-cell table:number-columns-repeated="2"/>
        </table:table-row>
        <table:table-row table:style-name="ro1">
          <table:table-cell office:value-type="float" office:value="0.591985940933228" calcext:value-type="float">
            <text:p>0.591985940933228</text:p>
          </table:table-cell>
          <table:table-cell table:number-columns-repeated="2"/>
        </table:table-row>
        <table:table-row table:style-name="ro1">
          <table:table-cell office:value-type="float" office:value="0.778047025203705" calcext:value-type="float">
            <text:p>0.778047025203705</text:p>
          </table:table-cell>
          <table:table-cell table:number-columns-repeated="2"/>
        </table:table-row>
        <table:table-row table:style-name="ro1">
          <table:table-cell office:value-type="float" office:value="0.35631588101387" calcext:value-type="float">
            <text:p>0.35631588101387</text:p>
          </table:table-cell>
          <table:table-cell table:number-columns-repeated="2"/>
        </table:table-row>
        <table:table-row table:style-name="ro1">
          <table:table-cell office:value-type="float" office:value="0.521033465862274" calcext:value-type="float">
            <text:p>0.521033465862274</text:p>
          </table:table-cell>
          <table:table-cell table:number-columns-repeated="2"/>
        </table:table-row>
        <table:table-row table:style-name="ro1">
          <table:table-cell office:value-type="float" office:value="0.369894474744797" calcext:value-type="float">
            <text:p>0.369894474744797</text:p>
          </table:table-cell>
          <table:table-cell table:number-columns-repeated="2"/>
        </table:table-row>
        <table:table-row table:style-name="ro1">
          <table:table-cell office:value-type="float" office:value="0.756372153759003" calcext:value-type="float">
            <text:p>0.756372153759003</text:p>
          </table:table-cell>
          <table:table-cell table:number-columns-repeated="2"/>
        </table:table-row>
        <table:table-row table:style-name="ro1">
          <table:table-cell office:value-type="float" office:value="0.859587490558624" calcext:value-type="float">
            <text:p>0.859587490558624</text:p>
          </table:table-cell>
          <table:table-cell table:number-columns-repeated="2"/>
        </table:table-row>
        <table:table-row table:style-name="ro1">
          <table:table-cell office:value-type="float" office:value="0.891730844974518" calcext:value-type="float">
            <text:p>0.891730844974518</text:p>
          </table:table-cell>
          <table:table-cell table:number-columns-repeated="2"/>
        </table:table-row>
        <table:table-row table:style-name="ro1">
          <table:table-cell office:value-type="float" office:value="0.851234018802643" calcext:value-type="float">
            <text:p>0.851234018802643</text:p>
          </table:table-cell>
          <table:table-cell table:number-columns-repeated="2"/>
        </table:table-row>
        <table:table-row table:style-name="ro1">
          <table:table-cell office:value-type="float" office:value="0.846284329891205" calcext:value-type="float">
            <text:p>0.846284329891205</text:p>
          </table:table-cell>
          <table:table-cell table:number-columns-repeated="2"/>
        </table:table-row>
        <table:table-row table:style-name="ro1">
          <table:table-cell office:value-type="float" office:value="0.881042659282684" calcext:value-type="float">
            <text:p>0.881042659282684</text:p>
          </table:table-cell>
          <table:table-cell table:number-columns-repeated="2"/>
        </table:table-row>
        <table:table-row table:style-name="ro1">
          <table:table-cell office:value-type="float" office:value="0.917891561985016" calcext:value-type="float">
            <text:p>0.917891561985016</text:p>
          </table:table-cell>
          <table:table-cell table:number-columns-repeated="2"/>
        </table:table-row>
        <table:table-row table:style-name="ro1">
          <table:table-cell office:value-type="float" office:value="0.909823656082153" calcext:value-type="float">
            <text:p>0.909823656082153</text:p>
          </table:table-cell>
          <table:table-cell table:number-columns-repeated="2"/>
        </table:table-row>
        <table:table-row table:style-name="ro1">
          <table:table-cell office:value-type="float" office:value="0.891536474227905" calcext:value-type="float">
            <text:p>0.891536474227905</text:p>
          </table:table-cell>
          <table:table-cell table:number-columns-repeated="2"/>
        </table:table-row>
        <table:table-row table:style-name="ro1">
          <table:table-cell office:value-type="float" office:value="0.866430222988129" calcext:value-type="float">
            <text:p>0.866430222988129</text:p>
          </table:table-cell>
          <table:table-cell table:number-columns-repeated="2"/>
        </table:table-row>
        <table:table-row table:style-name="ro1">
          <table:table-cell office:value-type="float" office:value="0.876637935638428" calcext:value-type="float">
            <text:p>0.876637935638428</text:p>
          </table:table-cell>
          <table:table-cell table:number-columns-repeated="2"/>
        </table:table-row>
        <table:table-row table:style-name="ro1">
          <table:table-cell office:value-type="float" office:value="0.906343579292297" calcext:value-type="float">
            <text:p>0.906343579292297</text:p>
          </table:table-cell>
          <table:table-cell table:number-columns-repeated="2"/>
        </table:table-row>
        <table:table-row table:style-name="ro1">
          <table:table-cell office:value-type="float" office:value="0.857886493206024" calcext:value-type="float">
            <text:p>0.857886493206024</text:p>
          </table:table-cell>
          <table:table-cell table:number-columns-repeated="2"/>
        </table:table-row>
        <table:table-row table:style-name="ro1">
          <table:table-cell office:value-type="float" office:value="0.858243405818939" calcext:value-type="float">
            <text:p>0.858243405818939</text:p>
          </table:table-cell>
          <table:table-cell table:number-columns-repeated="2"/>
        </table:table-row>
        <table:table-row table:style-name="ro1">
          <table:table-cell office:value-type="float" office:value="0.899549722671509" calcext:value-type="float">
            <text:p>0.899549722671509</text:p>
          </table:table-cell>
          <table:table-cell table:number-columns-repeated="2"/>
        </table:table-row>
        <table:table-row table:style-name="ro1">
          <table:table-cell office:value-type="float" office:value="0.925716042518616" calcext:value-type="float">
            <text:p>0.925716042518616</text:p>
          </table:table-cell>
          <table:table-cell table:number-columns-repeated="2"/>
        </table:table-row>
        <table:table-row table:style-name="ro1">
          <table:table-cell office:value-type="float" office:value="0.94181227684021" calcext:value-type="float">
            <text:p>0.94181227684021</text:p>
          </table:table-cell>
          <table:table-cell table:number-columns-repeated="2"/>
        </table:table-row>
        <table:table-row table:style-name="ro1">
          <table:table-cell office:value-type="float" office:value="0.940111815929413" calcext:value-type="float">
            <text:p>0.940111815929413</text:p>
          </table:table-cell>
          <table:table-cell table:number-columns-repeated="2"/>
        </table:table-row>
        <table:table-row table:style-name="ro1">
          <table:table-cell office:value-type="float" office:value="0.854143559932709" calcext:value-type="float">
            <text:p>0.854143559932709</text:p>
          </table:table-cell>
          <table:table-cell table:number-columns-repeated="2"/>
        </table:table-row>
        <table:table-row table:style-name="ro1">
          <table:table-cell office:value-type="float" office:value="0.928569793701172" calcext:value-type="float">
            <text:p>0.928569793701172</text:p>
          </table:table-cell>
          <table:table-cell table:number-columns-repeated="2"/>
        </table:table-row>
        <table:table-row table:style-name="ro1">
          <table:table-cell office:value-type="float" office:value="0.893097758293152" calcext:value-type="float">
            <text:p>0.893097758293152</text:p>
          </table:table-cell>
          <table:table-cell table:number-columns-repeated="2"/>
        </table:table-row>
        <table:table-row table:style-name="ro1">
          <table:table-cell office:value-type="float" office:value="0.746740698814392" calcext:value-type="float">
            <text:p>0.746740698814392</text:p>
          </table:table-cell>
          <table:table-cell table:number-columns-repeated="2"/>
        </table:table-row>
        <table:table-row table:style-name="ro1">
          <table:table-cell office:value-type="float" office:value="0.250311762094498" calcext:value-type="float">
            <text:p>0.250311762094498</text:p>
          </table:table-cell>
          <table:table-cell table:number-columns-repeated="2"/>
        </table:table-row>
        <table:table-row table:style-name="ro1">
          <table:table-cell office:value-type="float" office:value="0.275185495615005" calcext:value-type="float">
            <text:p>0.275185495615005</text:p>
          </table:table-cell>
          <table:table-cell table:number-columns-repeated="2"/>
        </table:table-row>
        <table:table-row table:style-name="ro1">
          <table:table-cell office:value-type="float" office:value="0.795249164104462" calcext:value-type="float">
            <text:p>0.795249164104462</text:p>
          </table:table-cell>
          <table:table-cell table:number-columns-repeated="2"/>
        </table:table-row>
        <table:table-row table:style-name="ro1">
          <table:table-cell office:value-type="float" office:value="0.27608197927475" calcext:value-type="float">
            <text:p>0.27608197927475</text:p>
          </table:table-cell>
          <table:table-cell table:number-columns-repeated="2"/>
        </table:table-row>
        <table:table-row table:style-name="ro1">
          <table:table-cell office:value-type="float" office:value="0.879838287830353" calcext:value-type="float">
            <text:p>0.879838287830353</text:p>
          </table:table-cell>
          <table:table-cell table:number-columns-repeated="2"/>
        </table:table-row>
        <table:table-row table:style-name="ro1">
          <table:table-cell office:value-type="float" office:value="0.268917053937912" calcext:value-type="float">
            <text:p>0.268917053937912</text:p>
          </table:table-cell>
          <table:table-cell table:number-columns-repeated="2"/>
        </table:table-row>
        <table:table-row table:style-name="ro1">
          <table:table-cell office:value-type="float" office:value="0.270385771989822" calcext:value-type="float">
            <text:p>0.270385771989822</text:p>
          </table:table-cell>
          <table:table-cell table:number-columns-repeated="2"/>
        </table:table-row>
        <table:table-row table:style-name="ro1">
          <table:table-cell office:value-type="float" office:value="0.267283618450165" calcext:value-type="float">
            <text:p>0.267283618450165</text:p>
          </table:table-cell>
          <table:table-cell table:number-columns-repeated="2"/>
        </table:table-row>
        <table:table-row table:style-name="ro1">
          <table:table-cell office:value-type="float" office:value="0.27301499247551" calcext:value-type="float">
            <text:p>0.27301499247551</text:p>
          </table:table-cell>
          <table:table-cell table:number-columns-repeated="2"/>
        </table:table-row>
        <table:table-row table:style-name="ro1">
          <table:table-cell office:value-type="float" office:value="0.273244708776474" calcext:value-type="float">
            <text:p>0.273244708776474</text:p>
          </table:table-cell>
          <table:table-cell table:number-columns-repeated="2"/>
        </table:table-row>
        <table:table-row table:style-name="ro1">
          <table:table-cell office:value-type="float" office:value="0.271822482347488" calcext:value-type="float">
            <text:p>0.271822482347488</text:p>
          </table:table-cell>
          <table:table-cell table:number-columns-repeated="2"/>
        </table:table-row>
        <table:table-row table:style-name="ro1">
          <table:table-cell office:value-type="float" office:value="0.272250086069107" calcext:value-type="float">
            <text:p>0.272250086069107</text:p>
          </table:table-cell>
          <table:table-cell table:number-columns-repeated="2"/>
        </table:table-row>
        <table:table-row table:style-name="ro1">
          <table:table-cell office:value-type="float" office:value="0.269393086433411" calcext:value-type="float">
            <text:p>0.269393086433411</text:p>
          </table:table-cell>
          <table:table-cell table:number-columns-repeated="2"/>
        </table:table-row>
        <table:table-row table:style-name="ro1">
          <table:table-cell office:value-type="float" office:value="0.268440783023834" calcext:value-type="float">
            <text:p>0.268440783023834</text:p>
          </table:table-cell>
          <table:table-cell table:number-columns-repeated="2"/>
        </table:table-row>
        <table:table-row table:style-name="ro1">
          <table:table-cell office:value-type="float" office:value="0.881518840789795" calcext:value-type="float">
            <text:p>0.881518840789795</text:p>
          </table:table-cell>
          <table:table-cell table:number-columns-repeated="2"/>
        </table:table-row>
        <table:table-row table:style-name="ro1">
          <table:table-cell office:value-type="float" office:value="0.266499727964401" calcext:value-type="float">
            <text:p>0.266499727964401</text:p>
          </table:table-cell>
          <table:table-cell table:number-columns-repeated="2"/>
        </table:table-row>
        <table:table-row table:style-name="ro1">
          <table:table-cell office:value-type="float" office:value="0.874142408370972" calcext:value-type="float">
            <text:p>0.874142408370972</text:p>
          </table:table-cell>
          <table:table-cell table:number-columns-repeated="2"/>
        </table:table-row>
        <table:table-row table:style-name="ro1">
          <table:table-cell office:value-type="float" office:value="0.268172919750214" calcext:value-type="float">
            <text:p>0.268172919750214</text:p>
          </table:table-cell>
          <table:table-cell table:number-columns-repeated="2"/>
        </table:table-row>
        <table:table-row table:style-name="ro1">
          <table:table-cell office:value-type="float" office:value="0.82909893989563" calcext:value-type="float">
            <text:p>0.82909893989563</text:p>
          </table:table-cell>
          <table:table-cell table:number-columns-repeated="2"/>
        </table:table-row>
        <table:table-row table:style-name="ro1">
          <table:table-cell office:value-type="float" office:value="0.265613824129105" calcext:value-type="float">
            <text:p>0.265613824129105</text:p>
          </table:table-cell>
          <table:table-cell table:number-columns-repeated="2"/>
        </table:table-row>
        <table:table-row table:style-name="ro1">
          <table:table-cell office:value-type="float" office:value="0.642113029956818" calcext:value-type="float">
            <text:p>0.642113029956818</text:p>
          </table:table-cell>
          <table:table-cell table:number-columns-repeated="2"/>
        </table:table-row>
        <table:table-row table:style-name="ro1">
          <table:table-cell office:value-type="float" office:value="0.264587759971619" calcext:value-type="float">
            <text:p>0.264587759971619</text:p>
          </table:table-cell>
          <table:table-cell table:number-columns-repeated="2"/>
        </table:table-row>
        <table:table-row table:style-name="ro1">
          <table:table-cell office:value-type="float" office:value="0.267140090465546" calcext:value-type="float">
            <text:p>0.267140090465546</text:p>
          </table:table-cell>
          <table:table-cell table:number-columns-repeated="2"/>
        </table:table-row>
        <table:table-row table:style-name="ro1">
          <table:table-cell office:value-type="float" office:value="0.271583765745163" calcext:value-type="float">
            <text:p>0.271583765745163</text:p>
          </table:table-cell>
          <table:table-cell table:number-columns-repeated="2"/>
        </table:table-row>
        <table:table-row table:style-name="ro1">
          <table:table-cell office:value-type="float" office:value="0.4425068795681" calcext:value-type="float">
            <text:p>0.4425068795681</text:p>
          </table:table-cell>
          <table:table-cell table:number-columns-repeated="2"/>
        </table:table-row>
        <table:table-row table:style-name="ro1">
          <table:table-cell office:value-type="float" office:value="0.274102449417114" calcext:value-type="float">
            <text:p>0.274102449417114</text:p>
          </table:table-cell>
          <table:table-cell table:number-columns-repeated="2"/>
        </table:table-row>
        <table:table-row table:style-name="ro1">
          <table:table-cell office:value-type="float" office:value="0.273035436868668" calcext:value-type="float">
            <text:p>0.273035436868668</text:p>
          </table:table-cell>
          <table:table-cell table:number-columns-repeated="2"/>
        </table:table-row>
        <table:table-row table:style-name="ro1">
          <table:table-cell office:value-type="float" office:value="0.272391349077225" calcext:value-type="float">
            <text:p>0.272391349077225</text:p>
          </table:table-cell>
          <table:table-cell table:number-columns-repeated="2"/>
        </table:table-row>
        <table:table-row table:style-name="ro1">
          <table:table-cell office:value-type="float" office:value="0.272705942392349" calcext:value-type="float">
            <text:p>0.272705942392349</text:p>
          </table:table-cell>
          <table:table-cell table:number-columns-repeated="2"/>
        </table:table-row>
        <table:table-row table:style-name="ro1">
          <table:table-cell office:value-type="float" office:value="0.272578090429306" calcext:value-type="float">
            <text:p>0.272578090429306</text:p>
          </table:table-cell>
          <table:table-cell table:number-columns-repeated="2"/>
        </table:table-row>
        <table:table-row table:style-name="ro1">
          <table:table-cell office:value-type="float" office:value="0.274793058633804" calcext:value-type="float">
            <text:p>0.274793058633804</text:p>
          </table:table-cell>
          <table:table-cell table:number-columns-repeated="2"/>
        </table:table-row>
        <table:table-row table:style-name="ro1">
          <table:table-cell office:value-type="float" office:value="0.274908542633057" calcext:value-type="float">
            <text:p>0.274908542633057</text:p>
          </table:table-cell>
          <table:table-cell table:number-columns-repeated="2"/>
        </table:table-row>
        <table:table-row table:style-name="ro1">
          <table:table-cell office:value-type="float" office:value="0.279161304235458" calcext:value-type="float">
            <text:p>0.279161304235458</text:p>
          </table:table-cell>
          <table:table-cell table:number-columns-repeated="2"/>
        </table:table-row>
        <table:table-row table:style-name="ro1">
          <table:table-cell office:value-type="float" office:value="0.270893812179565" calcext:value-type="float">
            <text:p>0.270893812179565</text:p>
          </table:table-cell>
          <table:table-cell table:number-columns-repeated="2"/>
        </table:table-row>
        <table:table-row table:style-name="ro1">
          <table:table-cell office:value-type="float" office:value="0.270317494869232" calcext:value-type="float">
            <text:p>0.270317494869232</text:p>
          </table:table-cell>
          <table:table-cell table:number-columns-repeated="2"/>
        </table:table-row>
        <table:table-row table:style-name="ro1">
          <table:table-cell office:value-type="float" office:value="0.268224895000458" calcext:value-type="float">
            <text:p>0.268224895000458</text:p>
          </table:table-cell>
          <table:table-cell table:number-columns-repeated="2"/>
        </table:table-row>
        <table:table-row table:style-name="ro1">
          <table:table-cell office:value-type="float" office:value="0.267243683338165" calcext:value-type="float">
            <text:p>0.267243683338165</text:p>
          </table:table-cell>
          <table:table-cell table:number-columns-repeated="2"/>
        </table:table-row>
        <table:table-row table:style-name="ro1">
          <table:table-cell office:value-type="float" office:value="0.629465997219086" calcext:value-type="float">
            <text:p>0.629465997219086</text:p>
          </table:table-cell>
          <table:table-cell table:number-columns-repeated="2"/>
        </table:table-row>
        <table:table-row table:style-name="ro1">
          <table:table-cell office:value-type="float" office:value="0.266936153173447" calcext:value-type="float">
            <text:p>0.266936153173447</text:p>
          </table:table-cell>
          <table:table-cell table:number-columns-repeated="2"/>
        </table:table-row>
        <table:table-row table:style-name="ro1">
          <table:table-cell office:value-type="float" office:value="0.642176389694214" calcext:value-type="float">
            <text:p>0.642176389694214</text:p>
          </table:table-cell>
          <table:table-cell table:number-columns-repeated="2"/>
        </table:table-row>
        <table:table-row table:style-name="ro1">
          <table:table-cell office:value-type="float" office:value="0.265970200300217" calcext:value-type="float">
            <text:p>0.265970200300217</text:p>
          </table:table-cell>
          <table:table-cell table:number-columns-repeated="2"/>
        </table:table-row>
        <table:table-row table:style-name="ro1">
          <table:table-cell office:value-type="float" office:value="0.279621660709381" calcext:value-type="float">
            <text:p>0.279621660709381</text:p>
          </table:table-cell>
          <table:table-cell table:number-columns-repeated="2"/>
        </table:table-row>
        <table:table-row table:style-name="ro1">
          <table:table-cell office:value-type="float" office:value="0.747327923774719" calcext:value-type="float">
            <text:p>0.747327923774719</text:p>
          </table:table-cell>
          <table:table-cell table:number-columns-repeated="2"/>
        </table:table-row>
        <table:table-row table:style-name="ro1">
          <table:table-cell office:value-type="float" office:value="0.269554883241653" calcext:value-type="float">
            <text:p>0.269554883241653</text:p>
          </table:table-cell>
          <table:table-cell table:number-columns-repeated="2"/>
        </table:table-row>
        <table:table-row table:style-name="ro1">
          <table:table-cell office:value-type="float" office:value="0.281878590583801" calcext:value-type="float">
            <text:p>0.281878590583801</text:p>
          </table:table-cell>
          <table:table-cell table:number-columns-repeated="2"/>
        </table:table-row>
        <table:table-row table:style-name="ro1">
          <table:table-cell office:value-type="float" office:value="0.39725860953331" calcext:value-type="float">
            <text:p>0.39725860953331</text:p>
          </table:table-cell>
          <table:table-cell table:number-columns-repeated="2"/>
        </table:table-row>
        <table:table-row table:style-name="ro1">
          <table:table-cell office:value-type="float" office:value="0.875632643699646" calcext:value-type="float">
            <text:p>0.875632643699646</text:p>
          </table:table-cell>
          <table:table-cell table:number-columns-repeated="2"/>
        </table:table-row>
        <table:table-row table:style-name="ro1">
          <table:table-cell office:value-type="float" office:value="0.271900296211243" calcext:value-type="float">
            <text:p>0.271900296211243</text:p>
          </table:table-cell>
          <table:table-cell table:number-columns-repeated="2"/>
        </table:table-row>
        <table:table-row table:style-name="ro1">
          <table:table-cell office:value-type="float" office:value="0.287111341953278" calcext:value-type="float">
            <text:p>0.287111341953278</text:p>
          </table:table-cell>
          <table:table-cell table:number-columns-repeated="2"/>
        </table:table-row>
        <table:table-row table:style-name="ro1">
          <table:table-cell office:value-type="float" office:value="0.411613792181015" calcext:value-type="float">
            <text:p>0.411613792181015</text:p>
          </table:table-cell>
          <table:table-cell table:number-columns-repeated="2"/>
        </table:table-row>
        <table:table-row table:style-name="ro1">
          <table:table-cell office:value-type="float" office:value="0.900153636932373" calcext:value-type="float">
            <text:p>0.900153636932373</text:p>
          </table:table-cell>
          <table:table-cell table:number-columns-repeated="2"/>
        </table:table-row>
        <table:table-row table:style-name="ro1">
          <table:table-cell office:value-type="float" office:value="0.28767004609108" calcext:value-type="float">
            <text:p>0.28767004609108</text:p>
          </table:table-cell>
          <table:table-cell table:number-columns-repeated="2"/>
        </table:table-row>
        <table:table-row table:style-name="ro1">
          <table:table-cell office:value-type="float" office:value="0.342318266630173" calcext:value-type="float">
            <text:p>0.342318266630173</text:p>
          </table:table-cell>
          <table:table-cell table:number-columns-repeated="2"/>
        </table:table-row>
        <table:table-row table:style-name="ro1">
          <table:table-cell office:value-type="float" office:value="0.903042733669281" calcext:value-type="float">
            <text:p>0.903042733669281</text:p>
          </table:table-cell>
          <table:table-cell table:number-columns-repeated="2"/>
        </table:table-row>
        <table:table-row table:style-name="ro1">
          <table:table-cell office:value-type="float" office:value="0.282995462417603" calcext:value-type="float">
            <text:p>0.282995462417603</text:p>
          </table:table-cell>
          <table:table-cell table:number-columns-repeated="2"/>
        </table:table-row>
        <table:table-row table:style-name="ro1">
          <table:table-cell office:value-type="float" office:value="0.316687017679214" calcext:value-type="float">
            <text:p>0.316687017679214</text:p>
          </table:table-cell>
          <table:table-cell table:number-columns-repeated="2"/>
        </table:table-row>
        <table:table-row table:style-name="ro1">
          <table:table-cell office:value-type="float" office:value="0.903371214866638" calcext:value-type="float">
            <text:p>0.903371214866638</text:p>
          </table:table-cell>
          <table:table-cell table:number-columns-repeated="2"/>
        </table:table-row>
        <table:table-row table:style-name="ro1">
          <table:table-cell office:value-type="float" office:value="0.276827245950699" calcext:value-type="float">
            <text:p>0.276827245950699</text:p>
          </table:table-cell>
          <table:table-cell table:number-columns-repeated="2"/>
        </table:table-row>
        <table:table-row table:style-name="ro1">
          <table:table-cell office:value-type="float" office:value="0.89792811870575" calcext:value-type="float">
            <text:p>0.89792811870575</text:p>
          </table:table-cell>
          <table:table-cell table:number-columns-repeated="2"/>
        </table:table-row>
        <table:table-row table:style-name="ro1">
          <table:table-cell office:value-type="float" office:value="0.284039974212646" calcext:value-type="float">
            <text:p>0.284039974212646</text:p>
          </table:table-cell>
          <table:table-cell table:number-columns-repeated="2"/>
        </table:table-row>
        <table:table-row table:style-name="ro1">
          <table:table-cell office:value-type="float" office:value="0.461635053157806" calcext:value-type="float">
            <text:p>0.461635053157806</text:p>
          </table:table-cell>
          <table:table-cell table:number-columns-repeated="2"/>
        </table:table-row>
        <table:table-row table:style-name="ro1">
          <table:table-cell office:value-type="float" office:value="0.316763937473297" calcext:value-type="float">
            <text:p>0.316763937473297</text:p>
          </table:table-cell>
          <table:table-cell table:number-columns-repeated="2"/>
        </table:table-row>
        <table:table-row table:style-name="ro1">
          <table:table-cell office:value-type="float" office:value="0.268730312585831" calcext:value-type="float">
            <text:p>0.268730312585831</text:p>
          </table:table-cell>
          <table:table-cell table:number-columns-repeated="2"/>
        </table:table-row>
        <table:table-row table:style-name="ro1">
          <table:table-cell office:value-type="float" office:value="0.294981986284256" calcext:value-type="float">
            <text:p>0.294981986284256</text:p>
          </table:table-cell>
          <table:table-cell table:number-columns-repeated="2"/>
        </table:table-row>
        <table:table-row table:style-name="ro1">
          <table:table-cell office:value-type="float" office:value="0.79923152923584" calcext:value-type="float">
            <text:p>0.79923152923584</text:p>
          </table:table-cell>
          <table:table-cell table:number-columns-repeated="2"/>
        </table:table-row>
        <table:table-row table:style-name="ro1">
          <table:table-cell office:value-type="float" office:value="0.293577939271927" calcext:value-type="float">
            <text:p>0.293577939271927</text:p>
          </table:table-cell>
          <table:table-cell table:number-columns-repeated="2"/>
        </table:table-row>
        <table:table-row table:style-name="ro1">
          <table:table-cell office:value-type="float" office:value="0.909765243530273" calcext:value-type="float">
            <text:p>0.909765243530273</text:p>
          </table:table-cell>
          <table:table-cell table:number-columns-repeated="2"/>
        </table:table-row>
        <table:table-row table:style-name="ro1">
          <table:table-cell office:value-type="float" office:value="0.296323180198669" calcext:value-type="float">
            <text:p>0.296323180198669</text:p>
          </table:table-cell>
          <table:table-cell table:number-columns-repeated="2"/>
        </table:table-row>
        <table:table-row table:style-name="ro1">
          <table:table-cell office:value-type="float" office:value="0.922797560691834" calcext:value-type="float">
            <text:p>0.922797560691834</text:p>
          </table:table-cell>
          <table:table-cell table:number-columns-repeated="2"/>
        </table:table-row>
        <table:table-row table:style-name="ro1">
          <table:table-cell office:value-type="float" office:value="0.297312647104263" calcext:value-type="float">
            <text:p>0.297312647104263</text:p>
          </table:table-cell>
          <table:table-cell table:number-columns-repeated="2"/>
        </table:table-row>
        <table:table-row table:style-name="ro1">
          <table:table-cell office:value-type="float" office:value="0.927954792976379" calcext:value-type="float">
            <text:p>0.927954792976379</text:p>
          </table:table-cell>
          <table:table-cell table:number-columns-repeated="2"/>
        </table:table-row>
        <table:table-row table:style-name="ro1">
          <table:table-cell office:value-type="float" office:value="0.297462046146393" calcext:value-type="float">
            <text:p>0.297462046146393</text:p>
          </table:table-cell>
          <table:table-cell table:number-columns-repeated="2"/>
        </table:table-row>
        <table:table-row table:style-name="ro1">
          <table:table-cell office:value-type="float" office:value="0.86254894733429" calcext:value-type="float">
            <text:p>0.86254894733429</text:p>
          </table:table-cell>
          <table:table-cell table:number-columns-repeated="2"/>
        </table:table-row>
        <table:table-row table:style-name="ro1">
          <table:table-cell office:value-type="float" office:value="0.297465860843658" calcext:value-type="float">
            <text:p>0.297465860843658</text:p>
          </table:table-cell>
          <table:table-cell table:number-columns-repeated="2"/>
        </table:table-row>
        <table:table-row table:style-name="ro1">
          <table:table-cell office:value-type="float" office:value="0.777155637741089" calcext:value-type="float">
            <text:p>0.777155637741089</text:p>
          </table:table-cell>
          <table:table-cell table:number-columns-repeated="2"/>
        </table:table-row>
        <table:table-row table:style-name="ro1">
          <table:table-cell office:value-type="float" office:value="0.300051748752594" calcext:value-type="float">
            <text:p>0.300051748752594</text:p>
          </table:table-cell>
          <table:table-cell table:number-columns-repeated="2"/>
        </table:table-row>
        <table:table-row table:style-name="ro1">
          <table:table-cell office:value-type="float" office:value="0.904136657714844" calcext:value-type="float">
            <text:p>0.904136657714844</text:p>
          </table:table-cell>
          <table:table-cell table:number-columns-repeated="2"/>
        </table:table-row>
        <table:table-row table:style-name="ro1">
          <table:table-cell office:value-type="float" office:value="0.296591281890869" calcext:value-type="float">
            <text:p>0.296591281890869</text:p>
          </table:table-cell>
          <table:table-cell table:number-columns-repeated="2"/>
        </table:table-row>
        <table:table-row table:style-name="ro1">
          <table:table-cell office:value-type="float" office:value="0.602302193641663" calcext:value-type="float">
            <text:p>0.602302193641663</text:p>
          </table:table-cell>
          <table:table-cell table:number-columns-repeated="2"/>
        </table:table-row>
        <table:table-row table:style-name="ro1">
          <table:table-cell office:value-type="float" office:value="0.301571309566498" calcext:value-type="float">
            <text:p>0.301571309566498</text:p>
          </table:table-cell>
          <table:table-cell table:number-columns-repeated="2"/>
        </table:table-row>
        <table:table-row table:style-name="ro1">
          <table:table-cell office:value-type="float" office:value="0.300933241844177" calcext:value-type="float">
            <text:p>0.300933241844177</text:p>
          </table:table-cell>
          <table:table-cell table:number-columns-repeated="2"/>
        </table:table-row>
        <table:table-row table:style-name="ro1">
          <table:table-cell office:value-type="float" office:value="0.311526536941528" calcext:value-type="float">
            <text:p>0.311526536941528</text:p>
          </table:table-cell>
          <table:table-cell table:number-columns-repeated="2"/>
        </table:table-row>
        <table:table-row table:style-name="ro1">
          <table:table-cell office:value-type="float" office:value="0.324413448572159" calcext:value-type="float">
            <text:p>0.324413448572159</text:p>
          </table:table-cell>
          <table:table-cell table:number-columns-repeated="2"/>
        </table:table-row>
        <table:table-row table:style-name="ro1">
          <table:table-cell office:value-type="float" office:value="0.314521342515945" calcext:value-type="float">
            <text:p>0.314521342515945</text:p>
          </table:table-cell>
          <table:table-cell table:number-columns-repeated="2"/>
        </table:table-row>
        <table:table-row table:style-name="ro1">
          <table:table-cell office:value-type="float" office:value="0.31230702996254" calcext:value-type="float">
            <text:p>0.31230702996254</text:p>
          </table:table-cell>
          <table:table-cell table:number-columns-repeated="2"/>
        </table:table-row>
        <table:table-row table:style-name="ro1">
          <table:table-cell office:value-type="float" office:value="0.250608086585999" calcext:value-type="float">
            <text:p>0.250608086585999</text:p>
          </table:table-cell>
          <table:table-cell table:number-columns-repeated="2"/>
        </table:table-row>
        <table:table-row table:style-name="ro1">
          <table:table-cell office:value-type="float" office:value="0.310467839241028" calcext:value-type="float">
            <text:p>0.310467839241028</text:p>
          </table:table-cell>
          <table:table-cell table:number-columns-repeated="2"/>
        </table:table-row>
        <table:table-row table:style-name="ro1">
          <table:table-cell office:value-type="float" office:value="0.266886711120606" calcext:value-type="float">
            <text:p>0.266886711120606</text:p>
          </table:table-cell>
          <table:table-cell table:number-columns-repeated="2"/>
        </table:table-row>
        <table:table-row table:style-name="ro1">
          <table:table-cell office:value-type="float" office:value="0.312807112932205" calcext:value-type="float">
            <text:p>0.312807112932205</text:p>
          </table:table-cell>
          <table:table-cell table:number-columns-repeated="2"/>
        </table:table-row>
        <table:table-row table:style-name="ro1">
          <table:table-cell office:value-type="float" office:value="0.316201955080032" calcext:value-type="float">
            <text:p>0.316201955080032</text:p>
          </table:table-cell>
          <table:table-cell table:number-columns-repeated="2"/>
        </table:table-row>
        <table:table-row table:style-name="ro1">
          <table:table-cell office:value-type="float" office:value="0.331481128931046" calcext:value-type="float">
            <text:p>0.331481128931046</text:p>
          </table:table-cell>
          <table:table-cell table:number-columns-repeated="2"/>
        </table:table-row>
        <table:table-row table:style-name="ro1">
          <table:table-cell office:value-type="float" office:value="0.311342924833298" calcext:value-type="float">
            <text:p>0.311342924833298</text:p>
          </table:table-cell>
          <table:table-cell table:number-columns-repeated="2"/>
        </table:table-row>
        <table:table-row table:style-name="ro1">
          <table:table-cell office:value-type="float" office:value="0.334377467632294" calcext:value-type="float">
            <text:p>0.334377467632294</text:p>
          </table:table-cell>
          <table:table-cell table:number-columns-repeated="2"/>
        </table:table-row>
        <table:table-row table:style-name="ro1">
          <table:table-cell office:value-type="float" office:value="0.266326934099197" calcext:value-type="float">
            <text:p>0.266326934099197</text:p>
          </table:table-cell>
          <table:table-cell table:number-columns-repeated="2"/>
        </table:table-row>
        <table:table-row table:style-name="ro1">
          <table:table-cell office:value-type="float" office:value="0.328095853328705" calcext:value-type="float">
            <text:p>0.328095853328705</text:p>
          </table:table-cell>
          <table:table-cell table:number-columns-repeated="2"/>
        </table:table-row>
        <table:table-row table:style-name="ro1">
          <table:table-cell office:value-type="float" office:value="0.330328911542892" calcext:value-type="float">
            <text:p>0.330328911542892</text:p>
          </table:table-cell>
          <table:table-cell table:number-columns-repeated="2"/>
        </table:table-row>
        <table:table-row table:style-name="ro1">
          <table:table-cell office:value-type="float" office:value="0.250523716211319" calcext:value-type="float">
            <text:p>0.250523716211319</text:p>
          </table:table-cell>
          <table:table-cell table:number-columns-repeated="2"/>
        </table:table-row>
        <table:table-row table:style-name="ro1">
          <table:table-cell office:value-type="float" office:value="0.323903024196625" calcext:value-type="float">
            <text:p>0.323903024196625</text:p>
          </table:table-cell>
          <table:table-cell table:number-columns-repeated="2"/>
        </table:table-row>
        <table:table-row table:style-name="ro1">
          <table:table-cell office:value-type="float" office:value="0.39594778418541" calcext:value-type="float">
            <text:p>0.39594778418541</text:p>
          </table:table-cell>
          <table:table-cell table:number-columns-repeated="2"/>
        </table:table-row>
        <table:table-row table:style-name="ro1">
          <table:table-cell office:value-type="float" office:value="0.319906502962112" calcext:value-type="float">
            <text:p>0.319906502962112</text:p>
          </table:table-cell>
          <table:table-cell table:number-columns-repeated="2"/>
        </table:table-row>
        <table:table-row table:style-name="ro1">
          <table:table-cell office:value-type="float" office:value="0.369824230670929" calcext:value-type="float">
            <text:p>0.369824230670929</text:p>
          </table:table-cell>
          <table:table-cell table:number-columns-repeated="2"/>
        </table:table-row>
        <table:table-row table:style-name="ro1">
          <table:table-cell office:value-type="float" office:value="0.693239092826843" calcext:value-type="float">
            <text:p>0.693239092826843</text:p>
          </table:table-cell>
          <table:table-cell table:number-columns-repeated="2"/>
        </table:table-row>
        <table:table-row table:style-name="ro1">
          <table:table-cell office:value-type="float" office:value="0.323237150907516" calcext:value-type="float">
            <text:p>0.323237150907516</text:p>
          </table:table-cell>
          <table:table-cell table:number-columns-repeated="2"/>
        </table:table-row>
        <table:table-row table:style-name="ro1">
          <table:table-cell office:value-type="float" office:value="0.37103658914566" calcext:value-type="float">
            <text:p>0.37103658914566</text:p>
          </table:table-cell>
          <table:table-cell table:number-columns-repeated="2"/>
        </table:table-row>
        <table:table-row table:style-name="ro1">
          <table:table-cell office:value-type="float" office:value="0.488409072160721" calcext:value-type="float">
            <text:p>0.488409072160721</text:p>
          </table:table-cell>
          <table:table-cell table:number-columns-repeated="2"/>
        </table:table-row>
        <table:table-row table:style-name="ro1">
          <table:table-cell office:value-type="float" office:value="0.323321580886841" calcext:value-type="float">
            <text:p>0.323321580886841</text:p>
          </table:table-cell>
          <table:table-cell table:number-columns-repeated="2"/>
        </table:table-row>
        <table:table-row table:style-name="ro1">
          <table:table-cell office:value-type="float" office:value="0.4549181163311" calcext:value-type="float">
            <text:p>0.4549181163311</text:p>
          </table:table-cell>
          <table:table-cell table:number-columns-repeated="2"/>
        </table:table-row>
        <table:table-row table:style-name="ro1">
          <table:table-cell office:value-type="float" office:value="0.822738289833069" calcext:value-type="float">
            <text:p>0.822738289833069</text:p>
          </table:table-cell>
          <table:table-cell table:number-columns-repeated="2"/>
        </table:table-row>
        <table:table-row table:style-name="ro1">
          <table:table-cell office:value-type="float" office:value="0.337681710720062" calcext:value-type="float">
            <text:p>0.337681710720062</text:p>
          </table:table-cell>
          <table:table-cell table:number-columns-repeated="2"/>
        </table:table-row>
        <table:table-row table:style-name="ro1">
          <table:table-cell office:value-type="float" office:value="0.615018308162689" calcext:value-type="float">
            <text:p>0.615018308162689</text:p>
          </table:table-cell>
          <table:table-cell table:number-columns-repeated="2"/>
        </table:table-row>
        <table:table-row table:style-name="ro1">
          <table:table-cell office:value-type="float" office:value="0.715325117111206" calcext:value-type="float">
            <text:p>0.715325117111206</text:p>
          </table:table-cell>
          <table:table-cell table:number-columns-repeated="2"/>
        </table:table-row>
        <table:table-row table:style-name="ro1">
          <table:table-cell office:value-type="float" office:value="0.703104853630066" calcext:value-type="float">
            <text:p>0.703104853630066</text:p>
          </table:table-cell>
          <table:table-cell table:number-columns-repeated="2"/>
        </table:table-row>
        <table:table-row table:style-name="ro1">
          <table:table-cell office:value-type="float" office:value="0.680764675140381" calcext:value-type="float">
            <text:p>0.680764675140381</text:p>
          </table:table-cell>
          <table:table-cell table:number-columns-repeated="2"/>
        </table:table-row>
        <table:table-row table:style-name="ro1">
          <table:table-cell office:value-type="float" office:value="0.736009001731873" calcext:value-type="float">
            <text:p>0.736009001731873</text:p>
          </table:table-cell>
          <table:table-cell table:number-columns-repeated="2"/>
        </table:table-row>
        <table:table-row table:style-name="ro1">
          <table:table-cell office:value-type="float" office:value="0.419381767511368" calcext:value-type="float">
            <text:p>0.419381767511368</text:p>
          </table:table-cell>
          <table:table-cell table:number-columns-repeated="2"/>
        </table:table-row>
        <table:table-row table:style-name="ro1">
          <table:table-cell office:value-type="float" office:value="0.715147316455841" calcext:value-type="float">
            <text:p>0.715147316455841</text:p>
          </table:table-cell>
          <table:table-cell table:number-columns-repeated="2"/>
        </table:table-row>
        <table:table-row table:style-name="ro1">
          <table:table-cell office:value-type="float" office:value="0.251957207918167" calcext:value-type="float">
            <text:p>0.251957207918167</text:p>
          </table:table-cell>
          <table:table-cell table:number-columns-repeated="2"/>
        </table:table-row>
        <table:table-row table:style-name="ro1">
          <table:table-cell office:value-type="float" office:value="0.680647730827331" calcext:value-type="float">
            <text:p>0.680647730827331</text:p>
          </table:table-cell>
          <table:table-cell table:number-columns-repeated="2"/>
        </table:table-row>
        <table:table-row table:style-name="ro1">
          <table:table-cell office:value-type="float" office:value="0.872827410697937" calcext:value-type="float">
            <text:p>0.872827410697937</text:p>
          </table:table-cell>
          <table:table-cell table:number-columns-repeated="2"/>
        </table:table-row>
        <table:table-row table:style-name="ro1">
          <table:table-cell office:value-type="float" office:value="0.669652283191681" calcext:value-type="float">
            <text:p>0.669652283191681</text:p>
          </table:table-cell>
          <table:table-cell table:number-columns-repeated="2"/>
        </table:table-row>
        <table:table-row table:style-name="ro1">
          <table:table-cell office:value-type="float" office:value="0.797764301300049" calcext:value-type="float">
            <text:p>0.797764301300049</text:p>
          </table:table-cell>
          <table:table-cell table:number-columns-repeated="2"/>
        </table:table-row>
        <table:table-row table:style-name="ro1">
          <table:table-cell office:value-type="float" office:value="0.454749822616577" calcext:value-type="float">
            <text:p>0.454749822616577</text:p>
          </table:table-cell>
          <table:table-cell table:number-columns-repeated="2"/>
        </table:table-row>
        <table:table-row table:style-name="ro1">
          <table:table-cell office:value-type="float" office:value="0.676378846168518" calcext:value-type="float">
            <text:p>0.676378846168518</text:p>
          </table:table-cell>
          <table:table-cell table:number-columns-repeated="2"/>
        </table:table-row>
        <table:table-row table:style-name="ro1">
          <table:table-cell office:value-type="float" office:value="0.637471377849579" calcext:value-type="float">
            <text:p>0.637471377849579</text:p>
          </table:table-cell>
          <table:table-cell table:number-columns-repeated="2"/>
        </table:table-row>
        <table:table-row table:style-name="ro1">
          <table:table-cell office:value-type="float" office:value="0.769091725349426" calcext:value-type="float">
            <text:p>0.769091725349426</text:p>
          </table:table-cell>
          <table:table-cell table:number-columns-repeated="2"/>
        </table:table-row>
        <table:table-row table:style-name="ro1">
          <table:table-cell office:value-type="float" office:value="0.618214011192322" calcext:value-type="float">
            <text:p>0.618214011192322</text:p>
          </table:table-cell>
          <table:table-cell table:number-columns-repeated="2"/>
        </table:table-row>
        <table:table-row table:style-name="ro1">
          <table:table-cell office:value-type="float" office:value="0.879949986934662" calcext:value-type="float">
            <text:p>0.879949986934662</text:p>
          </table:table-cell>
          <table:table-cell table:number-columns-repeated="2"/>
        </table:table-row>
        <table:table-row table:style-name="ro1">
          <table:table-cell office:value-type="float" office:value="0.509920656681061" calcext:value-type="float">
            <text:p>0.509920656681061</text:p>
          </table:table-cell>
          <table:table-cell table:number-columns-repeated="2"/>
        </table:table-row>
        <table:table-row table:style-name="ro1">
          <table:table-cell office:value-type="float" office:value="0.91524201631546" calcext:value-type="float">
            <text:p>0.91524201631546</text:p>
          </table:table-cell>
          <table:table-cell table:number-columns-repeated="2"/>
        </table:table-row>
        <table:table-row table:style-name="ro1">
          <table:table-cell office:value-type="float" office:value="0.502084076404572" calcext:value-type="float">
            <text:p>0.502084076404572</text:p>
          </table:table-cell>
          <table:table-cell table:number-columns-repeated="2"/>
        </table:table-row>
        <table:table-row table:style-name="ro1">
          <table:table-cell office:value-type="float" office:value="0.874927759170532" calcext:value-type="float">
            <text:p>0.874927759170532</text:p>
          </table:table-cell>
          <table:table-cell table:number-columns-repeated="2"/>
        </table:table-row>
        <table:table-row table:style-name="ro1">
          <table:table-cell office:value-type="float" office:value="0.356852650642395" calcext:value-type="float">
            <text:p>0.356852650642395</text:p>
          </table:table-cell>
          <table:table-cell table:number-columns-repeated="2"/>
        </table:table-row>
        <table:table-row table:style-name="ro1">
          <table:table-cell office:value-type="float" office:value="0.376516282558441" calcext:value-type="float">
            <text:p>0.376516282558441</text:p>
          </table:table-cell>
          <table:table-cell table:number-columns-repeated="2"/>
        </table:table-row>
        <table:table-row table:style-name="ro1">
          <table:table-cell office:value-type="float" office:value="0.398142516613007" calcext:value-type="float">
            <text:p>0.398142516613007</text:p>
          </table:table-cell>
          <table:table-cell table:number-columns-repeated="2"/>
        </table:table-row>
        <table:table-row table:style-name="ro1">
          <table:table-cell office:value-type="float" office:value="0.268686085939407" calcext:value-type="float">
            <text:p>0.268686085939407</text:p>
          </table:table-cell>
          <table:table-cell table:number-columns-repeated="2"/>
        </table:table-row>
        <table:table-row table:style-name="ro1">
          <table:table-cell office:value-type="float" office:value="0.498455494642258" calcext:value-type="float">
            <text:p>0.498455494642258</text:p>
          </table:table-cell>
          <table:table-cell table:number-columns-repeated="2"/>
        </table:table-row>
        <table:table-row table:style-name="ro1">
          <table:table-cell office:value-type="float" office:value="0.528863549232483" calcext:value-type="float">
            <text:p>0.528863549232483</text:p>
          </table:table-cell>
          <table:table-cell table:number-columns-repeated="2"/>
        </table:table-row>
        <table:table-row table:style-name="ro1">
          <table:table-cell office:value-type="float" office:value="0.304647028446197" calcext:value-type="float">
            <text:p>0.304647028446197</text:p>
          </table:table-cell>
          <table:table-cell table:number-columns-repeated="2"/>
        </table:table-row>
        <table:table-row table:style-name="ro1">
          <table:table-cell office:value-type="float" office:value="0.453965812921524" calcext:value-type="float">
            <text:p>0.453965812921524</text:p>
          </table:table-cell>
          <table:table-cell table:number-columns-repeated="2"/>
        </table:table-row>
        <table:table-row table:style-name="ro1">
          <table:table-cell office:value-type="float" office:value="0.331515908241272" calcext:value-type="float">
            <text:p>0.331515908241272</text:p>
          </table:table-cell>
          <table:table-cell table:number-columns-repeated="2"/>
        </table:table-row>
        <table:table-row table:style-name="ro1">
          <table:table-cell office:value-type="float" office:value="0.880573987960815" calcext:value-type="float">
            <text:p>0.880573987960815</text:p>
          </table:table-cell>
          <table:table-cell table:number-columns-repeated="2"/>
        </table:table-row>
        <table:table-row table:style-name="ro1">
          <table:table-cell office:value-type="float" office:value="0.262788653373718" calcext:value-type="float">
            <text:p>0.262788653373718</text:p>
          </table:table-cell>
          <table:table-cell table:number-columns-repeated="2"/>
        </table:table-row>
        <table:table-row table:style-name="ro1">
          <table:table-cell office:value-type="float" office:value="0.922188997268677" calcext:value-type="float">
            <text:p>0.922188997268677</text:p>
          </table:table-cell>
          <table:table-cell table:number-columns-repeated="2"/>
        </table:table-row>
        <table:table-row table:style-name="ro1">
          <table:table-cell office:value-type="float" office:value="0.306772530078888" calcext:value-type="float">
            <text:p>0.306772530078888</text:p>
          </table:table-cell>
          <table:table-cell table:number-columns-repeated="2"/>
        </table:table-row>
        <table:table-row table:style-name="ro1">
          <table:table-cell office:value-type="float" office:value="0.866878151893616" calcext:value-type="float">
            <text:p>0.866878151893616</text:p>
          </table:table-cell>
          <table:table-cell table:number-columns-repeated="2"/>
        </table:table-row>
        <table:table-row table:style-name="ro1">
          <table:table-cell office:value-type="float" office:value="0.39074170589447" calcext:value-type="float">
            <text:p>0.39074170589447</text:p>
          </table:table-cell>
          <table:table-cell table:number-columns-repeated="2"/>
        </table:table-row>
        <table:table-row table:style-name="ro1">
          <table:table-cell office:value-type="float" office:value="0.747821688652039" calcext:value-type="float">
            <text:p>0.747821688652039</text:p>
          </table:table-cell>
          <table:table-cell table:number-columns-repeated="2"/>
        </table:table-row>
        <table:table-row table:style-name="ro1">
          <table:table-cell office:value-type="float" office:value="0.279826402664185" calcext:value-type="float">
            <text:p>0.279826402664185</text:p>
          </table:table-cell>
          <table:table-cell table:number-columns-repeated="2"/>
        </table:table-row>
        <table:table-row table:style-name="ro1">
          <table:table-cell office:value-type="float" office:value="0.938330233097076" calcext:value-type="float">
            <text:p>0.938330233097076</text:p>
          </table:table-cell>
          <table:table-cell table:number-columns-repeated="2"/>
        </table:table-row>
        <table:table-row table:style-name="ro1">
          <table:table-cell office:value-type="float" office:value="0.866154611110687" calcext:value-type="float">
            <text:p>0.866154611110687</text:p>
          </table:table-cell>
          <table:table-cell table:number-columns-repeated="2"/>
        </table:table-row>
        <table:table-row table:style-name="ro1">
          <table:table-cell office:value-type="float" office:value="0.342161566019058" calcext:value-type="float">
            <text:p>0.342161566019058</text:p>
          </table:table-cell>
          <table:table-cell table:number-columns-repeated="2"/>
        </table:table-row>
        <table:table-row table:style-name="ro1">
          <table:table-cell office:value-type="float" office:value="0.82981789112091" calcext:value-type="float">
            <text:p>0.82981789112091</text:p>
          </table:table-cell>
          <table:table-cell table:number-columns-repeated="2"/>
        </table:table-row>
        <table:table-row table:style-name="ro1">
          <table:table-cell office:value-type="float" office:value="0.353717535734177" calcext:value-type="float">
            <text:p>0.353717535734177</text:p>
          </table:table-cell>
          <table:table-cell table:number-columns-repeated="2"/>
        </table:table-row>
        <table:table-row table:style-name="ro1">
          <table:table-cell office:value-type="float" office:value="0.642019033432007" calcext:value-type="float">
            <text:p>0.642019033432007</text:p>
          </table:table-cell>
          <table:table-cell table:number-columns-repeated="2"/>
        </table:table-row>
        <table:table-row table:style-name="ro1">
          <table:table-cell office:value-type="float" office:value="0.335482150316238" calcext:value-type="float">
            <text:p>0.335482150316238</text:p>
          </table:table-cell>
          <table:table-cell table:number-columns-repeated="2"/>
        </table:table-row>
        <table:table-row table:style-name="ro1">
          <table:table-cell office:value-type="float" office:value="0.436770081520081" calcext:value-type="float">
            <text:p>0.436770081520081</text:p>
          </table:table-cell>
          <table:table-cell table:number-columns-repeated="2"/>
        </table:table-row>
        <table:table-row table:style-name="ro1">
          <table:table-cell office:value-type="float" office:value="0.331786721944809" calcext:value-type="float">
            <text:p>0.331786721944809</text:p>
          </table:table-cell>
          <table:table-cell table:number-columns-repeated="2"/>
        </table:table-row>
        <table:table-row table:style-name="ro1">
          <table:table-cell office:value-type="float" office:value="0.420469880104065" calcext:value-type="float">
            <text:p>0.420469880104065</text:p>
          </table:table-cell>
          <table:table-cell table:number-columns-repeated="2"/>
        </table:table-row>
        <table:table-row table:style-name="ro1">
          <table:table-cell office:value-type="float" office:value="0.45708304643631" calcext:value-type="float">
            <text:p>0.45708304643631</text:p>
          </table:table-cell>
          <table:table-cell table:number-columns-repeated="2"/>
        </table:table-row>
        <table:table-row table:style-name="ro1">
          <table:table-cell office:value-type="float" office:value="0.331025719642639" calcext:value-type="float">
            <text:p>0.331025719642639</text:p>
          </table:table-cell>
          <table:table-cell table:number-columns-repeated="2"/>
        </table:table-row>
        <table:table-row table:style-name="ro1">
          <table:table-cell office:value-type="float" office:value="0.344506442546844" calcext:value-type="float">
            <text:p>0.344506442546844</text:p>
          </table:table-cell>
          <table:table-cell table:number-columns-repeated="2"/>
        </table:table-row>
        <table:table-row table:style-name="ro1">
          <table:table-cell office:value-type="float" office:value="0.341451704502106" calcext:value-type="float">
            <text:p>0.341451704502106</text:p>
          </table:table-cell>
          <table:table-cell table:number-columns-repeated="2"/>
        </table:table-row>
        <table:table-row table:style-name="ro1">
          <table:table-cell office:value-type="float" office:value="0.345675140619278" calcext:value-type="float">
            <text:p>0.345675140619278</text:p>
          </table:table-cell>
          <table:table-cell table:number-columns-repeated="2"/>
        </table:table-row>
        <table:table-row table:style-name="ro1">
          <table:table-cell office:value-type="float" office:value="0.375753492116928" calcext:value-type="float">
            <text:p>0.375753492116928</text:p>
          </table:table-cell>
          <table:table-cell table:number-columns-repeated="2"/>
        </table:table-row>
        <table:table-row table:style-name="ro1">
          <table:table-cell office:value-type="float" office:value="0.480534166097641" calcext:value-type="float">
            <text:p>0.480534166097641</text:p>
          </table:table-cell>
          <table:table-cell table:number-columns-repeated="2"/>
        </table:table-row>
        <table:table-row table:style-name="ro1">
          <table:table-cell office:value-type="float" office:value="0.371962010860443" calcext:value-type="float">
            <text:p>0.371962010860443</text:p>
          </table:table-cell>
          <table:table-cell table:number-columns-repeated="2"/>
        </table:table-row>
        <table:table-row table:style-name="ro1">
          <table:table-cell office:value-type="float" office:value="0.640134155750275" calcext:value-type="float">
            <text:p>0.640134155750275</text:p>
          </table:table-cell>
          <table:table-cell table:number-columns-repeated="2"/>
        </table:table-row>
        <table:table-row table:style-name="ro1">
          <table:table-cell office:value-type="float" office:value="0.329170763492584" calcext:value-type="float">
            <text:p>0.329170763492584</text:p>
          </table:table-cell>
          <table:table-cell table:number-columns-repeated="2"/>
        </table:table-row>
        <table:table-row table:style-name="ro1">
          <table:table-cell office:value-type="float" office:value="0.37989541888237" calcext:value-type="float">
            <text:p>0.37989541888237</text:p>
          </table:table-cell>
          <table:table-cell table:number-columns-repeated="2"/>
        </table:table-row>
        <table:table-row table:style-name="ro1">
          <table:table-cell office:value-type="float" office:value="0.741033852100372" calcext:value-type="float">
            <text:p>0.741033852100372</text:p>
          </table:table-cell>
          <table:table-cell table:number-columns-repeated="2"/>
        </table:table-row>
        <table:table-row table:style-name="ro1">
          <table:table-cell office:value-type="float" office:value="0.320093512535095" calcext:value-type="float">
            <text:p>0.320093512535095</text:p>
          </table:table-cell>
          <table:table-cell table:number-columns-repeated="2"/>
        </table:table-row>
        <table:table-row table:style-name="ro1">
          <table:table-cell office:value-type="float" office:value="0.331591963768005" calcext:value-type="float">
            <text:p>0.331591963768005</text:p>
          </table:table-cell>
          <table:table-cell table:number-columns-repeated="2"/>
        </table:table-row>
        <table:table-row table:style-name="ro1">
          <table:table-cell office:value-type="float" office:value="0.748835623264313" calcext:value-type="float">
            <text:p>0.748835623264313</text:p>
          </table:table-cell>
          <table:table-cell table:number-columns-repeated="2"/>
        </table:table-row>
        <table:table-row table:style-name="ro1">
          <table:table-cell office:value-type="float" office:value="0.325280636548996" calcext:value-type="float">
            <text:p>0.325280636548996</text:p>
          </table:table-cell>
          <table:table-cell table:number-columns-repeated="2"/>
        </table:table-row>
        <table:table-row table:style-name="ro1">
          <table:table-cell office:value-type="float" office:value="0.335606664419174" calcext:value-type="float">
            <text:p>0.335606664419174</text:p>
          </table:table-cell>
          <table:table-cell table:number-columns-repeated="2"/>
        </table:table-row>
        <table:table-row table:style-name="ro1">
          <table:table-cell office:value-type="float" office:value="0.726661622524262" calcext:value-type="float">
            <text:p>0.726661622524262</text:p>
          </table:table-cell>
          <table:table-cell table:number-columns-repeated="2"/>
        </table:table-row>
        <table:table-row table:style-name="ro1">
          <table:table-cell office:value-type="float" office:value="0.250411748886108" calcext:value-type="float">
            <text:p>0.250411748886108</text:p>
          </table:table-cell>
          <table:table-cell table:number-columns-repeated="2"/>
        </table:table-row>
        <table:table-row table:style-name="ro1">
          <table:table-cell office:value-type="float" office:value="0.33952733874321" calcext:value-type="float">
            <text:p>0.33952733874321</text:p>
          </table:table-cell>
          <table:table-cell table:number-columns-repeated="2"/>
        </table:table-row>
        <table:table-row table:style-name="ro1">
          <table:table-cell office:value-type="float" office:value="0.711526155471802" calcext:value-type="float">
            <text:p>0.711526155471802</text:p>
          </table:table-cell>
          <table:table-cell table:number-columns-repeated="2"/>
        </table:table-row>
        <table:table-row table:style-name="ro1">
          <table:table-cell office:value-type="float" office:value="0.351627498865128" calcext:value-type="float">
            <text:p>0.351627498865128</text:p>
          </table:table-cell>
          <table:table-cell table:number-columns-repeated="2"/>
        </table:table-row>
        <table:table-row table:style-name="ro1">
          <table:table-cell office:value-type="float" office:value="0.711794018745422" calcext:value-type="float">
            <text:p>0.711794018745422</text:p>
          </table:table-cell>
          <table:table-cell table:number-columns-repeated="2"/>
        </table:table-row>
        <table:table-row table:style-name="ro1">
          <table:table-cell office:value-type="float" office:value="0.332031488418579" calcext:value-type="float">
            <text:p>0.332031488418579</text:p>
          </table:table-cell>
          <table:table-cell table:number-columns-repeated="2"/>
        </table:table-row>
        <table:table-row table:style-name="ro1">
          <table:table-cell office:value-type="float" office:value="0.7501380443573" calcext:value-type="float">
            <text:p>0.7501380443573</text:p>
          </table:table-cell>
          <table:table-cell table:number-columns-repeated="2"/>
        </table:table-row>
        <table:table-row table:style-name="ro1">
          <table:table-cell office:value-type="float" office:value="0.327769577503204" calcext:value-type="float">
            <text:p>0.327769577503204</text:p>
          </table:table-cell>
          <table:table-cell table:number-columns-repeated="2"/>
        </table:table-row>
        <table:table-row table:style-name="ro1">
          <table:table-cell office:value-type="float" office:value="0.839049220085144" calcext:value-type="float">
            <text:p>0.839049220085144</text:p>
          </table:table-cell>
          <table:table-cell table:number-columns-repeated="2"/>
        </table:table-row>
        <table:table-row table:style-name="ro1">
          <table:table-cell office:value-type="float" office:value="0.302734881639481" calcext:value-type="float">
            <text:p>0.302734881639481</text:p>
          </table:table-cell>
          <table:table-cell table:number-columns-repeated="2"/>
        </table:table-row>
        <table:table-row table:style-name="ro1">
          <table:table-cell office:value-type="float" office:value="0.894051253795624" calcext:value-type="float">
            <text:p>0.894051253795624</text:p>
          </table:table-cell>
          <table:table-cell table:number-columns-repeated="2"/>
        </table:table-row>
        <table:table-row table:style-name="ro1">
          <table:table-cell office:value-type="float" office:value="0.32883483171463" calcext:value-type="float">
            <text:p>0.32883483171463</text:p>
          </table:table-cell>
          <table:table-cell table:number-columns-repeated="2"/>
        </table:table-row>
        <table:table-row table:style-name="ro1">
          <table:table-cell office:value-type="float" office:value="0.890358030796051" calcext:value-type="float">
            <text:p>0.890358030796051</text:p>
          </table:table-cell>
          <table:table-cell table:number-columns-repeated="2"/>
        </table:table-row>
        <table:table-row table:style-name="ro1">
          <table:table-cell office:value-type="float" office:value="0.304615795612335" calcext:value-type="float">
            <text:p>0.304615795612335</text:p>
          </table:table-cell>
          <table:table-cell table:number-columns-repeated="2"/>
        </table:table-row>
        <table:table-row table:style-name="ro1">
          <table:table-cell office:value-type="float" office:value="0.906036138534546" calcext:value-type="float">
            <text:p>0.906036138534546</text:p>
          </table:table-cell>
          <table:table-cell table:number-columns-repeated="2"/>
        </table:table-row>
        <table:table-row table:style-name="ro1">
          <table:table-cell office:value-type="float" office:value="0.32047376036644" calcext:value-type="float">
            <text:p>0.32047376036644</text:p>
          </table:table-cell>
          <table:table-cell table:number-columns-repeated="2"/>
        </table:table-row>
        <table:table-row table:style-name="ro1">
          <table:table-cell office:value-type="float" office:value="0.903670489788055" calcext:value-type="float">
            <text:p>0.903670489788055</text:p>
          </table:table-cell>
          <table:table-cell table:number-columns-repeated="2"/>
        </table:table-row>
        <table:table-row table:style-name="ro1">
          <table:table-cell office:value-type="float" office:value="0.300908803939819" calcext:value-type="float">
            <text:p>0.300908803939819</text:p>
          </table:table-cell>
          <table:table-cell table:number-columns-repeated="2"/>
        </table:table-row>
        <table:table-row table:style-name="ro1">
          <table:table-cell office:value-type="float" office:value="0.863040208816528" calcext:value-type="float">
            <text:p>0.863040208816528</text:p>
          </table:table-cell>
          <table:table-cell table:number-columns-repeated="2"/>
        </table:table-row>
        <table:table-row table:style-name="ro1">
          <table:table-cell office:value-type="float" office:value="0.26868063211441" calcext:value-type="float">
            <text:p>0.26868063211441</text:p>
          </table:table-cell>
          <table:table-cell table:number-columns-repeated="2"/>
        </table:table-row>
        <table:table-row table:style-name="ro1">
          <table:table-cell office:value-type="float" office:value="0.740047752857208" calcext:value-type="float">
            <text:p>0.740047752857208</text:p>
          </table:table-cell>
          <table:table-cell table:number-columns-repeated="2"/>
        </table:table-row>
        <table:table-row table:style-name="ro1">
          <table:table-cell office:value-type="float" office:value="0.328349053859711" calcext:value-type="float">
            <text:p>0.328349053859711</text:p>
          </table:table-cell>
          <table:table-cell table:number-columns-repeated="2"/>
        </table:table-row>
        <table:table-row table:style-name="ro1">
          <table:table-cell office:value-type="float" office:value="0.662362098693848" calcext:value-type="float">
            <text:p>0.662362098693848</text:p>
          </table:table-cell>
          <table:table-cell table:number-columns-repeated="2"/>
        </table:table-row>
        <table:table-row table:style-name="ro1">
          <table:table-cell office:value-type="float" office:value="0.309289008378983" calcext:value-type="float">
            <text:p>0.309289008378983</text:p>
          </table:table-cell>
          <table:table-cell table:number-columns-repeated="2"/>
        </table:table-row>
        <table:table-row table:style-name="ro1">
          <table:table-cell office:value-type="float" office:value="0.743202269077301" calcext:value-type="float">
            <text:p>0.743202269077301</text:p>
          </table:table-cell>
          <table:table-cell table:number-columns-repeated="2"/>
        </table:table-row>
        <table:table-row table:style-name="ro1">
          <table:table-cell office:value-type="float" office:value="0.253598600625992" calcext:value-type="float">
            <text:p>0.253598600625992</text:p>
          </table:table-cell>
          <table:table-cell table:number-columns-repeated="2"/>
        </table:table-row>
        <table:table-row table:style-name="ro1">
          <table:table-cell office:value-type="float" office:value="0.696625828742981" calcext:value-type="float">
            <text:p>0.696625828742981</text:p>
          </table:table-cell>
          <table:table-cell table:number-columns-repeated="2"/>
        </table:table-row>
        <table:table-row table:style-name="ro1">
          <table:table-cell office:value-type="float" office:value="0.254695057868958" calcext:value-type="float">
            <text:p>0.254695057868958</text:p>
          </table:table-cell>
          <table:table-cell table:number-columns-repeated="2"/>
        </table:table-row>
        <table:table-row table:style-name="ro1">
          <table:table-cell office:value-type="float" office:value="0.584530413150787" calcext:value-type="float">
            <text:p>0.584530413150787</text:p>
          </table:table-cell>
          <table:table-cell table:number-columns-repeated="2"/>
        </table:table-row>
        <table:table-row table:style-name="ro1">
          <table:table-cell office:value-type="float" office:value="0.255946457386017" calcext:value-type="float">
            <text:p>0.255946457386017</text:p>
          </table:table-cell>
          <table:table-cell table:number-columns-repeated="2"/>
        </table:table-row>
        <table:table-row table:style-name="ro1">
          <table:table-cell office:value-type="float" office:value="0.83241993188858" calcext:value-type="float">
            <text:p>0.83241993188858</text:p>
          </table:table-cell>
          <table:table-cell table:number-columns-repeated="2"/>
        </table:table-row>
        <table:table-row table:style-name="ro1">
          <table:table-cell office:value-type="float" office:value="0.26116406917572" calcext:value-type="float">
            <text:p>0.26116406917572</text:p>
          </table:table-cell>
          <table:table-cell table:number-columns-repeated="2"/>
        </table:table-row>
        <table:table-row table:style-name="ro1">
          <table:table-cell office:value-type="float" office:value="0.631486475467682" calcext:value-type="float">
            <text:p>0.631486475467682</text:p>
          </table:table-cell>
          <table:table-cell table:number-columns-repeated="2"/>
        </table:table-row>
        <table:table-row table:style-name="ro1">
          <table:table-cell office:value-type="float" office:value="0.259064763784409" calcext:value-type="float">
            <text:p>0.259064763784409</text:p>
          </table:table-cell>
          <table:table-cell table:number-columns-repeated="2"/>
        </table:table-row>
        <table:table-row table:style-name="ro1">
          <table:table-cell office:value-type="float" office:value="0.817676723003387" calcext:value-type="float">
            <text:p>0.817676723003387</text:p>
          </table:table-cell>
          <table:table-cell table:number-columns-repeated="2"/>
        </table:table-row>
        <table:table-row table:style-name="ro1">
          <table:table-cell office:value-type="float" office:value="0.25981593132019" calcext:value-type="float">
            <text:p>0.25981593132019</text:p>
          </table:table-cell>
          <table:table-cell table:number-columns-repeated="2"/>
        </table:table-row>
        <table:table-row table:style-name="ro1">
          <table:table-cell office:value-type="float" office:value="0.895448923110962" calcext:value-type="float">
            <text:p>0.895448923110962</text:p>
          </table:table-cell>
          <table:table-cell table:number-columns-repeated="2"/>
        </table:table-row>
        <table:table-row table:style-name="ro1">
          <table:table-cell office:value-type="float" office:value="0.260568767786026" calcext:value-type="float">
            <text:p>0.260568767786026</text:p>
          </table:table-cell>
          <table:table-cell table:number-columns-repeated="2"/>
        </table:table-row>
        <table:table-row table:style-name="ro1">
          <table:table-cell office:value-type="float" office:value="0.889989137649536" calcext:value-type="float">
            <text:p>0.889989137649536</text:p>
          </table:table-cell>
          <table:table-cell table:number-columns-repeated="2"/>
        </table:table-row>
        <table:table-row table:style-name="ro1">
          <table:table-cell office:value-type="float" office:value="0.259174585342407" calcext:value-type="float">
            <text:p>0.259174585342407</text:p>
          </table:table-cell>
          <table:table-cell table:number-columns-repeated="2"/>
        </table:table-row>
        <table:table-row table:style-name="ro1">
          <table:table-cell office:value-type="float" office:value="0.260588109493256" calcext:value-type="float">
            <text:p>0.260588109493256</text:p>
          </table:table-cell>
          <table:table-cell table:number-columns-repeated="2"/>
        </table:table-row>
        <table:table-row table:style-name="ro1">
          <table:table-cell office:value-type="float" office:value="0.880533158779144" calcext:value-type="float">
            <text:p>0.880533158779144</text:p>
          </table:table-cell>
          <table:table-cell table:number-columns-repeated="2"/>
        </table:table-row>
        <table:table-row table:style-name="ro1">
          <table:table-cell office:value-type="float" office:value="0.255327939987183" calcext:value-type="float">
            <text:p>0.255327939987183</text:p>
          </table:table-cell>
          <table:table-cell table:number-columns-repeated="2"/>
        </table:table-row>
        <table:table-row table:style-name="ro1">
          <table:table-cell office:value-type="float" office:value="0.258251875638962" calcext:value-type="float">
            <text:p>0.258251875638962</text:p>
          </table:table-cell>
          <table:table-cell table:number-columns-repeated="2"/>
        </table:table-row>
        <table:table-row table:style-name="ro1">
          <table:table-cell office:value-type="float" office:value="0.861346662044525" calcext:value-type="float">
            <text:p>0.861346662044525</text:p>
          </table:table-cell>
          <table:table-cell table:number-columns-repeated="2"/>
        </table:table-row>
        <table:table-row table:style-name="ro1">
          <table:table-cell office:value-type="float" office:value="0.258259534835815" calcext:value-type="float">
            <text:p>0.258259534835815</text:p>
          </table:table-cell>
          <table:table-cell table:number-columns-repeated="2"/>
        </table:table-row>
        <table:table-row table:style-name="ro1">
          <table:table-cell office:value-type="float" office:value="0.267734169960022" calcext:value-type="float">
            <text:p>0.267734169960022</text:p>
          </table:table-cell>
          <table:table-cell table:number-columns-repeated="2"/>
        </table:table-row>
        <table:table-row table:style-name="ro1">
          <table:table-cell office:value-type="float" office:value="0.592652440071106" calcext:value-type="float">
            <text:p>0.592652440071106</text:p>
          </table:table-cell>
          <table:table-cell table:number-columns-repeated="2"/>
        </table:table-row>
        <table:table-row table:style-name="ro1">
          <table:table-cell office:value-type="float" office:value="0.257871806621552" calcext:value-type="float">
            <text:p>0.257871806621552</text:p>
          </table:table-cell>
          <table:table-cell table:number-columns-repeated="2"/>
        </table:table-row>
        <table:table-row table:style-name="ro1">
          <table:table-cell office:value-type="float" office:value="0.341169238090515" calcext:value-type="float">
            <text:p>0.341169238090515</text:p>
          </table:table-cell>
          <table:table-cell table:number-columns-repeated="2"/>
        </table:table-row>
        <table:table-row table:style-name="ro1">
          <table:table-cell office:value-type="float" office:value="0.737385213375092" calcext:value-type="float">
            <text:p>0.737385213375092</text:p>
          </table:table-cell>
          <table:table-cell table:number-columns-repeated="2"/>
        </table:table-row>
        <table:table-row table:style-name="ro1">
          <table:table-cell office:value-type="float" office:value="0.252133667469025" calcext:value-type="float">
            <text:p>0.252133667469025</text:p>
          </table:table-cell>
          <table:table-cell table:number-columns-repeated="2"/>
        </table:table-row>
        <table:table-row table:style-name="ro1">
          <table:table-cell office:value-type="float" office:value="0.543471693992615" calcext:value-type="float">
            <text:p>0.543471693992615</text:p>
          </table:table-cell>
          <table:table-cell table:number-columns-repeated="2"/>
        </table:table-row>
        <table:table-row table:style-name="ro1">
          <table:table-cell office:value-type="float" office:value="0.253206640481949" calcext:value-type="float">
            <text:p>0.253206640481949</text:p>
          </table:table-cell>
          <table:table-cell table:number-columns-repeated="2"/>
        </table:table-row>
        <table:table-row table:style-name="ro1">
          <table:table-cell office:value-type="float" office:value="0.696544408798218" calcext:value-type="float">
            <text:p>0.696544408798218</text:p>
          </table:table-cell>
          <table:table-cell table:number-columns-repeated="2"/>
        </table:table-row>
        <table:table-row table:style-name="ro1">
          <table:table-cell office:value-type="float" office:value="0.252823680639267" calcext:value-type="float">
            <text:p>0.252823680639267</text:p>
          </table:table-cell>
          <table:table-cell table:number-columns-repeated="2"/>
        </table:table-row>
        <table:table-row table:style-name="ro1">
          <table:table-cell office:value-type="float" office:value="0.2539963722229" calcext:value-type="float">
            <text:p>0.2539963722229</text:p>
          </table:table-cell>
          <table:table-cell table:number-columns-repeated="2"/>
        </table:table-row>
        <table:table-row table:style-name="ro1">
          <table:table-cell office:value-type="float" office:value="0.252803891897202" calcext:value-type="float">
            <text:p>0.252803891897202</text:p>
          </table:table-cell>
          <table:table-cell table:number-columns-repeated="2"/>
        </table:table-row>
        <table:table-row table:style-name="ro1">
          <table:table-cell office:value-type="float" office:value="0.302681028842926" calcext:value-type="float">
            <text:p>0.302681028842926</text:p>
          </table:table-cell>
          <table:table-cell table:number-columns-repeated="2"/>
        </table:table-row>
        <table:table-row table:style-name="ro1">
          <table:table-cell office:value-type="float" office:value="0.353949248790741" calcext:value-type="float">
            <text:p>0.353949248790741</text:p>
          </table:table-cell>
          <table:table-cell table:number-columns-repeated="2"/>
        </table:table-row>
        <table:table-row table:style-name="ro1">
          <table:table-cell office:value-type="float" office:value="0.31943541765213" calcext:value-type="float">
            <text:p>0.31943541765213</text:p>
          </table:table-cell>
          <table:table-cell table:number-columns-repeated="2"/>
        </table:table-row>
        <table:table-row table:style-name="ro1">
          <table:table-cell office:value-type="float" office:value="0.259593158960342" calcext:value-type="float">
            <text:p>0.259593158960342</text:p>
          </table:table-cell>
          <table:table-cell table:number-columns-repeated="2"/>
        </table:table-row>
        <table:table-row table:style-name="ro1">
          <table:table-cell office:value-type="float" office:value="0.277736097574234" calcext:value-type="float">
            <text:p>0.277736097574234</text:p>
          </table:table-cell>
          <table:table-cell table:number-columns-repeated="2"/>
        </table:table-row>
        <table:table-row table:style-name="ro1">
          <table:table-cell office:value-type="float" office:value="0.260772347450256" calcext:value-type="float">
            <text:p>0.260772347450256</text:p>
          </table:table-cell>
          <table:table-cell table:number-columns-repeated="2"/>
        </table:table-row>
        <table:table-row table:style-name="ro1">
          <table:table-cell office:value-type="float" office:value="0.286967098712921" calcext:value-type="float">
            <text:p>0.286967098712921</text:p>
          </table:table-cell>
          <table:table-cell table:number-columns-repeated="2"/>
        </table:table-row>
        <table:table-row table:style-name="ro1">
          <table:table-cell office:value-type="float" office:value="0.259063094854355" calcext:value-type="float">
            <text:p>0.259063094854355</text:p>
          </table:table-cell>
          <table:table-cell table:number-columns-repeated="2"/>
        </table:table-row>
        <table:table-row table:style-name="ro1">
          <table:table-cell office:value-type="float" office:value="0.279812902212143" calcext:value-type="float">
            <text:p>0.279812902212143</text:p>
          </table:table-cell>
          <table:table-cell table:number-columns-repeated="2"/>
        </table:table-row>
        <table:table-row table:style-name="ro1">
          <table:table-cell office:value-type="float" office:value="0.260879129171371" calcext:value-type="float">
            <text:p>0.260879129171371</text:p>
          </table:table-cell>
          <table:table-cell table:number-columns-repeated="2"/>
        </table:table-row>
        <table:table-row table:style-name="ro1">
          <table:table-cell office:value-type="float" office:value="0.791874945163727" calcext:value-type="float">
            <text:p>0.791874945163727</text:p>
          </table:table-cell>
          <table:table-cell table:number-columns-repeated="2"/>
        </table:table-row>
        <table:table-row table:style-name="ro1">
          <table:table-cell office:value-type="float" office:value="0.794759750366211" calcext:value-type="float">
            <text:p>0.794759750366211</text:p>
          </table:table-cell>
          <table:table-cell table:number-columns-repeated="2"/>
        </table:table-row>
        <table:table-row table:style-name="ro1">
          <table:table-cell office:value-type="float" office:value="0.902047574520111" calcext:value-type="float">
            <text:p>0.902047574520111</text:p>
          </table:table-cell>
          <table:table-cell table:number-columns-repeated="2"/>
        </table:table-row>
        <table:table-row table:style-name="ro1">
          <table:table-cell office:value-type="float" office:value="0.900352418422699" calcext:value-type="float">
            <text:p>0.900352418422699</text:p>
          </table:table-cell>
          <table:table-cell table:number-columns-repeated="2"/>
        </table:table-row>
        <table:table-row table:style-name="ro1">
          <table:table-cell office:value-type="float" office:value="0.271372467279434" calcext:value-type="float">
            <text:p>0.271372467279434</text:p>
          </table:table-cell>
          <table:table-cell table:number-columns-repeated="2"/>
        </table:table-row>
        <table:table-row table:style-name="ro1">
          <table:table-cell office:value-type="float" office:value="0.536837160587311" calcext:value-type="float">
            <text:p>0.536837160587311</text:p>
          </table:table-cell>
          <table:table-cell table:number-columns-repeated="2"/>
        </table:table-row>
        <table:table-row table:style-name="ro1">
          <table:table-cell office:value-type="float" office:value="0.902576804161072" calcext:value-type="float">
            <text:p>0.902576804161072</text:p>
          </table:table-cell>
          <table:table-cell table:number-columns-repeated="2"/>
        </table:table-row>
        <table:table-row table:style-name="ro1">
          <table:table-cell office:value-type="float" office:value="0.928476989269257" calcext:value-type="float">
            <text:p>0.928476989269257</text:p>
          </table:table-cell>
          <table:table-cell table:number-columns-repeated="2"/>
        </table:table-row>
        <table:table-row table:style-name="ro1">
          <table:table-cell office:value-type="float" office:value="0.862147748470306" calcext:value-type="float">
            <text:p>0.862147748470306</text:p>
          </table:table-cell>
          <table:table-cell table:number-columns-repeated="2"/>
        </table:table-row>
        <table:table-row table:style-name="ro1">
          <table:table-cell office:value-type="float" office:value="0.910241544246674" calcext:value-type="float">
            <text:p>0.910241544246674</text:p>
          </table:table-cell>
          <table:table-cell table:number-columns-repeated="2"/>
        </table:table-row>
        <table:table-row table:style-name="ro1">
          <table:table-cell office:value-type="float" office:value="0.920849502086639" calcext:value-type="float">
            <text:p>0.920849502086639</text:p>
          </table:table-cell>
          <table:table-cell table:number-columns-repeated="2"/>
        </table:table-row>
        <table:table-row table:style-name="ro1">
          <table:table-cell office:value-type="float" office:value="0.942817628383636" calcext:value-type="float">
            <text:p>0.942817628383636</text:p>
          </table:table-cell>
          <table:table-cell table:number-columns-repeated="2"/>
        </table:table-row>
        <table:table-row table:style-name="ro1">
          <table:table-cell office:value-type="float" office:value="0.941782355308533" calcext:value-type="float">
            <text:p>0.941782355308533</text:p>
          </table:table-cell>
          <table:table-cell table:number-columns-repeated="2"/>
        </table:table-row>
        <table:table-row table:style-name="ro1">
          <table:table-cell office:value-type="float" office:value="0.915633261203766" calcext:value-type="float">
            <text:p>0.915633261203766</text:p>
          </table:table-cell>
          <table:table-cell table:number-columns-repeated="2"/>
        </table:table-row>
        <table:table-row table:style-name="ro1">
          <table:table-cell office:value-type="float" office:value="0.875914990901947" calcext:value-type="float">
            <text:p>0.875914990901947</text:p>
          </table:table-cell>
          <table:table-cell table:number-columns-repeated="2"/>
        </table:table-row>
        <table:table-row table:style-name="ro1">
          <table:table-cell office:value-type="float" office:value="0.858200550079346" calcext:value-type="float">
            <text:p>0.858200550079346</text:p>
          </table:table-cell>
          <table:table-cell table:number-columns-repeated="2"/>
        </table:table-row>
        <table:table-row table:style-name="ro1">
          <table:table-cell office:value-type="float" office:value="0.429078489542007" calcext:value-type="float">
            <text:p>0.429078489542007</text:p>
          </table:table-cell>
          <table:table-cell table:number-columns-repeated="2"/>
        </table:table-row>
        <table:table-row table:style-name="ro1">
          <table:table-cell office:value-type="float" office:value="0.546565651893616" calcext:value-type="float">
            <text:p>0.546565651893616</text:p>
          </table:table-cell>
          <table:table-cell table:number-columns-repeated="2"/>
        </table:table-row>
        <table:table-row table:style-name="ro1">
          <table:table-cell office:value-type="float" office:value="0.422264933586121" calcext:value-type="float">
            <text:p>0.422264933586121</text:p>
          </table:table-cell>
          <table:table-cell table:number-columns-repeated="2"/>
        </table:table-row>
        <table:table-row table:style-name="ro1">
          <table:table-cell office:value-type="float" office:value="0.25272324681282" calcext:value-type="float">
            <text:p>0.25272324681282</text:p>
          </table:table-cell>
          <table:table-cell table:number-columns-repeated="2"/>
        </table:table-row>
        <table:table-row table:style-name="ro1">
          <table:table-cell office:value-type="float" office:value="0.282473176717758" calcext:value-type="float">
            <text:p>0.282473176717758</text:p>
          </table:table-cell>
          <table:table-cell table:number-columns-repeated="2"/>
        </table:table-row>
        <table:table-row table:style-name="ro1">
          <table:table-cell office:value-type="float" office:value="0.282685101032257" calcext:value-type="float">
            <text:p>0.282685101032257</text:p>
          </table:table-cell>
          <table:table-cell table:number-columns-repeated="2"/>
        </table:table-row>
        <table:table-row table:style-name="ro1">
          <table:table-cell office:value-type="float" office:value="0.292289912700653" calcext:value-type="float">
            <text:p>0.292289912700653</text:p>
          </table:table-cell>
          <table:table-cell table:number-columns-repeated="2"/>
        </table:table-row>
        <table:table-row table:style-name="ro1">
          <table:table-cell office:value-type="float" office:value="0.254180043935776" calcext:value-type="float">
            <text:p>0.254180043935776</text:p>
          </table:table-cell>
          <table:table-cell table:number-columns-repeated="2"/>
        </table:table-row>
        <table:table-row table:style-name="ro1">
          <table:table-cell office:value-type="float" office:value="0.254832029342651" calcext:value-type="float">
            <text:p>0.254832029342651</text:p>
          </table:table-cell>
          <table:table-cell table:number-columns-repeated="2"/>
        </table:table-row>
        <table:table-row table:style-name="ro1">
          <table:table-cell office:value-type="float" office:value="0.258030861616135" calcext:value-type="float">
            <text:p>0.258030861616135</text:p>
          </table:table-cell>
          <table:table-cell table:number-columns-repeated="2"/>
        </table:table-row>
        <table:table-row table:style-name="ro1">
          <table:table-cell office:value-type="float" office:value="0.300608158111572" calcext:value-type="float">
            <text:p>0.300608158111572</text:p>
          </table:table-cell>
          <table:table-cell table:number-columns-repeated="2"/>
        </table:table-row>
        <table:table-row table:style-name="ro1">
          <table:table-cell office:value-type="float" office:value="0.256288766860962" calcext:value-type="float">
            <text:p>0.256288766860962</text:p>
          </table:table-cell>
          <table:table-cell table:number-columns-repeated="2"/>
        </table:table-row>
        <table:table-row table:style-name="ro1">
          <table:table-cell office:value-type="float" office:value="0.574641287326813" calcext:value-type="float">
            <text:p>0.574641287326813</text:p>
          </table:table-cell>
          <table:table-cell table:number-columns-repeated="2"/>
        </table:table-row>
        <table:table-row table:style-name="ro1">
          <table:table-cell office:value-type="float" office:value="0.267460763454437" calcext:value-type="float">
            <text:p>0.267460763454437</text:p>
          </table:table-cell>
          <table:table-cell table:number-columns-repeated="2"/>
        </table:table-row>
        <table:table-row table:style-name="ro1">
          <table:table-cell office:value-type="float" office:value="0.295940011739731" calcext:value-type="float">
            <text:p>0.295940011739731</text:p>
          </table:table-cell>
          <table:table-cell table:number-columns-repeated="2"/>
        </table:table-row>
        <table:table-row table:style-name="ro1">
          <table:table-cell office:value-type="float" office:value="0.258202254772186" calcext:value-type="float">
            <text:p>0.258202254772186</text:p>
          </table:table-cell>
          <table:table-cell table:number-columns-repeated="2"/>
        </table:table-row>
        <table:table-row table:style-name="ro1">
          <table:table-cell office:value-type="float" office:value="0.295442759990692" calcext:value-type="float">
            <text:p>0.295442759990692</text:p>
          </table:table-cell>
          <table:table-cell table:number-columns-repeated="2"/>
        </table:table-row>
        <table:table-row table:style-name="ro1">
          <table:table-cell office:value-type="float" office:value="0.258685380220413" calcext:value-type="float">
            <text:p>0.258685380220413</text:p>
          </table:table-cell>
          <table:table-cell table:number-columns-repeated="2"/>
        </table:table-row>
        <table:table-row table:style-name="ro1">
          <table:table-cell office:value-type="float" office:value="0.251453876495361" calcext:value-type="float">
            <text:p>0.251453876495361</text:p>
          </table:table-cell>
          <table:table-cell table:number-columns-repeated="2"/>
        </table:table-row>
        <table:table-row table:style-name="ro1">
          <table:table-cell office:value-type="float" office:value="0.255101829767227" calcext:value-type="float">
            <text:p>0.255101829767227</text:p>
          </table:table-cell>
          <table:table-cell table:number-columns-repeated="2"/>
        </table:table-row>
        <table:table-row table:style-name="ro1">
          <table:table-cell office:value-type="float" office:value="0.251256197690964" calcext:value-type="float">
            <text:p>0.251256197690964</text:p>
          </table:table-cell>
          <table:table-cell table:number-columns-repeated="2"/>
        </table:table-row>
        <table:table-row table:style-name="ro1">
          <table:table-cell office:value-type="float" office:value="0.252790093421936" calcext:value-type="float">
            <text:p>0.252790093421936</text:p>
          </table:table-cell>
          <table:table-cell table:number-columns-repeated="2"/>
        </table:table-row>
        <table:table-row table:style-name="ro1">
          <table:table-cell office:value-type="float" office:value="0.324668824672699" calcext:value-type="float">
            <text:p>0.324668824672699</text:p>
          </table:table-cell>
          <table:table-cell table:number-columns-repeated="2"/>
        </table:table-row>
        <table:table-row table:style-name="ro1">
          <table:table-cell office:value-type="float" office:value="0.39058855175972" calcext:value-type="float">
            <text:p>0.39058855175972</text:p>
          </table:table-cell>
          <table:table-cell table:number-columns-repeated="2"/>
        </table:table-row>
        <table:table-row table:style-name="ro1">
          <table:table-cell office:value-type="float" office:value="0.506846070289612" calcext:value-type="float">
            <text:p>0.506846070289612</text:p>
          </table:table-cell>
          <table:table-cell table:number-columns-repeated="2"/>
        </table:table-row>
        <table:table-row table:style-name="ro1">
          <table:table-cell office:value-type="float" office:value="0.325470149517059" calcext:value-type="float">
            <text:p>0.325470149517059</text:p>
          </table:table-cell>
          <table:table-cell table:number-columns-repeated="2"/>
        </table:table-row>
        <table:table-row table:style-name="ro1">
          <table:table-cell office:value-type="float" office:value="0.405465483665466" calcext:value-type="float">
            <text:p>0.405465483665466</text:p>
          </table:table-cell>
          <table:table-cell table:number-columns-repeated="2"/>
        </table:table-row>
        <table:table-row table:style-name="ro1">
          <table:table-cell office:value-type="float" office:value="0.628389716148376" calcext:value-type="float">
            <text:p>0.628389716148376</text:p>
          </table:table-cell>
          <table:table-cell table:number-columns-repeated="2"/>
        </table:table-row>
        <table:table-row table:style-name="ro1">
          <table:table-cell office:value-type="float" office:value="0.32368141412735" calcext:value-type="float">
            <text:p>0.32368141412735</text:p>
          </table:table-cell>
          <table:table-cell table:number-columns-repeated="2"/>
        </table:table-row>
        <table:table-row table:style-name="ro1">
          <table:table-cell office:value-type="float" office:value="0.385222226381302" calcext:value-type="float">
            <text:p>0.385222226381302</text:p>
          </table:table-cell>
          <table:table-cell table:number-columns-repeated="2"/>
        </table:table-row>
        <table:table-row table:style-name="ro1">
          <table:table-cell office:value-type="float" office:value="0.821047306060791" calcext:value-type="float">
            <text:p>0.821047306060791</text:p>
          </table:table-cell>
          <table:table-cell table:number-columns-repeated="2"/>
        </table:table-row>
        <table:table-row table:style-name="ro1">
          <table:table-cell office:value-type="float" office:value="0.327493906021118" calcext:value-type="float">
            <text:p>0.327493906021118</text:p>
          </table:table-cell>
          <table:table-cell table:number-columns-repeated="2"/>
        </table:table-row>
        <table:table-row table:style-name="ro1">
          <table:table-cell office:value-type="float" office:value="0.391310155391693" calcext:value-type="float">
            <text:p>0.391310155391693</text:p>
          </table:table-cell>
          <table:table-cell table:number-columns-repeated="2"/>
        </table:table-row>
        <table:table-row table:style-name="ro1">
          <table:table-cell office:value-type="float" office:value="0.672559678554535" calcext:value-type="float">
            <text:p>0.672559678554535</text:p>
          </table:table-cell>
          <table:table-cell table:number-columns-repeated="2"/>
        </table:table-row>
        <table:table-row table:style-name="ro1">
          <table:table-cell office:value-type="float" office:value="0.33045506477356" calcext:value-type="float">
            <text:p>0.33045506477356</text:p>
          </table:table-cell>
          <table:table-cell table:number-columns-repeated="2"/>
        </table:table-row>
        <table:table-row table:style-name="ro1">
          <table:table-cell office:value-type="float" office:value="0.385383427143097" calcext:value-type="float">
            <text:p>0.385383427143097</text:p>
          </table:table-cell>
          <table:table-cell table:number-columns-repeated="2"/>
        </table:table-row>
        <table:table-row table:style-name="ro1">
          <table:table-cell office:value-type="float" office:value="0.836948990821838" calcext:value-type="float">
            <text:p>0.836948990821838</text:p>
          </table:table-cell>
          <table:table-cell table:number-columns-repeated="2"/>
        </table:table-row>
        <table:table-row table:style-name="ro1">
          <table:table-cell office:value-type="float" office:value="0.328602999448776" calcext:value-type="float">
            <text:p>0.328602999448776</text:p>
          </table:table-cell>
          <table:table-cell table:number-columns-repeated="2"/>
        </table:table-row>
        <table:table-row table:style-name="ro1">
          <table:table-cell office:value-type="float" office:value="0.401110887527466" calcext:value-type="float">
            <text:p>0.401110887527466</text:p>
          </table:table-cell>
          <table:table-cell table:number-columns-repeated="2"/>
        </table:table-row>
        <table:table-row table:style-name="ro1">
          <table:table-cell office:value-type="float" office:value="0.817292392253876" calcext:value-type="float">
            <text:p>0.817292392253876</text:p>
          </table:table-cell>
          <table:table-cell table:number-columns-repeated="2"/>
        </table:table-row>
        <table:table-row table:style-name="ro1">
          <table:table-cell office:value-type="float" office:value="0.329901099205017" calcext:value-type="float">
            <text:p>0.329901099205017</text:p>
          </table:table-cell>
          <table:table-cell table:number-columns-repeated="2"/>
        </table:table-row>
        <table:table-row table:style-name="ro1">
          <table:table-cell office:value-type="float" office:value="0.391561895608902" calcext:value-type="float">
            <text:p>0.391561895608902</text:p>
          </table:table-cell>
          <table:table-cell table:number-columns-repeated="2"/>
        </table:table-row>
        <table:table-row table:style-name="ro1">
          <table:table-cell office:value-type="float" office:value="0.864946722984314" calcext:value-type="float">
            <text:p>0.864946722984314</text:p>
          </table:table-cell>
          <table:table-cell table:number-columns-repeated="2"/>
        </table:table-row>
        <table:table-row table:style-name="ro1">
          <table:table-cell office:value-type="float" office:value="0.330015569925308" calcext:value-type="float">
            <text:p>0.330015569925308</text:p>
          </table:table-cell>
          <table:table-cell table:number-columns-repeated="2"/>
        </table:table-row>
        <table:table-row table:style-name="ro1">
          <table:table-cell office:value-type="float" office:value="0.391280025243759" calcext:value-type="float">
            <text:p>0.391280025243759</text:p>
          </table:table-cell>
          <table:table-cell table:number-columns-repeated="2"/>
        </table:table-row>
        <table:table-row table:style-name="ro1">
          <table:table-cell office:value-type="float" office:value="0.78119158744812" calcext:value-type="float">
            <text:p>0.78119158744812</text:p>
          </table:table-cell>
          <table:table-cell table:number-columns-repeated="2"/>
        </table:table-row>
        <table:table-row table:style-name="ro1">
          <table:table-cell office:value-type="float" office:value="0.330460518598557" calcext:value-type="float">
            <text:p>0.330460518598557</text:p>
          </table:table-cell>
          <table:table-cell table:number-columns-repeated="2"/>
        </table:table-row>
        <table:table-row table:style-name="ro1">
          <table:table-cell office:value-type="float" office:value="0.382004201412201" calcext:value-type="float">
            <text:p>0.382004201412201</text:p>
          </table:table-cell>
          <table:table-cell table:number-columns-repeated="2"/>
        </table:table-row>
        <table:table-row table:style-name="ro1">
          <table:table-cell office:value-type="float" office:value="0.642209827899933" calcext:value-type="float">
            <text:p>0.642209827899933</text:p>
          </table:table-cell>
          <table:table-cell table:number-columns-repeated="2"/>
        </table:table-row>
        <table:table-row table:style-name="ro1">
          <table:table-cell office:value-type="float" office:value="0.33048141002655" calcext:value-type="float">
            <text:p>0.33048141002655</text:p>
          </table:table-cell>
          <table:table-cell table:number-columns-repeated="2"/>
        </table:table-row>
        <table:table-row table:style-name="ro1">
          <table:table-cell office:value-type="float" office:value="0.386080503463745" calcext:value-type="float">
            <text:p>0.386080503463745</text:p>
          </table:table-cell>
          <table:table-cell table:number-columns-repeated="2"/>
        </table:table-row>
        <table:table-row table:style-name="ro1">
          <table:table-cell office:value-type="float" office:value="0.613100290298462" calcext:value-type="float">
            <text:p>0.613100290298462</text:p>
          </table:table-cell>
          <table:table-cell table:number-columns-repeated="2"/>
        </table:table-row>
        <table:table-row table:style-name="ro1">
          <table:table-cell office:value-type="float" office:value="0.331075876951218" calcext:value-type="float">
            <text:p>0.331075876951218</text:p>
          </table:table-cell>
          <table:table-cell table:number-columns-repeated="2"/>
        </table:table-row>
        <table:table-row table:style-name="ro1">
          <table:table-cell office:value-type="float" office:value="0.375822573900223" calcext:value-type="float">
            <text:p>0.375822573900223</text:p>
          </table:table-cell>
          <table:table-cell table:number-columns-repeated="2"/>
        </table:table-row>
        <table:table-row table:style-name="ro1">
          <table:table-cell office:value-type="float" office:value="0.333532094955444" calcext:value-type="float">
            <text:p>0.333532094955444</text:p>
          </table:table-cell>
          <table:table-cell table:number-columns-repeated="2"/>
        </table:table-row>
        <table:table-row table:style-name="ro1">
          <table:table-cell office:value-type="float" office:value="0.368297129869461" calcext:value-type="float">
            <text:p>0.368297129869461</text:p>
          </table:table-cell>
          <table:table-cell table:number-columns-repeated="2"/>
        </table:table-row>
        <table:table-row table:style-name="ro1">
          <table:table-cell office:value-type="float" office:value="0.321255445480347" calcext:value-type="float">
            <text:p>0.321255445480347</text:p>
          </table:table-cell>
          <table:table-cell table:number-columns-repeated="2"/>
        </table:table-row>
        <table:table-row table:style-name="ro1">
          <table:table-cell office:value-type="float" office:value="0.510967493057251" calcext:value-type="float">
            <text:p>0.510967493057251</text:p>
          </table:table-cell>
          <table:table-cell table:number-columns-repeated="2"/>
        </table:table-row>
        <table:table-row table:style-name="ro1">
          <table:table-cell office:value-type="float" office:value="0.318609803915024" calcext:value-type="float">
            <text:p>0.318609803915024</text:p>
          </table:table-cell>
          <table:table-cell table:number-columns-repeated="2"/>
        </table:table-row>
        <table:table-row table:style-name="ro1">
          <table:table-cell office:value-type="float" office:value="0.524609744548798" calcext:value-type="float">
            <text:p>0.524609744548798</text:p>
          </table:table-cell>
          <table:table-cell table:number-columns-repeated="2"/>
        </table:table-row>
        <table:table-row table:style-name="ro1">
          <table:table-cell office:value-type="float" office:value="0.317682445049286" calcext:value-type="float">
            <text:p>0.317682445049286</text:p>
          </table:table-cell>
          <table:table-cell table:number-columns-repeated="2"/>
        </table:table-row>
        <table:table-row table:style-name="ro1">
          <table:table-cell office:value-type="float" office:value="0.519667983055115" calcext:value-type="float">
            <text:p>0.519667983055115</text:p>
          </table:table-cell>
          <table:table-cell table:number-columns-repeated="2"/>
        </table:table-row>
        <table:table-row table:style-name="ro1">
          <table:table-cell office:value-type="float" office:value="0.316808938980103" calcext:value-type="float">
            <text:p>0.316808938980103</text:p>
          </table:table-cell>
          <table:table-cell table:number-columns-repeated="2"/>
        </table:table-row>
        <table:table-row table:style-name="ro1">
          <table:table-cell office:value-type="float" office:value="0.514945328235626" calcext:value-type="float">
            <text:p>0.514945328235626</text:p>
          </table:table-cell>
          <table:table-cell table:number-columns-repeated="2"/>
        </table:table-row>
        <table:table-row table:style-name="ro1">
          <table:table-cell office:value-type="float" office:value="0.316780596971512" calcext:value-type="float">
            <text:p>0.316780596971512</text:p>
          </table:table-cell>
          <table:table-cell table:number-columns-repeated="2"/>
        </table:table-row>
        <table:table-row table:style-name="ro1">
          <table:table-cell office:value-type="float" office:value="0.518460214138031" calcext:value-type="float">
            <text:p>0.518460214138031</text:p>
          </table:table-cell>
          <table:table-cell table:number-columns-repeated="2"/>
        </table:table-row>
        <table:table-row table:style-name="ro1">
          <table:table-cell office:value-type="float" office:value="0.317452788352966" calcext:value-type="float">
            <text:p>0.317452788352966</text:p>
          </table:table-cell>
          <table:table-cell table:number-columns-repeated="2"/>
        </table:table-row>
        <table:table-row table:style-name="ro1">
          <table:table-cell office:value-type="float" office:value="0.531968176364899" calcext:value-type="float">
            <text:p>0.531968176364899</text:p>
          </table:table-cell>
          <table:table-cell table:number-columns-repeated="2"/>
        </table:table-row>
        <table:table-row table:style-name="ro1">
          <table:table-cell office:value-type="float" office:value="0.317049980163574" calcext:value-type="float">
            <text:p>0.317049980163574</text:p>
          </table:table-cell>
          <table:table-cell table:number-columns-repeated="2"/>
        </table:table-row>
        <table:table-row table:style-name="ro1">
          <table:table-cell office:value-type="float" office:value="0.528556942939758" calcext:value-type="float">
            <text:p>0.528556942939758</text:p>
          </table:table-cell>
          <table:table-cell table:number-columns-repeated="2"/>
        </table:table-row>
        <table:table-row table:style-name="ro1">
          <table:table-cell office:value-type="float" office:value="0.316976308822632" calcext:value-type="float">
            <text:p>0.316976308822632</text:p>
          </table:table-cell>
          <table:table-cell table:number-columns-repeated="2"/>
        </table:table-row>
        <table:table-row table:style-name="ro1">
          <table:table-cell office:value-type="float" office:value="0.540397047996521" calcext:value-type="float">
            <text:p>0.540397047996521</text:p>
          </table:table-cell>
          <table:table-cell table:number-columns-repeated="2"/>
        </table:table-row>
        <table:table-row table:style-name="ro1">
          <table:table-cell office:value-type="float" office:value="0.316600412130356" calcext:value-type="float">
            <text:p>0.316600412130356</text:p>
          </table:table-cell>
          <table:table-cell table:number-columns-repeated="2"/>
        </table:table-row>
        <table:table-row table:style-name="ro1">
          <table:table-cell office:value-type="float" office:value="0.537184357643127" calcext:value-type="float">
            <text:p>0.537184357643127</text:p>
          </table:table-cell>
          <table:table-cell table:number-columns-repeated="2"/>
        </table:table-row>
        <table:table-row table:style-name="ro1">
          <table:table-cell office:value-type="float" office:value="0.541281163692474" calcext:value-type="float">
            <text:p>0.541281163692474</text:p>
          </table:table-cell>
          <table:table-cell table:number-columns-repeated="2"/>
        </table:table-row>
        <table:table-row table:style-name="ro1">
          <table:table-cell office:value-type="float" office:value="0.46052560210228" calcext:value-type="float">
            <text:p>0.46052560210228</text:p>
          </table:table-cell>
          <table:table-cell table:number-columns-repeated="2"/>
        </table:table-row>
        <table:table-row table:style-name="ro1">
          <table:table-cell office:value-type="float" office:value="0.478019297122955" calcext:value-type="float">
            <text:p>0.478019297122955</text:p>
          </table:table-cell>
          <table:table-cell table:number-columns-repeated="2"/>
        </table:table-row>
        <table:table-row table:style-name="ro1">
          <table:table-cell office:value-type="float" office:value="0.373410075902939" calcext:value-type="float">
            <text:p>0.373410075902939</text:p>
          </table:table-cell>
          <table:table-cell table:number-columns-repeated="2"/>
        </table:table-row>
        <table:table-row table:style-name="ro1">
          <table:table-cell office:value-type="float" office:value="0.400493800640106" calcext:value-type="float">
            <text:p>0.400493800640106</text:p>
          </table:table-cell>
          <table:table-cell table:number-columns-repeated="2"/>
        </table:table-row>
        <table:table-row table:style-name="ro1">
          <table:table-cell office:value-type="float" office:value="0.367441982030869" calcext:value-type="float">
            <text:p>0.367441982030869</text:p>
          </table:table-cell>
          <table:table-cell table:number-columns-repeated="2"/>
        </table:table-row>
        <table:table-row table:style-name="ro1">
          <table:table-cell office:value-type="float" office:value="0.400169640779495" calcext:value-type="float">
            <text:p>0.400169640779495</text:p>
          </table:table-cell>
          <table:table-cell table:number-columns-repeated="2"/>
        </table:table-row>
        <table:table-row table:style-name="ro1">
          <table:table-cell office:value-type="float" office:value="0.3863725066185" calcext:value-type="float">
            <text:p>0.3863725066185</text:p>
          </table:table-cell>
          <table:table-cell table:number-columns-repeated="2"/>
        </table:table-row>
        <table:table-row table:style-name="ro1">
          <table:table-cell office:value-type="float" office:value="0.34977000951767" calcext:value-type="float">
            <text:p>0.34977000951767</text:p>
          </table:table-cell>
          <table:table-cell table:number-columns-repeated="2"/>
        </table:table-row>
        <table:table-row table:style-name="ro1">
          <table:table-cell office:value-type="float" office:value="0.345644384622574" calcext:value-type="float">
            <text:p>0.345644384622574</text:p>
          </table:table-cell>
          <table:table-cell table:number-columns-repeated="2"/>
        </table:table-row>
        <table:table-row table:style-name="ro1">
          <table:table-cell office:value-type="float" office:value="0.348596215248108" calcext:value-type="float">
            <text:p>0.348596215248108</text:p>
          </table:table-cell>
          <table:table-cell table:number-columns-repeated="2"/>
        </table:table-row>
        <table:table-row table:style-name="ro1">
          <table:table-cell office:value-type="float" office:value="0.379143744707108" calcext:value-type="float">
            <text:p>0.379143744707108</text:p>
          </table:table-cell>
          <table:table-cell table:number-columns-repeated="2"/>
        </table:table-row>
        <table:table-row table:style-name="ro1">
          <table:table-cell office:value-type="float" office:value="0.365246951580048" calcext:value-type="float">
            <text:p>0.365246951580048</text:p>
          </table:table-cell>
          <table:table-cell table:number-columns-repeated="2"/>
        </table:table-row>
        <table:table-row table:style-name="ro1">
          <table:table-cell office:value-type="float" office:value="0.374397575855255" calcext:value-type="float">
            <text:p>0.374397575855255</text:p>
          </table:table-cell>
          <table:table-cell table:number-columns-repeated="2"/>
        </table:table-row>
        <table:table-row table:style-name="ro1">
          <table:table-cell office:value-type="float" office:value="0.379511028528213" calcext:value-type="float">
            <text:p>0.379511028528213</text:p>
          </table:table-cell>
          <table:table-cell table:number-columns-repeated="2"/>
        </table:table-row>
        <table:table-row table:style-name="ro1">
          <table:table-cell office:value-type="float" office:value="0.279652625322342" calcext:value-type="float">
            <text:p>0.279652625322342</text:p>
          </table:table-cell>
          <table:table-cell table:number-columns-repeated="2"/>
        </table:table-row>
        <table:table-row table:style-name="ro1">
          <table:table-cell office:value-type="float" office:value="0.295938014984131" calcext:value-type="float">
            <text:p>0.295938014984131</text:p>
          </table:table-cell>
          <table:table-cell table:number-columns-repeated="2"/>
        </table:table-row>
        <table:table-row table:style-name="ro1">
          <table:table-cell office:value-type="float" office:value="0.296128123998642" calcext:value-type="float">
            <text:p>0.296128123998642</text:p>
          </table:table-cell>
          <table:table-cell table:number-columns-repeated="2"/>
        </table:table-row>
        <table:table-row table:style-name="ro1">
          <table:table-cell office:value-type="float" office:value="0.317060321569443" calcext:value-type="float">
            <text:p>0.317060321569443</text:p>
          </table:table-cell>
          <table:table-cell table:number-columns-repeated="2"/>
        </table:table-row>
        <table:table-row table:style-name="ro1">
          <table:table-cell office:value-type="float" office:value="0.336831033229828" calcext:value-type="float">
            <text:p>0.336831033229828</text:p>
          </table:table-cell>
          <table:table-cell table:number-columns-repeated="2"/>
        </table:table-row>
        <table:table-row table:style-name="ro1">
          <table:table-cell office:value-type="float" office:value="0.359699785709381" calcext:value-type="float">
            <text:p>0.359699785709381</text:p>
          </table:table-cell>
          <table:table-cell table:number-columns-repeated="2"/>
        </table:table-row>
        <table:table-row table:style-name="ro1">
          <table:table-cell office:value-type="float" office:value="0.36179518699646" calcext:value-type="float">
            <text:p>0.36179518699646</text:p>
          </table:table-cell>
          <table:table-cell table:number-columns-repeated="2"/>
        </table:table-row>
        <table:table-row table:style-name="ro1">
          <table:table-cell office:value-type="float" office:value="0.35301947593689" calcext:value-type="float">
            <text:p>0.35301947593689</text:p>
          </table:table-cell>
          <table:table-cell table:number-columns-repeated="2"/>
        </table:table-row>
        <table:table-row table:style-name="ro1">
          <table:table-cell office:value-type="float" office:value="0.369154244661331" calcext:value-type="float">
            <text:p>0.369154244661331</text:p>
          </table:table-cell>
          <table:table-cell table:number-columns-repeated="2"/>
        </table:table-row>
        <table:table-row table:style-name="ro1">
          <table:table-cell office:value-type="float" office:value="0.380290955305099" calcext:value-type="float">
            <text:p>0.380290955305099</text:p>
          </table:table-cell>
          <table:table-cell table:number-columns-repeated="2"/>
        </table:table-row>
        <table:table-row table:style-name="ro1">
          <table:table-cell office:value-type="float" office:value="0.386055946350098" calcext:value-type="float">
            <text:p>0.386055946350098</text:p>
          </table:table-cell>
          <table:table-cell table:number-columns-repeated="2"/>
        </table:table-row>
        <table:table-row table:style-name="ro1">
          <table:table-cell office:value-type="float" office:value="0.381524980068207" calcext:value-type="float">
            <text:p>0.381524980068207</text:p>
          </table:table-cell>
          <table:table-cell table:number-columns-repeated="2"/>
        </table:table-row>
        <table:table-row table:style-name="ro1">
          <table:table-cell office:value-type="float" office:value="0.356997549533844" calcext:value-type="float">
            <text:p>0.356997549533844</text:p>
          </table:table-cell>
          <table:table-cell table:number-columns-repeated="2"/>
        </table:table-row>
        <table:table-row table:style-name="ro1">
          <table:table-cell office:value-type="float" office:value="0.33327916264534" calcext:value-type="float">
            <text:p>0.33327916264534</text:p>
          </table:table-cell>
          <table:table-cell table:number-columns-repeated="2"/>
        </table:table-row>
        <table:table-row table:style-name="ro1">
          <table:table-cell office:value-type="float" office:value="0.366282552480698" calcext:value-type="float">
            <text:p>0.366282552480698</text:p>
          </table:table-cell>
          <table:table-cell table:number-columns-repeated="2"/>
        </table:table-row>
        <table:table-row table:style-name="ro1">
          <table:table-cell office:value-type="float" office:value="0.380881011486053" calcext:value-type="float">
            <text:p>0.380881011486053</text:p>
          </table:table-cell>
          <table:table-cell table:number-columns-repeated="2"/>
        </table:table-row>
        <table:table-row table:style-name="ro1">
          <table:table-cell office:value-type="float" office:value="0.334817349910736" calcext:value-type="float">
            <text:p>0.334817349910736</text:p>
          </table:table-cell>
          <table:table-cell table:number-columns-repeated="2"/>
        </table:table-row>
        <table:table-row table:style-name="ro1">
          <table:table-cell office:value-type="float" office:value="0.336403340101242" calcext:value-type="float">
            <text:p>0.336403340101242</text:p>
          </table:table-cell>
          <table:table-cell table:number-columns-repeated="2"/>
        </table:table-row>
        <table:table-row table:style-name="ro1">
          <table:table-cell office:value-type="float" office:value="0.282840669155121" calcext:value-type="float">
            <text:p>0.282840669155121</text:p>
          </table:table-cell>
          <table:table-cell table:number-columns-repeated="2"/>
        </table:table-row>
        <table:table-row table:style-name="ro1">
          <table:table-cell office:value-type="float" office:value="0.339244514703751" calcext:value-type="float">
            <text:p>0.339244514703751</text:p>
          </table:table-cell>
          <table:table-cell table:number-columns-repeated="2"/>
        </table:table-row>
        <table:table-row table:style-name="ro1">
          <table:table-cell office:value-type="float" office:value="0.755678653717041" calcext:value-type="float">
            <text:p>0.755678653717041</text:p>
          </table:table-cell>
          <table:table-cell table:number-columns-repeated="2"/>
        </table:table-row>
        <table:table-row table:style-name="ro1">
          <table:table-cell office:value-type="float" office:value="0.278028100728989" calcext:value-type="float">
            <text:p>0.278028100728989</text:p>
          </table:table-cell>
          <table:table-cell table:number-columns-repeated="2"/>
        </table:table-row>
        <table:table-row table:style-name="ro1">
          <table:table-cell office:value-type="float" office:value="0.338674962520599" calcext:value-type="float">
            <text:p>0.338674962520599</text:p>
          </table:table-cell>
          <table:table-cell table:number-columns-repeated="2"/>
        </table:table-row>
        <table:table-row table:style-name="ro1">
          <table:table-cell office:value-type="float" office:value="0.844386100769043" calcext:value-type="float">
            <text:p>0.844386100769043</text:p>
          </table:table-cell>
          <table:table-cell table:number-columns-repeated="2"/>
        </table:table-row>
        <table:table-row table:style-name="ro1">
          <table:table-cell office:value-type="float" office:value="0.251472771167755" calcext:value-type="float">
            <text:p>0.251472771167755</text:p>
          </table:table-cell>
          <table:table-cell table:number-columns-repeated="2"/>
        </table:table-row>
        <table:table-row table:style-name="ro1">
          <table:table-cell office:value-type="float" office:value="0.309610933065414" calcext:value-type="float">
            <text:p>0.309610933065414</text:p>
          </table:table-cell>
          <table:table-cell table:number-columns-repeated="2"/>
        </table:table-row>
        <table:table-row table:style-name="ro1">
          <table:table-cell office:value-type="float" office:value="0.902729153633118" calcext:value-type="float">
            <text:p>0.902729153633118</text:p>
          </table:table-cell>
          <table:table-cell table:number-columns-repeated="2"/>
        </table:table-row>
        <table:table-row table:style-name="ro1">
          <table:table-cell office:value-type="float" office:value="0.278543025255203" calcext:value-type="float">
            <text:p>0.278543025255203</text:p>
          </table:table-cell>
          <table:table-cell table:number-columns-repeated="2"/>
        </table:table-row>
        <table:table-row table:style-name="ro1">
          <table:table-cell office:value-type="float" office:value="0.315909624099731" calcext:value-type="float">
            <text:p>0.315909624099731</text:p>
          </table:table-cell>
          <table:table-cell table:number-columns-repeated="2"/>
        </table:table-row>
        <table:table-row table:style-name="ro1">
          <table:table-cell office:value-type="float" office:value="0.9123894572258" calcext:value-type="float">
            <text:p>0.9123894572258</text:p>
          </table:table-cell>
          <table:table-cell table:number-columns-repeated="2"/>
        </table:table-row>
        <table:table-row table:style-name="ro1">
          <table:table-cell office:value-type="float" office:value="0.298235684633255" calcext:value-type="float">
            <text:p>0.298235684633255</text:p>
          </table:table-cell>
          <table:table-cell table:number-columns-repeated="2"/>
        </table:table-row>
        <table:table-row table:style-name="ro1">
          <table:table-cell office:value-type="float" office:value="0.315680205821991" calcext:value-type="float">
            <text:p>0.315680205821991</text:p>
          </table:table-cell>
          <table:table-cell table:number-columns-repeated="2"/>
        </table:table-row>
        <table:table-row table:style-name="ro1">
          <table:table-cell office:value-type="float" office:value="0.885078132152557" calcext:value-type="float">
            <text:p>0.885078132152557</text:p>
          </table:table-cell>
          <table:table-cell table:number-columns-repeated="2"/>
        </table:table-row>
        <table:table-row table:style-name="ro1">
          <table:table-cell office:value-type="float" office:value="0.28523713350296" calcext:value-type="float">
            <text:p>0.28523713350296</text:p>
          </table:table-cell>
          <table:table-cell table:number-columns-repeated="2"/>
        </table:table-row>
        <table:table-row table:style-name="ro1">
          <table:table-cell office:value-type="float" office:value="0.316795021295547" calcext:value-type="float">
            <text:p>0.316795021295547</text:p>
          </table:table-cell>
          <table:table-cell table:number-columns-repeated="2"/>
        </table:table-row>
        <table:table-row table:style-name="ro1">
          <table:table-cell office:value-type="float" office:value="0.927012324333191" calcext:value-type="float">
            <text:p>0.927012324333191</text:p>
          </table:table-cell>
          <table:table-cell table:number-columns-repeated="2"/>
        </table:table-row>
        <table:table-row table:style-name="ro1">
          <table:table-cell office:value-type="float" office:value="0.316243380308151" calcext:value-type="float">
            <text:p>0.316243380308151</text:p>
          </table:table-cell>
          <table:table-cell table:number-columns-repeated="2"/>
        </table:table-row>
        <table:table-row table:style-name="ro1">
          <table:table-cell office:value-type="float" office:value="0.334291636943817" calcext:value-type="float">
            <text:p>0.334291636943817</text:p>
          </table:table-cell>
          <table:table-cell table:number-columns-repeated="2"/>
        </table:table-row>
        <table:table-row table:style-name="ro1">
          <table:table-cell office:value-type="float" office:value="0.916527032852173" calcext:value-type="float">
            <text:p>0.916527032852173</text:p>
          </table:table-cell>
          <table:table-cell table:number-columns-repeated="2"/>
        </table:table-row>
        <table:table-row table:style-name="ro1">
          <table:table-cell office:value-type="float" office:value="0.315597325563431" calcext:value-type="float">
            <text:p>0.315597325563431</text:p>
          </table:table-cell>
          <table:table-cell table:number-columns-repeated="2"/>
        </table:table-row>
        <table:table-row table:style-name="ro1">
          <table:table-cell office:value-type="float" office:value="0.332646369934082" calcext:value-type="float">
            <text:p>0.332646369934082</text:p>
          </table:table-cell>
          <table:table-cell table:number-columns-repeated="2"/>
        </table:table-row>
        <table:table-row table:style-name="ro1">
          <table:table-cell office:value-type="float" office:value="0.602667391300201" calcext:value-type="float">
            <text:p>0.602667391300201</text:p>
          </table:table-cell>
          <table:table-cell table:number-columns-repeated="2"/>
        </table:table-row>
        <table:table-row table:style-name="ro1">
          <table:table-cell office:value-type="float" office:value="0.314971625804901" calcext:value-type="float">
            <text:p>0.314971625804901</text:p>
          </table:table-cell>
          <table:table-cell table:number-columns-repeated="2"/>
        </table:table-row>
        <table:table-row table:style-name="ro1">
          <table:table-cell office:value-type="float" office:value="0.336549341678619" calcext:value-type="float">
            <text:p>0.336549341678619</text:p>
          </table:table-cell>
          <table:table-cell table:number-columns-repeated="2"/>
        </table:table-row>
        <table:table-row table:style-name="ro1">
          <table:table-cell office:value-type="float" office:value="0.693106532096863" calcext:value-type="float">
            <text:p>0.693106532096863</text:p>
          </table:table-cell>
          <table:table-cell table:number-columns-repeated="2"/>
        </table:table-row>
        <table:table-row table:style-name="ro1">
          <table:table-cell office:value-type="float" office:value="0.312630981206894" calcext:value-type="float">
            <text:p>0.312630981206894</text:p>
          </table:table-cell>
          <table:table-cell table:number-columns-repeated="2"/>
        </table:table-row>
        <table:table-row table:style-name="ro1">
          <table:table-cell office:value-type="float" office:value="0.323887676000595" calcext:value-type="float">
            <text:p>0.323887676000595</text:p>
          </table:table-cell>
          <table:table-cell table:number-columns-repeated="2"/>
        </table:table-row>
        <table:table-row table:style-name="ro1">
          <table:table-cell office:value-type="float" office:value="0.66068023443222" calcext:value-type="float">
            <text:p>0.66068023443222</text:p>
          </table:table-cell>
          <table:table-cell table:number-columns-repeated="2"/>
        </table:table-row>
        <table:table-row table:style-name="ro1">
          <table:table-cell office:value-type="float" office:value="0.311332792043686" calcext:value-type="float">
            <text:p>0.311332792043686</text:p>
          </table:table-cell>
          <table:table-cell table:number-columns-repeated="2"/>
        </table:table-row>
        <table:table-row table:style-name="ro1">
          <table:table-cell office:value-type="float" office:value="0.327750980854034" calcext:value-type="float">
            <text:p>0.327750980854034</text:p>
          </table:table-cell>
          <table:table-cell table:number-columns-repeated="2"/>
        </table:table-row>
        <table:table-row table:style-name="ro1">
          <table:table-cell office:value-type="float" office:value="0.792323291301727" calcext:value-type="float">
            <text:p>0.792323291301727</text:p>
          </table:table-cell>
          <table:table-cell table:number-columns-repeated="2"/>
        </table:table-row>
        <table:table-row table:style-name="ro1">
          <table:table-cell office:value-type="float" office:value="0.302919894456863" calcext:value-type="float">
            <text:p>0.302919894456863</text:p>
          </table:table-cell>
          <table:table-cell table:number-columns-repeated="2"/>
        </table:table-row>
        <table:table-row table:style-name="ro1">
          <table:table-cell office:value-type="float" office:value="0.361283123493195" calcext:value-type="float">
            <text:p>0.361283123493195</text:p>
          </table:table-cell>
          <table:table-cell table:number-columns-repeated="2"/>
        </table:table-row>
        <table:table-row table:style-name="ro1">
          <table:table-cell office:value-type="float" office:value="0.726910412311554" calcext:value-type="float">
            <text:p>0.726910412311554</text:p>
          </table:table-cell>
          <table:table-cell table:number-columns-repeated="2"/>
        </table:table-row>
        <table:table-row table:style-name="ro1">
          <table:table-cell office:value-type="float" office:value="0.303292989730835" calcext:value-type="float">
            <text:p>0.303292989730835</text:p>
          </table:table-cell>
          <table:table-cell table:number-columns-repeated="2"/>
        </table:table-row>
        <table:table-row table:style-name="ro1">
          <table:table-cell office:value-type="float" office:value="0.396584928035736" calcext:value-type="float">
            <text:p>0.396584928035736</text:p>
          </table:table-cell>
          <table:table-cell table:number-columns-repeated="2"/>
        </table:table-row>
        <table:table-row table:style-name="ro1">
          <table:table-cell office:value-type="float" office:value="0.763389229774475" calcext:value-type="float">
            <text:p>0.763389229774475</text:p>
          </table:table-cell>
          <table:table-cell table:number-columns-repeated="2"/>
        </table:table-row>
        <table:table-row table:style-name="ro1">
          <table:table-cell office:value-type="float" office:value="0.302607327699661" calcext:value-type="float">
            <text:p>0.302607327699661</text:p>
          </table:table-cell>
          <table:table-cell table:number-columns-repeated="2"/>
        </table:table-row>
        <table:table-row table:style-name="ro1">
          <table:table-cell office:value-type="float" office:value="0.413581877946854" calcext:value-type="float">
            <text:p>0.413581877946854</text:p>
          </table:table-cell>
          <table:table-cell table:number-columns-repeated="2"/>
        </table:table-row>
        <table:table-row table:style-name="ro1">
          <table:table-cell office:value-type="float" office:value="0.899658262729645" calcext:value-type="float">
            <text:p>0.899658262729645</text:p>
          </table:table-cell>
          <table:table-cell table:number-columns-repeated="2"/>
        </table:table-row>
        <table:table-row table:style-name="ro1">
          <table:table-cell office:value-type="float" office:value="0.302716195583343" calcext:value-type="float">
            <text:p>0.302716195583343</text:p>
          </table:table-cell>
          <table:table-cell table:number-columns-repeated="2"/>
        </table:table-row>
        <table:table-row table:style-name="ro1">
          <table:table-cell office:value-type="float" office:value="0.403959453105927" calcext:value-type="float">
            <text:p>0.403959453105927</text:p>
          </table:table-cell>
          <table:table-cell table:number-columns-repeated="2"/>
        </table:table-row>
        <table:table-row table:style-name="ro1">
          <table:table-cell office:value-type="float" office:value="0.864508390426636" calcext:value-type="float">
            <text:p>0.864508390426636</text:p>
          </table:table-cell>
          <table:table-cell table:number-columns-repeated="2"/>
        </table:table-row>
        <table:table-row table:style-name="ro1">
          <table:table-cell office:value-type="float" office:value="0.302672475576401" calcext:value-type="float">
            <text:p>0.302672475576401</text:p>
          </table:table-cell>
          <table:table-cell table:number-columns-repeated="2"/>
        </table:table-row>
        <table:table-row table:style-name="ro1">
          <table:table-cell office:value-type="float" office:value="0.393975555896759" calcext:value-type="float">
            <text:p>0.393975555896759</text:p>
          </table:table-cell>
          <table:table-cell table:number-columns-repeated="2"/>
        </table:table-row>
        <table:table-row table:style-name="ro1">
          <table:table-cell office:value-type="float" office:value="0.853846609592438" calcext:value-type="float">
            <text:p>0.853846609592438</text:p>
          </table:table-cell>
          <table:table-cell table:number-columns-repeated="2"/>
        </table:table-row>
        <table:table-row table:style-name="ro1">
          <table:table-cell office:value-type="float" office:value="0.279561400413513" calcext:value-type="float">
            <text:p>0.279561400413513</text:p>
          </table:table-cell>
          <table:table-cell table:number-columns-repeated="2"/>
        </table:table-row>
        <table:table-row table:style-name="ro1">
          <table:table-cell office:value-type="float" office:value="0.380642831325531" calcext:value-type="float">
            <text:p>0.380642831325531</text:p>
          </table:table-cell>
          <table:table-cell table:number-columns-repeated="2"/>
        </table:table-row>
        <table:table-row table:style-name="ro1">
          <table:table-cell office:value-type="float" office:value="0.904462933540344" calcext:value-type="float">
            <text:p>0.904462933540344</text:p>
          </table:table-cell>
          <table:table-cell table:number-columns-repeated="2"/>
        </table:table-row>
        <table:table-row table:style-name="ro1">
          <table:table-cell office:value-type="float" office:value="0.281311422586441" calcext:value-type="float">
            <text:p>0.281311422586441</text:p>
          </table:table-cell>
          <table:table-cell table:number-columns-repeated="2"/>
        </table:table-row>
        <table:table-row table:style-name="ro1">
          <table:table-cell office:value-type="float" office:value="0.396218806505203" calcext:value-type="float">
            <text:p>0.396218806505203</text:p>
          </table:table-cell>
          <table:table-cell table:number-columns-repeated="2"/>
        </table:table-row>
        <table:table-row table:style-name="ro1">
          <table:table-cell office:value-type="float" office:value="0.899502277374268" calcext:value-type="float">
            <text:p>0.899502277374268</text:p>
          </table:table-cell>
          <table:table-cell table:number-columns-repeated="2"/>
        </table:table-row>
        <table:table-row table:style-name="ro1">
          <table:table-cell office:value-type="float" office:value="0.277524322271347" calcext:value-type="float">
            <text:p>0.277524322271347</text:p>
          </table:table-cell>
          <table:table-cell table:number-columns-repeated="2"/>
        </table:table-row>
        <table:table-row table:style-name="ro1">
          <table:table-cell office:value-type="float" office:value="0.378484398126602" calcext:value-type="float">
            <text:p>0.378484398126602</text:p>
          </table:table-cell>
          <table:table-cell table:number-columns-repeated="2"/>
        </table:table-row>
        <table:table-row table:style-name="ro1">
          <table:table-cell office:value-type="float" office:value="0.855916261672974" calcext:value-type="float">
            <text:p>0.855916261672974</text:p>
          </table:table-cell>
          <table:table-cell table:number-columns-repeated="2"/>
        </table:table-row>
        <table:table-row table:style-name="ro1">
          <table:table-cell office:value-type="float" office:value="0.276994794607162" calcext:value-type="float">
            <text:p>0.276994794607162</text:p>
          </table:table-cell>
          <table:table-cell table:number-columns-repeated="2"/>
        </table:table-row>
        <table:table-row table:style-name="ro1">
          <table:table-cell office:value-type="float" office:value="0.383206367492676" calcext:value-type="float">
            <text:p>0.383206367492676</text:p>
          </table:table-cell>
          <table:table-cell table:number-columns-repeated="2"/>
        </table:table-row>
        <table:table-row table:style-name="ro1">
          <table:table-cell office:value-type="float" office:value="0.822946488857269" calcext:value-type="float">
            <text:p>0.822946488857269</text:p>
          </table:table-cell>
          <table:table-cell table:number-columns-repeated="2"/>
        </table:table-row>
        <table:table-row table:style-name="ro1">
          <table:table-cell office:value-type="float" office:value="0.277363955974579" calcext:value-type="float">
            <text:p>0.277363955974579</text:p>
          </table:table-cell>
          <table:table-cell table:number-columns-repeated="2"/>
        </table:table-row>
        <table:table-row table:style-name="ro1">
          <table:table-cell office:value-type="float" office:value="0.436936438083649" calcext:value-type="float">
            <text:p>0.436936438083649</text:p>
          </table:table-cell>
          <table:table-cell table:number-columns-repeated="2"/>
        </table:table-row>
        <table:table-row table:style-name="ro1">
          <table:table-cell office:value-type="float" office:value="0.277218043804169" calcext:value-type="float">
            <text:p>0.277218043804169</text:p>
          </table:table-cell>
          <table:table-cell table:number-columns-repeated="2"/>
        </table:table-row>
        <table:table-row table:style-name="ro1">
          <table:table-cell office:value-type="float" office:value="0.44325777888298" calcext:value-type="float">
            <text:p>0.44325777888298</text:p>
          </table:table-cell>
          <table:table-cell table:number-columns-repeated="2"/>
        </table:table-row>
        <table:table-row table:style-name="ro1">
          <table:table-cell office:value-type="float" office:value="0.278470724821091" calcext:value-type="float">
            <text:p>0.278470724821091</text:p>
          </table:table-cell>
          <table:table-cell table:number-columns-repeated="2"/>
        </table:table-row>
        <table:table-row table:style-name="ro1">
          <table:table-cell office:value-type="float" office:value="0.440650999546051" calcext:value-type="float">
            <text:p>0.440650999546051</text:p>
          </table:table-cell>
          <table:table-cell table:number-columns-repeated="2"/>
        </table:table-row>
        <table:table-row table:style-name="ro1">
          <table:table-cell office:value-type="float" office:value="0.456023544073105" calcext:value-type="float">
            <text:p>0.456023544073105</text:p>
          </table:table-cell>
          <table:table-cell table:number-columns-repeated="2"/>
        </table:table-row>
        <table:table-row table:style-name="ro1">
          <table:table-cell office:value-type="float" office:value="0.273499608039856" calcext:value-type="float">
            <text:p>0.273499608039856</text:p>
          </table:table-cell>
          <table:table-cell table:number-columns-repeated="2"/>
        </table:table-row>
        <table:table-row table:style-name="ro1">
          <table:table-cell office:value-type="float" office:value="0.395696848630905" calcext:value-type="float">
            <text:p>0.395696848630905</text:p>
          </table:table-cell>
          <table:table-cell table:number-columns-repeated="2"/>
        </table:table-row>
        <table:table-row table:style-name="ro1">
          <table:table-cell office:value-type="float" office:value="0.402518898248673" calcext:value-type="float">
            <text:p>0.402518898248673</text:p>
          </table:table-cell>
          <table:table-cell table:number-columns-repeated="2"/>
        </table:table-row>
        <table:table-row table:style-name="ro1">
          <table:table-cell office:value-type="float" office:value="0.308686971664429" calcext:value-type="float">
            <text:p>0.308686971664429</text:p>
          </table:table-cell>
          <table:table-cell table:number-columns-repeated="2"/>
        </table:table-row>
        <table:table-row table:style-name="ro1">
          <table:table-cell office:value-type="float" office:value="0.326956331729889" calcext:value-type="float">
            <text:p>0.326956331729889</text:p>
          </table:table-cell>
          <table:table-cell table:number-columns-repeated="2"/>
        </table:table-row>
        <table:table-row table:style-name="ro1">
          <table:table-cell office:value-type="float" office:value="0.310908526182175" calcext:value-type="float">
            <text:p>0.310908526182175</text:p>
          </table:table-cell>
          <table:table-cell table:number-columns-repeated="2"/>
        </table:table-row>
        <table:table-row table:style-name="ro1">
          <table:table-cell office:value-type="float" office:value="0.339223593473434" calcext:value-type="float">
            <text:p>0.339223593473434</text:p>
          </table:table-cell>
          <table:table-cell table:number-columns-repeated="2"/>
        </table:table-row>
        <table:table-row table:style-name="ro1">
          <table:table-cell office:value-type="float" office:value="0.290282934904099" calcext:value-type="float">
            <text:p>0.290282934904099</text:p>
          </table:table-cell>
          <table:table-cell table:number-columns-repeated="2"/>
        </table:table-row>
        <table:table-row table:style-name="ro1">
          <table:table-cell office:value-type="float" office:value="0.339273512363434" calcext:value-type="float">
            <text:p>0.339273512363434</text:p>
          </table:table-cell>
          <table:table-cell table:number-columns-repeated="2"/>
        </table:table-row>
        <table:table-row table:style-name="ro1">
          <table:table-cell office:value-type="float" office:value="0.267507582902908" calcext:value-type="float">
            <text:p>0.267507582902908</text:p>
          </table:table-cell>
          <table:table-cell table:number-columns-repeated="2"/>
        </table:table-row>
        <table:table-row table:style-name="ro1">
          <table:table-cell office:value-type="float" office:value="0.329070717096329" calcext:value-type="float">
            <text:p>0.329070717096329</text:p>
          </table:table-cell>
          <table:table-cell table:number-columns-repeated="2"/>
        </table:table-row>
        <table:table-row table:style-name="ro1">
          <table:table-cell office:value-type="float" office:value="0.250087112188339" calcext:value-type="float">
            <text:p>0.250087112188339</text:p>
          </table:table-cell>
          <table:table-cell table:number-columns-repeated="2"/>
        </table:table-row>
        <table:table-row table:style-name="ro1">
          <table:table-cell office:value-type="float" office:value="0.271246463060379" calcext:value-type="float">
            <text:p>0.271246463060379</text:p>
          </table:table-cell>
          <table:table-cell table:number-columns-repeated="2"/>
        </table:table-row>
        <table:table-row table:style-name="ro1">
          <table:table-cell office:value-type="float" office:value="0.328826248645783" calcext:value-type="float">
            <text:p>0.328826248645783</text:p>
          </table:table-cell>
          <table:table-cell table:number-columns-repeated="2"/>
        </table:table-row>
        <table:table-row table:style-name="ro1">
          <table:table-cell office:value-type="float" office:value="0.8740354180336" calcext:value-type="float">
            <text:p>0.8740354180336</text:p>
          </table:table-cell>
          <table:table-cell table:number-columns-repeated="2"/>
        </table:table-row>
        <table:table-row table:style-name="ro1">
          <table:table-cell office:value-type="float" office:value="0.267674267292023" calcext:value-type="float">
            <text:p>0.267674267292023</text:p>
          </table:table-cell>
          <table:table-cell table:number-columns-repeated="2"/>
        </table:table-row>
        <table:table-row table:style-name="ro1">
          <table:table-cell office:value-type="float" office:value="0.328455567359924" calcext:value-type="float">
            <text:p>0.328455567359924</text:p>
          </table:table-cell>
          <table:table-cell table:number-columns-repeated="2"/>
        </table:table-row>
        <table:table-row table:style-name="ro1">
          <table:table-cell office:value-type="float" office:value="0.869229197502136" calcext:value-type="float">
            <text:p>0.869229197502136</text:p>
          </table:table-cell>
          <table:table-cell table:number-columns-repeated="2"/>
        </table:table-row>
        <table:table-row table:style-name="ro1">
          <table:table-cell office:value-type="float" office:value="0.335115313529968" calcext:value-type="float">
            <text:p>0.335115313529968</text:p>
          </table:table-cell>
          <table:table-cell table:number-columns-repeated="2"/>
        </table:table-row>
        <table:table-row table:style-name="ro1">
          <table:table-cell office:value-type="float" office:value="0.530152916908264" calcext:value-type="float">
            <text:p>0.530152916908264</text:p>
          </table:table-cell>
          <table:table-cell table:number-columns-repeated="2"/>
        </table:table-row>
        <table:table-row table:style-name="ro1">
          <table:table-cell office:value-type="float" office:value="0.259944796562195" calcext:value-type="float">
            <text:p>0.259944796562195</text:p>
          </table:table-cell>
          <table:table-cell table:number-columns-repeated="2"/>
        </table:table-row>
        <table:table-row table:style-name="ro1">
          <table:table-cell office:value-type="float" office:value="0.326293408870697" calcext:value-type="float">
            <text:p>0.326293408870697</text:p>
          </table:table-cell>
          <table:table-cell table:number-columns-repeated="2"/>
        </table:table-row>
        <table:table-row table:style-name="ro1">
          <table:table-cell office:value-type="float" office:value="0.284228295087814" calcext:value-type="float">
            <text:p>0.284228295087814</text:p>
          </table:table-cell>
          <table:table-cell table:number-columns-repeated="2"/>
        </table:table-row>
        <table:table-row table:style-name="ro1">
          <table:table-cell office:value-type="float" office:value="0.326136916875839" calcext:value-type="float">
            <text:p>0.326136916875839</text:p>
          </table:table-cell>
          <table:table-cell table:number-columns-repeated="2"/>
        </table:table-row>
        <table:table-row table:style-name="ro1">
          <table:table-cell office:value-type="float" office:value="0.266914874315262" calcext:value-type="float">
            <text:p>0.266914874315262</text:p>
          </table:table-cell>
          <table:table-cell table:number-columns-repeated="2"/>
        </table:table-row>
        <table:table-row table:style-name="ro1">
          <table:table-cell office:value-type="float" office:value="0.328800290822983" calcext:value-type="float">
            <text:p>0.328800290822983</text:p>
          </table:table-cell>
          <table:table-cell table:number-columns-repeated="2"/>
        </table:table-row>
        <table:table-row table:style-name="ro1">
          <table:table-cell office:value-type="float" office:value="0.304758608341217" calcext:value-type="float">
            <text:p>0.304758608341217</text:p>
          </table:table-cell>
          <table:table-cell table:number-columns-repeated="2"/>
        </table:table-row>
        <table:table-row table:style-name="ro1">
          <table:table-cell office:value-type="float" office:value="0.328820735216141" calcext:value-type="float">
            <text:p>0.328820735216141</text:p>
          </table:table-cell>
          <table:table-cell table:number-columns-repeated="2"/>
        </table:table-row>
        <table:table-row table:style-name="ro1">
          <table:table-cell office:value-type="float" office:value="0.286931157112122" calcext:value-type="float">
            <text:p>0.286931157112122</text:p>
          </table:table-cell>
          <table:table-cell table:number-columns-repeated="2"/>
        </table:table-row>
        <table:table-row table:style-name="ro1">
          <table:table-cell office:value-type="float" office:value="0.287209361791611" calcext:value-type="float">
            <text:p>0.287209361791611</text:p>
          </table:table-cell>
          <table:table-cell table:number-columns-repeated="2"/>
        </table:table-row>
        <table:table-row table:style-name="ro1">
          <table:table-cell office:value-type="float" office:value="0.274913430213928" calcext:value-type="float">
            <text:p>0.274913430213928</text:p>
          </table:table-cell>
          <table:table-cell table:number-columns-repeated="2"/>
        </table:table-row>
        <table:table-row table:style-name="ro1">
          <table:table-cell office:value-type="float" office:value="0.286386132240295" calcext:value-type="float">
            <text:p>0.286386132240295</text:p>
          </table:table-cell>
          <table:table-cell table:number-columns-repeated="2"/>
        </table:table-row>
        <table:table-row table:style-name="ro1">
          <table:table-cell office:value-type="float" office:value="0.284605532884598" calcext:value-type="float">
            <text:p>0.284605532884598</text:p>
          </table:table-cell>
          <table:table-cell table:number-columns-repeated="2"/>
        </table:table-row>
        <table:table-row table:style-name="ro1">
          <table:table-cell office:value-type="float" office:value="0.298550546169281" calcext:value-type="float">
            <text:p>0.298550546169281</text:p>
          </table:table-cell>
          <table:table-cell table:number-columns-repeated="2"/>
        </table:table-row>
        <table:table-row table:style-name="ro1">
          <table:table-cell office:value-type="float" office:value="0.282032132148743" calcext:value-type="float">
            <text:p>0.282032132148743</text:p>
          </table:table-cell>
          <table:table-cell table:number-columns-repeated="2"/>
        </table:table-row>
        <table:table-row table:style-name="ro1">
          <table:table-cell office:value-type="float" office:value="0.2957883477211" calcext:value-type="float">
            <text:p>0.2957883477211</text:p>
          </table:table-cell>
          <table:table-cell table:number-columns-repeated="2"/>
        </table:table-row>
        <table:table-row table:style-name="ro1">
          <table:table-cell office:value-type="float" office:value="0.280301660299301" calcext:value-type="float">
            <text:p>0.280301660299301</text:p>
          </table:table-cell>
          <table:table-cell table:number-columns-repeated="2"/>
        </table:table-row>
        <table:table-row table:style-name="ro1">
          <table:table-cell office:value-type="float" office:value="0.301294833421707" calcext:value-type="float">
            <text:p>0.301294833421707</text:p>
          </table:table-cell>
          <table:table-cell table:number-columns-repeated="2"/>
        </table:table-row>
        <table:table-row table:style-name="ro1">
          <table:table-cell office:value-type="float" office:value="0.280439257621765" calcext:value-type="float">
            <text:p>0.280439257621765</text:p>
          </table:table-cell>
          <table:table-cell table:number-columns-repeated="2"/>
        </table:table-row>
        <table:table-row table:style-name="ro1">
          <table:table-cell office:value-type="float" office:value="0.294955968856811" calcext:value-type="float">
            <text:p>0.294955968856811</text:p>
          </table:table-cell>
          <table:table-cell table:number-columns-repeated="2"/>
        </table:table-row>
        <table:table-row table:style-name="ro1">
          <table:table-cell office:value-type="float" office:value="0.280398190021515" calcext:value-type="float">
            <text:p>0.280398190021515</text:p>
          </table:table-cell>
          <table:table-cell table:number-columns-repeated="2"/>
        </table:table-row>
        <table:table-row table:style-name="ro1">
          <table:table-cell office:value-type="float" office:value="0.327223271131515" calcext:value-type="float">
            <text:p>0.327223271131515</text:p>
          </table:table-cell>
          <table:table-cell table:number-columns-repeated="2"/>
        </table:table-row>
        <table:table-row table:style-name="ro1">
          <table:table-cell office:value-type="float" office:value="0.279366016387939" calcext:value-type="float">
            <text:p>0.279366016387939</text:p>
          </table:table-cell>
          <table:table-cell table:number-columns-repeated="2"/>
        </table:table-row>
        <table:table-row table:style-name="ro1">
          <table:table-cell office:value-type="float" office:value="0.31418040394783" calcext:value-type="float">
            <text:p>0.31418040394783</text:p>
          </table:table-cell>
          <table:table-cell table:number-columns-repeated="2"/>
        </table:table-row>
        <table:table-row table:style-name="ro1">
          <table:table-cell office:value-type="float" office:value="0.280546814203262" calcext:value-type="float">
            <text:p>0.280546814203262</text:p>
          </table:table-cell>
          <table:table-cell table:number-columns-repeated="2"/>
        </table:table-row>
        <table:table-row table:style-name="ro1">
          <table:table-cell office:value-type="float" office:value="0.307028472423553" calcext:value-type="float">
            <text:p>0.307028472423553</text:p>
          </table:table-cell>
          <table:table-cell table:number-columns-repeated="2"/>
        </table:table-row>
        <table:table-row table:style-name="ro1">
          <table:table-cell office:value-type="float" office:value="0.280904144048691" calcext:value-type="float">
            <text:p>0.280904144048691</text:p>
          </table:table-cell>
          <table:table-cell table:number-columns-repeated="2"/>
        </table:table-row>
        <table:table-row table:style-name="ro1">
          <table:table-cell office:value-type="float" office:value="0.311494946479797" calcext:value-type="float">
            <text:p>0.311494946479797</text:p>
          </table:table-cell>
          <table:table-cell table:number-columns-repeated="2"/>
        </table:table-row>
        <table:table-row table:style-name="ro1">
          <table:table-cell office:value-type="float" office:value="0.280821830034256" calcext:value-type="float">
            <text:p>0.280821830034256</text:p>
          </table:table-cell>
          <table:table-cell table:number-columns-repeated="2"/>
        </table:table-row>
        <table:table-row table:style-name="ro1">
          <table:table-cell office:value-type="float" office:value="0.294527381658554" calcext:value-type="float">
            <text:p>0.294527381658554</text:p>
          </table:table-cell>
          <table:table-cell table:number-columns-repeated="2"/>
        </table:table-row>
        <table:table-row table:style-name="ro1">
          <table:table-cell office:value-type="float" office:value="0.279740452766418" calcext:value-type="float">
            <text:p>0.279740452766418</text:p>
          </table:table-cell>
          <table:table-cell table:number-columns-repeated="2"/>
        </table:table-row>
        <table:table-row table:style-name="ro1">
          <table:table-cell office:value-type="float" office:value="0.315062403678894" calcext:value-type="float">
            <text:p>0.315062403678894</text:p>
          </table:table-cell>
          <table:table-cell table:number-columns-repeated="2"/>
        </table:table-row>
        <table:table-row table:style-name="ro1">
          <table:table-cell office:value-type="float" office:value="0.274435967206955" calcext:value-type="float">
            <text:p>0.274435967206955</text:p>
          </table:table-cell>
          <table:table-cell table:number-columns-repeated="2"/>
        </table:table-row>
        <table:table-row table:style-name="ro1">
          <table:table-cell office:value-type="float" office:value="0.288538902997971" calcext:value-type="float">
            <text:p>0.288538902997971</text:p>
          </table:table-cell>
          <table:table-cell table:number-columns-repeated="2"/>
        </table:table-row>
        <table:table-row table:style-name="ro1">
          <table:table-cell office:value-type="float" office:value="0.25743368268013" calcext:value-type="float">
            <text:p>0.25743368268013</text:p>
          </table:table-cell>
          <table:table-cell table:number-columns-repeated="2"/>
        </table:table-row>
        <table:table-row table:style-name="ro1">
          <table:table-cell office:value-type="float" office:value="0.288104146718979" calcext:value-type="float">
            <text:p>0.288104146718979</text:p>
          </table:table-cell>
          <table:table-cell table:number-columns-repeated="2"/>
        </table:table-row>
        <table:table-row table:style-name="ro1">
          <table:table-cell office:value-type="float" office:value="0.271195948123932" calcext:value-type="float">
            <text:p>0.271195948123932</text:p>
          </table:table-cell>
          <table:table-cell table:number-columns-repeated="2"/>
        </table:table-row>
        <table:table-row table:style-name="ro1">
          <table:table-cell office:value-type="float" office:value="0.287900418043137" calcext:value-type="float">
            <text:p>0.287900418043137</text:p>
          </table:table-cell>
          <table:table-cell table:number-columns-repeated="2"/>
        </table:table-row>
        <table:table-row table:style-name="ro1">
          <table:table-cell office:value-type="float" office:value="0.28627622127533" calcext:value-type="float">
            <text:p>0.28627622127533</text:p>
          </table:table-cell>
          <table:table-cell table:number-columns-repeated="2"/>
        </table:table-row>
        <table:table-row table:style-name="ro1">
          <table:table-cell office:value-type="float" office:value="0.291303604841232" calcext:value-type="float">
            <text:p>0.291303604841232</text:p>
          </table:table-cell>
          <table:table-cell table:number-columns-repeated="2"/>
        </table:table-row>
        <table:table-row table:style-name="ro1">
          <table:table-cell office:value-type="float" office:value="0.285449236631393" calcext:value-type="float">
            <text:p>0.285449236631393</text:p>
          </table:table-cell>
          <table:table-cell table:number-columns-repeated="2"/>
        </table:table-row>
        <table:table-row table:style-name="ro1">
          <table:table-cell office:value-type="float" office:value="0.292098611593246" calcext:value-type="float">
            <text:p>0.292098611593246</text:p>
          </table:table-cell>
          <table:table-cell table:number-columns-repeated="2"/>
        </table:table-row>
        <table:table-row table:style-name="ro1">
          <table:table-cell office:value-type="float" office:value="0.37066462635994" calcext:value-type="float">
            <text:p>0.37066462635994</text:p>
          </table:table-cell>
          <table:table-cell table:number-columns-repeated="2"/>
        </table:table-row>
        <table:table-row table:style-name="ro1">
          <table:table-cell office:value-type="float" office:value="0.285748183727264" calcext:value-type="float">
            <text:p>0.285748183727264</text:p>
          </table:table-cell>
          <table:table-cell table:number-columns-repeated="2"/>
        </table:table-row>
        <table:table-row table:style-name="ro1">
          <table:table-cell office:value-type="float" office:value="0.298164486885071" calcext:value-type="float">
            <text:p>0.298164486885071</text:p>
          </table:table-cell>
          <table:table-cell table:number-columns-repeated="2"/>
        </table:table-row>
        <table:table-row table:style-name="ro1">
          <table:table-cell office:value-type="float" office:value="0.628413558006287" calcext:value-type="float">
            <text:p>0.628413558006287</text:p>
          </table:table-cell>
          <table:table-cell table:number-columns-repeated="2"/>
        </table:table-row>
        <table:table-row table:style-name="ro1">
          <table:table-cell office:value-type="float" office:value="0.285609811544418" calcext:value-type="float">
            <text:p>0.285609811544418</text:p>
          </table:table-cell>
          <table:table-cell table:number-columns-repeated="2"/>
        </table:table-row>
        <table:table-row table:style-name="ro1">
          <table:table-cell office:value-type="float" office:value="0.292494773864746" calcext:value-type="float">
            <text:p>0.292494773864746</text:p>
          </table:table-cell>
          <table:table-cell table:number-columns-repeated="2"/>
        </table:table-row>
        <table:table-row table:style-name="ro1">
          <table:table-cell office:value-type="float" office:value="0.771032333374023" calcext:value-type="float">
            <text:p>0.771032333374023</text:p>
          </table:table-cell>
          <table:table-cell table:number-columns-repeated="2"/>
        </table:table-row>
        <table:table-row table:style-name="ro1">
          <table:table-cell office:value-type="float" office:value="0.287212610244751" calcext:value-type="float">
            <text:p>0.287212610244751</text:p>
          </table:table-cell>
          <table:table-cell table:number-columns-repeated="2"/>
        </table:table-row>
        <table:table-row table:style-name="ro1">
          <table:table-cell office:value-type="float" office:value="0.287503898143768" calcext:value-type="float">
            <text:p>0.287503898143768</text:p>
          </table:table-cell>
          <table:table-cell table:number-columns-repeated="2"/>
        </table:table-row>
        <table:table-row table:style-name="ro1">
          <table:table-cell office:value-type="float" office:value="0.926689505577087" calcext:value-type="float">
            <text:p>0.926689505577087</text:p>
          </table:table-cell>
          <table:table-cell table:number-columns-repeated="2"/>
        </table:table-row>
        <table:table-row table:style-name="ro1">
          <table:table-cell office:value-type="float" office:value="0.287596166133881" calcext:value-type="float">
            <text:p>0.287596166133881</text:p>
          </table:table-cell>
          <table:table-cell table:number-columns-repeated="2"/>
        </table:table-row>
        <table:table-row table:style-name="ro1">
          <table:table-cell office:value-type="float" office:value="0.305299997329712" calcext:value-type="float">
            <text:p>0.305299997329712</text:p>
          </table:table-cell>
          <table:table-cell table:number-columns-repeated="2"/>
        </table:table-row>
        <table:table-row table:style-name="ro1">
          <table:table-cell office:value-type="float" office:value="0.902357876300812" calcext:value-type="float">
            <text:p>0.902357876300812</text:p>
          </table:table-cell>
          <table:table-cell table:number-columns-repeated="2"/>
        </table:table-row>
        <table:table-row table:style-name="ro1">
          <table:table-cell office:value-type="float" office:value="0.321262151002884" calcext:value-type="float">
            <text:p>0.321262151002884</text:p>
          </table:table-cell>
          <table:table-cell table:number-columns-repeated="2"/>
        </table:table-row>
        <table:table-row table:style-name="ro1">
          <table:table-cell office:value-type="float" office:value="0.58047354221344" calcext:value-type="float">
            <text:p>0.58047354221344</text:p>
          </table:table-cell>
          <table:table-cell table:number-columns-repeated="2"/>
        </table:table-row>
        <table:table-row table:style-name="ro1">
          <table:table-cell office:value-type="float" office:value="0.71921581029892" calcext:value-type="float">
            <text:p>0.71921581029892</text:p>
          </table:table-cell>
          <table:table-cell table:number-columns-repeated="2"/>
        </table:table-row>
        <table:table-row table:style-name="ro1">
          <table:table-cell office:value-type="float" office:value="0.321133077144623" calcext:value-type="float">
            <text:p>0.321133077144623</text:p>
          </table:table-cell>
          <table:table-cell table:number-columns-repeated="2"/>
        </table:table-row>
        <table:table-row table:style-name="ro1">
          <table:table-cell office:value-type="float" office:value="0.561147451400757" calcext:value-type="float">
            <text:p>0.561147451400757</text:p>
          </table:table-cell>
          <table:table-cell table:number-columns-repeated="2"/>
        </table:table-row>
        <table:table-row table:style-name="ro1">
          <table:table-cell office:value-type="float" office:value="0.673961102962494" calcext:value-type="float">
            <text:p>0.673961102962494</text:p>
          </table:table-cell>
          <table:table-cell table:number-columns-repeated="2"/>
        </table:table-row>
        <table:table-row table:style-name="ro1">
          <table:table-cell office:value-type="float" office:value="0.323823630809784" calcext:value-type="float">
            <text:p>0.323823630809784</text:p>
          </table:table-cell>
          <table:table-cell table:number-columns-repeated="2"/>
        </table:table-row>
        <table:table-row table:style-name="ro1">
          <table:table-cell office:value-type="float" office:value="0.544910073280335" calcext:value-type="float">
            <text:p>0.544910073280335</text:p>
          </table:table-cell>
          <table:table-cell table:number-columns-repeated="2"/>
        </table:table-row>
        <table:table-row table:style-name="ro1">
          <table:table-cell office:value-type="float" office:value="0.698006749153137" calcext:value-type="float">
            <text:p>0.698006749153137</text:p>
          </table:table-cell>
          <table:table-cell table:number-columns-repeated="2"/>
        </table:table-row>
        <table:table-row table:style-name="ro1">
          <table:table-cell office:value-type="float" office:value="0.357883214950561" calcext:value-type="float">
            <text:p>0.357883214950561</text:p>
          </table:table-cell>
          <table:table-cell table:number-columns-repeated="2"/>
        </table:table-row>
        <table:table-row table:style-name="ro1">
          <table:table-cell office:value-type="float" office:value="0.585616707801819" calcext:value-type="float">
            <text:p>0.585616707801819</text:p>
          </table:table-cell>
          <table:table-cell table:number-columns-repeated="2"/>
        </table:table-row>
        <table:table-row table:style-name="ro1">
          <table:table-cell office:value-type="float" office:value="0.82646369934082" calcext:value-type="float">
            <text:p>0.82646369934082</text:p>
          </table:table-cell>
          <table:table-cell table:number-columns-repeated="2"/>
        </table:table-row>
        <table:table-row table:style-name="ro1">
          <table:table-cell office:value-type="float" office:value="0.356492966413498" calcext:value-type="float">
            <text:p>0.356492966413498</text:p>
          </table:table-cell>
          <table:table-cell table:number-columns-repeated="2"/>
        </table:table-row>
        <table:table-row table:style-name="ro1">
          <table:table-cell office:value-type="float" office:value="0.56992506980896" calcext:value-type="float">
            <text:p>0.56992506980896</text:p>
          </table:table-cell>
          <table:table-cell table:number-columns-repeated="2"/>
        </table:table-row>
        <table:table-row table:style-name="ro1">
          <table:table-cell office:value-type="float" office:value="0.711752593517303" calcext:value-type="float">
            <text:p>0.711752593517303</text:p>
          </table:table-cell>
          <table:table-cell table:number-columns-repeated="2"/>
        </table:table-row>
        <table:table-row table:style-name="ro1">
          <table:table-cell office:value-type="float" office:value="0.314209818840027" calcext:value-type="float">
            <text:p>0.314209818840027</text:p>
          </table:table-cell>
          <table:table-cell table:number-columns-repeated="2"/>
        </table:table-row>
        <table:table-row table:style-name="ro1">
          <table:table-cell office:value-type="float" office:value="0.35670468211174" calcext:value-type="float">
            <text:p>0.35670468211174</text:p>
          </table:table-cell>
          <table:table-cell table:number-columns-repeated="2"/>
        </table:table-row>
        <table:table-row table:style-name="ro1">
          <table:table-cell office:value-type="float" office:value="0.515359818935394" calcext:value-type="float">
            <text:p>0.515359818935394</text:p>
          </table:table-cell>
          <table:table-cell table:number-columns-repeated="2"/>
        </table:table-row>
        <table:table-row table:style-name="ro1">
          <table:table-cell office:value-type="float" office:value="0.349792540073395" calcext:value-type="float">
            <text:p>0.349792540073395</text:p>
          </table:table-cell>
          <table:table-cell table:number-columns-repeated="2"/>
        </table:table-row>
        <table:table-row table:style-name="ro1">
          <table:table-cell office:value-type="float" office:value="0.542209386825562" calcext:value-type="float">
            <text:p>0.542209386825562</text:p>
          </table:table-cell>
          <table:table-cell table:number-columns-repeated="2"/>
        </table:table-row>
        <table:table-row table:style-name="ro1">
          <table:table-cell office:value-type="float" office:value="0.350520759820938" calcext:value-type="float">
            <text:p>0.350520759820938</text:p>
          </table:table-cell>
          <table:table-cell table:number-columns-repeated="2"/>
        </table:table-row>
        <table:table-row table:style-name="ro1">
          <table:table-cell office:value-type="float" office:value="0.540449798107147" calcext:value-type="float">
            <text:p>0.540449798107147</text:p>
          </table:table-cell>
          <table:table-cell table:number-columns-repeated="2"/>
        </table:table-row>
        <table:table-row table:style-name="ro1">
          <table:table-cell office:value-type="float" office:value="0.345051169395447" calcext:value-type="float">
            <text:p>0.345051169395447</text:p>
          </table:table-cell>
          <table:table-cell table:number-columns-repeated="2"/>
        </table:table-row>
        <table:table-row table:style-name="ro1">
          <table:table-cell office:value-type="float" office:value="0.588995516300201" calcext:value-type="float">
            <text:p>0.588995516300201</text:p>
          </table:table-cell>
          <table:table-cell table:number-columns-repeated="2"/>
        </table:table-row>
        <table:table-row table:style-name="ro1">
          <table:table-cell office:value-type="float" office:value="0.345018297433853" calcext:value-type="float">
            <text:p>0.345018297433853</text:p>
          </table:table-cell>
          <table:table-cell table:number-columns-repeated="2"/>
        </table:table-row>
        <table:table-row table:style-name="ro1">
          <table:table-cell office:value-type="float" office:value="0.591656684875488" calcext:value-type="float">
            <text:p>0.591656684875488</text:p>
          </table:table-cell>
          <table:table-cell table:number-columns-repeated="2"/>
        </table:table-row>
        <table:table-row table:style-name="ro1">
          <table:table-cell office:value-type="float" office:value="0.346016973257065" calcext:value-type="float">
            <text:p>0.346016973257065</text:p>
          </table:table-cell>
          <table:table-cell table:number-columns-repeated="2"/>
        </table:table-row>
        <table:table-row table:style-name="ro1">
          <table:table-cell office:value-type="float" office:value="0.566424787044525" calcext:value-type="float">
            <text:p>0.566424787044525</text:p>
          </table:table-cell>
          <table:table-cell table:number-columns-repeated="2"/>
        </table:table-row>
        <table:table-row table:style-name="ro1">
          <table:table-cell office:value-type="float" office:value="0.346211910247803" calcext:value-type="float">
            <text:p>0.346211910247803</text:p>
          </table:table-cell>
          <table:table-cell table:number-columns-repeated="2"/>
        </table:table-row>
        <table:table-row table:style-name="ro1">
          <table:table-cell office:value-type="float" office:value="0.591488420963287" calcext:value-type="float">
            <text:p>0.591488420963287</text:p>
          </table:table-cell>
          <table:table-cell table:number-columns-repeated="2"/>
        </table:table-row>
        <table:table-row table:style-name="ro1">
          <table:table-cell office:value-type="float" office:value="0.346627950668335" calcext:value-type="float">
            <text:p>0.346627950668335</text:p>
          </table:table-cell>
          <table:table-cell table:number-columns-repeated="2"/>
        </table:table-row>
        <table:table-row table:style-name="ro1">
          <table:table-cell office:value-type="float" office:value="0.616254866123199" calcext:value-type="float">
            <text:p>0.616254866123199</text:p>
          </table:table-cell>
          <table:table-cell table:number-columns-repeated="2"/>
        </table:table-row>
        <table:table-row table:style-name="ro1">
          <table:table-cell office:value-type="float" office:value="0.344375610351562" calcext:value-type="float">
            <text:p>0.344375610351562</text:p>
          </table:table-cell>
          <table:table-cell table:number-columns-repeated="2"/>
        </table:table-row>
        <table:table-row table:style-name="ro1">
          <table:table-cell office:value-type="float" office:value="0.639564990997314" calcext:value-type="float">
            <text:p>0.639564990997314</text:p>
          </table:table-cell>
          <table:table-cell table:number-columns-repeated="2"/>
        </table:table-row>
        <table:table-row table:style-name="ro1">
          <table:table-cell office:value-type="float" office:value="0.345253854990005" calcext:value-type="float">
            <text:p>0.345253854990005</text:p>
          </table:table-cell>
          <table:table-cell table:number-columns-repeated="2"/>
        </table:table-row>
        <table:table-row table:style-name="ro1">
          <table:table-cell office:value-type="float" office:value="0.628502249717712" calcext:value-type="float">
            <text:p>0.628502249717712</text:p>
          </table:table-cell>
          <table:table-cell table:number-columns-repeated="2"/>
        </table:table-row>
        <table:table-row table:style-name="ro1">
          <table:table-cell office:value-type="float" office:value="0.351441949605942" calcext:value-type="float">
            <text:p>0.351441949605942</text:p>
          </table:table-cell>
          <table:table-cell table:number-columns-repeated="2"/>
        </table:table-row>
        <table:table-row table:style-name="ro1">
          <table:table-cell office:value-type="float" office:value="0.629338324069977" calcext:value-type="float">
            <text:p>0.629338324069977</text:p>
          </table:table-cell>
          <table:table-cell table:number-columns-repeated="2"/>
        </table:table-row>
        <table:table-row table:style-name="ro1">
          <table:table-cell office:value-type="float" office:value="0.353969097137451" calcext:value-type="float">
            <text:p>0.353969097137451</text:p>
          </table:table-cell>
          <table:table-cell table:number-columns-repeated="2"/>
        </table:table-row>
        <table:table-row table:style-name="ro1">
          <table:table-cell office:value-type="float" office:value="0.636091411113739" calcext:value-type="float">
            <text:p>0.636091411113739</text:p>
          </table:table-cell>
          <table:table-cell table:number-columns-repeated="2"/>
        </table:table-row>
        <table:table-row table:style-name="ro1">
          <table:table-cell office:value-type="float" office:value="0.353265881538391" calcext:value-type="float">
            <text:p>0.353265881538391</text:p>
          </table:table-cell>
          <table:table-cell table:number-columns-repeated="2"/>
        </table:table-row>
        <table:table-row table:style-name="ro1">
          <table:table-cell office:value-type="float" office:value="0.628691136837006" calcext:value-type="float">
            <text:p>0.628691136837006</text:p>
          </table:table-cell>
          <table:table-cell table:number-columns-repeated="2"/>
        </table:table-row>
        <table:table-row table:style-name="ro1">
          <table:table-cell office:value-type="float" office:value="0.363583445549011" calcext:value-type="float">
            <text:p>0.363583445549011</text:p>
          </table:table-cell>
          <table:table-cell table:number-columns-repeated="2"/>
        </table:table-row>
        <table:table-row table:style-name="ro1">
          <table:table-cell office:value-type="float" office:value="0.650899350643158" calcext:value-type="float">
            <text:p>0.650899350643158</text:p>
          </table:table-cell>
          <table:table-cell table:number-columns-repeated="2"/>
        </table:table-row>
        <table:table-row table:style-name="ro1">
          <table:table-cell office:value-type="float" office:value="0.365531206130982" calcext:value-type="float">
            <text:p>0.365531206130982</text:p>
          </table:table-cell>
          <table:table-cell table:number-columns-repeated="2"/>
        </table:table-row>
        <table:table-row table:style-name="ro1">
          <table:table-cell office:value-type="float" office:value="0.621526300907135" calcext:value-type="float">
            <text:p>0.621526300907135</text:p>
          </table:table-cell>
          <table:table-cell table:number-columns-repeated="2"/>
        </table:table-row>
        <table:table-row table:style-name="ro1">
          <table:table-cell office:value-type="float" office:value="0.365894585847855" calcext:value-type="float">
            <text:p>0.365894585847855</text:p>
          </table:table-cell>
          <table:table-cell table:number-columns-repeated="2"/>
        </table:table-row>
        <table:table-row table:style-name="ro1">
          <table:table-cell office:value-type="float" office:value="0.610754549503326" calcext:value-type="float">
            <text:p>0.610754549503326</text:p>
          </table:table-cell>
          <table:table-cell table:number-columns-repeated="2"/>
        </table:table-row>
        <table:table-row table:style-name="ro1">
          <table:table-cell office:value-type="float" office:value="0.365917146205902" calcext:value-type="float">
            <text:p>0.365917146205902</text:p>
          </table:table-cell>
          <table:table-cell table:number-columns-repeated="2"/>
        </table:table-row>
        <table:table-row table:style-name="ro1">
          <table:table-cell office:value-type="float" office:value="0.42885035276413" calcext:value-type="float">
            <text:p>0.42885035276413</text:p>
          </table:table-cell>
          <table:table-cell table:number-columns-repeated="2"/>
        </table:table-row>
        <table:table-row table:style-name="ro1">
          <table:table-cell office:value-type="float" office:value="0.604498386383057" calcext:value-type="float">
            <text:p>0.604498386383057</text:p>
          </table:table-cell>
          <table:table-cell table:number-columns-repeated="2"/>
        </table:table-row>
        <table:table-row table:style-name="ro1">
          <table:table-cell office:value-type="float" office:value="0.362887561321259" calcext:value-type="float">
            <text:p>0.362887561321259</text:p>
          </table:table-cell>
          <table:table-cell table:number-columns-repeated="2"/>
        </table:table-row>
        <table:table-row table:style-name="ro1">
          <table:table-cell office:value-type="float" office:value="0.584663867950439" calcext:value-type="float">
            <text:p>0.584663867950439</text:p>
          </table:table-cell>
          <table:table-cell table:number-columns-repeated="2"/>
        </table:table-row>
        <table:table-row table:style-name="ro1">
          <table:table-cell office:value-type="float" office:value="0.825956284999847" calcext:value-type="float">
            <text:p>0.825956284999847</text:p>
          </table:table-cell>
          <table:table-cell table:number-columns-repeated="2"/>
        </table:table-row>
        <table:table-row table:style-name="ro1">
          <table:table-cell office:value-type="float" office:value="0.369186848402023" calcext:value-type="float">
            <text:p>0.369186848402023</text:p>
          </table:table-cell>
          <table:table-cell table:number-columns-repeated="2"/>
        </table:table-row>
        <table:table-row table:style-name="ro1">
          <table:table-cell office:value-type="float" office:value="0.573537230491638" calcext:value-type="float">
            <text:p>0.573537230491638</text:p>
          </table:table-cell>
          <table:table-cell table:number-columns-repeated="2"/>
        </table:table-row>
        <table:table-row table:style-name="ro1">
          <table:table-cell office:value-type="float" office:value="0.735616326332092" calcext:value-type="float">
            <text:p>0.735616326332092</text:p>
          </table:table-cell>
          <table:table-cell table:number-columns-repeated="2"/>
        </table:table-row>
        <table:table-row table:style-name="ro1">
          <table:table-cell office:value-type="float" office:value="0.37056902050972" calcext:value-type="float">
            <text:p>0.37056902050972</text:p>
          </table:table-cell>
          <table:table-cell table:number-columns-repeated="2"/>
        </table:table-row>
        <table:table-row table:style-name="ro1">
          <table:table-cell office:value-type="float" office:value="0.557961881160736" calcext:value-type="float">
            <text:p>0.557961881160736</text:p>
          </table:table-cell>
          <table:table-cell table:number-columns-repeated="2"/>
        </table:table-row>
        <table:table-row table:style-name="ro1">
          <table:table-cell office:value-type="float" office:value="0.810092866420746" calcext:value-type="float">
            <text:p>0.810092866420746</text:p>
          </table:table-cell>
          <table:table-cell table:number-columns-repeated="2"/>
        </table:table-row>
        <table:table-row table:style-name="ro1">
          <table:table-cell office:value-type="float" office:value="0.368168473243713" calcext:value-type="float">
            <text:p>0.368168473243713</text:p>
          </table:table-cell>
          <table:table-cell table:number-columns-repeated="2"/>
        </table:table-row>
        <table:table-row table:style-name="ro1">
          <table:table-cell office:value-type="float" office:value="0.572014093399048" calcext:value-type="float">
            <text:p>0.572014093399048</text:p>
          </table:table-cell>
          <table:table-cell table:number-columns-repeated="2"/>
        </table:table-row>
        <table:table-row table:style-name="ro1">
          <table:table-cell office:value-type="float" office:value="0.884564995765686" calcext:value-type="float">
            <text:p>0.884564995765686</text:p>
          </table:table-cell>
          <table:table-cell table:number-columns-repeated="2"/>
        </table:table-row>
        <table:table-row table:style-name="ro1">
          <table:table-cell office:value-type="float" office:value="0.362529188394546" calcext:value-type="float">
            <text:p>0.362529188394546</text:p>
          </table:table-cell>
          <table:table-cell table:number-columns-repeated="2"/>
        </table:table-row>
        <table:table-row table:style-name="ro1">
          <table:table-cell office:value-type="float" office:value="0.553119719028473" calcext:value-type="float">
            <text:p>0.553119719028473</text:p>
          </table:table-cell>
          <table:table-cell table:number-columns-repeated="2"/>
        </table:table-row>
        <table:table-row table:style-name="ro1">
          <table:table-cell office:value-type="float" office:value="0.648502290248871" calcext:value-type="float">
            <text:p>0.648502290248871</text:p>
          </table:table-cell>
          <table:table-cell table:number-columns-repeated="2"/>
        </table:table-row>
        <table:table-row table:style-name="ro1">
          <table:table-cell office:value-type="float" office:value="0.340131014585495" calcext:value-type="float">
            <text:p>0.340131014585495</text:p>
          </table:table-cell>
          <table:table-cell table:number-columns-repeated="2"/>
        </table:table-row>
        <table:table-row table:style-name="ro1">
          <table:table-cell office:value-type="float" office:value="0.494857966899872" calcext:value-type="float">
            <text:p>0.494857966899872</text:p>
          </table:table-cell>
          <table:table-cell table:number-columns-repeated="2"/>
        </table:table-row>
        <table:table-row table:style-name="ro1">
          <table:table-cell office:value-type="float" office:value="0.88303542137146" calcext:value-type="float">
            <text:p>0.88303542137146</text:p>
          </table:table-cell>
          <table:table-cell table:number-columns-repeated="2"/>
        </table:table-row>
        <table:table-row table:style-name="ro1">
          <table:table-cell office:value-type="float" office:value="0.337803304195404" calcext:value-type="float">
            <text:p>0.337803304195404</text:p>
          </table:table-cell>
          <table:table-cell table:number-columns-repeated="2"/>
        </table:table-row>
        <table:table-row table:style-name="ro1">
          <table:table-cell office:value-type="float" office:value="0.468815088272095" calcext:value-type="float">
            <text:p>0.468815088272095</text:p>
          </table:table-cell>
          <table:table-cell table:number-columns-repeated="2"/>
        </table:table-row>
        <table:table-row table:style-name="ro1">
          <table:table-cell office:value-type="float" office:value="0.827250421047211" calcext:value-type="float">
            <text:p>0.827250421047211</text:p>
          </table:table-cell>
          <table:table-cell table:number-columns-repeated="2"/>
        </table:table-row>
        <table:table-row table:style-name="ro1">
          <table:table-cell office:value-type="float" office:value="0.338316351175308" calcext:value-type="float">
            <text:p>0.338316351175308</text:p>
          </table:table-cell>
          <table:table-cell table:number-columns-repeated="2"/>
        </table:table-row>
        <table:table-row table:style-name="ro1">
          <table:table-cell office:value-type="float" office:value="0.459731578826904" calcext:value-type="float">
            <text:p>0.459731578826904</text:p>
          </table:table-cell>
          <table:table-cell table:number-columns-repeated="2"/>
        </table:table-row>
        <table:table-row table:style-name="ro1">
          <table:table-cell office:value-type="float" office:value="0.924107253551483" calcext:value-type="float">
            <text:p>0.924107253551483</text:p>
          </table:table-cell>
          <table:table-cell table:number-columns-repeated="2"/>
        </table:table-row>
        <table:table-row table:style-name="ro1">
          <table:table-cell office:value-type="float" office:value="0.341639816761017" calcext:value-type="float">
            <text:p>0.341639816761017</text:p>
          </table:table-cell>
          <table:table-cell table:number-columns-repeated="2"/>
        </table:table-row>
        <table:table-row table:style-name="ro1">
          <table:table-cell office:value-type="float" office:value="0.47427025437355" calcext:value-type="float">
            <text:p>0.47427025437355</text:p>
          </table:table-cell>
          <table:table-cell table:number-columns-repeated="2"/>
        </table:table-row>
        <table:table-row table:style-name="ro1">
          <table:table-cell office:value-type="float" office:value="0.880756735801697" calcext:value-type="float">
            <text:p>0.880756735801697</text:p>
          </table:table-cell>
          <table:table-cell table:number-columns-repeated="2"/>
        </table:table-row>
        <table:table-row table:style-name="ro1">
          <table:table-cell office:value-type="float" office:value="0.341835886240005" calcext:value-type="float">
            <text:p>0.341835886240005</text:p>
          </table:table-cell>
          <table:table-cell table:number-columns-repeated="2"/>
        </table:table-row>
        <table:table-row table:style-name="ro1">
          <table:table-cell office:value-type="float" office:value="0.464104026556015" calcext:value-type="float">
            <text:p>0.464104026556015</text:p>
          </table:table-cell>
          <table:table-cell table:number-columns-repeated="2"/>
        </table:table-row>
        <table:table-row table:style-name="ro1">
          <table:table-cell office:value-type="float" office:value="0.323277473449707" calcext:value-type="float">
            <text:p>0.323277473449707</text:p>
          </table:table-cell>
          <table:table-cell table:number-columns-repeated="2"/>
        </table:table-row>
        <table:table-row table:style-name="ro1">
          <table:table-cell office:value-type="float" office:value="0.331401109695435" calcext:value-type="float">
            <text:p>0.331401109695435</text:p>
          </table:table-cell>
          <table:table-cell table:number-columns-repeated="2"/>
        </table:table-row>
        <table:table-row table:style-name="ro1">
          <table:table-cell office:value-type="float" office:value="0.339131712913513" calcext:value-type="float">
            <text:p>0.339131712913513</text:p>
          </table:table-cell>
          <table:table-cell table:number-columns-repeated="2"/>
        </table:table-row>
        <table:table-row table:style-name="ro1">
          <table:table-cell office:value-type="float" office:value="0.359991997480392" calcext:value-type="float">
            <text:p>0.359991997480392</text:p>
          </table:table-cell>
          <table:table-cell table:number-columns-repeated="2"/>
        </table:table-row>
        <table:table-row table:style-name="ro1">
          <table:table-cell office:value-type="float" office:value="0.315897405147552" calcext:value-type="float">
            <text:p>0.315897405147552</text:p>
          </table:table-cell>
          <table:table-cell table:number-columns-repeated="2"/>
        </table:table-row>
        <table:table-row table:style-name="ro1">
          <table:table-cell office:value-type="float" office:value="0.310822308063507" calcext:value-type="float">
            <text:p>0.310822308063507</text:p>
          </table:table-cell>
          <table:table-cell table:number-columns-repeated="2"/>
        </table:table-row>
        <table:table-row table:style-name="ro1">
          <table:table-cell office:value-type="float" office:value="0.311179846525192" calcext:value-type="float">
            <text:p>0.311179846525192</text:p>
          </table:table-cell>
          <table:table-cell table:number-columns-repeated="2"/>
        </table:table-row>
        <table:table-row table:style-name="ro1">
          <table:table-cell office:value-type="float" office:value="0.275652796030045" calcext:value-type="float">
            <text:p>0.275652796030045</text:p>
          </table:table-cell>
          <table:table-cell table:number-columns-repeated="2"/>
        </table:table-row>
        <table:table-row table:style-name="ro1">
          <table:table-cell office:value-type="float" office:value="0.701151490211487" calcext:value-type="float">
            <text:p>0.701151490211487</text:p>
          </table:table-cell>
          <table:table-cell table:number-columns-repeated="2"/>
        </table:table-row>
        <table:table-row table:style-name="ro1">
          <table:table-cell office:value-type="float" office:value="0.880453109741211" calcext:value-type="float">
            <text:p>0.880453109741211</text:p>
          </table:table-cell>
          <table:table-cell table:number-columns-repeated="2"/>
        </table:table-row>
        <table:table-row table:style-name="ro1">
          <table:table-cell office:value-type="float" office:value="0.898383796215057" calcext:value-type="float">
            <text:p>0.898383796215057</text:p>
          </table:table-cell>
          <table:table-cell table:number-columns-repeated="2"/>
        </table:table-row>
        <table:table-row table:style-name="ro1">
          <table:table-cell office:value-type="float" office:value="0.910296320915222" calcext:value-type="float">
            <text:p>0.910296320915222</text:p>
          </table:table-cell>
          <table:table-cell table:number-columns-repeated="2"/>
        </table:table-row>
        <table:table-row table:style-name="ro1">
          <table:table-cell office:value-type="float" office:value="0.9057697057724" calcext:value-type="float">
            <text:p>0.9057697057724</text:p>
          </table:table-cell>
          <table:table-cell table:number-columns-repeated="2"/>
        </table:table-row>
        <table:table-row table:style-name="ro1">
          <table:table-cell office:value-type="float" office:value="0.890522539615631" calcext:value-type="float">
            <text:p>0.890522539615631</text:p>
          </table:table-cell>
          <table:table-cell table:number-columns-repeated="2"/>
        </table:table-row>
        <table:table-row table:style-name="ro1">
          <table:table-cell office:value-type="float" office:value="0.896656215190887" calcext:value-type="float">
            <text:p>0.896656215190887</text:p>
          </table:table-cell>
          <table:table-cell table:number-columns-repeated="2"/>
        </table:table-row>
        <table:table-row table:style-name="ro1">
          <table:table-cell office:value-type="float" office:value="0.905323088169098" calcext:value-type="float">
            <text:p>0.905323088169098</text:p>
          </table:table-cell>
          <table:table-cell table:number-columns-repeated="2"/>
        </table:table-row>
        <table:table-row table:style-name="ro1">
          <table:table-cell office:value-type="float" office:value="0.914062261581421" calcext:value-type="float">
            <text:p>0.914062261581421</text:p>
          </table:table-cell>
          <table:table-cell table:number-columns-repeated="2"/>
        </table:table-row>
        <table:table-row table:style-name="ro1">
          <table:table-cell office:value-type="float" office:value="0.913972973823547" calcext:value-type="float">
            <text:p>0.913972973823547</text:p>
          </table:table-cell>
          <table:table-cell table:number-columns-repeated="2"/>
        </table:table-row>
        <table:table-row table:style-name="ro1">
          <table:table-cell office:value-type="float" office:value="0.907852828502655" calcext:value-type="float">
            <text:p>0.907852828502655</text:p>
          </table:table-cell>
          <table:table-cell table:number-columns-repeated="2"/>
        </table:table-row>
        <table:table-row table:style-name="ro1">
          <table:table-cell office:value-type="float" office:value="0.880747854709625" calcext:value-type="float">
            <text:p>0.880747854709625</text:p>
          </table:table-cell>
          <table:table-cell table:number-columns-repeated="2"/>
        </table:table-row>
        <table:table-row table:style-name="ro1">
          <table:table-cell office:value-type="float" office:value="0.486236900091171" calcext:value-type="float">
            <text:p>0.486236900091171</text:p>
          </table:table-cell>
          <table:table-cell table:number-columns-repeated="2"/>
        </table:table-row>
        <table:table-row table:style-name="ro1">
          <table:table-cell office:value-type="float" office:value="0.862704515457153" calcext:value-type="float">
            <text:p>0.862704515457153</text:p>
          </table:table-cell>
          <table:table-cell table:number-columns-repeated="2"/>
        </table:table-row>
        <table:table-row table:style-name="ro1">
          <table:table-cell office:value-type="float" office:value="0.469281166791916" calcext:value-type="float">
            <text:p>0.469281166791916</text:p>
          </table:table-cell>
          <table:table-cell table:number-columns-repeated="2"/>
        </table:table-row>
        <table:table-row table:style-name="ro1">
          <table:table-cell office:value-type="float" office:value="0.863629937171936" calcext:value-type="float">
            <text:p>0.863629937171936</text:p>
          </table:table-cell>
          <table:table-cell table:number-columns-repeated="2"/>
        </table:table-row>
        <table:table-row table:style-name="ro1">
          <table:table-cell office:value-type="float" office:value="0.446842074394226" calcext:value-type="float">
            <text:p>0.446842074394226</text:p>
          </table:table-cell>
          <table:table-cell table:number-columns-repeated="2"/>
        </table:table-row>
        <table:table-row table:style-name="ro1">
          <table:table-cell office:value-type="float" office:value="0.797527551651001" calcext:value-type="float">
            <text:p>0.797527551651001</text:p>
          </table:table-cell>
          <table:table-cell table:number-columns-repeated="2"/>
        </table:table-row>
        <table:table-row table:style-name="ro1">
          <table:table-cell office:value-type="float" office:value="0.438380360603332" calcext:value-type="float">
            <text:p>0.438380360603332</text:p>
          </table:table-cell>
          <table:table-cell table:number-columns-repeated="2"/>
        </table:table-row>
        <table:table-row table:style-name="ro1">
          <table:table-cell office:value-type="float" office:value="0.574925780296326" calcext:value-type="float">
            <text:p>0.574925780296326</text:p>
          </table:table-cell>
          <table:table-cell table:number-columns-repeated="2"/>
        </table:table-row>
        <table:table-row table:style-name="ro1">
          <table:table-cell office:value-type="float" office:value="0.403071224689484" calcext:value-type="float">
            <text:p>0.403071224689484</text:p>
          </table:table-cell>
          <table:table-cell table:number-columns-repeated="2"/>
        </table:table-row>
        <table:table-row table:style-name="ro1">
          <table:table-cell office:value-type="float" office:value="0.335114181041718" calcext:value-type="float">
            <text:p>0.335114181041718</text:p>
          </table:table-cell>
          <table:table-cell table:number-columns-repeated="2"/>
        </table:table-row>
        <table:table-row table:style-name="ro1">
          <table:table-cell office:value-type="float" office:value="0.340820699930191" calcext:value-type="float">
            <text:p>0.340820699930191</text:p>
          </table:table-cell>
          <table:table-cell table:number-columns-repeated="2"/>
        </table:table-row>
        <table:table-row table:style-name="ro1">
          <table:table-cell office:value-type="float" office:value="0.323247075080872" calcext:value-type="float">
            <text:p>0.323247075080872</text:p>
          </table:table-cell>
          <table:table-cell table:number-columns-repeated="2"/>
        </table:table-row>
        <table:table-row table:style-name="ro1">
          <table:table-cell office:value-type="float" office:value="0.301993757486343" calcext:value-type="float">
            <text:p>0.301993757486343</text:p>
          </table:table-cell>
          <table:table-cell table:number-columns-repeated="2"/>
        </table:table-row>
        <table:table-row table:style-name="ro1">
          <table:table-cell office:value-type="float" office:value="0.307480216026306" calcext:value-type="float">
            <text:p>0.307480216026306</text:p>
          </table:table-cell>
          <table:table-cell table:number-columns-repeated="2"/>
        </table:table-row>
        <table:table-row table:style-name="ro1">
          <table:table-cell office:value-type="float" office:value="0.393051326274872" calcext:value-type="float">
            <text:p>0.393051326274872</text:p>
          </table:table-cell>
          <table:table-cell table:number-columns-repeated="2"/>
        </table:table-row>
        <table:table-row table:style-name="ro1">
          <table:table-cell office:value-type="float" office:value="0.333031505346298" calcext:value-type="float">
            <text:p>0.333031505346298</text:p>
          </table:table-cell>
          <table:table-cell table:number-columns-repeated="2"/>
        </table:table-row>
        <table:table-row table:style-name="ro1">
          <table:table-cell office:value-type="float" office:value="0.473867297172546" calcext:value-type="float">
            <text:p>0.473867297172546</text:p>
          </table:table-cell>
          <table:table-cell table:number-columns-repeated="2"/>
        </table:table-row>
        <table:table-row table:style-name="ro1">
          <table:table-cell office:value-type="float" office:value="0.255178362131119" calcext:value-type="float">
            <text:p>0.255178362131119</text:p>
          </table:table-cell>
          <table:table-cell table:number-columns-repeated="2"/>
        </table:table-row>
        <table:table-row table:style-name="ro1">
          <table:table-cell office:value-type="float" office:value="0.269562870264053" calcext:value-type="float">
            <text:p>0.269562870264053</text:p>
          </table:table-cell>
          <table:table-cell table:number-columns-repeated="2"/>
        </table:table-row>
        <table:table-row table:style-name="ro1">
          <table:table-cell office:value-type="float" office:value="0.380189418792725" calcext:value-type="float">
            <text:p>0.380189418792725</text:p>
          </table:table-cell>
          <table:table-cell table:number-columns-repeated="2"/>
        </table:table-row>
        <table:table-row table:style-name="ro1">
          <table:table-cell office:value-type="float" office:value="0.353389292955399" calcext:value-type="float">
            <text:p>0.353389292955399</text:p>
          </table:table-cell>
          <table:table-cell table:number-columns-repeated="2"/>
        </table:table-row>
        <table:table-row table:style-name="ro1">
          <table:table-cell office:value-type="float" office:value="0.377646744251251" calcext:value-type="float">
            <text:p>0.377646744251251</text:p>
          </table:table-cell>
          <table:table-cell table:number-columns-repeated="2"/>
        </table:table-row>
        <table:table-row table:style-name="ro1">
          <table:table-cell office:value-type="float" office:value="0.258531004190445" calcext:value-type="float">
            <text:p>0.258531004190445</text:p>
          </table:table-cell>
          <table:table-cell table:number-columns-repeated="2"/>
        </table:table-row>
        <table:table-row table:style-name="ro1">
          <table:table-cell office:value-type="float" office:value="0.293143600225449" calcext:value-type="float">
            <text:p>0.293143600225449</text:p>
          </table:table-cell>
          <table:table-cell table:number-columns-repeated="2"/>
        </table:table-row>
        <table:table-row table:style-name="ro1">
          <table:table-cell office:value-type="float" office:value="0.299222111701965" calcext:value-type="float">
            <text:p>0.299222111701965</text:p>
          </table:table-cell>
          <table:table-cell table:number-columns-repeated="2"/>
        </table:table-row>
        <table:table-row table:style-name="ro1">
          <table:table-cell office:value-type="float" office:value="0.298468977212906" calcext:value-type="float">
            <text:p>0.298468977212906</text:p>
          </table:table-cell>
          <table:table-cell table:number-columns-repeated="2"/>
        </table:table-row>
        <table:table-row table:style-name="ro1">
          <table:table-cell office:value-type="float" office:value="0.279792010784149" calcext:value-type="float">
            <text:p>0.279792010784149</text:p>
          </table:table-cell>
          <table:table-cell table:number-columns-repeated="2"/>
        </table:table-row>
        <table:table-row table:style-name="ro1">
          <table:table-cell office:value-type="float" office:value="0.280082494020462" calcext:value-type="float">
            <text:p>0.280082494020462</text:p>
          </table:table-cell>
          <table:table-cell table:number-columns-repeated="2"/>
        </table:table-row>
        <table:table-row table:style-name="ro1">
          <table:table-cell office:value-type="float" office:value="0.263839364051819" calcext:value-type="float">
            <text:p>0.263839364051819</text:p>
          </table:table-cell>
          <table:table-cell table:number-columns-repeated="2"/>
        </table:table-row>
        <table:table-row table:style-name="ro1">
          <table:table-cell office:value-type="float" office:value="0.268850982189178" calcext:value-type="float">
            <text:p>0.268850982189178</text:p>
          </table:table-cell>
          <table:table-cell table:number-columns-repeated="2"/>
        </table:table-row>
        <table:table-row table:style-name="ro1">
          <table:table-cell office:value-type="float" office:value="0.250560313463211" calcext:value-type="float">
            <text:p>0.250560313463211</text:p>
          </table:table-cell>
          <table:table-cell table:number-columns-repeated="2"/>
        </table:table-row>
        <table:table-row table:style-name="ro1">
          <table:table-cell office:value-type="float" office:value="0.250812232494354" calcext:value-type="float">
            <text:p>0.250812232494354</text:p>
          </table:table-cell>
          <table:table-cell table:number-columns-repeated="2"/>
        </table:table-row>
        <table:table-row table:style-name="ro1">
          <table:table-cell office:value-type="float" office:value="0.288931131362915" calcext:value-type="float">
            <text:p>0.288931131362915</text:p>
          </table:table-cell>
          <table:table-cell table:number-columns-repeated="2"/>
        </table:table-row>
        <table:table-row table:style-name="ro1">
          <table:table-cell office:value-type="float" office:value="0.34244230389595" calcext:value-type="float">
            <text:p>0.34244230389595</text:p>
          </table:table-cell>
          <table:table-cell table:number-columns-repeated="2"/>
        </table:table-row>
        <table:table-row table:style-name="ro1">
          <table:table-cell office:value-type="float" office:value="0.33930566906929" calcext:value-type="float">
            <text:p>0.33930566906929</text:p>
          </table:table-cell>
          <table:table-cell table:number-columns-repeated="2"/>
        </table:table-row>
        <table:table-row table:style-name="ro1">
          <table:table-cell office:value-type="float" office:value="0.34816762804985" calcext:value-type="float">
            <text:p>0.34816762804985</text:p>
          </table:table-cell>
          <table:table-cell table:number-columns-repeated="2"/>
        </table:table-row>
        <table:table-row table:style-name="ro1">
          <table:table-cell office:value-type="float" office:value="0.38748636841774" calcext:value-type="float">
            <text:p>0.38748636841774</text:p>
          </table:table-cell>
          <table:table-cell table:number-columns-repeated="2"/>
        </table:table-row>
        <table:table-row table:style-name="ro1">
          <table:table-cell office:value-type="float" office:value="0.343756854534149" calcext:value-type="float">
            <text:p>0.343756854534149</text:p>
          </table:table-cell>
          <table:table-cell table:number-columns-repeated="2"/>
        </table:table-row>
        <table:table-row table:style-name="ro1">
          <table:table-cell office:value-type="float" office:value="0.351194947957993" calcext:value-type="float">
            <text:p>0.351194947957993</text:p>
          </table:table-cell>
          <table:table-cell table:number-columns-repeated="2"/>
        </table:table-row>
        <table:table-row table:style-name="ro1">
          <table:table-cell office:value-type="float" office:value="0.346455782651901" calcext:value-type="float">
            <text:p>0.346455782651901</text:p>
          </table:table-cell>
          <table:table-cell table:number-columns-repeated="2"/>
        </table:table-row>
        <table:table-row table:style-name="ro1">
          <table:table-cell office:value-type="float" office:value="0.343722015619278" calcext:value-type="float">
            <text:p>0.343722015619278</text:p>
          </table:table-cell>
          <table:table-cell table:number-columns-repeated="2"/>
        </table:table-row>
        <table:table-row table:style-name="ro1">
          <table:table-cell office:value-type="float" office:value="0.401697635650635" calcext:value-type="float">
            <text:p>0.401697635650635</text:p>
          </table:table-cell>
          <table:table-cell table:number-columns-repeated="2"/>
        </table:table-row>
        <table:table-row table:style-name="ro1">
          <table:table-cell office:value-type="float" office:value="0.397581487894058" calcext:value-type="float">
            <text:p>0.397581487894058</text:p>
          </table:table-cell>
          <table:table-cell table:number-columns-repeated="2"/>
        </table:table-row>
        <table:table-row table:style-name="ro1">
          <table:table-cell office:value-type="float" office:value="0.403928071260452" calcext:value-type="float">
            <text:p>0.403928071260452</text:p>
          </table:table-cell>
          <table:table-cell table:number-columns-repeated="2"/>
        </table:table-row>
        <table:table-row table:style-name="ro1">
          <table:table-cell office:value-type="float" office:value="0.251985430717468" calcext:value-type="float">
            <text:p>0.251985430717468</text:p>
          </table:table-cell>
          <table:table-cell table:number-columns-repeated="2"/>
        </table:table-row>
        <table:table-row table:style-name="ro1">
          <table:table-cell office:value-type="float" office:value="0.306161999702454" calcext:value-type="float">
            <text:p>0.306161999702454</text:p>
          </table:table-cell>
          <table:table-cell table:number-columns-repeated="2"/>
        </table:table-row>
        <table:table-row table:style-name="ro1">
          <table:table-cell office:value-type="float" office:value="0.250390022993088" calcext:value-type="float">
            <text:p>0.250390022993088</text:p>
          </table:table-cell>
          <table:table-cell table:number-columns-repeated="2"/>
        </table:table-row>
        <table:table-row table:style-name="ro1">
          <table:table-cell office:value-type="float" office:value="0.366231292486191" calcext:value-type="float">
            <text:p>0.366231292486191</text:p>
          </table:table-cell>
          <table:table-cell table:number-columns-repeated="2"/>
        </table:table-row>
        <table:table-row table:style-name="ro1">
          <table:table-cell office:value-type="float" office:value="0.251251727342606" calcext:value-type="float">
            <text:p>0.251251727342606</text:p>
          </table:table-cell>
          <table:table-cell table:number-columns-repeated="2"/>
        </table:table-row>
        <table:table-row table:style-name="ro1">
          <table:table-cell office:value-type="float" office:value="0.36352550983429" calcext:value-type="float">
            <text:p>0.36352550983429</text:p>
          </table:table-cell>
          <table:table-cell table:number-columns-repeated="2"/>
        </table:table-row>
        <table:table-row table:style-name="ro1">
          <table:table-cell office:value-type="float" office:value="0.251295834779739" calcext:value-type="float">
            <text:p>0.251295834779739</text:p>
          </table:table-cell>
          <table:table-cell table:number-columns-repeated="2"/>
        </table:table-row>
        <table:table-row table:style-name="ro1">
          <table:table-cell office:value-type="float" office:value="0.360530495643616" calcext:value-type="float">
            <text:p>0.360530495643616</text:p>
          </table:table-cell>
          <table:table-cell table:number-columns-repeated="2"/>
        </table:table-row>
        <table:table-row table:style-name="ro1">
          <table:table-cell office:value-type="float" office:value="0.251279205083847" calcext:value-type="float">
            <text:p>0.251279205083847</text:p>
          </table:table-cell>
          <table:table-cell table:number-columns-repeated="2"/>
        </table:table-row>
        <table:table-row table:style-name="ro1">
          <table:table-cell office:value-type="float" office:value="0.356389045715332" calcext:value-type="float">
            <text:p>0.356389045715332</text:p>
          </table:table-cell>
          <table:table-cell table:number-columns-repeated="2"/>
        </table:table-row>
        <table:table-row table:style-name="ro1">
          <table:table-cell office:value-type="float" office:value="0.437640726566315" calcext:value-type="float">
            <text:p>0.437640726566315</text:p>
          </table:table-cell>
          <table:table-cell table:number-columns-repeated="2"/>
        </table:table-row>
        <table:table-row table:style-name="ro1">
          <table:table-cell office:value-type="float" office:value="0.437487363815308" calcext:value-type="float">
            <text:p>0.437487363815308</text:p>
          </table:table-cell>
          <table:table-cell table:number-columns-repeated="2"/>
        </table:table-row>
        <table:table-row table:style-name="ro1">
          <table:table-cell office:value-type="float" office:value="0.433191388845444" calcext:value-type="float">
            <text:p>0.433191388845444</text:p>
          </table:table-cell>
          <table:table-cell table:number-columns-repeated="2"/>
        </table:table-row>
        <table:table-row table:style-name="ro1">
          <table:table-cell office:value-type="float" office:value="0.414799779653549" calcext:value-type="float">
            <text:p>0.414799779653549</text:p>
          </table:table-cell>
          <table:table-cell table:number-columns-repeated="2"/>
        </table:table-row>
        <table:table-row table:style-name="ro1">
          <table:table-cell office:value-type="float" office:value="0.420796543359757" calcext:value-type="float">
            <text:p>0.420796543359757</text:p>
          </table:table-cell>
          <table:table-cell table:number-columns-repeated="2"/>
        </table:table-row>
        <table:table-row table:style-name="ro1">
          <table:table-cell office:value-type="float" office:value="0.413830518722534" calcext:value-type="float">
            <text:p>0.413830518722534</text:p>
          </table:table-cell>
          <table:table-cell table:number-columns-repeated="2"/>
        </table:table-row>
        <table:table-row table:style-name="ro1">
          <table:table-cell office:value-type="float" office:value="0.413665890693665" calcext:value-type="float">
            <text:p>0.413665890693665</text:p>
          </table:table-cell>
          <table:table-cell table:number-columns-repeated="2"/>
        </table:table-row>
        <table:table-row table:style-name="ro1">
          <table:table-cell office:value-type="float" office:value="0.409847527742386" calcext:value-type="float">
            <text:p>0.409847527742386</text:p>
          </table:table-cell>
          <table:table-cell table:number-columns-repeated="2"/>
        </table:table-row>
        <table:table-row table:style-name="ro1">
          <table:table-cell office:value-type="float" office:value="0.411713272333145" calcext:value-type="float">
            <text:p>0.411713272333145</text:p>
          </table:table-cell>
          <table:table-cell table:number-columns-repeated="2"/>
        </table:table-row>
        <table:table-row table:style-name="ro1">
          <table:table-cell office:value-type="float" office:value="0.411600232124329" calcext:value-type="float">
            <text:p>0.411600232124329</text:p>
          </table:table-cell>
          <table:table-cell table:number-columns-repeated="2"/>
        </table:table-row>
        <table:table-row table:style-name="ro1">
          <table:table-cell office:value-type="float" office:value="0.409939646720886" calcext:value-type="float">
            <text:p>0.409939646720886</text:p>
          </table:table-cell>
          <table:table-cell table:number-columns-repeated="2"/>
        </table:table-row>
        <table:table-row table:style-name="ro1">
          <table:table-cell office:value-type="float" office:value="0.41064527630806" calcext:value-type="float">
            <text:p>0.41064527630806</text:p>
          </table:table-cell>
          <table:table-cell table:number-columns-repeated="2"/>
        </table:table-row>
        <table:table-row table:style-name="ro1">
          <table:table-cell office:value-type="float" office:value="0.413608312606811" calcext:value-type="float">
            <text:p>0.413608312606811</text:p>
          </table:table-cell>
          <table:table-cell table:number-columns-repeated="2"/>
        </table:table-row>
        <table:table-row table:style-name="ro1">
          <table:table-cell office:value-type="float" office:value="0.413662850856781" calcext:value-type="float">
            <text:p>0.413662850856781</text:p>
          </table:table-cell>
          <table:table-cell table:number-columns-repeated="2"/>
        </table:table-row>
        <table:table-row table:style-name="ro1">
          <table:table-cell office:value-type="float" office:value="0.414507031440735" calcext:value-type="float">
            <text:p>0.414507031440735</text:p>
          </table:table-cell>
          <table:table-cell table:number-columns-repeated="2"/>
        </table:table-row>
        <table:table-row table:style-name="ro1">
          <table:table-cell office:value-type="float" office:value="0.373640686273575" calcext:value-type="float">
            <text:p>0.373640686273575</text:p>
          </table:table-cell>
          <table:table-cell table:number-columns-repeated="2"/>
        </table:table-row>
        <table:table-row table:style-name="ro1">
          <table:table-cell office:value-type="float" office:value="0.37624716758728" calcext:value-type="float">
            <text:p>0.37624716758728</text:p>
          </table:table-cell>
          <table:table-cell table:number-columns-repeated="2"/>
        </table:table-row>
        <table:table-row table:style-name="ro1">
          <table:table-cell office:value-type="float" office:value="0.375381380319595" calcext:value-type="float">
            <text:p>0.375381380319595</text:p>
          </table:table-cell>
          <table:table-cell table:number-columns-repeated="2"/>
        </table:table-row>
        <table:table-row table:style-name="ro1">
          <table:table-cell office:value-type="float" office:value="0.375872492790222" calcext:value-type="float">
            <text:p>0.375872492790222</text:p>
          </table:table-cell>
          <table:table-cell table:number-columns-repeated="2"/>
        </table:table-row>
        <table:table-row table:style-name="ro1">
          <table:table-cell office:value-type="float" office:value="0.376753747463226" calcext:value-type="float">
            <text:p>0.376753747463226</text:p>
          </table:table-cell>
          <table:table-cell table:number-columns-repeated="2"/>
        </table:table-row>
        <table:table-row table:style-name="ro1">
          <table:table-cell office:value-type="float" office:value="0.374794125556946" calcext:value-type="float">
            <text:p>0.374794125556946</text:p>
          </table:table-cell>
          <table:table-cell table:number-columns-repeated="2"/>
        </table:table-row>
        <table:table-row table:style-name="ro1">
          <table:table-cell office:value-type="float" office:value="0.372352302074432" calcext:value-type="float">
            <text:p>0.372352302074432</text:p>
          </table:table-cell>
          <table:table-cell table:number-columns-repeated="2"/>
        </table:table-row>
        <table:table-row table:style-name="ro1">
          <table:table-cell office:value-type="float" office:value="0.374260365962982" calcext:value-type="float">
            <text:p>0.374260365962982</text:p>
          </table:table-cell>
          <table:table-cell table:number-columns-repeated="2"/>
        </table:table-row>
        <table:table-row table:style-name="ro1">
          <table:table-cell office:value-type="float" office:value="0.374282687902451" calcext:value-type="float">
            <text:p>0.374282687902451</text:p>
          </table:table-cell>
          <table:table-cell table:number-columns-repeated="2"/>
        </table:table-row>
        <table:table-row table:style-name="ro1">
          <table:table-cell office:value-type="float" office:value="0.374581784009934" calcext:value-type="float">
            <text:p>0.374581784009934</text:p>
          </table:table-cell>
          <table:table-cell table:number-columns-repeated="2"/>
        </table:table-row>
        <table:table-row table:style-name="ro1">
          <table:table-cell office:value-type="float" office:value="0.373540163040161" calcext:value-type="float">
            <text:p>0.373540163040161</text:p>
          </table:table-cell>
          <table:table-cell table:number-columns-repeated="2"/>
        </table:table-row>
        <table:table-row table:style-name="ro1">
          <table:table-cell office:value-type="float" office:value="0.374508649110794" calcext:value-type="float">
            <text:p>0.374508649110794</text:p>
          </table:table-cell>
          <table:table-cell table:number-columns-repeated="2"/>
        </table:table-row>
        <table:table-row table:style-name="ro1">
          <table:table-cell office:value-type="float" office:value="0.401576012372971" calcext:value-type="float">
            <text:p>0.401576012372971</text:p>
          </table:table-cell>
          <table:table-cell table:number-columns-repeated="2"/>
        </table:table-row>
        <table:table-row table:style-name="ro1">
          <table:table-cell office:value-type="float" office:value="0.40573662519455" calcext:value-type="float">
            <text:p>0.40573662519455</text:p>
          </table:table-cell>
          <table:table-cell table:number-columns-repeated="2"/>
        </table:table-row>
        <table:table-row table:style-name="ro1">
          <table:table-cell office:value-type="float" office:value="0.405420809984207" calcext:value-type="float">
            <text:p>0.405420809984207</text:p>
          </table:table-cell>
          <table:table-cell table:number-columns-repeated="2"/>
        </table:table-row>
        <table:table-row table:style-name="ro1">
          <table:table-cell office:value-type="float" office:value="0.404907256364822" calcext:value-type="float">
            <text:p>0.404907256364822</text:p>
          </table:table-cell>
          <table:table-cell table:number-columns-repeated="2"/>
        </table:table-row>
        <table:table-row table:style-name="ro1">
          <table:table-cell office:value-type="float" office:value="0.405683010816574" calcext:value-type="float">
            <text:p>0.405683010816574</text:p>
          </table:table-cell>
          <table:table-cell table:number-columns-repeated="2"/>
        </table:table-row>
        <table:table-row table:style-name="ro1">
          <table:table-cell office:value-type="float" office:value="0.366412997245789" calcext:value-type="float">
            <text:p>0.366412997245789</text:p>
          </table:table-cell>
          <table:table-cell table:number-columns-repeated="2"/>
        </table:table-row>
        <table:table-row table:style-name="ro1">
          <table:table-cell office:value-type="float" office:value="0.359757125377655" calcext:value-type="float">
            <text:p>0.359757125377655</text:p>
          </table:table-cell>
          <table:table-cell table:number-columns-repeated="2"/>
        </table:table-row>
        <table:table-row table:style-name="ro1">
          <table:table-cell office:value-type="float" office:value="0.361153811216354" calcext:value-type="float">
            <text:p>0.361153811216354</text:p>
          </table:table-cell>
          <table:table-cell table:number-columns-repeated="2"/>
        </table:table-row>
        <table:table-row table:style-name="ro1">
          <table:table-cell office:value-type="float" office:value="0.359500855207443" calcext:value-type="float">
            <text:p>0.359500855207443</text:p>
          </table:table-cell>
          <table:table-cell table:number-columns-repeated="2"/>
        </table:table-row>
        <table:table-row table:style-name="ro1">
          <table:table-cell office:value-type="float" office:value="0.357220560312271" calcext:value-type="float">
            <text:p>0.357220560312271</text:p>
          </table:table-cell>
          <table:table-cell table:number-columns-repeated="2"/>
        </table:table-row>
        <table:table-row table:style-name="ro1">
          <table:table-cell office:value-type="float" office:value="0.357440978288651" calcext:value-type="float">
            <text:p>0.357440978288651</text:p>
          </table:table-cell>
          <table:table-cell table:number-columns-repeated="2"/>
        </table:table-row>
        <table:table-row table:style-name="ro1">
          <table:table-cell office:value-type="float" office:value="0.357376426458359" calcext:value-type="float">
            <text:p>0.357376426458359</text:p>
          </table:table-cell>
          <table:table-cell table:number-columns-repeated="2"/>
        </table:table-row>
        <table:table-row table:style-name="ro1">
          <table:table-cell office:value-type="float" office:value="0.278826743364334" calcext:value-type="float">
            <text:p>0.278826743364334</text:p>
          </table:table-cell>
          <table:table-cell table:number-columns-repeated="2"/>
        </table:table-row>
        <table:table-row table:style-name="ro1">
          <table:table-cell office:value-type="float" office:value="0.27539923787117" calcext:value-type="float">
            <text:p>0.27539923787117</text:p>
          </table:table-cell>
          <table:table-cell table:number-columns-repeated="2"/>
        </table:table-row>
        <table:table-row table:style-name="ro1">
          <table:table-cell office:value-type="float" office:value="0.275225341320038" calcext:value-type="float">
            <text:p>0.275225341320038</text:p>
          </table:table-cell>
          <table:table-cell table:number-columns-repeated="2"/>
        </table:table-row>
        <table:table-row table:style-name="ro1">
          <table:table-cell office:value-type="float" office:value="0.280711472034454" calcext:value-type="float">
            <text:p>0.280711472034454</text:p>
          </table:table-cell>
          <table:table-cell table:number-columns-repeated="2"/>
        </table:table-row>
        <table:table-row table:style-name="ro1">
          <table:table-cell office:value-type="float" office:value="0.279740631580353" calcext:value-type="float">
            <text:p>0.279740631580353</text:p>
          </table:table-cell>
          <table:table-cell table:number-columns-repeated="2"/>
        </table:table-row>
        <table:table-row table:style-name="ro1">
          <table:table-cell office:value-type="float" office:value="0.274402499198914" calcext:value-type="float">
            <text:p>0.274402499198914</text:p>
          </table:table-cell>
          <table:table-cell table:number-columns-repeated="2"/>
        </table:table-row>
        <table:table-row table:style-name="ro1">
          <table:table-cell office:value-type="float" office:value="0.272730261087418" calcext:value-type="float">
            <text:p>0.272730261087418</text:p>
          </table:table-cell>
          <table:table-cell table:number-columns-repeated="2"/>
        </table:table-row>
        <table:table-row table:style-name="ro1">
          <table:table-cell office:value-type="float" office:value="0.275821477174759" calcext:value-type="float">
            <text:p>0.275821477174759</text:p>
          </table:table-cell>
          <table:table-cell table:number-columns-repeated="2"/>
        </table:table-row>
        <table:table-row table:style-name="ro1">
          <table:table-cell office:value-type="float" office:value="0.27534618973732" calcext:value-type="float">
            <text:p>0.27534618973732</text:p>
          </table:table-cell>
          <table:table-cell table:number-columns-repeated="2"/>
        </table:table-row>
        <table:table-row table:style-name="ro1">
          <table:table-cell office:value-type="float" office:value="0.273423612117767" calcext:value-type="float">
            <text:p>0.273423612117767</text:p>
          </table:table-cell>
          <table:table-cell table:number-columns-repeated="2"/>
        </table:table-row>
        <table:table-row table:style-name="ro1">
          <table:table-cell office:value-type="float" office:value="0.27436825633049" calcext:value-type="float">
            <text:p>0.27436825633049</text:p>
          </table:table-cell>
          <table:table-cell table:number-columns-repeated="2"/>
        </table:table-row>
        <table:table-row table:style-name="ro1">
          <table:table-cell office:value-type="float" office:value="0.266404062509537" calcext:value-type="float">
            <text:p>0.266404062509537</text:p>
          </table:table-cell>
          <table:table-cell table:number-columns-repeated="2"/>
        </table:table-row>
        <table:table-row table:style-name="ro1">
          <table:table-cell office:value-type="float" office:value="0.287513166666031" calcext:value-type="float">
            <text:p>0.287513166666031</text:p>
          </table:table-cell>
          <table:table-cell table:number-columns-repeated="2"/>
        </table:table-row>
        <table:table-row table:style-name="ro1">
          <table:table-cell office:value-type="float" office:value="0.287193149328232" calcext:value-type="float">
            <text:p>0.287193149328232</text:p>
          </table:table-cell>
          <table:table-cell table:number-columns-repeated="2"/>
        </table:table-row>
        <table:table-row table:style-name="ro1">
          <table:table-cell office:value-type="float" office:value="0.289488404989243" calcext:value-type="float">
            <text:p>0.289488404989243</text:p>
          </table:table-cell>
          <table:table-cell table:number-columns-repeated="2"/>
        </table:table-row>
        <table:table-row table:style-name="ro1">
          <table:table-cell office:value-type="float" office:value="0.29380077123642" calcext:value-type="float">
            <text:p>0.29380077123642</text:p>
          </table:table-cell>
          <table:table-cell table:number-columns-repeated="2"/>
        </table:table-row>
        <table:table-row table:style-name="ro1">
          <table:table-cell office:value-type="float" office:value="0.295279145240784" calcext:value-type="float">
            <text:p>0.295279145240784</text:p>
          </table:table-cell>
          <table:table-cell table:number-columns-repeated="2"/>
        </table:table-row>
        <table:table-row table:style-name="ro1">
          <table:table-cell office:value-type="float" office:value="0.295491814613342" calcext:value-type="float">
            <text:p>0.295491814613342</text:p>
          </table:table-cell>
          <table:table-cell table:number-columns-repeated="2"/>
        </table:table-row>
        <table:table-row table:style-name="ro1">
          <table:table-cell office:value-type="float" office:value="0.295843631029129" calcext:value-type="float">
            <text:p>0.295843631029129</text:p>
          </table:table-cell>
          <table:table-cell table:number-columns-repeated="2"/>
        </table:table-row>
        <table:table-row table:style-name="ro1">
          <table:table-cell office:value-type="float" office:value="0.296388387680054" calcext:value-type="float">
            <text:p>0.296388387680054</text:p>
          </table:table-cell>
          <table:table-cell table:number-columns-repeated="2"/>
        </table:table-row>
        <table:table-row table:style-name="ro1">
          <table:table-cell office:value-type="float" office:value="0.296915054321289" calcext:value-type="float">
            <text:p>0.296915054321289</text:p>
          </table:table-cell>
          <table:table-cell table:number-columns-repeated="2"/>
        </table:table-row>
        <table:table-row table:style-name="ro1">
          <table:table-cell office:value-type="float" office:value="0.296982377767563" calcext:value-type="float">
            <text:p>0.296982377767563</text:p>
          </table:table-cell>
          <table:table-cell table:number-columns-repeated="2"/>
        </table:table-row>
        <table:table-row table:style-name="ro1">
          <table:table-cell office:value-type="float" office:value="0.296817004680634" calcext:value-type="float">
            <text:p>0.296817004680634</text:p>
          </table:table-cell>
          <table:table-cell table:number-columns-repeated="2"/>
        </table:table-row>
        <table:table-row table:style-name="ro1">
          <table:table-cell office:value-type="float" office:value="0.29709193110466" calcext:value-type="float">
            <text:p>0.29709193110466</text:p>
          </table:table-cell>
          <table:table-cell table:number-columns-repeated="2"/>
        </table:table-row>
        <table:table-row table:style-name="ro1">
          <table:table-cell office:value-type="float" office:value="0.259286463260651" calcext:value-type="float">
            <text:p>0.259286463260651</text:p>
          </table:table-cell>
          <table:table-cell table:number-columns-repeated="2"/>
        </table:table-row>
        <table:table-row table:style-name="ro1">
          <table:table-cell office:value-type="float" office:value="0.251705765724182" calcext:value-type="float">
            <text:p>0.251705765724182</text:p>
          </table:table-cell>
          <table:table-cell table:number-columns-repeated="2"/>
        </table:table-row>
        <table:table-row table:style-name="ro1">
          <table:table-cell office:value-type="float" office:value="0.251063585281372" calcext:value-type="float">
            <text:p>0.251063585281372</text:p>
          </table:table-cell>
          <table:table-cell table:number-columns-repeated="2"/>
        </table:table-row>
        <table:table-row table:style-name="ro1">
          <table:table-cell office:value-type="float" office:value="0.251232594251633" calcext:value-type="float">
            <text:p>0.251232594251633</text:p>
          </table:table-cell>
          <table:table-cell table:number-columns-repeated="2"/>
        </table:table-row>
        <table:table-row table:style-name="ro1">
          <table:table-cell office:value-type="float" office:value="0.283348023891449" calcext:value-type="float">
            <text:p>0.283348023891449</text:p>
          </table:table-cell>
          <table:table-cell table:number-columns-repeated="2"/>
        </table:table-row>
        <table:table-row table:style-name="ro1">
          <table:table-cell office:value-type="float" office:value="0.279331833124161" calcext:value-type="float">
            <text:p>0.279331833124161</text:p>
          </table:table-cell>
          <table:table-cell table:number-columns-repeated="2"/>
        </table:table-row>
        <table:table-row table:style-name="ro1">
          <table:table-cell office:value-type="float" office:value="0.275972813367844" calcext:value-type="float">
            <text:p>0.275972813367844</text:p>
          </table:table-cell>
          <table:table-cell table:number-columns-repeated="2"/>
        </table:table-row>
        <table:table-row table:style-name="ro1">
          <table:table-cell office:value-type="float" office:value="0.274180948734283" calcext:value-type="float">
            <text:p>0.274180948734283</text:p>
          </table:table-cell>
          <table:table-cell table:number-columns-repeated="2"/>
        </table:table-row>
        <table:table-row table:style-name="ro1">
          <table:table-cell office:value-type="float" office:value="0.273259371519089" calcext:value-type="float">
            <text:p>0.273259371519089</text:p>
          </table:table-cell>
          <table:table-cell table:number-columns-repeated="2"/>
        </table:table-row>
        <table:table-row table:style-name="ro1">
          <table:table-cell office:value-type="float" office:value="0.274934768676758" calcext:value-type="float">
            <text:p>0.274934768676758</text:p>
          </table:table-cell>
          <table:table-cell table:number-columns-repeated="2"/>
        </table:table-row>
        <table:table-row table:style-name="ro1">
          <table:table-cell office:value-type="float" office:value="0.275850653648376" calcext:value-type="float">
            <text:p>0.275850653648376</text:p>
          </table:table-cell>
          <table:table-cell table:number-columns-repeated="2"/>
        </table:table-row>
        <table:table-row table:style-name="ro1">
          <table:table-cell office:value-type="float" office:value="0.27795746922493" calcext:value-type="float">
            <text:p>0.27795746922493</text:p>
          </table:table-cell>
          <table:table-cell table:number-columns-repeated="2"/>
        </table:table-row>
        <table:table-row table:style-name="ro1">
          <table:table-cell office:value-type="float" office:value="0.277695327997208" calcext:value-type="float">
            <text:p>0.277695327997208</text:p>
          </table:table-cell>
          <table:table-cell table:number-columns-repeated="2"/>
        </table:table-row>
        <table:table-row table:style-name="ro1">
          <table:table-cell office:value-type="float" office:value="0.278346180915833" calcext:value-type="float">
            <text:p>0.278346180915833</text:p>
          </table:table-cell>
          <table:table-cell table:number-columns-repeated="2"/>
        </table:table-row>
        <table:table-row table:style-name="ro1">
          <table:table-cell office:value-type="float" office:value="0.275566786527634" calcext:value-type="float">
            <text:p>0.275566786527634</text:p>
          </table:table-cell>
          <table:table-cell table:number-columns-repeated="2"/>
        </table:table-row>
        <table:table-row table:style-name="ro1">
          <table:table-cell office:value-type="float" office:value="0.251251578330994" calcext:value-type="float">
            <text:p>0.251251578330994</text:p>
          </table:table-cell>
          <table:table-cell table:number-columns-repeated="2"/>
        </table:table-row>
        <table:table-row table:style-name="ro1">
          <table:table-cell office:value-type="float" office:value="0.252922475337982" calcext:value-type="float">
            <text:p>0.252922475337982</text:p>
          </table:table-cell>
          <table:table-cell table:number-columns-repeated="2"/>
        </table:table-row>
        <table:table-row table:style-name="ro1">
          <table:table-cell office:value-type="float" office:value="0.253673255443573" calcext:value-type="float">
            <text:p>0.253673255443573</text:p>
          </table:table-cell>
          <table:table-cell table:number-columns-repeated="2"/>
        </table:table-row>
        <table:table-row table:style-name="ro1">
          <table:table-cell office:value-type="float" office:value="0.252541571855545" calcext:value-type="float">
            <text:p>0.252541571855545</text:p>
          </table:table-cell>
          <table:table-cell table:number-columns-repeated="2"/>
        </table:table-row>
        <table:table-row table:style-name="ro1">
          <table:table-cell office:value-type="float" office:value="0.297435939311981" calcext:value-type="float">
            <text:p>0.297435939311981</text:p>
          </table:table-cell>
          <table:table-cell table:number-columns-repeated="2"/>
        </table:table-row>
        <table:table-row table:style-name="ro1">
          <table:table-cell office:value-type="float" office:value="0.298133224248886" calcext:value-type="float">
            <text:p>0.298133224248886</text:p>
          </table:table-cell>
          <table:table-cell table:number-columns-repeated="2"/>
        </table:table-row>
        <table:table-row table:style-name="ro1">
          <table:table-cell office:value-type="float" office:value="0.299008578062057" calcext:value-type="float">
            <text:p>0.299008578062057</text:p>
          </table:table-cell>
          <table:table-cell table:number-columns-repeated="2"/>
        </table:table-row>
        <table:table-row table:style-name="ro1">
          <table:table-cell office:value-type="float" office:value="0.298192501068115" calcext:value-type="float">
            <text:p>0.298192501068115</text:p>
          </table:table-cell>
          <table:table-cell table:number-columns-repeated="2"/>
        </table:table-row>
        <table:table-row table:style-name="ro1">
          <table:table-cell office:value-type="float" office:value="0.298710644245148" calcext:value-type="float">
            <text:p>0.298710644245148</text:p>
          </table:table-cell>
          <table:table-cell table:number-columns-repeated="2"/>
        </table:table-row>
        <table:table-row table:style-name="ro1">
          <table:table-cell office:value-type="float" office:value="0.270317524671555" calcext:value-type="float">
            <text:p>0.270317524671555</text:p>
          </table:table-cell>
          <table:table-cell table:number-columns-repeated="2"/>
        </table:table-row>
        <table:table-row table:style-name="ro1">
          <table:table-cell office:value-type="float" office:value="0.266881346702576" calcext:value-type="float">
            <text:p>0.266881346702576</text:p>
          </table:table-cell>
          <table:table-cell table:number-columns-repeated="2"/>
        </table:table-row>
        <table:table-row table:style-name="ro1">
          <table:table-cell office:value-type="float" office:value="0.266838312149048" calcext:value-type="float">
            <text:p>0.266838312149048</text:p>
          </table:table-cell>
          <table:table-cell table:number-columns-repeated="2"/>
        </table:table-row>
        <table:table-row table:style-name="ro1">
          <table:table-cell office:value-type="float" office:value="0.266668915748596" calcext:value-type="float">
            <text:p>0.266668915748596</text:p>
          </table:table-cell>
          <table:table-cell table:number-columns-repeated="2"/>
        </table:table-row>
        <table:table-row table:style-name="ro1">
          <table:table-cell office:value-type="float" office:value="0.268191993236542" calcext:value-type="float">
            <text:p>0.268191993236542</text:p>
          </table:table-cell>
          <table:table-cell table:number-columns-repeated="2"/>
        </table:table-row>
        <table:table-row table:style-name="ro1">
          <table:table-cell office:value-type="float" office:value="0.3195860683918" calcext:value-type="float">
            <text:p>0.3195860683918</text:p>
          </table:table-cell>
          <table:table-cell table:number-columns-repeated="2"/>
        </table:table-row>
        <table:table-row table:style-name="ro1">
          <table:table-cell office:value-type="float" office:value="0.312761574983597" calcext:value-type="float">
            <text:p>0.312761574983597</text:p>
          </table:table-cell>
          <table:table-cell table:number-columns-repeated="2"/>
        </table:table-row>
        <table:table-row table:style-name="ro1">
          <table:table-cell office:value-type="float" office:value="0.312838047742844" calcext:value-type="float">
            <text:p>0.312838047742844</text:p>
          </table:table-cell>
          <table:table-cell table:number-columns-repeated="2"/>
        </table:table-row>
        <table:table-row table:style-name="ro1">
          <table:table-cell office:value-type="float" office:value="0.31396871805191" calcext:value-type="float">
            <text:p>0.31396871805191</text:p>
          </table:table-cell>
          <table:table-cell table:number-columns-repeated="2"/>
        </table:table-row>
        <table:table-row table:style-name="ro1">
          <table:table-cell office:value-type="float" office:value="0.316981494426727" calcext:value-type="float">
            <text:p>0.316981494426727</text:p>
          </table:table-cell>
          <table:table-cell table:number-columns-repeated="2"/>
        </table:table-row>
        <table:table-row table:style-name="ro1">
          <table:table-cell office:value-type="float" office:value="0.31198439002037" calcext:value-type="float">
            <text:p>0.31198439002037</text:p>
          </table:table-cell>
          <table:table-cell table:number-columns-repeated="2"/>
        </table:table-row>
        <table:table-row table:style-name="ro1">
          <table:table-cell office:value-type="float" office:value="0.317127823829651" calcext:value-type="float">
            <text:p>0.317127823829651</text:p>
          </table:table-cell>
          <table:table-cell table:number-columns-repeated="2"/>
        </table:table-row>
        <table:table-row table:style-name="ro1">
          <table:table-cell office:value-type="float" office:value="0.314320772886276" calcext:value-type="float">
            <text:p>0.314320772886276</text:p>
          </table:table-cell>
          <table:table-cell table:number-columns-repeated="2"/>
        </table:table-row>
        <table:table-row table:style-name="ro1">
          <table:table-cell office:value-type="float" office:value="0.314357757568359" calcext:value-type="float">
            <text:p>0.314357757568359</text:p>
          </table:table-cell>
          <table:table-cell table:number-columns-repeated="2"/>
        </table:table-row>
        <table:table-row table:style-name="ro1">
          <table:table-cell office:value-type="float" office:value="0.314024776220322" calcext:value-type="float">
            <text:p>0.314024776220322</text:p>
          </table:table-cell>
          <table:table-cell table:number-columns-repeated="2"/>
        </table:table-row>
        <table:table-row table:style-name="ro1">
          <table:table-cell office:value-type="float" office:value="0.313911736011505" calcext:value-type="float">
            <text:p>0.313911736011505</text:p>
          </table:table-cell>
          <table:table-cell table:number-columns-repeated="2"/>
        </table:table-row>
        <table:table-row table:style-name="ro1">
          <table:table-cell office:value-type="float" office:value="0.313900887966156" calcext:value-type="float">
            <text:p>0.313900887966156</text:p>
          </table:table-cell>
          <table:table-cell table:number-columns-repeated="2"/>
        </table:table-row>
        <table:table-row table:style-name="ro1">
          <table:table-cell office:value-type="float" office:value="0.313653439283371" calcext:value-type="float">
            <text:p>0.313653439283371</text:p>
          </table:table-cell>
          <table:table-cell table:number-columns-repeated="2"/>
        </table:table-row>
        <table:table-row table:style-name="ro1">
          <table:table-cell office:value-type="float" office:value="0.31204092502594" calcext:value-type="float">
            <text:p>0.31204092502594</text:p>
          </table:table-cell>
          <table:table-cell table:number-columns-repeated="2"/>
        </table:table-row>
        <table:table-row table:style-name="ro1">
          <table:table-cell office:value-type="float" office:value="0.259529709815979" calcext:value-type="float">
            <text:p>0.259529709815979</text:p>
          </table:table-cell>
          <table:table-cell table:number-columns-repeated="2"/>
        </table:table-row>
        <table:table-row table:style-name="ro1">
          <table:table-cell office:value-type="float" office:value="0.260173797607422" calcext:value-type="float">
            <text:p>0.260173797607422</text:p>
          </table:table-cell>
          <table:table-cell table:number-columns-repeated="2"/>
        </table:table-row>
        <table:table-row table:style-name="ro1">
          <table:table-cell office:value-type="float" office:value="0.260562866926193" calcext:value-type="float">
            <text:p>0.260562866926193</text:p>
          </table:table-cell>
          <table:table-cell table:number-columns-repeated="2"/>
        </table:table-row>
        <table:table-row table:style-name="ro1">
          <table:table-cell office:value-type="float" office:value="0.253727555274963" calcext:value-type="float">
            <text:p>0.253727555274963</text:p>
          </table:table-cell>
          <table:table-cell table:number-columns-repeated="2"/>
        </table:table-row>
        <table:table-row table:style-name="ro1">
          <table:table-cell office:value-type="float" office:value="0.252954572439194" calcext:value-type="float">
            <text:p>0.252954572439194</text:p>
          </table:table-cell>
          <table:table-cell table:number-columns-repeated="2"/>
        </table:table-row>
        <table:table-row table:style-name="ro1">
          <table:table-cell office:value-type="float" office:value="0.254080533981323" calcext:value-type="float">
            <text:p>0.254080533981323</text:p>
          </table:table-cell>
          <table:table-cell table:number-columns-repeated="2"/>
        </table:table-row>
        <table:table-row table:style-name="ro1">
          <table:table-cell office:value-type="float" office:value="0.269589483737946" calcext:value-type="float">
            <text:p>0.269589483737946</text:p>
          </table:table-cell>
          <table:table-cell table:number-columns-repeated="2"/>
        </table:table-row>
        <table:table-row table:style-name="ro1">
          <table:table-cell office:value-type="float" office:value="0.267955720424652" calcext:value-type="float">
            <text:p>0.267955720424652</text:p>
          </table:table-cell>
          <table:table-cell table:number-columns-repeated="2"/>
        </table:table-row>
        <table:table-row table:style-name="ro1">
          <table:table-cell office:value-type="float" office:value="0.270996689796448" calcext:value-type="float">
            <text:p>0.270996689796448</text:p>
          </table:table-cell>
          <table:table-cell table:number-columns-repeated="2"/>
        </table:table-row>
        <table:table-row table:style-name="ro1">
          <table:table-cell office:value-type="float" office:value="0.270823359489441" calcext:value-type="float">
            <text:p>0.270823359489441</text:p>
          </table:table-cell>
          <table:table-cell table:number-columns-repeated="2"/>
        </table:table-row>
        <table:table-row table:style-name="ro1">
          <table:table-cell office:value-type="float" office:value="0.272276282310486" calcext:value-type="float">
            <text:p>0.272276282310486</text:p>
          </table:table-cell>
          <table:table-cell table:number-columns-repeated="2"/>
        </table:table-row>
        <table:table-row table:style-name="ro1">
          <table:table-cell office:value-type="float" office:value="0.269370347261429" calcext:value-type="float">
            <text:p>0.269370347261429</text:p>
          </table:table-cell>
          <table:table-cell table:number-columns-repeated="2"/>
        </table:table-row>
        <table:table-row table:style-name="ro1">
          <table:table-cell office:value-type="float" office:value="0.269483625888824" calcext:value-type="float">
            <text:p>0.269483625888824</text:p>
          </table:table-cell>
          <table:table-cell table:number-columns-repeated="2"/>
        </table:table-row>
        <table:table-row table:style-name="ro1">
          <table:table-cell office:value-type="float" office:value="0.269010096788406" calcext:value-type="float">
            <text:p>0.269010096788406</text:p>
          </table:table-cell>
          <table:table-cell table:number-columns-repeated="2"/>
        </table:table-row>
        <table:table-row table:style-name="ro1">
          <table:table-cell office:value-type="float" office:value="0.268012255430222" calcext:value-type="float">
            <text:p>0.268012255430222</text:p>
          </table:table-cell>
          <table:table-cell table:number-columns-repeated="2"/>
        </table:table-row>
        <table:table-row table:style-name="ro1">
          <table:table-cell office:value-type="float" office:value="0.268135190010071" calcext:value-type="float">
            <text:p>0.268135190010071</text:p>
          </table:table-cell>
          <table:table-cell table:number-columns-repeated="2"/>
        </table:table-row>
        <table:table-row table:style-name="ro1">
          <table:table-cell office:value-type="float" office:value="0.268566191196442" calcext:value-type="float">
            <text:p>0.268566191196442</text:p>
          </table:table-cell>
          <table:table-cell table:number-columns-repeated="2"/>
        </table:table-row>
        <table:table-row table:style-name="ro1">
          <table:table-cell office:value-type="float" office:value="0.270091742277145" calcext:value-type="float">
            <text:p>0.270091742277145</text:p>
          </table:table-cell>
          <table:table-cell table:number-columns-repeated="2"/>
        </table:table-row>
        <table:table-row table:style-name="ro1">
          <table:table-cell office:value-type="float" office:value="0.270537763834" calcext:value-type="float">
            <text:p>0.270537763834</text:p>
          </table:table-cell>
          <table:table-cell table:number-columns-repeated="2"/>
        </table:table-row>
        <table:table-row table:style-name="ro1">
          <table:table-cell office:value-type="float" office:value="0.267579525709152" calcext:value-type="float">
            <text:p>0.267579525709152</text:p>
          </table:table-cell>
          <table:table-cell table:number-columns-repeated="2"/>
        </table:table-row>
        <table:table-row table:style-name="ro1">
          <table:table-cell office:value-type="float" office:value="0.267412126064301" calcext:value-type="float">
            <text:p>0.267412126064301</text:p>
          </table:table-cell>
          <table:table-cell table:number-columns-repeated="2"/>
        </table:table-row>
        <table:table-row table:style-name="ro1">
          <table:table-cell office:value-type="float" office:value="0.267326027154922" calcext:value-type="float">
            <text:p>0.267326027154922</text:p>
          </table:table-cell>
          <table:table-cell table:number-columns-repeated="2"/>
        </table:table-row>
        <table:table-row table:style-name="ro1">
          <table:table-cell office:value-type="float" office:value="0.267441987991333" calcext:value-type="float">
            <text:p>0.267441987991333</text:p>
          </table:table-cell>
          <table:table-cell table:number-columns-repeated="2"/>
        </table:table-row>
        <table:table-row table:style-name="ro1">
          <table:table-cell office:value-type="float" office:value="0.266421556472778" calcext:value-type="float">
            <text:p>0.266421556472778</text:p>
          </table:table-cell>
          <table:table-cell table:number-columns-repeated="2"/>
        </table:table-row>
        <table:table-row table:style-name="ro1">
          <table:table-cell office:value-type="float" office:value="0.266445815563202" calcext:value-type="float">
            <text:p>0.266445815563202</text:p>
          </table:table-cell>
          <table:table-cell table:number-columns-repeated="2"/>
        </table:table-row>
        <table:table-row table:style-name="ro1">
          <table:table-cell office:value-type="float" office:value="0.26659083366394" calcext:value-type="float">
            <text:p>0.26659083366394</text:p>
          </table:table-cell>
          <table:table-cell table:number-columns-repeated="2"/>
        </table:table-row>
        <table:table-row table:style-name="ro1">
          <table:table-cell office:value-type="float" office:value="0.267056584358215" calcext:value-type="float">
            <text:p>0.267056584358215</text:p>
          </table:table-cell>
          <table:table-cell table:number-columns-repeated="2"/>
        </table:table-row>
        <table:table-row table:style-name="ro1">
          <table:table-cell office:value-type="float" office:value="0.291526019573212" calcext:value-type="float">
            <text:p>0.291526019573212</text:p>
          </table:table-cell>
          <table:table-cell table:number-columns-repeated="2"/>
        </table:table-row>
        <table:table-row table:style-name="ro1">
          <table:table-cell office:value-type="float" office:value="0.295767486095428" calcext:value-type="float">
            <text:p>0.295767486095428</text:p>
          </table:table-cell>
          <table:table-cell table:number-columns-repeated="2"/>
        </table:table-row>
        <table:table-row table:style-name="ro1">
          <table:table-cell office:value-type="float" office:value="0.288470566272736" calcext:value-type="float">
            <text:p>0.288470566272736</text:p>
          </table:table-cell>
          <table:table-cell table:number-columns-repeated="2"/>
        </table:table-row>
        <table:table-row table:style-name="ro1">
          <table:table-cell office:value-type="float" office:value="0.294571787118912" calcext:value-type="float">
            <text:p>0.294571787118912</text:p>
          </table:table-cell>
          <table:table-cell table:number-columns-repeated="2"/>
        </table:table-row>
        <table:table-row table:style-name="ro1">
          <table:table-cell office:value-type="float" office:value="0.293699234724045" calcext:value-type="float">
            <text:p>0.293699234724045</text:p>
          </table:table-cell>
          <table:table-cell table:number-columns-repeated="2"/>
        </table:table-row>
        <table:table-row table:style-name="ro1">
          <table:table-cell office:value-type="float" office:value="0.290008187294006" calcext:value-type="float">
            <text:p>0.290008187294006</text:p>
          </table:table-cell>
          <table:table-cell table:number-columns-repeated="2"/>
        </table:table-row>
        <table:table-row table:style-name="ro1">
          <table:table-cell office:value-type="float" office:value="0.287413567304611" calcext:value-type="float">
            <text:p>0.287413567304611</text:p>
          </table:table-cell>
          <table:table-cell table:number-columns-repeated="2"/>
        </table:table-row>
        <table:table-row table:style-name="ro1">
          <table:table-cell office:value-type="float" office:value="0.286575466394424" calcext:value-type="float">
            <text:p>0.286575466394424</text:p>
          </table:table-cell>
          <table:table-cell table:number-columns-repeated="2"/>
        </table:table-row>
        <table:table-row table:style-name="ro1">
          <table:table-cell office:value-type="float" office:value="0.285553097724915" calcext:value-type="float">
            <text:p>0.285553097724915</text:p>
          </table:table-cell>
          <table:table-cell table:number-columns-repeated="2"/>
        </table:table-row>
        <table:table-row table:style-name="ro1">
          <table:table-cell office:value-type="float" office:value="0.283778071403503" calcext:value-type="float">
            <text:p>0.283778071403503</text:p>
          </table:table-cell>
          <table:table-cell table:number-columns-repeated="2"/>
        </table:table-row>
        <table:table-row table:style-name="ro1">
          <table:table-cell office:value-type="float" office:value="0.284312009811401" calcext:value-type="float">
            <text:p>0.284312009811401</text:p>
          </table:table-cell>
          <table:table-cell table:number-columns-repeated="2"/>
        </table:table-row>
        <table:table-row table:style-name="ro1">
          <table:table-cell office:value-type="float" office:value="0.284662961959839" calcext:value-type="float">
            <text:p>0.284662961959839</text:p>
          </table:table-cell>
          <table:table-cell table:number-columns-repeated="2"/>
        </table:table-row>
        <table:table-row table:style-name="ro1">
          <table:table-cell office:value-type="float" office:value="0.297741234302521" calcext:value-type="float">
            <text:p>0.297741234302521</text:p>
          </table:table-cell>
          <table:table-cell table:number-columns-repeated="2"/>
        </table:table-row>
        <table:table-row table:style-name="ro1">
          <table:table-cell office:value-type="float" office:value="0.295304626226425" calcext:value-type="float">
            <text:p>0.295304626226425</text:p>
          </table:table-cell>
          <table:table-cell table:number-columns-repeated="2"/>
        </table:table-row>
        <table:table-row table:style-name="ro1">
          <table:table-cell office:value-type="float" office:value="0.29429629445076" calcext:value-type="float">
            <text:p>0.29429629445076</text:p>
          </table:table-cell>
          <table:table-cell table:number-columns-repeated="2"/>
        </table:table-row>
        <table:table-row table:style-name="ro1">
          <table:table-cell office:value-type="float" office:value="0.2945277094841" calcext:value-type="float">
            <text:p>0.2945277094841</text:p>
          </table:table-cell>
          <table:table-cell table:number-columns-repeated="2"/>
        </table:table-row>
        <table:table-row table:style-name="ro1">
          <table:table-cell office:value-type="float" office:value="0.294141292572021" calcext:value-type="float">
            <text:p>0.294141292572021</text:p>
          </table:table-cell>
          <table:table-cell table:number-columns-repeated="2"/>
        </table:table-row>
        <table:table-row table:style-name="ro1">
          <table:table-cell office:value-type="float" office:value="0.294948041439056" calcext:value-type="float">
            <text:p>0.294948041439056</text:p>
          </table:table-cell>
          <table:table-cell table:number-columns-repeated="2"/>
        </table:table-row>
        <table:table-row table:style-name="ro1">
          <table:table-cell office:value-type="float" office:value="0.295211642980576" calcext:value-type="float">
            <text:p>0.295211642980576</text:p>
          </table:table-cell>
          <table:table-cell table:number-columns-repeated="2"/>
        </table:table-row>
        <table:table-row table:style-name="ro1">
          <table:table-cell office:value-type="float" office:value="0.295378595590591" calcext:value-type="float">
            <text:p>0.295378595590591</text:p>
          </table:table-cell>
          <table:table-cell table:number-columns-repeated="2"/>
        </table:table-row>
        <table:table-row table:style-name="ro1">
          <table:table-cell office:value-type="float" office:value="0.293794691562653" calcext:value-type="float">
            <text:p>0.293794691562653</text:p>
          </table:table-cell>
          <table:table-cell table:number-columns-repeated="2"/>
        </table:table-row>
        <table:table-row table:style-name="ro1">
          <table:table-cell office:value-type="float" office:value="0.294238537549973" calcext:value-type="float">
            <text:p>0.294238537549973</text:p>
          </table:table-cell>
          <table:table-cell table:number-columns-repeated="2"/>
        </table:table-row>
        <table:table-row table:style-name="ro1">
          <table:table-cell office:value-type="float" office:value="0.294889479875565" calcext:value-type="float">
            <text:p>0.294889479875565</text:p>
          </table:table-cell>
          <table:table-cell table:number-columns-repeated="2"/>
        </table:table-row>
        <table:table-row table:style-name="ro1">
          <table:table-cell office:value-type="float" office:value="0.293557852506638" calcext:value-type="float">
            <text:p>0.293557852506638</text:p>
          </table:table-cell>
          <table:table-cell table:number-columns-repeated="2"/>
        </table:table-row>
        <table:table-row table:style-name="ro1">
          <table:table-cell office:value-type="float" office:value="0.28613755106926" calcext:value-type="float">
            <text:p>0.28613755106926</text:p>
          </table:table-cell>
          <table:table-cell table:number-columns-repeated="2"/>
        </table:table-row>
        <table:table-row table:style-name="ro1">
          <table:table-cell office:value-type="float" office:value="0.28325366973877" calcext:value-type="float">
            <text:p>0.28325366973877</text:p>
          </table:table-cell>
          <table:table-cell table:number-columns-repeated="2"/>
        </table:table-row>
        <table:table-row table:style-name="ro1">
          <table:table-cell office:value-type="float" office:value="0.282941430807114" calcext:value-type="float">
            <text:p>0.282941430807114</text:p>
          </table:table-cell>
          <table:table-cell table:number-columns-repeated="2"/>
        </table:table-row>
        <table:table-row table:style-name="ro1">
          <table:table-cell office:value-type="float" office:value="0.283221840858459" calcext:value-type="float">
            <text:p>0.283221840858459</text:p>
          </table:table-cell>
          <table:table-cell table:number-columns-repeated="2"/>
        </table:table-row>
        <table:table-row table:style-name="ro1">
          <table:table-cell office:value-type="float" office:value="0.283073335886002" calcext:value-type="float">
            <text:p>0.283073335886002</text:p>
          </table:table-cell>
          <table:table-cell table:number-columns-repeated="2"/>
        </table:table-row>
        <table:table-row table:style-name="ro1">
          <table:table-cell office:value-type="float" office:value="0.263997554779053" calcext:value-type="float">
            <text:p>0.263997554779053</text:p>
          </table:table-cell>
          <table:table-cell table:number-columns-repeated="2"/>
        </table:table-row>
        <table:table-row table:style-name="ro1">
          <table:table-cell office:value-type="float" office:value="0.262950927019119" calcext:value-type="float">
            <text:p>0.262950927019119</text:p>
          </table:table-cell>
          <table:table-cell table:number-columns-repeated="2"/>
        </table:table-row>
        <table:table-row table:style-name="ro1">
          <table:table-cell office:value-type="float" office:value="0.263359099626541" calcext:value-type="float">
            <text:p>0.263359099626541</text:p>
          </table:table-cell>
          <table:table-cell table:number-columns-repeated="2"/>
        </table:table-row>
        <table:table-row table:style-name="ro1">
          <table:table-cell office:value-type="float" office:value="0.256391644477844" calcext:value-type="float">
            <text:p>0.256391644477844</text:p>
          </table:table-cell>
          <table:table-cell table:number-columns-repeated="2"/>
        </table:table-row>
        <table:table-row table:style-name="ro1">
          <table:table-cell office:value-type="float" office:value="0.257503598928452" calcext:value-type="float">
            <text:p>0.257503598928452</text:p>
          </table:table-cell>
          <table:table-cell table:number-columns-repeated="2"/>
        </table:table-row>
        <table:table-row table:style-name="ro1">
          <table:table-cell office:value-type="float" office:value="0.25995546579361" calcext:value-type="float">
            <text:p>0.25995546579361</text:p>
          </table:table-cell>
          <table:table-cell table:number-columns-repeated="2"/>
        </table:table-row>
        <table:table-row table:style-name="ro1">
          <table:table-cell office:value-type="float" office:value="0.270378053188324" calcext:value-type="float">
            <text:p>0.270378053188324</text:p>
          </table:table-cell>
          <table:table-cell table:number-columns-repeated="2"/>
        </table:table-row>
        <table:table-row table:style-name="ro1">
          <table:table-cell office:value-type="float" office:value="0.279688388109207" calcext:value-type="float">
            <text:p>0.279688388109207</text:p>
          </table:table-cell>
          <table:table-cell table:number-columns-repeated="2"/>
        </table:table-row>
        <table:table-row table:style-name="ro1">
          <table:table-cell office:value-type="float" office:value="0.278248250484467" calcext:value-type="float">
            <text:p>0.278248250484467</text:p>
          </table:table-cell>
          <table:table-cell table:number-columns-repeated="2"/>
        </table:table-row>
        <table:table-row table:style-name="ro1">
          <table:table-cell office:value-type="float" office:value="0.278949737548828" calcext:value-type="float">
            <text:p>0.278949737548828</text:p>
          </table:table-cell>
          <table:table-cell table:number-columns-repeated="2"/>
        </table:table-row>
        <table:table-row table:style-name="ro1">
          <table:table-cell office:value-type="float" office:value="0.278602182865143" calcext:value-type="float">
            <text:p>0.278602182865143</text:p>
          </table:table-cell>
          <table:table-cell table:number-columns-repeated="2"/>
        </table:table-row>
        <table:table-row table:style-name="ro1">
          <table:table-cell office:value-type="float" office:value="0.279702395200729" calcext:value-type="float">
            <text:p>0.279702395200729</text:p>
          </table:table-cell>
          <table:table-cell table:number-columns-repeated="2"/>
        </table:table-row>
        <table:table-row table:style-name="ro1">
          <table:table-cell office:value-type="float" office:value="0.274600207805634" calcext:value-type="float">
            <text:p>0.274600207805634</text:p>
          </table:table-cell>
          <table:table-cell table:number-columns-repeated="2"/>
        </table:table-row>
        <table:table-row table:style-name="ro1">
          <table:table-cell office:value-type="float" office:value="0.279237687587738" calcext:value-type="float">
            <text:p>0.279237687587738</text:p>
          </table:table-cell>
          <table:table-cell table:number-columns-repeated="2"/>
        </table:table-row>
        <table:table-row table:style-name="ro1">
          <table:table-cell office:value-type="float" office:value="0.264064848423004" calcext:value-type="float">
            <text:p>0.264064848423004</text:p>
          </table:table-cell>
          <table:table-cell table:number-columns-repeated="2"/>
        </table:table-row>
        <table:table-row table:style-name="ro1">
          <table:table-cell office:value-type="float" office:value="0.261962056159973" calcext:value-type="float">
            <text:p>0.261962056159973</text:p>
          </table:table-cell>
          <table:table-cell table:number-columns-repeated="2"/>
        </table:table-row>
        <table:table-row table:style-name="ro1">
          <table:table-cell office:value-type="float" office:value="0.262372642755508" calcext:value-type="float">
            <text:p>0.262372642755508</text:p>
          </table:table-cell>
          <table:table-cell table:number-columns-repeated="2"/>
        </table:table-row>
        <table:table-row table:style-name="ro1">
          <table:table-cell office:value-type="float" office:value="0.263637900352478" calcext:value-type="float">
            <text:p>0.263637900352478</text:p>
          </table:table-cell>
          <table:table-cell table:number-columns-repeated="2"/>
        </table:table-row>
        <table:table-row table:style-name="ro1">
          <table:table-cell office:value-type="float" office:value="0.261747270822525" calcext:value-type="float">
            <text:p>0.261747270822525</text:p>
          </table:table-cell>
          <table:table-cell table:number-columns-repeated="2"/>
        </table:table-row>
        <table:table-row table:style-name="ro1">
          <table:table-cell office:value-type="float" office:value="0.28221008181572" calcext:value-type="float">
            <text:p>0.28221008181572</text:p>
          </table:table-cell>
          <table:table-cell table:number-columns-repeated="2"/>
        </table:table-row>
        <table:table-row table:style-name="ro1">
          <table:table-cell office:value-type="float" office:value="0.283272415399551" calcext:value-type="float">
            <text:p>0.283272415399551</text:p>
          </table:table-cell>
          <table:table-cell table:number-columns-repeated="2"/>
        </table:table-row>
        <table:table-row table:style-name="ro1">
          <table:table-cell office:value-type="float" office:value="0.28127583861351" calcext:value-type="float">
            <text:p>0.28127583861351</text:p>
          </table:table-cell>
          <table:table-cell table:number-columns-repeated="2"/>
        </table:table-row>
        <table:table-row table:style-name="ro1">
          <table:table-cell office:value-type="float" office:value="0.262574881315231" calcext:value-type="float">
            <text:p>0.262574881315231</text:p>
          </table:table-cell>
          <table:table-cell table:number-columns-repeated="2"/>
        </table:table-row>
        <table:table-row table:style-name="ro1">
          <table:table-cell office:value-type="float" office:value="0.266043186187744" calcext:value-type="float">
            <text:p>0.266043186187744</text:p>
          </table:table-cell>
          <table:table-cell table:number-columns-repeated="2"/>
        </table:table-row>
        <table:table-row table:style-name="ro1">
          <table:table-cell office:value-type="float" office:value="0.264466673135757" calcext:value-type="float">
            <text:p>0.264466673135757</text:p>
          </table:table-cell>
          <table:table-cell table:number-columns-repeated="2"/>
        </table:table-row>
        <table:table-row table:style-name="ro1">
          <table:table-cell office:value-type="float" office:value="0.264433473348618" calcext:value-type="float">
            <text:p>0.264433473348618</text:p>
          </table:table-cell>
          <table:table-cell table:number-columns-repeated="2"/>
        </table:table-row>
        <table:table-row table:style-name="ro1">
          <table:table-cell office:value-type="float" office:value="0.26298376917839" calcext:value-type="float">
            <text:p>0.26298376917839</text:p>
          </table:table-cell>
          <table:table-cell table:number-columns-repeated="2"/>
        </table:table-row>
        <table:table-row table:style-name="ro1">
          <table:table-cell office:value-type="float" office:value="0.263257533311844" calcext:value-type="float">
            <text:p>0.263257533311844</text:p>
          </table:table-cell>
          <table:table-cell table:number-columns-repeated="2"/>
        </table:table-row>
        <table:table-row table:style-name="ro1">
          <table:table-cell office:value-type="float" office:value="0.26297801733017" calcext:value-type="float">
            <text:p>0.26297801733017</text:p>
          </table:table-cell>
          <table:table-cell table:number-columns-repeated="2"/>
        </table:table-row>
        <table:table-row table:style-name="ro1">
          <table:table-cell office:value-type="float" office:value="0.263516426086426" calcext:value-type="float">
            <text:p>0.263516426086426</text:p>
          </table:table-cell>
          <table:table-cell table:number-columns-repeated="2"/>
        </table:table-row>
        <table:table-row table:style-name="ro1">
          <table:table-cell office:value-type="float" office:value="0.265480667352676" calcext:value-type="float">
            <text:p>0.265480667352676</text:p>
          </table:table-cell>
          <table:table-cell table:number-columns-repeated="2"/>
        </table:table-row>
        <table:table-row table:style-name="ro1">
          <table:table-cell office:value-type="float" office:value="0.2566779255867" calcext:value-type="float">
            <text:p>0.2566779255867</text:p>
          </table:table-cell>
          <table:table-cell table:number-columns-repeated="2"/>
        </table:table-row>
        <table:table-row table:style-name="ro1">
          <table:table-cell office:value-type="float" office:value="0.320932567119598" calcext:value-type="float">
            <text:p>0.320932567119598</text:p>
          </table:table-cell>
          <table:table-cell table:number-columns-repeated="2"/>
        </table:table-row>
        <table:table-row table:style-name="ro1">
          <table:table-cell office:value-type="float" office:value="0.326491892337799" calcext:value-type="float">
            <text:p>0.326491892337799</text:p>
          </table:table-cell>
          <table:table-cell table:number-columns-repeated="2"/>
        </table:table-row>
        <table:table-row table:style-name="ro1">
          <table:table-cell office:value-type="float" office:value="0.33883273601532" calcext:value-type="float">
            <text:p>0.33883273601532</text:p>
          </table:table-cell>
          <table:table-cell table:number-columns-repeated="2"/>
        </table:table-row>
        <table:table-row table:style-name="ro1">
          <table:table-cell office:value-type="float" office:value="0.258693516254425" calcext:value-type="float">
            <text:p>0.258693516254425</text:p>
          </table:table-cell>
          <table:table-cell table:number-columns-repeated="2"/>
        </table:table-row>
        <table:table-row table:style-name="ro1">
          <table:table-cell office:value-type="float" office:value="0.250485688447952" calcext:value-type="float">
            <text:p>0.250485688447952</text:p>
          </table:table-cell>
          <table:table-cell table:number-columns-repeated="2"/>
        </table:table-row>
        <table:table-row table:style-name="ro1">
          <table:table-cell office:value-type="float" office:value="0.251495599746704" calcext:value-type="float">
            <text:p>0.251495599746704</text:p>
          </table:table-cell>
          <table:table-cell table:number-columns-repeated="2"/>
        </table:table-row>
        <table:table-row table:style-name="ro1">
          <table:table-cell office:value-type="float" office:value="0.253189712762833" calcext:value-type="float">
            <text:p>0.253189712762833</text:p>
          </table:table-cell>
          <table:table-cell table:number-columns-repeated="2"/>
        </table:table-row>
        <table:table-row table:style-name="ro1">
          <table:table-cell office:value-type="float" office:value="0.251610308885574" calcext:value-type="float">
            <text:p>0.251610308885574</text:p>
          </table:table-cell>
          <table:table-cell table:number-columns-repeated="2"/>
        </table:table-row>
        <table:table-row table:style-name="ro1">
          <table:table-cell office:value-type="float" office:value="0.252386420965195" calcext:value-type="float">
            <text:p>0.252386420965195</text:p>
          </table:table-cell>
          <table:table-cell table:number-columns-repeated="2"/>
        </table:table-row>
        <table:table-row table:style-name="ro1">
          <table:table-cell office:value-type="float" office:value="0.298433125019073" calcext:value-type="float">
            <text:p>0.298433125019073</text:p>
          </table:table-cell>
          <table:table-cell table:number-columns-repeated="2"/>
        </table:table-row>
        <table:table-row table:style-name="ro1">
          <table:table-cell office:value-type="float" office:value="0.296692103147507" calcext:value-type="float">
            <text:p>0.296692103147507</text:p>
          </table:table-cell>
          <table:table-cell table:number-columns-repeated="2"/>
        </table:table-row>
        <table:table-row table:style-name="ro1">
          <table:table-cell office:value-type="float" office:value="0.300966829061508" calcext:value-type="float">
            <text:p>0.300966829061508</text:p>
          </table:table-cell>
          <table:table-cell table:number-columns-repeated="2"/>
        </table:table-row>
        <table:table-row table:style-name="ro1">
          <table:table-cell office:value-type="float" office:value="0.29654198884964" calcext:value-type="float">
            <text:p>0.29654198884964</text:p>
          </table:table-cell>
          <table:table-cell table:number-columns-repeated="2"/>
        </table:table-row>
        <table:table-row table:style-name="ro1">
          <table:table-cell office:value-type="float" office:value="0.296559244394302" calcext:value-type="float">
            <text:p>0.296559244394302</text:p>
          </table:table-cell>
          <table:table-cell table:number-columns-repeated="2"/>
        </table:table-row>
        <table:table-row table:style-name="ro1">
          <table:table-cell office:value-type="float" office:value="0.297026634216309" calcext:value-type="float">
            <text:p>0.297026634216309</text:p>
          </table:table-cell>
          <table:table-cell table:number-columns-repeated="2"/>
        </table:table-row>
        <table:table-row table:style-name="ro1">
          <table:table-cell office:value-type="float" office:value="0.297594875097275" calcext:value-type="float">
            <text:p>0.297594875097275</text:p>
          </table:table-cell>
          <table:table-cell table:number-columns-repeated="2"/>
        </table:table-row>
        <table:table-row table:style-name="ro1">
          <table:table-cell office:value-type="float" office:value="0.306600689888" calcext:value-type="float">
            <text:p>0.306600689888</text:p>
          </table:table-cell>
          <table:table-cell table:number-columns-repeated="2"/>
        </table:table-row>
        <table:table-row table:style-name="ro1">
          <table:table-cell office:value-type="float" office:value="0.305022776126862" calcext:value-type="float">
            <text:p>0.305022776126862</text:p>
          </table:table-cell>
          <table:table-cell table:number-columns-repeated="2"/>
        </table:table-row>
        <table:table-row table:style-name="ro1">
          <table:table-cell office:value-type="float" office:value="0.306975901126862" calcext:value-type="float">
            <text:p>0.306975901126862</text:p>
          </table:table-cell>
          <table:table-cell table:number-columns-repeated="2"/>
        </table:table-row>
        <table:table-row table:style-name="ro1">
          <table:table-cell office:value-type="float" office:value="0.311540633440018" calcext:value-type="float">
            <text:p>0.311540633440018</text:p>
          </table:table-cell>
          <table:table-cell table:number-columns-repeated="2"/>
        </table:table-row>
        <table:table-row table:style-name="ro1">
          <table:table-cell office:value-type="float" office:value="0.315119802951813" calcext:value-type="float">
            <text:p>0.315119802951813</text:p>
          </table:table-cell>
          <table:table-cell table:number-columns-repeated="2"/>
        </table:table-row>
        <table:table-row table:style-name="ro1">
          <table:table-cell office:value-type="float" office:value="0.314877927303314" calcext:value-type="float">
            <text:p>0.314877927303314</text:p>
          </table:table-cell>
          <table:table-cell table:number-columns-repeated="2"/>
        </table:table-row>
        <table:table-row table:style-name="ro1">
          <table:table-cell office:value-type="float" office:value="0.314984887838364" calcext:value-type="float">
            <text:p>0.314984887838364</text:p>
          </table:table-cell>
          <table:table-cell table:number-columns-repeated="2"/>
        </table:table-row>
        <table:table-row table:style-name="ro1">
          <table:table-cell office:value-type="float" office:value="0.316399157047272" calcext:value-type="float">
            <text:p>0.316399157047272</text:p>
          </table:table-cell>
          <table:table-cell table:number-columns-repeated="2"/>
        </table:table-row>
        <table:table-row table:style-name="ro1">
          <table:table-cell office:value-type="float" office:value="0.315667927265167" calcext:value-type="float">
            <text:p>0.315667927265167</text:p>
          </table:table-cell>
          <table:table-cell table:number-columns-repeated="2"/>
        </table:table-row>
        <table:table-row table:style-name="ro1">
          <table:table-cell office:value-type="float" office:value="0.31517493724823" calcext:value-type="float">
            <text:p>0.31517493724823</text:p>
          </table:table-cell>
          <table:table-cell table:number-columns-repeated="2"/>
        </table:table-row>
        <table:table-row table:style-name="ro1">
          <table:table-cell office:value-type="float" office:value="0.316038876771927" calcext:value-type="float">
            <text:p>0.316038876771927</text:p>
          </table:table-cell>
          <table:table-cell table:number-columns-repeated="2"/>
        </table:table-row>
        <table:table-row table:style-name="ro1">
          <table:table-cell office:value-type="float" office:value="0.315748035907745" calcext:value-type="float">
            <text:p>0.315748035907745</text:p>
          </table:table-cell>
          <table:table-cell table:number-columns-repeated="2"/>
        </table:table-row>
        <table:table-row table:style-name="ro1">
          <table:table-cell office:value-type="float" office:value="0.335184127092361" calcext:value-type="float">
            <text:p>0.335184127092361</text:p>
          </table:table-cell>
          <table:table-cell table:number-columns-repeated="2"/>
        </table:table-row>
        <table:table-row table:style-name="ro1">
          <table:table-cell office:value-type="float" office:value="0.334784984588623" calcext:value-type="float">
            <text:p>0.334784984588623</text:p>
          </table:table-cell>
          <table:table-cell table:number-columns-repeated="2"/>
        </table:table-row>
        <table:table-row table:style-name="ro1">
          <table:table-cell office:value-type="float" office:value="0.336818724870682" calcext:value-type="float">
            <text:p>0.336818724870682</text:p>
          </table:table-cell>
          <table:table-cell table:number-columns-repeated="2"/>
        </table:table-row>
        <table:table-row table:style-name="ro1">
          <table:table-cell office:value-type="float" office:value="0.339897066354752" calcext:value-type="float">
            <text:p>0.339897066354752</text:p>
          </table:table-cell>
          <table:table-cell table:number-columns-repeated="2"/>
        </table:table-row>
        <table:table-row table:style-name="ro1">
          <table:table-cell office:value-type="float" office:value="0.339601874351501" calcext:value-type="float">
            <text:p>0.339601874351501</text:p>
          </table:table-cell>
          <table:table-cell table:number-columns-repeated="2"/>
        </table:table-row>
        <table:table-row table:style-name="ro1">
          <table:table-cell office:value-type="float" office:value="0.339373648166656" calcext:value-type="float">
            <text:p>0.339373648166656</text:p>
          </table:table-cell>
          <table:table-cell table:number-columns-repeated="2"/>
        </table:table-row>
        <table:table-row table:style-name="ro1">
          <table:table-cell office:value-type="float" office:value="0.340837180614471" calcext:value-type="float">
            <text:p>0.340837180614471</text:p>
          </table:table-cell>
          <table:table-cell table:number-columns-repeated="2"/>
        </table:table-row>
        <table:table-row table:style-name="ro1">
          <table:table-cell office:value-type="float" office:value="0.339802116155624" calcext:value-type="float">
            <text:p>0.339802116155624</text:p>
          </table:table-cell>
          <table:table-cell table:number-columns-repeated="2"/>
        </table:table-row>
        <table:table-row table:style-name="ro1">
          <table:table-cell office:value-type="float" office:value="0.338350713253021" calcext:value-type="float">
            <text:p>0.338350713253021</text:p>
          </table:table-cell>
          <table:table-cell table:number-columns-repeated="2"/>
        </table:table-row>
        <table:table-row table:style-name="ro1">
          <table:table-cell office:value-type="float" office:value="0.33826956152916" calcext:value-type="float">
            <text:p>0.33826956152916</text:p>
          </table:table-cell>
          <table:table-cell table:number-columns-repeated="2"/>
        </table:table-row>
        <table:table-row table:style-name="ro1">
          <table:table-cell office:value-type="float" office:value="0.33833047747612" calcext:value-type="float">
            <text:p>0.33833047747612</text:p>
          </table:table-cell>
          <table:table-cell table:number-columns-repeated="2"/>
        </table:table-row>
        <table:table-row table:style-name="ro1">
          <table:table-cell office:value-type="float" office:value="0.336968511343002" calcext:value-type="float">
            <text:p>0.336968511343002</text:p>
          </table:table-cell>
          <table:table-cell table:number-columns-repeated="2"/>
        </table:table-row>
        <table:table-row table:style-name="ro1">
          <table:table-cell office:value-type="float" office:value="0.341871172189712" calcext:value-type="float">
            <text:p>0.341871172189712</text:p>
          </table:table-cell>
          <table:table-cell table:number-columns-repeated="2"/>
        </table:table-row>
        <table:table-row table:style-name="ro1">
          <table:table-cell office:value-type="float" office:value="0.367230594158173" calcext:value-type="float">
            <text:p>0.367230594158173</text:p>
          </table:table-cell>
          <table:table-cell table:number-columns-repeated="2"/>
        </table:table-row>
        <table:table-row table:style-name="ro1">
          <table:table-cell office:value-type="float" office:value="0.357658565044403" calcext:value-type="float">
            <text:p>0.357658565044403</text:p>
          </table:table-cell>
          <table:table-cell table:number-columns-repeated="2"/>
        </table:table-row>
        <table:table-row table:style-name="ro1">
          <table:table-cell office:value-type="float" office:value="0.358351200819015" calcext:value-type="float">
            <text:p>0.358351200819015</text:p>
          </table:table-cell>
          <table:table-cell table:number-columns-repeated="2"/>
        </table:table-row>
        <table:table-row table:style-name="ro1">
          <table:table-cell office:value-type="float" office:value="0.344229370355606" calcext:value-type="float">
            <text:p>0.344229370355606</text:p>
          </table:table-cell>
          <table:table-cell table:number-columns-repeated="2"/>
        </table:table-row>
        <table:table-row table:style-name="ro1">
          <table:table-cell office:value-type="float" office:value="0.346531420946121" calcext:value-type="float">
            <text:p>0.346531420946121</text:p>
          </table:table-cell>
          <table:table-cell table:number-columns-repeated="2"/>
        </table:table-row>
        <table:table-row table:style-name="ro1">
          <table:table-cell office:value-type="float" office:value="0.347155511379242" calcext:value-type="float">
            <text:p>0.347155511379242</text:p>
          </table:table-cell>
          <table:table-cell table:number-columns-repeated="2"/>
        </table:table-row>
        <table:table-row table:style-name="ro1">
          <table:table-cell office:value-type="float" office:value="0.324177235364914" calcext:value-type="float">
            <text:p>0.324177235364914</text:p>
          </table:table-cell>
          <table:table-cell table:number-columns-repeated="2"/>
        </table:table-row>
        <table:table-row table:style-name="ro1">
          <table:table-cell office:value-type="float" office:value="0.330208510160446" calcext:value-type="float">
            <text:p>0.330208510160446</text:p>
          </table:table-cell>
          <table:table-cell table:number-columns-repeated="2"/>
        </table:table-row>
        <table:table-row table:style-name="ro1">
          <table:table-cell office:value-type="float" office:value="0.328671514987946" calcext:value-type="float">
            <text:p>0.328671514987946</text:p>
          </table:table-cell>
          <table:table-cell table:number-columns-repeated="2"/>
        </table:table-row>
        <table:table-row table:style-name="ro1">
          <table:table-cell office:value-type="float" office:value="0.328445911407471" calcext:value-type="float">
            <text:p>0.328445911407471</text:p>
          </table:table-cell>
          <table:table-cell table:number-columns-repeated="2"/>
        </table:table-row>
        <table:table-row table:style-name="ro1">
          <table:table-cell office:value-type="float" office:value="0.326338350772858" calcext:value-type="float">
            <text:p>0.326338350772858</text:p>
          </table:table-cell>
          <table:table-cell table:number-columns-repeated="2"/>
        </table:table-row>
        <table:table-row table:style-name="ro1">
          <table:table-cell office:value-type="float" office:value="0.373961687088013" calcext:value-type="float">
            <text:p>0.373961687088013</text:p>
          </table:table-cell>
          <table:table-cell table:number-columns-repeated="2"/>
        </table:table-row>
        <table:table-row table:style-name="ro1">
          <table:table-cell office:value-type="float" office:value="0.375940173864365" calcext:value-type="float">
            <text:p>0.375940173864365</text:p>
          </table:table-cell>
          <table:table-cell table:number-columns-repeated="2"/>
        </table:table-row>
        <table:table-row table:style-name="ro1">
          <table:table-cell office:value-type="float" office:value="0.375439435243607" calcext:value-type="float">
            <text:p>0.375439435243607</text:p>
          </table:table-cell>
          <table:table-cell table:number-columns-repeated="2"/>
        </table:table-row>
        <table:table-row table:style-name="ro1">
          <table:table-cell office:value-type="float" office:value="0.389236062765122" calcext:value-type="float">
            <text:p>0.389236062765122</text:p>
          </table:table-cell>
          <table:table-cell table:number-columns-repeated="2"/>
        </table:table-row>
        <table:table-row table:style-name="ro1">
          <table:table-cell office:value-type="float" office:value="0.405970185995102" calcext:value-type="float">
            <text:p>0.405970185995102</text:p>
          </table:table-cell>
          <table:table-cell table:number-columns-repeated="2"/>
        </table:table-row>
        <table:table-row table:style-name="ro1">
          <table:table-cell office:value-type="float" office:value="0.404603391885758" calcext:value-type="float">
            <text:p>0.404603391885758</text:p>
          </table:table-cell>
          <table:table-cell table:number-columns-repeated="2"/>
        </table:table-row>
        <table:table-row table:style-name="ro1">
          <table:table-cell office:value-type="float" office:value="0.399364858865738" calcext:value-type="float">
            <text:p>0.399364858865738</text:p>
          </table:table-cell>
          <table:table-cell table:number-columns-repeated="2"/>
        </table:table-row>
        <table:table-row table:style-name="ro1">
          <table:table-cell office:value-type="float" office:value="0.399722576141357" calcext:value-type="float">
            <text:p>0.399722576141357</text:p>
          </table:table-cell>
          <table:table-cell table:number-columns-repeated="2"/>
        </table:table-row>
        <table:table-row table:style-name="ro1">
          <table:table-cell office:value-type="float" office:value="0.39912024140358" calcext:value-type="float">
            <text:p>0.39912024140358</text:p>
          </table:table-cell>
          <table:table-cell table:number-columns-repeated="2"/>
        </table:table-row>
        <table:table-row table:style-name="ro1">
          <table:table-cell office:value-type="float" office:value="0.385582774877548" calcext:value-type="float">
            <text:p>0.385582774877548</text:p>
          </table:table-cell>
          <table:table-cell table:number-columns-repeated="2"/>
        </table:table-row>
        <table:table-row table:style-name="ro1">
          <table:table-cell office:value-type="float" office:value="0.385169506072998" calcext:value-type="float">
            <text:p>0.385169506072998</text:p>
          </table:table-cell>
          <table:table-cell table:number-columns-repeated="2"/>
        </table:table-row>
        <table:table-row table:style-name="ro1">
          <table:table-cell office:value-type="float" office:value="0.369721561670303" calcext:value-type="float">
            <text:p>0.369721561670303</text:p>
          </table:table-cell>
          <table:table-cell table:number-columns-repeated="2"/>
        </table:table-row>
        <table:table-row table:style-name="ro1">
          <table:table-cell office:value-type="float" office:value="0.373512119054794" calcext:value-type="float">
            <text:p>0.373512119054794</text:p>
          </table:table-cell>
          <table:table-cell table:number-columns-repeated="2"/>
        </table:table-row>
        <table:table-row table:style-name="ro1">
          <table:table-cell office:value-type="float" office:value="0.375608056783676" calcext:value-type="float">
            <text:p>0.375608056783676</text:p>
          </table:table-cell>
          <table:table-cell table:number-columns-repeated="2"/>
        </table:table-row>
        <table:table-row table:style-name="ro1">
          <table:table-cell office:value-type="float" office:value="0.372280031442642" calcext:value-type="float">
            <text:p>0.372280031442642</text:p>
          </table:table-cell>
          <table:table-cell table:number-columns-repeated="2"/>
        </table:table-row>
        <table:table-row table:style-name="ro1">
          <table:table-cell office:value-type="float" office:value="0.370320439338684" calcext:value-type="float">
            <text:p>0.370320439338684</text:p>
          </table:table-cell>
          <table:table-cell table:number-columns-repeated="2"/>
        </table:table-row>
        <table:table-row table:style-name="ro1">
          <table:table-cell office:value-type="float" office:value="0.370105415582657" calcext:value-type="float">
            <text:p>0.370105415582657</text:p>
          </table:table-cell>
          <table:table-cell table:number-columns-repeated="2"/>
        </table:table-row>
        <table:table-row table:style-name="ro1">
          <table:table-cell office:value-type="float" office:value="0.370358437299728" calcext:value-type="float">
            <text:p>0.370358437299728</text:p>
          </table:table-cell>
          <table:table-cell table:number-columns-repeated="2"/>
        </table:table-row>
        <table:table-row table:style-name="ro1">
          <table:table-cell office:value-type="float" office:value="0.370326548814774" calcext:value-type="float">
            <text:p>0.370326548814774</text:p>
          </table:table-cell>
          <table:table-cell table:number-columns-repeated="2"/>
        </table:table-row>
        <table:table-row table:style-name="ro1">
          <table:table-cell office:value-type="float" office:value="0.371096521615982" calcext:value-type="float">
            <text:p>0.371096521615982</text:p>
          </table:table-cell>
          <table:table-cell table:number-columns-repeated="2"/>
        </table:table-row>
        <table:table-row table:style-name="ro1">
          <table:table-cell office:value-type="float" office:value="0.370786279439926" calcext:value-type="float">
            <text:p>0.370786279439926</text:p>
          </table:table-cell>
          <table:table-cell table:number-columns-repeated="2"/>
        </table:table-row>
        <table:table-row table:style-name="ro1">
          <table:table-cell office:value-type="float" office:value="0.27484655380249" calcext:value-type="float">
            <text:p>0.27484655380249</text:p>
          </table:table-cell>
          <table:table-cell table:number-columns-repeated="2"/>
        </table:table-row>
        <table:table-row table:style-name="ro1">
          <table:table-cell office:value-type="float" office:value="0.262472867965698" calcext:value-type="float">
            <text:p>0.262472867965698</text:p>
          </table:table-cell>
          <table:table-cell table:number-columns-repeated="2"/>
        </table:table-row>
        <table:table-row table:style-name="ro1">
          <table:table-cell office:value-type="float" office:value="0.261479407548904" calcext:value-type="float">
            <text:p>0.261479407548904</text:p>
          </table:table-cell>
          <table:table-cell table:number-columns-repeated="2"/>
        </table:table-row>
        <table:table-row table:style-name="ro1">
          <table:table-cell office:value-type="float" office:value="0.260596752166748" calcext:value-type="float">
            <text:p>0.260596752166748</text:p>
          </table:table-cell>
          <table:table-cell table:number-columns-repeated="2"/>
        </table:table-row>
        <table:table-row table:style-name="ro1">
          <table:table-cell office:value-type="float" office:value="0.261742442846298" calcext:value-type="float">
            <text:p>0.261742442846298</text:p>
          </table:table-cell>
          <table:table-cell table:number-columns-repeated="2"/>
        </table:table-row>
        <table:table-row table:style-name="ro1">
          <table:table-cell office:value-type="float" office:value="0.261507958173752" calcext:value-type="float">
            <text:p>0.261507958173752</text:p>
          </table:table-cell>
          <table:table-cell table:number-columns-repeated="2"/>
        </table:table-row>
        <table:table-row table:style-name="ro1">
          <table:table-cell office:value-type="float" office:value="0.261798113584518" calcext:value-type="float">
            <text:p>0.261798113584518</text:p>
          </table:table-cell>
          <table:table-cell table:number-columns-repeated="2"/>
        </table:table-row>
        <table:table-row table:style-name="ro1">
          <table:table-cell office:value-type="float" office:value="0.261356890201569" calcext:value-type="float">
            <text:p>0.261356890201569</text:p>
          </table:table-cell>
          <table:table-cell table:number-columns-repeated="2"/>
        </table:table-row>
        <table:table-row table:style-name="ro1">
          <table:table-cell office:value-type="float" office:value="0.260909289121628" calcext:value-type="float">
            <text:p>0.260909289121628</text:p>
          </table:table-cell>
          <table:table-cell table:number-columns-repeated="2"/>
        </table:table-row>
        <table:table-row table:style-name="ro1">
          <table:table-cell office:value-type="float" office:value="0.260767549276352" calcext:value-type="float">
            <text:p>0.260767549276352</text:p>
          </table:table-cell>
          <table:table-cell table:number-columns-repeated="2"/>
        </table:table-row>
        <table:table-row table:style-name="ro1">
          <table:table-cell office:value-type="float" office:value="0.259809643030167" calcext:value-type="float">
            <text:p>0.259809643030167</text:p>
          </table:table-cell>
          <table:table-cell table:number-columns-repeated="2"/>
        </table:table-row>
        <table:table-row table:style-name="ro1">
          <table:table-cell office:value-type="float" office:value="0.259884417057037" calcext:value-type="float">
            <text:p>0.259884417057037</text:p>
          </table:table-cell>
          <table:table-cell table:number-columns-repeated="2"/>
        </table:table-row>
        <table:table-row table:style-name="ro1">
          <table:table-cell office:value-type="float" office:value="0.257196009159088" calcext:value-type="float">
            <text:p>0.257196009159088</text:p>
          </table:table-cell>
          <table:table-cell table:number-columns-repeated="2"/>
        </table:table-row>
        <table:table-row table:style-name="ro1">
          <table:table-cell office:value-type="float" office:value="0.251181989908218" calcext:value-type="float">
            <text:p>0.251181989908218</text:p>
          </table:table-cell>
          <table:table-cell table:number-columns-repeated="2"/>
        </table:table-row>
        <table:table-row table:style-name="ro1">
          <table:table-cell office:value-type="float" office:value="0.257859945297241" calcext:value-type="float">
            <text:p>0.257859945297241</text:p>
          </table:table-cell>
          <table:table-cell table:number-columns-repeated="2"/>
        </table:table-row>
        <table:table-row table:style-name="ro1">
          <table:table-cell office:value-type="float" office:value="0.258513867855072" calcext:value-type="float">
            <text:p>0.258513867855072</text:p>
          </table:table-cell>
          <table:table-cell table:number-columns-repeated="2"/>
        </table:table-row>
        <table:table-row table:style-name="ro1">
          <table:table-cell office:value-type="float" office:value="0.254914075136185" calcext:value-type="float">
            <text:p>0.254914075136185</text:p>
          </table:table-cell>
          <table:table-cell table:number-columns-repeated="2"/>
        </table:table-row>
        <table:table-row table:style-name="ro1">
          <table:table-cell office:value-type="float" office:value="0.254962712526321" calcext:value-type="float">
            <text:p>0.254962712526321</text:p>
          </table:table-cell>
          <table:table-cell table:number-columns-repeated="2"/>
        </table:table-row>
        <table:table-row table:style-name="ro1">
          <table:table-cell office:value-type="float" office:value="0.254181563854218" calcext:value-type="float">
            <text:p>0.254181563854218</text:p>
          </table:table-cell>
          <table:table-cell table:number-columns-repeated="2"/>
        </table:table-row>
        <table:table-row table:style-name="ro1">
          <table:table-cell office:value-type="float" office:value="0.253788411617279" calcext:value-type="float">
            <text:p>0.253788411617279</text:p>
          </table:table-cell>
          <table:table-cell table:number-columns-repeated="2"/>
        </table:table-row>
        <table:table-row table:style-name="ro1">
          <table:table-cell office:value-type="float" office:value="0.259553372859955" calcext:value-type="float">
            <text:p>0.259553372859955</text:p>
          </table:table-cell>
          <table:table-cell table:number-columns-repeated="2"/>
        </table:table-row>
        <table:table-row table:style-name="ro1">
          <table:table-cell office:value-type="float" office:value="0.256998687982559" calcext:value-type="float">
            <text:p>0.256998687982559</text:p>
          </table:table-cell>
          <table:table-cell table:number-columns-repeated="2"/>
        </table:table-row>
        <table:table-row table:style-name="ro1">
          <table:table-cell office:value-type="float" office:value="0.406009197235107" calcext:value-type="float">
            <text:p>0.406009197235107</text:p>
          </table:table-cell>
          <table:table-cell table:number-columns-repeated="2"/>
        </table:table-row>
        <table:table-row table:style-name="ro1">
          <table:table-cell office:value-type="float" office:value="0.256935894489288" calcext:value-type="float">
            <text:p>0.256935894489288</text:p>
          </table:table-cell>
          <table:table-cell table:number-columns-repeated="2"/>
        </table:table-row>
        <table:table-row table:style-name="ro1">
          <table:table-cell office:value-type="float" office:value="0.618745744228363" calcext:value-type="float">
            <text:p>0.618745744228363</text:p>
          </table:table-cell>
          <table:table-cell table:number-columns-repeated="2"/>
        </table:table-row>
        <table:table-row table:style-name="ro1">
          <table:table-cell office:value-type="float" office:value="0.256237238645554" calcext:value-type="float">
            <text:p>0.256237238645554</text:p>
          </table:table-cell>
          <table:table-cell table:number-columns-repeated="2"/>
        </table:table-row>
        <table:table-row table:style-name="ro1">
          <table:table-cell office:value-type="float" office:value="0.257372230291367" calcext:value-type="float">
            <text:p>0.257372230291367</text:p>
          </table:table-cell>
          <table:table-cell table:number-columns-repeated="2"/>
        </table:table-row>
        <table:table-row table:style-name="ro1">
          <table:table-cell office:value-type="float" office:value="0.257348597049713" calcext:value-type="float">
            <text:p>0.257348597049713</text:p>
          </table:table-cell>
          <table:table-cell table:number-columns-repeated="2"/>
        </table:table-row>
        <table:table-row table:style-name="ro1">
          <table:table-cell office:value-type="float" office:value="0.259651154279709" calcext:value-type="float">
            <text:p>0.259651154279709</text:p>
          </table:table-cell>
          <table:table-cell table:number-columns-repeated="2"/>
        </table:table-row>
        <table:table-row table:style-name="ro1">
          <table:table-cell office:value-type="float" office:value="0.25995534658432" calcext:value-type="float">
            <text:p>0.25995534658432</text:p>
          </table:table-cell>
          <table:table-cell table:number-columns-repeated="2"/>
        </table:table-row>
        <table:table-row table:style-name="ro1">
          <table:table-cell office:value-type="float" office:value="0.258564978837967" calcext:value-type="float">
            <text:p>0.258564978837967</text:p>
          </table:table-cell>
          <table:table-cell table:number-columns-repeated="2"/>
        </table:table-row>
        <table:table-row table:style-name="ro1">
          <table:table-cell office:value-type="float" office:value="0.256746917963028" calcext:value-type="float">
            <text:p>0.256746917963028</text:p>
          </table:table-cell>
          <table:table-cell table:number-columns-repeated="2"/>
        </table:table-row>
        <table:table-row table:style-name="ro1">
          <table:table-cell office:value-type="float" office:value="0.256470322608948" calcext:value-type="float">
            <text:p>0.256470322608948</text:p>
          </table:table-cell>
          <table:table-cell table:number-columns-repeated="2"/>
        </table:table-row>
        <table:table-row table:style-name="ro1">
          <table:table-cell office:value-type="float" office:value="0.291391372680664" calcext:value-type="float">
            <text:p>0.291391372680664</text:p>
          </table:table-cell>
          <table:table-cell table:number-columns-repeated="2"/>
        </table:table-row>
        <table:table-row table:style-name="ro1">
          <table:table-cell office:value-type="float" office:value="0.315794855356216" calcext:value-type="float">
            <text:p>0.315794855356216</text:p>
          </table:table-cell>
          <table:table-cell table:number-columns-repeated="2"/>
        </table:table-row>
        <table:table-row table:style-name="ro1">
          <table:table-cell office:value-type="float" office:value="0.323747158050537" calcext:value-type="float">
            <text:p>0.323747158050537</text:p>
          </table:table-cell>
          <table:table-cell table:number-columns-repeated="2"/>
        </table:table-row>
        <table:table-row table:style-name="ro1">
          <table:table-cell office:value-type="float" office:value="0.329233646392822" calcext:value-type="float">
            <text:p>0.329233646392822</text:p>
          </table:table-cell>
          <table:table-cell table:number-columns-repeated="2"/>
        </table:table-row>
        <table:table-row table:style-name="ro1">
          <table:table-cell office:value-type="float" office:value="0.302018016576767" calcext:value-type="float">
            <text:p>0.302018016576767</text:p>
          </table:table-cell>
          <table:table-cell table:number-columns-repeated="2"/>
        </table:table-row>
        <table:table-row table:style-name="ro1">
          <table:table-cell office:value-type="float" office:value="0.315693080425262" calcext:value-type="float">
            <text:p>0.315693080425262</text:p>
          </table:table-cell>
          <table:table-cell table:number-columns-repeated="2"/>
        </table:table-row>
        <table:table-row table:style-name="ro1">
          <table:table-cell office:value-type="float" office:value="0.318890988826752" calcext:value-type="float">
            <text:p>0.318890988826752</text:p>
          </table:table-cell>
          <table:table-cell table:number-columns-repeated="2"/>
        </table:table-row>
        <table:table-row table:style-name="ro1">
          <table:table-cell office:value-type="float" office:value="0.33466762304306" calcext:value-type="float">
            <text:p>0.33466762304306</text:p>
          </table:table-cell>
          <table:table-cell table:number-columns-repeated="2"/>
        </table:table-row>
        <table:table-row table:style-name="ro1">
          <table:table-cell office:value-type="float" office:value="0.332901209592819" calcext:value-type="float">
            <text:p>0.332901209592819</text:p>
          </table:table-cell>
          <table:table-cell table:number-columns-repeated="2"/>
        </table:table-row>
        <table:table-row table:style-name="ro1">
          <table:table-cell office:value-type="float" office:value="0.32929864525795" calcext:value-type="float">
            <text:p>0.32929864525795</text:p>
          </table:table-cell>
          <table:table-cell table:number-columns-repeated="2"/>
        </table:table-row>
        <table:table-row table:style-name="ro1">
          <table:table-cell office:value-type="float" office:value="0.339987605810165" calcext:value-type="float">
            <text:p>0.339987605810165</text:p>
          </table:table-cell>
          <table:table-cell table:number-columns-repeated="2"/>
        </table:table-row>
        <table:table-row table:style-name="ro1">
          <table:table-cell office:value-type="float" office:value="0.334716111421585" calcext:value-type="float">
            <text:p>0.334716111421585</text:p>
          </table:table-cell>
          <table:table-cell table:number-columns-repeated="2"/>
        </table:table-row>
        <table:table-row table:style-name="ro1">
          <table:table-cell office:value-type="float" office:value="0.304692715406418" calcext:value-type="float">
            <text:p>0.304692715406418</text:p>
          </table:table-cell>
          <table:table-cell table:number-columns-repeated="2"/>
        </table:table-row>
        <table:table-row table:style-name="ro1">
          <table:table-cell office:value-type="float" office:value="0.304946273565292" calcext:value-type="float">
            <text:p>0.304946273565292</text:p>
          </table:table-cell>
          <table:table-cell table:number-columns-repeated="2"/>
        </table:table-row>
        <table:table-row table:style-name="ro1">
          <table:table-cell office:value-type="float" office:value="0.306623309850693" calcext:value-type="float">
            <text:p>0.306623309850693</text:p>
          </table:table-cell>
          <table:table-cell table:number-columns-repeated="2"/>
        </table:table-row>
        <table:table-row table:style-name="ro1">
          <table:table-cell office:value-type="float" office:value="0.30680587887764" calcext:value-type="float">
            <text:p>0.30680587887764</text:p>
          </table:table-cell>
          <table:table-cell table:number-columns-repeated="2"/>
        </table:table-row>
        <table:table-row table:style-name="ro1">
          <table:table-cell office:value-type="float" office:value="0.30998620390892" calcext:value-type="float">
            <text:p>0.30998620390892</text:p>
          </table:table-cell>
          <table:table-cell table:number-columns-repeated="2"/>
        </table:table-row>
        <table:table-row table:style-name="ro1">
          <table:table-cell office:value-type="float" office:value="0.305745035409927" calcext:value-type="float">
            <text:p>0.305745035409927</text:p>
          </table:table-cell>
          <table:table-cell table:number-columns-repeated="2"/>
        </table:table-row>
        <table:table-row table:style-name="ro1">
          <table:table-cell office:value-type="float" office:value="0.306508660316467" calcext:value-type="float">
            <text:p>0.306508660316467</text:p>
          </table:table-cell>
          <table:table-cell table:number-columns-repeated="2"/>
        </table:table-row>
        <table:table-row table:style-name="ro1">
          <table:table-cell office:value-type="float" office:value="0.306431949138641" calcext:value-type="float">
            <text:p>0.306431949138641</text:p>
          </table:table-cell>
          <table:table-cell table:number-columns-repeated="2"/>
        </table:table-row>
        <table:table-row table:style-name="ro1">
          <table:table-cell office:value-type="float" office:value="0.306993126869202" calcext:value-type="float">
            <text:p>0.306993126869202</text:p>
          </table:table-cell>
          <table:table-cell table:number-columns-repeated="2"/>
        </table:table-row>
        <table:table-row table:style-name="ro1">
          <table:table-cell office:value-type="float" office:value="0.291365802288055" calcext:value-type="float">
            <text:p>0.291365802288055</text:p>
          </table:table-cell>
          <table:table-cell table:number-columns-repeated="2"/>
        </table:table-row>
        <table:table-row table:style-name="ro1">
          <table:table-cell office:value-type="float" office:value="0.292221486568451" calcext:value-type="float">
            <text:p>0.292221486568451</text:p>
          </table:table-cell>
          <table:table-cell table:number-columns-repeated="2"/>
        </table:table-row>
        <table:table-row table:style-name="ro1">
          <table:table-cell office:value-type="float" office:value="0.293981432914734" calcext:value-type="float">
            <text:p>0.293981432914734</text:p>
          </table:table-cell>
          <table:table-cell table:number-columns-repeated="2"/>
        </table:table-row>
        <table:table-row table:style-name="ro1">
          <table:table-cell office:value-type="float" office:value="0.294350564479828" calcext:value-type="float">
            <text:p>0.294350564479828</text:p>
          </table:table-cell>
          <table:table-cell table:number-columns-repeated="2"/>
        </table:table-row>
        <table:table-row table:style-name="ro1">
          <table:table-cell office:value-type="float" office:value="0.297537595033646" calcext:value-type="float">
            <text:p>0.297537595033646</text:p>
          </table:table-cell>
          <table:table-cell table:number-columns-repeated="2"/>
        </table:table-row>
        <table:table-row table:style-name="ro1">
          <table:table-cell office:value-type="float" office:value="0.300485521554947" calcext:value-type="float">
            <text:p>0.300485521554947</text:p>
          </table:table-cell>
          <table:table-cell table:number-columns-repeated="2"/>
        </table:table-row>
        <table:table-row table:style-name="ro1">
          <table:table-cell office:value-type="float" office:value="0.297882825136185" calcext:value-type="float">
            <text:p>0.297882825136185</text:p>
          </table:table-cell>
          <table:table-cell table:number-columns-repeated="2"/>
        </table:table-row>
        <table:table-row table:style-name="ro1">
          <table:table-cell office:value-type="float" office:value="0.271336138248444" calcext:value-type="float">
            <text:p>0.271336138248444</text:p>
          </table:table-cell>
          <table:table-cell table:number-columns-repeated="2"/>
        </table:table-row>
        <table:table-row table:style-name="ro1">
          <table:table-cell office:value-type="float" office:value="0.268886744976044" calcext:value-type="float">
            <text:p>0.268886744976044</text:p>
          </table:table-cell>
          <table:table-cell table:number-columns-repeated="2"/>
        </table:table-row>
        <table:table-row table:style-name="ro1">
          <table:table-cell office:value-type="float" office:value="0.268895506858826" calcext:value-type="float">
            <text:p>0.268895506858826</text:p>
          </table:table-cell>
          <table:table-cell table:number-columns-repeated="2"/>
        </table:table-row>
        <table:table-row table:style-name="ro1">
          <table:table-cell office:value-type="float" office:value="0.26744145154953" calcext:value-type="float">
            <text:p>0.26744145154953</text:p>
          </table:table-cell>
          <table:table-cell table:number-columns-repeated="2"/>
        </table:table-row>
        <table:table-row table:style-name="ro1">
          <table:table-cell office:value-type="float" office:value="0.264459073543549" calcext:value-type="float">
            <text:p>0.264459073543549</text:p>
          </table:table-cell>
          <table:table-cell table:number-columns-repeated="2"/>
        </table:table-row>
        <table:table-row table:style-name="ro1">
          <table:table-cell office:value-type="float" office:value="0.265393286943436" calcext:value-type="float">
            <text:p>0.265393286943436</text:p>
          </table:table-cell>
          <table:table-cell table:number-columns-repeated="2"/>
        </table:table-row>
        <table:table-row table:style-name="ro1">
          <table:table-cell office:value-type="float" office:value="0.266143172979355" calcext:value-type="float">
            <text:p>0.266143172979355</text:p>
          </table:table-cell>
          <table:table-cell table:number-columns-repeated="2"/>
        </table:table-row>
        <table:table-row table:style-name="ro1">
          <table:table-cell office:value-type="float" office:value="0.266211420297623" calcext:value-type="float">
            <text:p>0.266211420297623</text:p>
          </table:table-cell>
          <table:table-cell table:number-columns-repeated="2"/>
        </table:table-row>
        <table:table-row table:style-name="ro1">
          <table:table-cell office:value-type="float" office:value="0.266049325466156" calcext:value-type="float">
            <text:p>0.266049325466156</text:p>
          </table:table-cell>
          <table:table-cell table:number-columns-repeated="2"/>
        </table:table-row>
        <table:table-row table:style-name="ro1">
          <table:table-cell office:value-type="float" office:value="0.265636533498764" calcext:value-type="float">
            <text:p>0.265636533498764</text:p>
          </table:table-cell>
          <table:table-cell table:number-columns-repeated="2"/>
        </table:table-row>
        <table:table-row table:style-name="ro1">
          <table:table-cell office:value-type="float" office:value="0.266929417848587" calcext:value-type="float">
            <text:p>0.266929417848587</text:p>
          </table:table-cell>
          <table:table-cell table:number-columns-repeated="2"/>
        </table:table-row>
        <table:table-row table:style-name="ro1">
          <table:table-cell office:value-type="float" office:value="0.268198847770691" calcext:value-type="float">
            <text:p>0.268198847770691</text:p>
          </table:table-cell>
          <table:table-cell table:number-columns-repeated="2"/>
        </table:table-row>
        <table:table-row table:style-name="ro1">
          <table:table-cell office:value-type="float" office:value="0.265007972717285" calcext:value-type="float">
            <text:p>0.265007972717285</text:p>
          </table:table-cell>
          <table:table-cell table:number-columns-repeated="2"/>
        </table:table-row>
        <table:table-row table:style-name="ro1">
          <table:table-cell office:value-type="float" office:value="0.264428645372391" calcext:value-type="float">
            <text:p>0.264428645372391</text:p>
          </table:table-cell>
          <table:table-cell table:number-columns-repeated="2"/>
        </table:table-row>
        <table:table-row table:style-name="ro1">
          <table:table-cell office:value-type="float" office:value="0.266173839569092" calcext:value-type="float">
            <text:p>0.266173839569092</text:p>
          </table:table-cell>
          <table:table-cell table:number-columns-repeated="2"/>
        </table:table-row>
        <table:table-row table:style-name="ro1">
          <table:table-cell office:value-type="float" office:value="0.263534188270569" calcext:value-type="float">
            <text:p>0.263534188270569</text:p>
          </table:table-cell>
          <table:table-cell table:number-columns-repeated="2"/>
        </table:table-row>
        <table:table-row table:style-name="ro1">
          <table:table-cell office:value-type="float" office:value="0.264377981424332" calcext:value-type="float">
            <text:p>0.264377981424332</text:p>
          </table:table-cell>
          <table:table-cell table:number-columns-repeated="2"/>
        </table:table-row>
        <table:table-row table:style-name="ro1">
          <table:table-cell office:value-type="float" office:value="0.261223405599594" calcext:value-type="float">
            <text:p>0.261223405599594</text:p>
          </table:table-cell>
          <table:table-cell table:number-columns-repeated="2"/>
        </table:table-row>
        <table:table-row table:style-name="ro1">
          <table:table-cell office:value-type="float" office:value="0.270030826330185" calcext:value-type="float">
            <text:p>0.270030826330185</text:p>
          </table:table-cell>
          <table:table-cell table:number-columns-repeated="2"/>
        </table:table-row>
        <table:table-row table:style-name="ro1">
          <table:table-cell office:value-type="float" office:value="0.271501153707504" calcext:value-type="float">
            <text:p>0.271501153707504</text:p>
          </table:table-cell>
          <table:table-cell table:number-columns-repeated="2"/>
        </table:table-row>
        <table:table-row table:style-name="ro1">
          <table:table-cell office:value-type="float" office:value="0.266412317752838" calcext:value-type="float">
            <text:p>0.266412317752838</text:p>
          </table:table-cell>
          <table:table-cell table:number-columns-repeated="2"/>
        </table:table-row>
        <table:table-row table:style-name="ro1">
          <table:table-cell office:value-type="float" office:value="0.271870106458664" calcext:value-type="float">
            <text:p>0.271870106458664</text:p>
          </table:table-cell>
          <table:table-cell table:number-columns-repeated="2"/>
        </table:table-row>
        <table:table-row table:style-name="ro1">
          <table:table-cell office:value-type="float" office:value="0.271996319293976" calcext:value-type="float">
            <text:p>0.271996319293976</text:p>
          </table:table-cell>
          <table:table-cell table:number-columns-repeated="2"/>
        </table:table-row>
        <table:table-row table:style-name="ro1">
          <table:table-cell office:value-type="float" office:value="0.320161938667297" calcext:value-type="float">
            <text:p>0.320161938667297</text:p>
          </table:table-cell>
          <table:table-cell table:number-columns-repeated="2"/>
        </table:table-row>
        <table:table-row table:style-name="ro1">
          <table:table-cell office:value-type="float" office:value="0.300265103578567" calcext:value-type="float">
            <text:p>0.300265103578567</text:p>
          </table:table-cell>
          <table:table-cell table:number-columns-repeated="2"/>
        </table:table-row>
        <table:table-row table:style-name="ro1">
          <table:table-cell office:value-type="float" office:value="0.337729543447494" calcext:value-type="float">
            <text:p>0.337729543447494</text:p>
          </table:table-cell>
          <table:table-cell table:number-columns-repeated="2"/>
        </table:table-row>
        <table:table-row table:style-name="ro1">
          <table:table-cell office:value-type="float" office:value="0.318586766719818" calcext:value-type="float">
            <text:p>0.318586766719818</text:p>
          </table:table-cell>
          <table:table-cell table:number-columns-repeated="2"/>
        </table:table-row>
        <table:table-row table:style-name="ro1">
          <table:table-cell office:value-type="float" office:value="0.336607813835144" calcext:value-type="float">
            <text:p>0.336607813835144</text:p>
          </table:table-cell>
          <table:table-cell table:number-columns-repeated="2"/>
        </table:table-row>
        <table:table-row table:style-name="ro1">
          <table:table-cell office:value-type="float" office:value="0.284400850534439" calcext:value-type="float">
            <text:p>0.284400850534439</text:p>
          </table:table-cell>
          <table:table-cell table:number-columns-repeated="2"/>
        </table:table-row>
        <table:table-row table:style-name="ro1">
          <table:table-cell office:value-type="float" office:value="0.250440835952759" calcext:value-type="float">
            <text:p>0.250440835952759</text:p>
          </table:table-cell>
          <table:table-cell table:number-columns-repeated="2"/>
        </table:table-row>
        <table:table-row table:style-name="ro1">
          <table:table-cell office:value-type="float" office:value="0.346139699220657" calcext:value-type="float">
            <text:p>0.346139699220657</text:p>
          </table:table-cell>
          <table:table-cell table:number-columns-repeated="2"/>
        </table:table-row>
        <table:table-row table:style-name="ro1">
          <table:table-cell office:value-type="float" office:value="0.299519032239914" calcext:value-type="float">
            <text:p>0.299519032239914</text:p>
          </table:table-cell>
          <table:table-cell table:number-columns-repeated="2"/>
        </table:table-row>
        <table:table-row table:style-name="ro1">
          <table:table-cell office:value-type="float" office:value="0.264129310846329" calcext:value-type="float">
            <text:p>0.264129310846329</text:p>
          </table:table-cell>
          <table:table-cell table:number-columns-repeated="2"/>
        </table:table-row>
        <table:table-row table:style-name="ro1">
          <table:table-cell office:value-type="float" office:value="0.290318876504898" calcext:value-type="float">
            <text:p>0.290318876504898</text:p>
          </table:table-cell>
          <table:table-cell table:number-columns-repeated="2"/>
        </table:table-row>
        <table:table-row table:style-name="ro1">
          <table:table-cell office:value-type="float" office:value="0.577258467674255" calcext:value-type="float">
            <text:p>0.577258467674255</text:p>
          </table:table-cell>
          <table:table-cell table:number-columns-repeated="2"/>
        </table:table-row>
        <table:table-row table:style-name="ro1">
          <table:table-cell office:value-type="float" office:value="0.267310261726379" calcext:value-type="float">
            <text:p>0.267310261726379</text:p>
          </table:table-cell>
          <table:table-cell table:number-columns-repeated="2"/>
        </table:table-row>
        <table:table-row table:style-name="ro1">
          <table:table-cell office:value-type="float" office:value="0.699897527694702" calcext:value-type="float">
            <text:p>0.699897527694702</text:p>
          </table:table-cell>
          <table:table-cell table:number-columns-repeated="2"/>
        </table:table-row>
        <table:table-row table:style-name="ro1">
          <table:table-cell office:value-type="float" office:value="0.677350342273712" calcext:value-type="float">
            <text:p>0.677350342273712</text:p>
          </table:table-cell>
          <table:table-cell table:number-columns-repeated="2"/>
        </table:table-row>
        <table:table-row table:style-name="ro1">
          <table:table-cell office:value-type="float" office:value="0.259781509637833" calcext:value-type="float">
            <text:p>0.259781509637833</text:p>
          </table:table-cell>
          <table:table-cell table:number-columns-repeated="2"/>
        </table:table-row>
        <table:table-row table:style-name="ro1">
          <table:table-cell office:value-type="float" office:value="0.710975229740143" calcext:value-type="float">
            <text:p>0.710975229740143</text:p>
          </table:table-cell>
          <table:table-cell table:number-columns-repeated="2"/>
        </table:table-row>
        <table:table-row table:style-name="ro1">
          <table:table-cell office:value-type="float" office:value="0.682886481285095" calcext:value-type="float">
            <text:p>0.682886481285095</text:p>
          </table:table-cell>
          <table:table-cell table:number-columns-repeated="2"/>
        </table:table-row>
        <table:table-row table:style-name="ro1">
          <table:table-cell office:value-type="float" office:value="0.568184971809387" calcext:value-type="float">
            <text:p>0.568184971809387</text:p>
          </table:table-cell>
          <table:table-cell table:number-columns-repeated="2"/>
        </table:table-row>
        <table:table-row table:style-name="ro1">
          <table:table-cell office:value-type="float" office:value="0.574944198131561" calcext:value-type="float">
            <text:p>0.574944198131561</text:p>
          </table:table-cell>
          <table:table-cell table:number-columns-repeated="2"/>
        </table:table-row>
        <table:table-row table:style-name="ro1">
          <table:table-cell office:value-type="float" office:value="0.585873007774353" calcext:value-type="float">
            <text:p>0.585873007774353</text:p>
          </table:table-cell>
          <table:table-cell table:number-columns-repeated="2"/>
        </table:table-row>
        <table:table-row table:style-name="ro1">
          <table:table-cell office:value-type="float" office:value="0.610950946807861" calcext:value-type="float">
            <text:p>0.610950946807861</text:p>
          </table:table-cell>
          <table:table-cell table:number-columns-repeated="2"/>
        </table:table-row>
        <table:table-row table:style-name="ro1">
          <table:table-cell office:value-type="float" office:value="0.604711711406708" calcext:value-type="float">
            <text:p>0.604711711406708</text:p>
          </table:table-cell>
          <table:table-cell table:number-columns-repeated="2"/>
        </table:table-row>
        <table:table-row table:style-name="ro1">
          <table:table-cell office:value-type="float" office:value="0.593453764915466" calcext:value-type="float">
            <text:p>0.593453764915466</text:p>
          </table:table-cell>
          <table:table-cell table:number-columns-repeated="2"/>
        </table:table-row>
        <table:table-row table:style-name="ro1">
          <table:table-cell office:value-type="float" office:value="0.559394955635071" calcext:value-type="float">
            <text:p>0.559394955635071</text:p>
          </table:table-cell>
          <table:table-cell table:number-columns-repeated="2"/>
        </table:table-row>
        <table:table-row table:style-name="ro1">
          <table:table-cell office:value-type="float" office:value="0.495471626520157" calcext:value-type="float">
            <text:p>0.495471626520157</text:p>
          </table:table-cell>
          <table:table-cell table:number-columns-repeated="2"/>
        </table:table-row>
        <table:table-row table:style-name="ro1">
          <table:table-cell office:value-type="float" office:value="0.489468544721603" calcext:value-type="float">
            <text:p>0.489468544721603</text:p>
          </table:table-cell>
          <table:table-cell table:number-columns-repeated="2"/>
        </table:table-row>
        <table:table-row table:style-name="ro1">
          <table:table-cell office:value-type="float" office:value="0.493835598230362" calcext:value-type="float">
            <text:p>0.493835598230362</text:p>
          </table:table-cell>
          <table:table-cell table:number-columns-repeated="2"/>
        </table:table-row>
        <table:table-row table:style-name="ro1">
          <table:table-cell office:value-type="float" office:value="0.49934709072113" calcext:value-type="float">
            <text:p>0.49934709072113</text:p>
          </table:table-cell>
          <table:table-cell table:number-columns-repeated="2"/>
        </table:table-row>
        <table:table-row table:style-name="ro1">
          <table:table-cell office:value-type="float" office:value="0.443123310804367" calcext:value-type="float">
            <text:p>0.443123310804367</text:p>
          </table:table-cell>
          <table:table-cell table:number-columns-repeated="2"/>
        </table:table-row>
        <table:table-row table:style-name="ro1">
          <table:table-cell office:value-type="float" office:value="0.539881706237793" calcext:value-type="float">
            <text:p>0.539881706237793</text:p>
          </table:table-cell>
          <table:table-cell table:number-columns-repeated="2"/>
        </table:table-row>
        <table:table-row table:style-name="ro1">
          <table:table-cell office:value-type="float" office:value="0.570047914981842" calcext:value-type="float">
            <text:p>0.570047914981842</text:p>
          </table:table-cell>
          <table:table-cell table:number-columns-repeated="2"/>
        </table:table-row>
        <table:table-row table:style-name="ro1">
          <table:table-cell office:value-type="float" office:value="0.265475928783417" calcext:value-type="float">
            <text:p>0.265475928783417</text:p>
          </table:table-cell>
          <table:table-cell table:number-columns-repeated="2"/>
        </table:table-row>
        <table:table-row table:style-name="ro1">
          <table:table-cell office:value-type="float" office:value="0.585390090942383" calcext:value-type="float">
            <text:p>0.585390090942383</text:p>
          </table:table-cell>
          <table:table-cell table:number-columns-repeated="2"/>
        </table:table-row>
        <table:table-row table:style-name="ro1">
          <table:table-cell office:value-type="float" office:value="0.272569119930267" calcext:value-type="float">
            <text:p>0.272569119930267</text:p>
          </table:table-cell>
          <table:table-cell table:number-columns-repeated="2"/>
        </table:table-row>
        <table:table-row table:style-name="ro1">
          <table:table-cell office:value-type="float" office:value="0.597690761089325" calcext:value-type="float">
            <text:p>0.597690761089325</text:p>
          </table:table-cell>
          <table:table-cell table:number-columns-repeated="2"/>
        </table:table-row>
        <table:table-row table:style-name="ro1">
          <table:table-cell office:value-type="float" office:value="0.57046914100647" calcext:value-type="float">
            <text:p>0.57046914100647</text:p>
          </table:table-cell>
          <table:table-cell table:number-columns-repeated="2"/>
        </table:table-row>
        <table:table-row table:style-name="ro1">
          <table:table-cell office:value-type="float" office:value="0.670815348625183" calcext:value-type="float">
            <text:p>0.670815348625183</text:p>
          </table:table-cell>
          <table:table-cell table:number-columns-repeated="2"/>
        </table:table-row>
        <table:table-row table:style-name="ro1">
          <table:table-cell office:value-type="float" office:value="0.688734292984009" calcext:value-type="float">
            <text:p>0.688734292984009</text:p>
          </table:table-cell>
          <table:table-cell table:number-columns-repeated="2"/>
        </table:table-row>
        <table:table-row table:style-name="ro1">
          <table:table-cell office:value-type="float" office:value="0.689059674739838" calcext:value-type="float">
            <text:p>0.689059674739838</text:p>
          </table:table-cell>
          <table:table-cell table:number-columns-repeated="2"/>
        </table:table-row>
        <table:table-row table:style-name="ro1">
          <table:table-cell office:value-type="float" office:value="0.698973715305328" calcext:value-type="float">
            <text:p>0.698973715305328</text:p>
          </table:table-cell>
          <table:table-cell table:number-columns-repeated="2"/>
        </table:table-row>
        <table:table-row table:style-name="ro1">
          <table:table-cell office:value-type="float" office:value="0.691485464572907" calcext:value-type="float">
            <text:p>0.691485464572907</text:p>
          </table:table-cell>
          <table:table-cell table:number-columns-repeated="2"/>
        </table:table-row>
        <table:table-row table:style-name="ro1">
          <table:table-cell office:value-type="float" office:value="0.673654675483704" calcext:value-type="float">
            <text:p>0.673654675483704</text:p>
          </table:table-cell>
          <table:table-cell table:number-columns-repeated="2"/>
        </table:table-row>
        <table:table-row table:style-name="ro1">
          <table:table-cell office:value-type="float" office:value="0.679276049137116" calcext:value-type="float">
            <text:p>0.679276049137116</text:p>
          </table:table-cell>
          <table:table-cell table:number-columns-repeated="2"/>
        </table:table-row>
        <table:table-row table:style-name="ro1">
          <table:table-cell office:value-type="float" office:value="0.270589888095856" calcext:value-type="float">
            <text:p>0.270589888095856</text:p>
          </table:table-cell>
          <table:table-cell table:number-columns-repeated="2"/>
        </table:table-row>
        <table:table-row table:style-name="ro1">
          <table:table-cell office:value-type="float" office:value="0.773990988731384" calcext:value-type="float">
            <text:p>0.773990988731384</text:p>
          </table:table-cell>
          <table:table-cell table:number-columns-repeated="2"/>
        </table:table-row>
        <table:table-row table:style-name="ro1">
          <table:table-cell office:value-type="float" office:value="0.272701948881149" calcext:value-type="float">
            <text:p>0.272701948881149</text:p>
          </table:table-cell>
          <table:table-cell table:number-columns-repeated="2"/>
        </table:table-row>
        <table:table-row table:style-name="ro1">
          <table:table-cell office:value-type="float" office:value="0.776458740234375" calcext:value-type="float">
            <text:p>0.776458740234375</text:p>
          </table:table-cell>
          <table:table-cell table:number-columns-repeated="2"/>
        </table:table-row>
        <table:table-row table:style-name="ro1">
          <table:table-cell office:value-type="float" office:value="0.273312836885452" calcext:value-type="float">
            <text:p>0.273312836885452</text:p>
          </table:table-cell>
          <table:table-cell table:number-columns-repeated="2"/>
        </table:table-row>
        <table:table-row table:style-name="ro1">
          <table:table-cell office:value-type="float" office:value="0.779199421405792" calcext:value-type="float">
            <text:p>0.779199421405792</text:p>
          </table:table-cell>
          <table:table-cell table:number-columns-repeated="2"/>
        </table:table-row>
        <table:table-row table:style-name="ro1">
          <table:table-cell office:value-type="float" office:value="0.274092704057693" calcext:value-type="float">
            <text:p>0.274092704057693</text:p>
          </table:table-cell>
          <table:table-cell table:number-columns-repeated="2"/>
        </table:table-row>
        <table:table-row table:style-name="ro1">
          <table:table-cell office:value-type="float" office:value="0.769270539283752" calcext:value-type="float">
            <text:p>0.769270539283752</text:p>
          </table:table-cell>
          <table:table-cell table:number-columns-repeated="2"/>
        </table:table-row>
        <table:table-row table:style-name="ro1">
          <table:table-cell office:value-type="float" office:value="0.27481284737587" calcext:value-type="float">
            <text:p>0.27481284737587</text:p>
          </table:table-cell>
          <table:table-cell table:number-columns-repeated="2"/>
        </table:table-row>
        <table:table-row table:style-name="ro1">
          <table:table-cell office:value-type="float" office:value="0.770333051681519" calcext:value-type="float">
            <text:p>0.770333051681519</text:p>
          </table:table-cell>
          <table:table-cell table:number-columns-repeated="2"/>
        </table:table-row>
        <table:table-row table:style-name="ro1">
          <table:table-cell office:value-type="float" office:value="0.274617701768875" calcext:value-type="float">
            <text:p>0.274617701768875</text:p>
          </table:table-cell>
          <table:table-cell table:number-columns-repeated="2"/>
        </table:table-row>
        <table:table-row table:style-name="ro1">
          <table:table-cell office:value-type="float" office:value="0.769515991210938" calcext:value-type="float">
            <text:p>0.769515991210938</text:p>
          </table:table-cell>
          <table:table-cell table:number-columns-repeated="2"/>
        </table:table-row>
        <table:table-row table:style-name="ro1">
          <table:table-cell office:value-type="float" office:value="0.274715930223465" calcext:value-type="float">
            <text:p>0.274715930223465</text:p>
          </table:table-cell>
          <table:table-cell table:number-columns-repeated="2"/>
        </table:table-row>
        <table:table-row table:style-name="ro1">
          <table:table-cell office:value-type="float" office:value="0.73974734544754" calcext:value-type="float">
            <text:p>0.73974734544754</text:p>
          </table:table-cell>
          <table:table-cell table:number-columns-repeated="2"/>
        </table:table-row>
        <table:table-row table:style-name="ro1">
          <table:table-cell office:value-type="float" office:value="0.272272974252701" calcext:value-type="float">
            <text:p>0.272272974252701</text:p>
          </table:table-cell>
          <table:table-cell table:number-columns-repeated="2"/>
        </table:table-row>
        <table:table-row table:style-name="ro1">
          <table:table-cell office:value-type="float" office:value="0.748436093330383" calcext:value-type="float">
            <text:p>0.748436093330383</text:p>
          </table:table-cell>
          <table:table-cell table:number-columns-repeated="2"/>
        </table:table-row>
        <table:table-row table:style-name="ro1">
          <table:table-cell office:value-type="float" office:value="0.273064345121384" calcext:value-type="float">
            <text:p>0.273064345121384</text:p>
          </table:table-cell>
          <table:table-cell table:number-columns-repeated="2"/>
        </table:table-row>
        <table:table-row table:style-name="ro1">
          <table:table-cell office:value-type="float" office:value="0.736793160438538" calcext:value-type="float">
            <text:p>0.736793160438538</text:p>
          </table:table-cell>
          <table:table-cell table:number-columns-repeated="2"/>
        </table:table-row>
        <table:table-row table:style-name="ro1">
          <table:table-cell office:value-type="float" office:value="0.273004859685898" calcext:value-type="float">
            <text:p>0.273004859685898</text:p>
          </table:table-cell>
          <table:table-cell table:number-columns-repeated="2"/>
        </table:table-row>
        <table:table-row table:style-name="ro1">
          <table:table-cell office:value-type="float" office:value="0.27304145693779" calcext:value-type="float">
            <text:p>0.27304145693779</text:p>
          </table:table-cell>
          <table:table-cell table:number-columns-repeated="2"/>
        </table:table-row>
        <table:table-row table:style-name="ro1">
          <table:table-cell office:value-type="float" office:value="0.269681245088577" calcext:value-type="float">
            <text:p>0.269681245088577</text:p>
          </table:table-cell>
          <table:table-cell table:number-columns-repeated="2"/>
        </table:table-row>
        <table:table-row table:style-name="ro1">
          <table:table-cell office:value-type="float" office:value="0.268018901348114" calcext:value-type="float">
            <text:p>0.268018901348114</text:p>
          </table:table-cell>
          <table:table-cell table:number-columns-repeated="2"/>
        </table:table-row>
        <table:table-row table:style-name="ro1">
          <table:table-cell office:value-type="float" office:value="0.267380714416504" calcext:value-type="float">
            <text:p>0.267380714416504</text:p>
          </table:table-cell>
          <table:table-cell table:number-columns-repeated="2"/>
        </table:table-row>
        <table:table-row table:style-name="ro1">
          <table:table-cell office:value-type="float" office:value="0.268531382083893" calcext:value-type="float">
            <text:p>0.268531382083893</text:p>
          </table:table-cell>
          <table:table-cell table:number-columns-repeated="2"/>
        </table:table-row>
        <table:table-row table:style-name="ro1">
          <table:table-cell office:value-type="float" office:value="0.267892360687256" calcext:value-type="float">
            <text:p>0.267892360687256</text:p>
          </table:table-cell>
          <table:table-cell table:number-columns-repeated="2"/>
        </table:table-row>
        <table:table-row table:style-name="ro1">
          <table:table-cell office:value-type="float" office:value="0.264636665582657" calcext:value-type="float">
            <text:p>0.264636665582657</text:p>
          </table:table-cell>
          <table:table-cell table:number-columns-repeated="2"/>
        </table:table-row>
        <table:table-row table:style-name="ro1">
          <table:table-cell office:value-type="float" office:value="0.266154676675796" calcext:value-type="float">
            <text:p>0.266154676675796</text:p>
          </table:table-cell>
          <table:table-cell table:number-columns-repeated="2"/>
        </table:table-row>
        <table:table-row table:style-name="ro1">
          <table:table-cell office:value-type="float" office:value="0.266746282577515" calcext:value-type="float">
            <text:p>0.266746282577515</text:p>
          </table:table-cell>
          <table:table-cell table:number-columns-repeated="2"/>
        </table:table-row>
        <table:table-row table:style-name="ro1">
          <table:table-cell office:value-type="float" office:value="0.263571918010712" calcext:value-type="float">
            <text:p>0.263571918010712</text:p>
          </table:table-cell>
          <table:table-cell table:number-columns-repeated="2"/>
        </table:table-row>
        <table:table-row table:style-name="ro1">
          <table:table-cell office:value-type="float" office:value="0.265836656093597" calcext:value-type="float">
            <text:p>0.265836656093597</text:p>
          </table:table-cell>
          <table:table-cell table:number-columns-repeated="2"/>
        </table:table-row>
        <table:table-row table:style-name="ro1">
          <table:table-cell office:value-type="float" office:value="0.266244620084763" calcext:value-type="float">
            <text:p>0.266244620084763</text:p>
          </table:table-cell>
          <table:table-cell table:number-columns-repeated="2"/>
        </table:table-row>
        <table:table-row table:style-name="ro1">
          <table:table-cell office:value-type="float" office:value="0.265907794237137" calcext:value-type="float">
            <text:p>0.265907794237137</text:p>
          </table:table-cell>
          <table:table-cell table:number-columns-repeated="2"/>
        </table:table-row>
        <table:table-row table:style-name="ro1">
          <table:table-cell office:value-type="float" office:value="0.26613649725914" calcext:value-type="float">
            <text:p>0.26613649725914</text:p>
          </table:table-cell>
          <table:table-cell table:number-columns-repeated="2"/>
        </table:table-row>
        <table:table-row table:style-name="ro1">
          <table:table-cell office:value-type="float" office:value="0.343155890703201" calcext:value-type="float">
            <text:p>0.343155890703201</text:p>
          </table:table-cell>
          <table:table-cell table:number-columns-repeated="2"/>
        </table:table-row>
        <table:table-row table:style-name="ro1">
          <table:table-cell office:value-type="float" office:value="0.343439012765884" calcext:value-type="float">
            <text:p>0.343439012765884</text:p>
          </table:table-cell>
          <table:table-cell table:number-columns-repeated="2"/>
        </table:table-row>
        <table:table-row table:style-name="ro1">
          <table:table-cell office:value-type="float" office:value="0.342169225215912" calcext:value-type="float">
            <text:p>0.342169225215912</text:p>
          </table:table-cell>
          <table:table-cell table:number-columns-repeated="2"/>
        </table:table-row>
        <table:table-row table:style-name="ro1">
          <table:table-cell office:value-type="float" office:value="0.341818898916244" calcext:value-type="float">
            <text:p>0.341818898916244</text:p>
          </table:table-cell>
          <table:table-cell table:number-columns-repeated="2"/>
        </table:table-row>
        <table:table-row table:style-name="ro1">
          <table:table-cell office:value-type="float" office:value="0.34245178103447" calcext:value-type="float">
            <text:p>0.34245178103447</text:p>
          </table:table-cell>
          <table:table-cell table:number-columns-repeated="2"/>
        </table:table-row>
        <table:table-row table:style-name="ro1">
          <table:table-cell office:value-type="float" office:value="0.335997700691223" calcext:value-type="float">
            <text:p>0.335997700691223</text:p>
          </table:table-cell>
          <table:table-cell table:number-columns-repeated="2"/>
        </table:table-row>
        <table:table-row table:style-name="ro1">
          <table:table-cell office:value-type="float" office:value="0.33464777469635" calcext:value-type="float">
            <text:p>0.33464777469635</text:p>
          </table:table-cell>
          <table:table-cell table:number-columns-repeated="2"/>
        </table:table-row>
        <table:table-row table:style-name="ro1">
          <table:table-cell office:value-type="float" office:value="0.333936750888824" calcext:value-type="float">
            <text:p>0.333936750888824</text:p>
          </table:table-cell>
          <table:table-cell table:number-columns-repeated="2"/>
        </table:table-row>
        <table:table-row table:style-name="ro1">
          <table:table-cell office:value-type="float" office:value="0.33310016989708" calcext:value-type="float">
            <text:p>0.33310016989708</text:p>
          </table:table-cell>
          <table:table-cell table:number-columns-repeated="2"/>
        </table:table-row>
        <table:table-row table:style-name="ro1">
          <table:table-cell office:value-type="float" office:value="0.331960558891296" calcext:value-type="float">
            <text:p>0.331960558891296</text:p>
          </table:table-cell>
          <table:table-cell table:number-columns-repeated="2"/>
        </table:table-row>
        <table:table-row table:style-name="ro1">
          <table:table-cell office:value-type="float" office:value="0.331688761711121" calcext:value-type="float">
            <text:p>0.331688761711121</text:p>
          </table:table-cell>
          <table:table-cell table:number-columns-repeated="2"/>
        </table:table-row>
        <table:table-row table:style-name="ro1">
          <table:table-cell office:value-type="float" office:value="0.338998019695282" calcext:value-type="float">
            <text:p>0.338998019695282</text:p>
          </table:table-cell>
          <table:table-cell table:number-columns-repeated="2"/>
        </table:table-row>
        <table:table-row table:style-name="ro1">
          <table:table-cell office:value-type="float" office:value="0.34719705581665" calcext:value-type="float">
            <text:p>0.34719705581665</text:p>
          </table:table-cell>
          <table:table-cell table:number-columns-repeated="2"/>
        </table:table-row>
        <table:table-row table:style-name="ro1">
          <table:table-cell office:value-type="float" office:value="0.347455143928528" calcext:value-type="float">
            <text:p>0.347455143928528</text:p>
          </table:table-cell>
          <table:table-cell table:number-columns-repeated="2"/>
        </table:table-row>
        <table:table-row table:style-name="ro1">
          <table:table-cell office:value-type="float" office:value="0.347836792469025" calcext:value-type="float">
            <text:p>0.347836792469025</text:p>
          </table:table-cell>
          <table:table-cell table:number-columns-repeated="2"/>
        </table:table-row>
        <table:table-row table:style-name="ro1">
          <table:table-cell office:value-type="float" office:value="0.347778052091598" calcext:value-type="float">
            <text:p>0.347778052091598</text:p>
          </table:table-cell>
          <table:table-cell table:number-columns-repeated="2"/>
        </table:table-row>
        <table:table-row table:style-name="ro1">
          <table:table-cell office:value-type="float" office:value="0.330879956483841" calcext:value-type="float">
            <text:p>0.330879956483841</text:p>
          </table:table-cell>
          <table:table-cell table:number-columns-repeated="2"/>
        </table:table-row>
        <table:table-row table:style-name="ro1">
          <table:table-cell office:value-type="float" office:value="0.330616265535355" calcext:value-type="float">
            <text:p>0.330616265535355</text:p>
          </table:table-cell>
          <table:table-cell table:number-columns-repeated="2"/>
        </table:table-row>
        <table:table-row table:style-name="ro1">
          <table:table-cell office:value-type="float" office:value="0.3309465944767" calcext:value-type="float">
            <text:p>0.3309465944767</text:p>
          </table:table-cell>
          <table:table-cell table:number-columns-repeated="2"/>
        </table:table-row>
        <table:table-row table:style-name="ro1">
          <table:table-cell office:value-type="float" office:value="0.330621778964996" calcext:value-type="float">
            <text:p>0.330621778964996</text:p>
          </table:table-cell>
          <table:table-cell table:number-columns-repeated="2"/>
        </table:table-row>
        <table:table-row table:style-name="ro1">
          <table:table-cell office:value-type="float" office:value="0.330918997526169" calcext:value-type="float">
            <text:p>0.330918997526169</text:p>
          </table:table-cell>
          <table:table-cell table:number-columns-repeated="2"/>
        </table:table-row>
        <table:table-row table:style-name="ro1">
          <table:table-cell office:value-type="float" office:value="0.330565124750137" calcext:value-type="float">
            <text:p>0.330565124750137</text:p>
          </table:table-cell>
          <table:table-cell table:number-columns-repeated="2"/>
        </table:table-row>
        <table:table-row table:style-name="ro1">
          <table:table-cell office:value-type="float" office:value="0.330850690603256" calcext:value-type="float">
            <text:p>0.330850690603256</text:p>
          </table:table-cell>
          <table:table-cell table:number-columns-repeated="2"/>
        </table:table-row>
        <table:table-row table:style-name="ro1">
          <table:table-cell office:value-type="float" office:value="0.32982811331749" calcext:value-type="float">
            <text:p>0.32982811331749</text:p>
          </table:table-cell>
          <table:table-cell table:number-columns-repeated="2"/>
        </table:table-row>
        <table:table-row table:style-name="ro1">
          <table:table-cell office:value-type="float" office:value="0.32269486784935" calcext:value-type="float">
            <text:p>0.32269486784935</text:p>
          </table:table-cell>
          <table:table-cell table:number-columns-repeated="2"/>
        </table:table-row>
        <table:table-row table:style-name="ro1">
          <table:table-cell office:value-type="float" office:value="0.324018537998199" calcext:value-type="float">
            <text:p>0.324018537998199</text:p>
          </table:table-cell>
          <table:table-cell table:number-columns-repeated="2"/>
        </table:table-row>
        <table:table-row table:style-name="ro1">
          <table:table-cell office:value-type="float" office:value="0.32137343287468" calcext:value-type="float">
            <text:p>0.32137343287468</text:p>
          </table:table-cell>
          <table:table-cell table:number-columns-repeated="2"/>
        </table:table-row>
        <table:table-row table:style-name="ro1">
          <table:table-cell office:value-type="float" office:value="0.32230269908905" calcext:value-type="float">
            <text:p>0.32230269908905</text:p>
          </table:table-cell>
          <table:table-cell table:number-columns-repeated="2"/>
        </table:table-row>
        <table:table-row table:style-name="ro1">
          <table:table-cell office:value-type="float" office:value="0.323320150375366" calcext:value-type="float">
            <text:p>0.323320150375366</text:p>
          </table:table-cell>
          <table:table-cell table:number-columns-repeated="2"/>
        </table:table-row>
        <table:table-row table:style-name="ro1">
          <table:table-cell office:value-type="float" office:value="0.298874855041504" calcext:value-type="float">
            <text:p>0.298874855041504</text:p>
          </table:table-cell>
          <table:table-cell table:number-columns-repeated="2"/>
        </table:table-row>
        <table:table-row table:style-name="ro1">
          <table:table-cell office:value-type="float" office:value="0.293038249015808" calcext:value-type="float">
            <text:p>0.293038249015808</text:p>
          </table:table-cell>
          <table:table-cell table:number-columns-repeated="2"/>
        </table:table-row>
        <table:table-row table:style-name="ro1">
          <table:table-cell office:value-type="float" office:value="0.292194157838821" calcext:value-type="float">
            <text:p>0.292194157838821</text:p>
          </table:table-cell>
          <table:table-cell table:number-columns-repeated="2"/>
        </table:table-row>
        <table:table-row table:style-name="ro1">
          <table:table-cell office:value-type="float" office:value="0.290317207574844" calcext:value-type="float">
            <text:p>0.290317207574844</text:p>
          </table:table-cell>
          <table:table-cell table:number-columns-repeated="2"/>
        </table:table-row>
        <table:table-row table:style-name="ro1">
          <table:table-cell office:value-type="float" office:value="0.2841936647892" calcext:value-type="float">
            <text:p>0.2841936647892</text:p>
          </table:table-cell>
          <table:table-cell table:number-columns-repeated="2"/>
        </table:table-row>
        <table:table-row table:style-name="ro1">
          <table:table-cell office:value-type="float" office:value="0.286096006631851" calcext:value-type="float">
            <text:p>0.286096006631851</text:p>
          </table:table-cell>
          <table:table-cell table:number-columns-repeated="2"/>
        </table:table-row>
        <table:table-row table:style-name="ro1">
          <table:table-cell office:value-type="float" office:value="0.287206947803497" calcext:value-type="float">
            <text:p>0.287206947803497</text:p>
          </table:table-cell>
          <table:table-cell table:number-columns-repeated="2"/>
        </table:table-row>
        <table:table-row table:style-name="ro1">
          <table:table-cell office:value-type="float" office:value="0.255089312791824" calcext:value-type="float">
            <text:p>0.255089312791824</text:p>
          </table:table-cell>
          <table:table-cell table:number-columns-repeated="2"/>
        </table:table-row>
        <table:table-row table:style-name="ro1">
          <table:table-cell office:value-type="float" office:value="0.303516149520874" calcext:value-type="float">
            <text:p>0.303516149520874</text:p>
          </table:table-cell>
          <table:table-cell table:number-columns-repeated="2"/>
        </table:table-row>
        <table:table-row table:style-name="ro1">
          <table:table-cell office:value-type="float" office:value="0.265512406826019" calcext:value-type="float">
            <text:p>0.265512406826019</text:p>
          </table:table-cell>
          <table:table-cell table:number-columns-repeated="2"/>
        </table:table-row>
        <table:table-row table:style-name="ro1">
          <table:table-cell office:value-type="float" office:value="0.341332972049713" calcext:value-type="float">
            <text:p>0.341332972049713</text:p>
          </table:table-cell>
          <table:table-cell table:number-columns-repeated="2"/>
        </table:table-row>
        <table:table-row table:style-name="ro1">
          <table:table-cell office:value-type="float" office:value="0.263584017753601" calcext:value-type="float">
            <text:p>0.263584017753601</text:p>
          </table:table-cell>
          <table:table-cell table:number-columns-repeated="2"/>
        </table:table-row>
        <table:table-row table:style-name="ro1">
          <table:table-cell office:value-type="float" office:value="0.332199156284332" calcext:value-type="float">
            <text:p>0.332199156284332</text:p>
          </table:table-cell>
          <table:table-cell table:number-columns-repeated="2"/>
        </table:table-row>
        <table:table-row table:style-name="ro1">
          <table:table-cell office:value-type="float" office:value="0.260384976863861" calcext:value-type="float">
            <text:p>0.260384976863861</text:p>
          </table:table-cell>
          <table:table-cell table:number-columns-repeated="2"/>
        </table:table-row>
        <table:table-row table:style-name="ro1">
          <table:table-cell office:value-type="float" office:value="0.330203711986542" calcext:value-type="float">
            <text:p>0.330203711986542</text:p>
          </table:table-cell>
          <table:table-cell table:number-columns-repeated="2"/>
        </table:table-row>
        <table:table-row table:style-name="ro1">
          <table:table-cell office:value-type="float" office:value="0.258916318416595" calcext:value-type="float">
            <text:p>0.258916318416595</text:p>
          </table:table-cell>
          <table:table-cell table:number-columns-repeated="2"/>
        </table:table-row>
        <table:table-row table:style-name="ro1">
          <table:table-cell office:value-type="float" office:value="0.307635307312012" calcext:value-type="float">
            <text:p>0.307635307312012</text:p>
          </table:table-cell>
          <table:table-cell table:number-columns-repeated="2"/>
        </table:table-row>
        <table:table-row table:style-name="ro1">
          <table:table-cell office:value-type="float" office:value="0.261517435312271" calcext:value-type="float">
            <text:p>0.261517435312271</text:p>
          </table:table-cell>
          <table:table-cell table:number-columns-repeated="2"/>
        </table:table-row>
        <table:table-row table:style-name="ro1">
          <table:table-cell office:value-type="float" office:value="0.29633417725563" calcext:value-type="float">
            <text:p>0.29633417725563</text:p>
          </table:table-cell>
          <table:table-cell table:number-columns-repeated="2"/>
        </table:table-row>
        <table:table-row table:style-name="ro1">
          <table:table-cell office:value-type="float" office:value="0.262161076068878" calcext:value-type="float">
            <text:p>0.262161076068878</text:p>
          </table:table-cell>
          <table:table-cell table:number-columns-repeated="2"/>
        </table:table-row>
        <table:table-row table:style-name="ro1">
          <table:table-cell office:value-type="float" office:value="0.30498343706131" calcext:value-type="float">
            <text:p>0.30498343706131</text:p>
          </table:table-cell>
          <table:table-cell table:number-columns-repeated="2"/>
        </table:table-row>
        <table:table-row table:style-name="ro1">
          <table:table-cell office:value-type="float" office:value="0.259992599487305" calcext:value-type="float">
            <text:p>0.259992599487305</text:p>
          </table:table-cell>
          <table:table-cell table:number-columns-repeated="2"/>
        </table:table-row>
        <table:table-row table:style-name="ro1">
          <table:table-cell office:value-type="float" office:value="0.283966243267059" calcext:value-type="float">
            <text:p>0.283966243267059</text:p>
          </table:table-cell>
          <table:table-cell table:number-columns-repeated="2"/>
        </table:table-row>
        <table:table-row table:style-name="ro1">
          <table:table-cell office:value-type="float" office:value="0.257386535406113" calcext:value-type="float">
            <text:p>0.257386535406113</text:p>
          </table:table-cell>
          <table:table-cell table:number-columns-repeated="2"/>
        </table:table-row>
        <table:table-row table:style-name="ro1">
          <table:table-cell office:value-type="float" office:value="0.277548789978027" calcext:value-type="float">
            <text:p>0.277548789978027</text:p>
          </table:table-cell>
          <table:table-cell table:number-columns-repeated="2"/>
        </table:table-row>
        <table:table-row table:style-name="ro1">
          <table:table-cell office:value-type="float" office:value="0.258815854787827" calcext:value-type="float">
            <text:p>0.258815854787827</text:p>
          </table:table-cell>
          <table:table-cell table:number-columns-repeated="2"/>
        </table:table-row>
        <table:table-row table:style-name="ro1">
          <table:table-cell office:value-type="float" office:value="0.273372232913971" calcext:value-type="float">
            <text:p>0.273372232913971</text:p>
          </table:table-cell>
          <table:table-cell table:number-columns-repeated="2"/>
        </table:table-row>
        <table:table-row table:style-name="ro1">
          <table:table-cell office:value-type="float" office:value="0.258441746234894" calcext:value-type="float">
            <text:p>0.258441746234894</text:p>
          </table:table-cell>
          <table:table-cell table:number-columns-repeated="2"/>
        </table:table-row>
        <table:table-row table:style-name="ro1">
          <table:table-cell office:value-type="float" office:value="0.318478405475616" calcext:value-type="float">
            <text:p>0.318478405475616</text:p>
          </table:table-cell>
          <table:table-cell table:number-columns-repeated="2"/>
        </table:table-row>
        <table:table-row table:style-name="ro1">
          <table:table-cell office:value-type="float" office:value="0.515907764434814" calcext:value-type="float">
            <text:p>0.515907764434814</text:p>
          </table:table-cell>
          <table:table-cell table:number-columns-repeated="2"/>
        </table:table-row>
        <table:table-row table:style-name="ro1">
          <table:table-cell office:value-type="float" office:value="0.322953671216965" calcext:value-type="float">
            <text:p>0.322953671216965</text:p>
          </table:table-cell>
          <table:table-cell table:number-columns-repeated="2"/>
        </table:table-row>
        <table:table-row table:style-name="ro1">
          <table:table-cell office:value-type="float" office:value="0.507621586322784" calcext:value-type="float">
            <text:p>0.507621586322784</text:p>
          </table:table-cell>
          <table:table-cell table:number-columns-repeated="2"/>
        </table:table-row>
        <table:table-row table:style-name="ro1">
          <table:table-cell office:value-type="float" office:value="0.324917882680893" calcext:value-type="float">
            <text:p>0.324917882680893</text:p>
          </table:table-cell>
          <table:table-cell table:number-columns-repeated="2"/>
        </table:table-row>
        <table:table-row table:style-name="ro1">
          <table:table-cell office:value-type="float" office:value="0.511936485767365" calcext:value-type="float">
            <text:p>0.511936485767365</text:p>
          </table:table-cell>
          <table:table-cell table:number-columns-repeated="2"/>
        </table:table-row>
        <table:table-row table:style-name="ro1">
          <table:table-cell office:value-type="float" office:value="0.324683159589767" calcext:value-type="float">
            <text:p>0.324683159589767</text:p>
          </table:table-cell>
          <table:table-cell table:number-columns-repeated="2"/>
        </table:table-row>
        <table:table-row table:style-name="ro1">
          <table:table-cell office:value-type="float" office:value="0.512911140918732" calcext:value-type="float">
            <text:p>0.512911140918732</text:p>
          </table:table-cell>
          <table:table-cell table:number-columns-repeated="2"/>
        </table:table-row>
        <table:table-row table:style-name="ro1">
          <table:table-cell office:value-type="float" office:value="0.325272768735886" calcext:value-type="float">
            <text:p>0.325272768735886</text:p>
          </table:table-cell>
          <table:table-cell table:number-columns-repeated="2"/>
        </table:table-row>
        <table:table-row table:style-name="ro1">
          <table:table-cell office:value-type="float" office:value="0.507602334022522" calcext:value-type="float">
            <text:p>0.507602334022522</text:p>
          </table:table-cell>
          <table:table-cell table:number-columns-repeated="2"/>
        </table:table-row>
        <table:table-row table:style-name="ro1">
          <table:table-cell office:value-type="float" office:value="0.324924677610397" calcext:value-type="float">
            <text:p>0.324924677610397</text:p>
          </table:table-cell>
          <table:table-cell table:number-columns-repeated="2"/>
        </table:table-row>
        <table:table-row table:style-name="ro1">
          <table:table-cell office:value-type="float" office:value="0.533574163913727" calcext:value-type="float">
            <text:p>0.533574163913727</text:p>
          </table:table-cell>
          <table:table-cell table:number-columns-repeated="2"/>
        </table:table-row>
        <table:table-row table:style-name="ro1">
          <table:table-cell office:value-type="float" office:value="0.324481099843979" calcext:value-type="float">
            <text:p>0.324481099843979</text:p>
          </table:table-cell>
          <table:table-cell table:number-columns-repeated="2"/>
        </table:table-row>
        <table:table-row table:style-name="ro1">
          <table:table-cell office:value-type="float" office:value="0.538374722003937" calcext:value-type="float">
            <text:p>0.538374722003937</text:p>
          </table:table-cell>
          <table:table-cell table:number-columns-repeated="2"/>
        </table:table-row>
        <table:table-row table:style-name="ro1">
          <table:table-cell office:value-type="float" office:value="0.324446648359299" calcext:value-type="float">
            <text:p>0.324446648359299</text:p>
          </table:table-cell>
          <table:table-cell table:number-columns-repeated="2"/>
        </table:table-row>
        <table:table-row table:style-name="ro1">
          <table:table-cell office:value-type="float" office:value="0.54457825422287" calcext:value-type="float">
            <text:p>0.54457825422287</text:p>
          </table:table-cell>
          <table:table-cell table:number-columns-repeated="2"/>
        </table:table-row>
        <table:table-row table:style-name="ro1">
          <table:table-cell office:value-type="float" office:value="0.324625968933106" calcext:value-type="float">
            <text:p>0.324625968933106</text:p>
          </table:table-cell>
          <table:table-cell table:number-columns-repeated="2"/>
        </table:table-row>
        <table:table-row table:style-name="ro1">
          <table:table-cell office:value-type="float" office:value="0.545986592769623" calcext:value-type="float">
            <text:p>0.545986592769623</text:p>
          </table:table-cell>
          <table:table-cell table:number-columns-repeated="2"/>
        </table:table-row>
        <table:table-row table:style-name="ro1">
          <table:table-cell office:value-type="float" office:value="0.325100153684616" calcext:value-type="float">
            <text:p>0.325100153684616</text:p>
          </table:table-cell>
          <table:table-cell table:number-columns-repeated="2"/>
        </table:table-row>
        <table:table-row table:style-name="ro1">
          <table:table-cell office:value-type="float" office:value="0.54335755109787" calcext:value-type="float">
            <text:p>0.54335755109787</text:p>
          </table:table-cell>
          <table:table-cell table:number-columns-repeated="2"/>
        </table:table-row>
        <table:table-row table:style-name="ro1">
          <table:table-cell office:value-type="float" office:value="0.325713336467743" calcext:value-type="float">
            <text:p>0.325713336467743</text:p>
          </table:table-cell>
          <table:table-cell table:number-columns-repeated="2"/>
        </table:table-row>
        <table:table-row table:style-name="ro1">
          <table:table-cell office:value-type="float" office:value="0.533476173877716" calcext:value-type="float">
            <text:p>0.533476173877716</text:p>
          </table:table-cell>
          <table:table-cell table:number-columns-repeated="2"/>
        </table:table-row>
        <table:table-row table:style-name="ro1">
          <table:table-cell office:value-type="float" office:value="0.32566773891449" calcext:value-type="float">
            <text:p>0.32566773891449</text:p>
          </table:table-cell>
          <table:table-cell table:number-columns-repeated="2"/>
        </table:table-row>
        <table:table-row table:style-name="ro1">
          <table:table-cell office:value-type="float" office:value="0.541138887405396" calcext:value-type="float">
            <text:p>0.541138887405396</text:p>
          </table:table-cell>
          <table:table-cell table:number-columns-repeated="2"/>
        </table:table-row>
        <table:table-row table:style-name="ro1">
          <table:table-cell office:value-type="float" office:value="0.323652356863022" calcext:value-type="float">
            <text:p>0.323652356863022</text:p>
          </table:table-cell>
          <table:table-cell table:number-columns-repeated="2"/>
        </table:table-row>
        <table:table-row table:style-name="ro1">
          <table:table-cell office:value-type="float" office:value="0.57588666677475" calcext:value-type="float">
            <text:p>0.57588666677475</text:p>
          </table:table-cell>
          <table:table-cell table:number-columns-repeated="2"/>
        </table:table-row>
        <table:table-row table:style-name="ro1">
          <table:table-cell office:value-type="float" office:value="0.318050652742386" calcext:value-type="float">
            <text:p>0.318050652742386</text:p>
          </table:table-cell>
          <table:table-cell table:number-columns-repeated="2"/>
        </table:table-row>
        <table:table-row table:style-name="ro1">
          <table:table-cell office:value-type="float" office:value="0.569214761257172" calcext:value-type="float">
            <text:p>0.569214761257172</text:p>
          </table:table-cell>
          <table:table-cell table:number-columns-repeated="2"/>
        </table:table-row>
        <table:table-row table:style-name="ro1">
          <table:table-cell office:value-type="float" office:value="0.314659029245377" calcext:value-type="float">
            <text:p>0.314659029245377</text:p>
          </table:table-cell>
          <table:table-cell table:number-columns-repeated="2"/>
        </table:table-row>
        <table:table-row table:style-name="ro1">
          <table:table-cell office:value-type="float" office:value="0.582913815975189" calcext:value-type="float">
            <text:p>0.582913815975189</text:p>
          </table:table-cell>
          <table:table-cell table:number-columns-repeated="2"/>
        </table:table-row>
        <table:table-row table:style-name="ro1">
          <table:table-cell office:value-type="float" office:value="0.317814439535141" calcext:value-type="float">
            <text:p>0.317814439535141</text:p>
          </table:table-cell>
          <table:table-cell table:number-columns-repeated="2"/>
        </table:table-row>
        <table:table-row table:style-name="ro1">
          <table:table-cell office:value-type="float" office:value="0.583023011684418" calcext:value-type="float">
            <text:p>0.583023011684418</text:p>
          </table:table-cell>
          <table:table-cell table:number-columns-repeated="2"/>
        </table:table-row>
        <table:table-row table:style-name="ro1">
          <table:table-cell office:value-type="float" office:value="0.317525506019592" calcext:value-type="float">
            <text:p>0.317525506019592</text:p>
          </table:table-cell>
          <table:table-cell table:number-columns-repeated="2"/>
        </table:table-row>
        <table:table-row table:style-name="ro1">
          <table:table-cell office:value-type="float" office:value="0.577855825424194" calcext:value-type="float">
            <text:p>0.577855825424194</text:p>
          </table:table-cell>
          <table:table-cell table:number-columns-repeated="2"/>
        </table:table-row>
        <table:table-row table:style-name="ro1">
          <table:table-cell office:value-type="float" office:value="0.315268158912659" calcext:value-type="float">
            <text:p>0.315268158912659</text:p>
          </table:table-cell>
          <table:table-cell table:number-columns-repeated="2"/>
        </table:table-row>
        <table:table-row table:style-name="ro1">
          <table:table-cell office:value-type="float" office:value="0.567828714847565" calcext:value-type="float">
            <text:p>0.567828714847565</text:p>
          </table:table-cell>
          <table:table-cell table:number-columns-repeated="2"/>
        </table:table-row>
        <table:table-row table:style-name="ro1">
          <table:table-cell office:value-type="float" office:value="0.315415769815445" calcext:value-type="float">
            <text:p>0.315415769815445</text:p>
          </table:table-cell>
          <table:table-cell table:number-columns-repeated="2"/>
        </table:table-row>
        <table:table-row table:style-name="ro1">
          <table:table-cell office:value-type="float" office:value="0.567420125007629" calcext:value-type="float">
            <text:p>0.567420125007629</text:p>
          </table:table-cell>
          <table:table-cell table:number-columns-repeated="2"/>
        </table:table-row>
        <table:table-row table:style-name="ro1">
          <table:table-cell office:value-type="float" office:value="0.315542846918106" calcext:value-type="float">
            <text:p>0.315542846918106</text:p>
          </table:table-cell>
          <table:table-cell table:number-columns-repeated="2"/>
        </table:table-row>
        <table:table-row table:style-name="ro1">
          <table:table-cell office:value-type="float" office:value="0.566845715045929" calcext:value-type="float">
            <text:p>0.566845715045929</text:p>
          </table:table-cell>
          <table:table-cell table:number-columns-repeated="2"/>
        </table:table-row>
        <table:table-row table:style-name="ro1">
          <table:table-cell office:value-type="float" office:value="0.315600961446762" calcext:value-type="float">
            <text:p>0.315600961446762</text:p>
          </table:table-cell>
          <table:table-cell table:number-columns-repeated="2"/>
        </table:table-row>
        <table:table-row table:style-name="ro1">
          <table:table-cell office:value-type="float" office:value="0.547425746917725" calcext:value-type="float">
            <text:p>0.547425746917725</text:p>
          </table:table-cell>
          <table:table-cell table:number-columns-repeated="2"/>
        </table:table-row>
        <table:table-row table:style-name="ro1">
          <table:table-cell office:value-type="float" office:value="0.337387382984161" calcext:value-type="float">
            <text:p>0.337387382984161</text:p>
          </table:table-cell>
          <table:table-cell table:number-columns-repeated="2"/>
        </table:table-row>
        <table:table-row table:style-name="ro1">
          <table:table-cell office:value-type="float" office:value="0.340801417827606" calcext:value-type="float">
            <text:p>0.340801417827606</text:p>
          </table:table-cell>
          <table:table-cell table:number-columns-repeated="2"/>
        </table:table-row>
        <table:table-row table:style-name="ro1">
          <table:table-cell office:value-type="float" office:value="0.333754807710648" calcext:value-type="float">
            <text:p>0.333754807710648</text:p>
          </table:table-cell>
          <table:table-cell table:number-columns-repeated="2"/>
        </table:table-row>
        <table:table-row table:style-name="ro1">
          <table:table-cell office:value-type="float" office:value="0.254040539264679" calcext:value-type="float">
            <text:p>0.254040539264679</text:p>
          </table:table-cell>
          <table:table-cell table:number-columns-repeated="2"/>
        </table:table-row>
        <table:table-row table:style-name="ro1">
          <table:table-cell office:value-type="float" office:value="0.250927269458771" calcext:value-type="float">
            <text:p>0.250927269458771</text:p>
          </table:table-cell>
          <table:table-cell table:number-columns-repeated="2"/>
        </table:table-row>
        <table:table-row table:style-name="ro1">
          <table:table-cell office:value-type="float" office:value="0.250108659267426" calcext:value-type="float">
            <text:p>0.250108659267426</text:p>
          </table:table-cell>
          <table:table-cell table:number-columns-repeated="2"/>
        </table:table-row>
        <table:table-row table:style-name="ro1">
          <table:table-cell office:value-type="float" office:value="0.250214785337448" calcext:value-type="float">
            <text:p>0.250214785337448</text:p>
          </table:table-cell>
          <table:table-cell table:number-columns-repeated="2"/>
        </table:table-row>
        <table:table-row table:style-name="ro1">
          <table:table-cell office:value-type="float" office:value="0.250065118074417" calcext:value-type="float">
            <text:p>0.250065118074417</text:p>
          </table:table-cell>
          <table:table-cell table:number-columns-repeated="2"/>
        </table:table-row>
        <table:table-row table:style-name="ro1">
          <table:table-cell office:value-type="float" office:value="0.251516073942184" calcext:value-type="float">
            <text:p>0.251516073942184</text:p>
          </table:table-cell>
          <table:table-cell table:number-columns-repeated="2"/>
        </table:table-row>
        <table:table-row table:style-name="ro1">
          <table:table-cell office:value-type="float" office:value="0.2552749812603" calcext:value-type="float">
            <text:p>0.2552749812603</text:p>
          </table:table-cell>
          <table:table-cell table:number-columns-repeated="2"/>
        </table:table-row>
        <table:table-row table:style-name="ro1">
          <table:table-cell office:value-type="float" office:value="0.25863653421402" calcext:value-type="float">
            <text:p>0.25863653421402</text:p>
          </table:table-cell>
          <table:table-cell table:number-columns-repeated="2"/>
        </table:table-row>
        <table:table-row table:style-name="ro1">
          <table:table-cell office:value-type="float" office:value="0.25858262181282" calcext:value-type="float">
            <text:p>0.25858262181282</text:p>
          </table:table-cell>
          <table:table-cell table:number-columns-repeated="2"/>
        </table:table-row>
        <table:table-row table:style-name="ro1">
          <table:table-cell office:value-type="float" office:value="0.257167965173721" calcext:value-type="float">
            <text:p>0.257167965173721</text:p>
          </table:table-cell>
          <table:table-cell table:number-columns-repeated="2"/>
        </table:table-row>
        <table:table-row table:style-name="ro1">
          <table:table-cell office:value-type="float" office:value="0.256772369146347" calcext:value-type="float">
            <text:p>0.256772369146347</text:p>
          </table:table-cell>
          <table:table-cell table:number-columns-repeated="2"/>
        </table:table-row>
        <table:table-row table:style-name="ro1">
          <table:table-cell office:value-type="float" office:value="0.256729155778885" calcext:value-type="float">
            <text:p>0.256729155778885</text:p>
          </table:table-cell>
          <table:table-cell table:number-columns-repeated="2"/>
        </table:table-row>
        <table:table-row table:style-name="ro1">
          <table:table-cell office:value-type="float" office:value="0.256697535514832" calcext:value-type="float">
            <text:p>0.256697535514832</text:p>
          </table:table-cell>
          <table:table-cell table:number-columns-repeated="2"/>
        </table:table-row>
        <table:table-row table:style-name="ro1">
          <table:table-cell office:value-type="float" office:value="0.257631570100784" calcext:value-type="float">
            <text:p>0.257631570100784</text:p>
          </table:table-cell>
          <table:table-cell table:number-columns-repeated="2"/>
        </table:table-row>
        <table:table-row table:style-name="ro1">
          <table:table-cell office:value-type="float" office:value="0.258676886558533" calcext:value-type="float">
            <text:p>0.258676886558533</text:p>
          </table:table-cell>
          <table:table-cell table:number-columns-repeated="2"/>
        </table:table-row>
        <table:table-row table:style-name="ro1">
          <table:table-cell office:value-type="float" office:value="0.258809298276901" calcext:value-type="float">
            <text:p>0.258809298276901</text:p>
          </table:table-cell>
          <table:table-cell table:number-columns-repeated="2"/>
        </table:table-row>
        <table:table-row table:style-name="ro1">
          <table:table-cell office:value-type="float" office:value="0.255555689334869" calcext:value-type="float">
            <text:p>0.255555689334869</text:p>
          </table:table-cell>
          <table:table-cell table:number-columns-repeated="2"/>
        </table:table-row>
        <table:table-row table:style-name="ro1">
          <table:table-cell office:value-type="float" office:value="0.290972590446472" calcext:value-type="float">
            <text:p>0.290972590446472</text:p>
          </table:table-cell>
          <table:table-cell table:number-columns-repeated="2"/>
        </table:table-row>
        <table:table-row table:style-name="ro1">
          <table:table-cell office:value-type="float" office:value="0.289161831140518" calcext:value-type="float">
            <text:p>0.289161831140518</text:p>
          </table:table-cell>
          <table:table-cell table:number-columns-repeated="2"/>
        </table:table-row>
        <table:table-row table:style-name="ro1">
          <table:table-cell office:value-type="float" office:value="0.290466099977493" calcext:value-type="float">
            <text:p>0.290466099977493</text:p>
          </table:table-cell>
          <table:table-cell table:number-columns-repeated="2"/>
        </table:table-row>
        <table:table-row table:style-name="ro1">
          <table:table-cell office:value-type="float" office:value="0.294455796480179" calcext:value-type="float">
            <text:p>0.294455796480179</text:p>
          </table:table-cell>
          <table:table-cell table:number-columns-repeated="2"/>
        </table:table-row>
        <table:table-row table:style-name="ro1">
          <table:table-cell office:value-type="float" office:value="0.291345179080963" calcext:value-type="float">
            <text:p>0.291345179080963</text:p>
          </table:table-cell>
          <table:table-cell table:number-columns-repeated="2"/>
        </table:table-row>
        <table:table-row table:style-name="ro1">
          <table:table-cell office:value-type="float" office:value="0.292823761701584" calcext:value-type="float">
            <text:p>0.292823761701584</text:p>
          </table:table-cell>
          <table:table-cell table:number-columns-repeated="2"/>
        </table:table-row>
        <table:table-row table:style-name="ro1">
          <table:table-cell office:value-type="float" office:value="0.291204750537872" calcext:value-type="float">
            <text:p>0.291204750537872</text:p>
          </table:table-cell>
          <table:table-cell table:number-columns-repeated="2"/>
        </table:table-row>
        <table:table-row table:style-name="ro1">
          <table:table-cell office:value-type="float" office:value="0.290634542703629" calcext:value-type="float">
            <text:p>0.290634542703629</text:p>
          </table:table-cell>
          <table:table-cell table:number-columns-repeated="2"/>
        </table:table-row>
        <table:table-row table:style-name="ro1">
          <table:table-cell office:value-type="float" office:value="0.291885405778885" calcext:value-type="float">
            <text:p>0.291885405778885</text:p>
          </table:table-cell>
          <table:table-cell table:number-columns-repeated="2"/>
        </table:table-row>
        <table:table-row table:style-name="ro1">
          <table:table-cell office:value-type="float" office:value="0.293667525053024" calcext:value-type="float">
            <text:p>0.293667525053024</text:p>
          </table:table-cell>
          <table:table-cell table:number-columns-repeated="2"/>
        </table:table-row>
        <table:table-row table:style-name="ro1">
          <table:table-cell office:value-type="float" office:value="0.295308709144592" calcext:value-type="float">
            <text:p>0.295308709144592</text:p>
          </table:table-cell>
          <table:table-cell table:number-columns-repeated="2"/>
        </table:table-row>
        <table:table-row table:style-name="ro1">
          <table:table-cell office:value-type="float" office:value="0.3007532954216" calcext:value-type="float">
            <text:p>0.3007532954216</text:p>
          </table:table-cell>
          <table:table-cell table:number-columns-repeated="2"/>
        </table:table-row>
        <table:table-row table:style-name="ro1">
          <table:table-cell office:value-type="float" office:value="0.304834753274918" calcext:value-type="float">
            <text:p>0.304834753274918</text:p>
          </table:table-cell>
          <table:table-cell table:number-columns-repeated="2"/>
        </table:table-row>
        <table:table-row table:style-name="ro1">
          <table:table-cell office:value-type="float" office:value="0.305397540330887" calcext:value-type="float">
            <text:p>0.305397540330887</text:p>
          </table:table-cell>
          <table:table-cell table:number-columns-repeated="2"/>
        </table:table-row>
        <table:table-row table:style-name="ro1">
          <table:table-cell office:value-type="float" office:value="0.30571973323822" calcext:value-type="float">
            <text:p>0.30571973323822</text:p>
          </table:table-cell>
          <table:table-cell table:number-columns-repeated="2"/>
        </table:table-row>
        <table:table-row table:style-name="ro1">
          <table:table-cell office:value-type="float" office:value="0.305719673633575" calcext:value-type="float">
            <text:p>0.305719673633575</text:p>
          </table:table-cell>
          <table:table-cell table:number-columns-repeated="2"/>
        </table:table-row>
        <table:table-row table:style-name="ro1">
          <table:table-cell office:value-type="float" office:value="0.300248295068741" calcext:value-type="float">
            <text:p>0.300248295068741</text:p>
          </table:table-cell>
          <table:table-cell table:number-columns-repeated="2"/>
        </table:table-row>
        <table:table-row table:style-name="ro1">
          <table:table-cell office:value-type="float" office:value="0.302193999290466" calcext:value-type="float">
            <text:p>0.302193999290466</text:p>
          </table:table-cell>
          <table:table-cell table:number-columns-repeated="2"/>
        </table:table-row>
        <table:table-row table:style-name="ro1">
          <table:table-cell office:value-type="float" office:value="0.302510857582092" calcext:value-type="float">
            <text:p>0.302510857582092</text:p>
          </table:table-cell>
          <table:table-cell table:number-columns-repeated="2"/>
        </table:table-row>
        <table:table-row table:style-name="ro1">
          <table:table-cell office:value-type="float" office:value="0.300528943538666" calcext:value-type="float">
            <text:p>0.300528943538666</text:p>
          </table:table-cell>
          <table:table-cell table:number-columns-repeated="2"/>
        </table:table-row>
        <table:table-row table:style-name="ro1">
          <table:table-cell office:value-type="float" office:value="0.31074783205986" calcext:value-type="float">
            <text:p>0.31074783205986</text:p>
          </table:table-cell>
          <table:table-cell table:number-columns-repeated="2"/>
        </table:table-row>
        <table:table-row table:style-name="ro1">
          <table:table-cell office:value-type="float" office:value="0.3097123503685" calcext:value-type="float">
            <text:p>0.3097123503685</text:p>
          </table:table-cell>
          <table:table-cell table:number-columns-repeated="2"/>
        </table:table-row>
        <table:table-row table:style-name="ro1">
          <table:table-cell office:value-type="float" office:value="0.310296475887299" calcext:value-type="float">
            <text:p>0.310296475887299</text:p>
          </table:table-cell>
          <table:table-cell table:number-columns-repeated="2"/>
        </table:table-row>
        <table:table-row table:style-name="ro1">
          <table:table-cell office:value-type="float" office:value="0.309236884117126" calcext:value-type="float">
            <text:p>0.309236884117126</text:p>
          </table:table-cell>
          <table:table-cell table:number-columns-repeated="2"/>
        </table:table-row>
        <table:table-row table:style-name="ro1">
          <table:table-cell office:value-type="float" office:value="0.313598036766052" calcext:value-type="float">
            <text:p>0.313598036766052</text:p>
          </table:table-cell>
          <table:table-cell table:number-columns-repeated="2"/>
        </table:table-row>
        <table:table-row table:style-name="ro1">
          <table:table-cell office:value-type="float" office:value="0.312047451734543" calcext:value-type="float">
            <text:p>0.312047451734543</text:p>
          </table:table-cell>
          <table:table-cell table:number-columns-repeated="2"/>
        </table:table-row>
        <table:table-row table:style-name="ro1">
          <table:table-cell office:value-type="float" office:value="0.312054455280304" calcext:value-type="float">
            <text:p>0.312054455280304</text:p>
          </table:table-cell>
          <table:table-cell table:number-columns-repeated="2"/>
        </table:table-row>
        <table:table-row table:style-name="ro1">
          <table:table-cell office:value-type="float" office:value="0.286175727844238" calcext:value-type="float">
            <text:p>0.286175727844238</text:p>
          </table:table-cell>
          <table:table-cell table:number-columns-repeated="2"/>
        </table:table-row>
        <table:table-row table:style-name="ro1">
          <table:table-cell office:value-type="float" office:value="0.280501753091812" calcext:value-type="float">
            <text:p>0.280501753091812</text:p>
          </table:table-cell>
          <table:table-cell table:number-columns-repeated="2"/>
        </table:table-row>
        <table:table-row table:style-name="ro1">
          <table:table-cell office:value-type="float" office:value="0.278150945901871" calcext:value-type="float">
            <text:p>0.278150945901871</text:p>
          </table:table-cell>
          <table:table-cell table:number-columns-repeated="2"/>
        </table:table-row>
        <table:table-row table:style-name="ro1">
          <table:table-cell office:value-type="float" office:value="0.27843713760376" calcext:value-type="float">
            <text:p>0.27843713760376</text:p>
          </table:table-cell>
          <table:table-cell table:number-columns-repeated="2"/>
        </table:table-row>
        <table:table-row table:style-name="ro1">
          <table:table-cell office:value-type="float" office:value="0.278202712535858" calcext:value-type="float">
            <text:p>0.278202712535858</text:p>
          </table:table-cell>
          <table:table-cell table:number-columns-repeated="2"/>
        </table:table-row>
        <table:table-row table:style-name="ro1">
          <table:table-cell office:value-type="float" office:value="0.25221061706543" calcext:value-type="float">
            <text:p>0.25221061706543</text:p>
          </table:table-cell>
          <table:table-cell table:number-columns-repeated="2"/>
        </table:table-row>
        <table:table-row table:style-name="ro1">
          <table:table-cell office:value-type="float" office:value="0.250573486089706" calcext:value-type="float">
            <text:p>0.250573486089706</text:p>
          </table:table-cell>
          <table:table-cell table:number-columns-repeated="2"/>
        </table:table-row>
        <table:table-row table:style-name="ro1">
          <table:table-cell office:value-type="float" office:value="0.25033774971962" calcext:value-type="float">
            <text:p>0.25033774971962</text:p>
          </table:table-cell>
          <table:table-cell table:number-columns-repeated="2"/>
        </table:table-row>
        <table:table-row table:style-name="ro1">
          <table:table-cell office:value-type="float" office:value="0.252451181411743" calcext:value-type="float">
            <text:p>0.252451181411743</text:p>
          </table:table-cell>
          <table:table-cell table:number-columns-repeated="2"/>
        </table:table-row>
        <table:table-row table:style-name="ro1">
          <table:table-cell office:value-type="float" office:value="0.253129333257675" calcext:value-type="float">
            <text:p>0.253129333257675</text:p>
          </table:table-cell>
          <table:table-cell table:number-columns-repeated="2"/>
        </table:table-row>
        <table:table-row table:style-name="ro1">
          <table:table-cell office:value-type="float" office:value="0.2529336810112" calcext:value-type="float">
            <text:p>0.2529336810112</text:p>
          </table:table-cell>
          <table:table-cell table:number-columns-repeated="2"/>
        </table:table-row>
        <table:table-row table:style-name="ro1">
          <table:table-cell office:value-type="float" office:value="0.256166577339172" calcext:value-type="float">
            <text:p>0.256166577339172</text:p>
          </table:table-cell>
          <table:table-cell table:number-columns-repeated="2"/>
        </table:table-row>
        <table:table-row table:style-name="ro1">
          <table:table-cell office:value-type="float" office:value="0.256698966026306" calcext:value-type="float">
            <text:p>0.256698966026306</text:p>
          </table:table-cell>
          <table:table-cell table:number-columns-repeated="2"/>
        </table:table-row>
        <table:table-row table:style-name="ro1">
          <table:table-cell office:value-type="float" office:value="0.256646752357483" calcext:value-type="float">
            <text:p>0.256646752357483</text:p>
          </table:table-cell>
          <table:table-cell table:number-columns-repeated="2"/>
        </table:table-row>
        <table:table-row table:style-name="ro1">
          <table:table-cell office:value-type="float" office:value="0.256946891546249" calcext:value-type="float">
            <text:p>0.256946891546249</text:p>
          </table:table-cell>
          <table:table-cell table:number-columns-repeated="2"/>
        </table:table-row>
        <table:table-row table:style-name="ro1">
          <table:table-cell office:value-type="float" office:value="0.257655799388885" calcext:value-type="float">
            <text:p>0.257655799388885</text:p>
          </table:table-cell>
          <table:table-cell table:number-columns-repeated="2"/>
        </table:table-row>
        <table:table-row table:style-name="ro1">
          <table:table-cell office:value-type="float" office:value="0.368161648511887" calcext:value-type="float">
            <text:p>0.368161648511887</text:p>
          </table:table-cell>
          <table:table-cell table:number-columns-repeated="2"/>
        </table:table-row>
        <table:table-row table:style-name="ro1">
          <table:table-cell office:value-type="float" office:value="0.388099670410156" calcext:value-type="float">
            <text:p>0.388099670410156</text:p>
          </table:table-cell>
          <table:table-cell table:number-columns-repeated="2"/>
        </table:table-row>
        <table:table-row table:style-name="ro1">
          <table:table-cell office:value-type="float" office:value="0.38648921251297" calcext:value-type="float">
            <text:p>0.38648921251297</text:p>
          </table:table-cell>
          <table:table-cell table:number-columns-repeated="2"/>
        </table:table-row>
        <table:table-row table:style-name="ro1">
          <table:table-cell office:value-type="float" office:value="0.386152654886246" calcext:value-type="float">
            <text:p>0.386152654886246</text:p>
          </table:table-cell>
          <table:table-cell table:number-columns-repeated="2"/>
        </table:table-row>
        <table:table-row table:style-name="ro1">
          <table:table-cell office:value-type="float" office:value="0.388527452945709" calcext:value-type="float">
            <text:p>0.388527452945709</text:p>
          </table:table-cell>
          <table:table-cell table:number-columns-repeated="2"/>
        </table:table-row>
        <table:table-row table:style-name="ro1">
          <table:table-cell office:value-type="float" office:value="0.389265388250351" calcext:value-type="float">
            <text:p>0.389265388250351</text:p>
          </table:table-cell>
          <table:table-cell table:number-columns-repeated="2"/>
        </table:table-row>
        <table:table-row table:style-name="ro1">
          <table:table-cell office:value-type="float" office:value="0.391506254673004" calcext:value-type="float">
            <text:p>0.391506254673004</text:p>
          </table:table-cell>
          <table:table-cell table:number-columns-repeated="2"/>
        </table:table-row>
        <table:table-row table:style-name="ro1">
          <table:table-cell office:value-type="float" office:value="0.39235931634903" calcext:value-type="float">
            <text:p>0.39235931634903</text:p>
          </table:table-cell>
          <table:table-cell table:number-columns-repeated="2"/>
        </table:table-row>
        <table:table-row table:style-name="ro1">
          <table:table-cell office:value-type="float" office:value="0.392666548490524" calcext:value-type="float">
            <text:p>0.392666548490524</text:p>
          </table:table-cell>
          <table:table-cell table:number-columns-repeated="2"/>
        </table:table-row>
        <table:table-row table:style-name="ro1">
          <table:table-cell office:value-type="float" office:value="0.392744958400726" calcext:value-type="float">
            <text:p>0.392744958400726</text:p>
          </table:table-cell>
          <table:table-cell table:number-columns-repeated="2"/>
        </table:table-row>
        <table:table-row table:style-name="ro1">
          <table:table-cell office:value-type="float" office:value="0.391130715608597" calcext:value-type="float">
            <text:p>0.391130715608597</text:p>
          </table:table-cell>
          <table:table-cell table:number-columns-repeated="2"/>
        </table:table-row>
        <table:table-row table:style-name="ro1">
          <table:table-cell office:value-type="float" office:value="0.388981848955154" calcext:value-type="float">
            <text:p>0.388981848955154</text:p>
          </table:table-cell>
          <table:table-cell table:number-columns-repeated="2"/>
        </table:table-row>
        <table:table-row table:style-name="ro1">
          <table:table-cell office:value-type="float" office:value="0.388404071331024" calcext:value-type="float">
            <text:p>0.388404071331024</text:p>
          </table:table-cell>
          <table:table-cell table:number-columns-repeated="2"/>
        </table:table-row>
        <table:table-row table:style-name="ro1">
          <table:table-cell office:value-type="float" office:value="0.388557404279709" calcext:value-type="float">
            <text:p>0.388557404279709</text:p>
          </table:table-cell>
          <table:table-cell table:number-columns-repeated="2"/>
        </table:table-row>
        <table:table-row table:style-name="ro1">
          <table:table-cell office:value-type="float" office:value="0.389049887657165" calcext:value-type="float">
            <text:p>0.389049887657165</text:p>
          </table:table-cell>
          <table:table-cell table:number-columns-repeated="2"/>
        </table:table-row>
        <table:table-row table:style-name="ro1">
          <table:table-cell office:value-type="float" office:value="0.40003964304924" calcext:value-type="float">
            <text:p>0.40003964304924</text:p>
          </table:table-cell>
          <table:table-cell table:number-columns-repeated="2"/>
        </table:table-row>
        <table:table-row table:style-name="ro1">
          <table:table-cell office:value-type="float" office:value="0.398577183485031" calcext:value-type="float">
            <text:p>0.398577183485031</text:p>
          </table:table-cell>
          <table:table-cell table:number-columns-repeated="2"/>
        </table:table-row>
        <table:table-row table:style-name="ro1">
          <table:table-cell office:value-type="float" office:value="0.398106276988983" calcext:value-type="float">
            <text:p>0.398106276988983</text:p>
          </table:table-cell>
          <table:table-cell table:number-columns-repeated="2"/>
        </table:table-row>
        <table:table-row table:style-name="ro1">
          <table:table-cell office:value-type="float" office:value="0.398546308279037" calcext:value-type="float">
            <text:p>0.398546308279037</text:p>
          </table:table-cell>
          <table:table-cell table:number-columns-repeated="2"/>
        </table:table-row>
        <table:table-row table:style-name="ro1">
          <table:table-cell office:value-type="float" office:value="0.398490250110626" calcext:value-type="float">
            <text:p>0.398490250110626</text:p>
          </table:table-cell>
          <table:table-cell table:number-columns-repeated="2"/>
        </table:table-row>
        <table:table-row table:style-name="ro1">
          <table:table-cell office:value-type="float" office:value="0.396227806806564" calcext:value-type="float">
            <text:p>0.396227806806564</text:p>
          </table:table-cell>
          <table:table-cell table:number-columns-repeated="2"/>
        </table:table-row>
        <table:table-row table:style-name="ro1">
          <table:table-cell office:value-type="float" office:value="0.397563546895981" calcext:value-type="float">
            <text:p>0.397563546895981</text:p>
          </table:table-cell>
          <table:table-cell table:number-columns-repeated="2"/>
        </table:table-row>
        <table:table-row table:style-name="ro1">
          <table:table-cell office:value-type="float" office:value="0.398416996002197" calcext:value-type="float">
            <text:p>0.398416996002197</text:p>
          </table:table-cell>
          <table:table-cell table:number-columns-repeated="2"/>
        </table:table-row>
        <table:table-row table:style-name="ro1">
          <table:table-cell office:value-type="float" office:value="0.398956537246704" calcext:value-type="float">
            <text:p>0.398956537246704</text:p>
          </table:table-cell>
          <table:table-cell table:number-columns-repeated="2"/>
        </table:table-row>
        <table:table-row table:style-name="ro1">
          <table:table-cell office:value-type="float" office:value="0.397919803857803" calcext:value-type="float">
            <text:p>0.397919803857803</text:p>
          </table:table-cell>
          <table:table-cell table:number-columns-repeated="2"/>
        </table:table-row>
        <table:table-row table:style-name="ro1">
          <table:table-cell office:value-type="float" office:value="0.400735586881638" calcext:value-type="float">
            <text:p>0.400735586881638</text:p>
          </table:table-cell>
          <table:table-cell table:number-columns-repeated="2"/>
        </table:table-row>
        <table:table-row table:style-name="ro1">
          <table:table-cell office:value-type="float" office:value="0.39990109205246" calcext:value-type="float">
            <text:p>0.39990109205246</text:p>
          </table:table-cell>
          <table:table-cell table:number-columns-repeated="2"/>
        </table:table-row>
        <table:table-row table:style-name="ro1">
          <table:table-cell office:value-type="float" office:value="0.394850820302963" calcext:value-type="float">
            <text:p>0.394850820302963</text:p>
          </table:table-cell>
          <table:table-cell table:number-columns-repeated="2"/>
        </table:table-row>
        <table:table-row table:style-name="ro1">
          <table:table-cell office:value-type="float" office:value="0.391927361488342" calcext:value-type="float">
            <text:p>0.391927361488342</text:p>
          </table:table-cell>
          <table:table-cell table:number-columns-repeated="2"/>
        </table:table-row>
        <table:table-row table:style-name="ro1">
          <table:table-cell office:value-type="float" office:value="0.391852051019669" calcext:value-type="float">
            <text:p>0.391852051019669</text:p>
          </table:table-cell>
          <table:table-cell table:number-columns-repeated="2"/>
        </table:table-row>
        <table:table-row table:style-name="ro1">
          <table:table-cell office:value-type="float" office:value="0.395513504743576" calcext:value-type="float">
            <text:p>0.395513504743576</text:p>
          </table:table-cell>
          <table:table-cell table:number-columns-repeated="2"/>
        </table:table-row>
        <table:table-row table:style-name="ro1">
          <table:table-cell office:value-type="float" office:value="0.395082622766495" calcext:value-type="float">
            <text:p>0.395082622766495</text:p>
          </table:table-cell>
          <table:table-cell table:number-columns-repeated="2"/>
        </table:table-row>
        <table:table-row table:style-name="ro1">
          <table:table-cell office:value-type="float" office:value="0.26484140753746" calcext:value-type="float">
            <text:p>0.26484140753746</text:p>
          </table:table-cell>
          <table:table-cell table:number-columns-repeated="2"/>
        </table:table-row>
        <table:table-row table:style-name="ro1">
          <table:table-cell office:value-type="float" office:value="0.2609803378582" calcext:value-type="float">
            <text:p>0.2609803378582</text:p>
          </table:table-cell>
          <table:table-cell table:number-columns-repeated="2"/>
        </table:table-row>
        <table:table-row table:style-name="ro1">
          <table:table-cell office:value-type="float" office:value="0.264456808567047" calcext:value-type="float">
            <text:p>0.264456808567047</text:p>
          </table:table-cell>
          <table:table-cell table:number-columns-repeated="2"/>
        </table:table-row>
        <table:table-row table:style-name="ro1">
          <table:table-cell office:value-type="float" office:value="0.266329795122147" calcext:value-type="float">
            <text:p>0.266329795122147</text:p>
          </table:table-cell>
          <table:table-cell table:number-columns-repeated="2"/>
        </table:table-row>
        <table:table-row table:style-name="ro1">
          <table:table-cell office:value-type="float" office:value="0.260225564241409" calcext:value-type="float">
            <text:p>0.260225564241409</text:p>
          </table:table-cell>
          <table:table-cell table:number-columns-repeated="2"/>
        </table:table-row>
        <table:table-row table:style-name="ro1">
          <table:table-cell office:value-type="float" office:value="0.254204154014587" calcext:value-type="float">
            <text:p>0.254204154014587</text:p>
          </table:table-cell>
          <table:table-cell table:number-columns-repeated="2"/>
        </table:table-row>
        <table:table-row table:style-name="ro1">
          <table:table-cell office:value-type="float" office:value="0.257414311170578" calcext:value-type="float">
            <text:p>0.257414311170578</text:p>
          </table:table-cell>
          <table:table-cell table:number-columns-repeated="2"/>
        </table:table-row>
        <table:table-row table:style-name="ro1">
          <table:table-cell office:value-type="float" office:value="0.260670065879822" calcext:value-type="float">
            <text:p>0.260670065879822</text:p>
          </table:table-cell>
          <table:table-cell table:number-columns-repeated="2"/>
        </table:table-row>
        <table:table-row table:style-name="ro1">
          <table:table-cell office:value-type="float" office:value="0.274720251560211" calcext:value-type="float">
            <text:p>0.274720251560211</text:p>
          </table:table-cell>
          <table:table-cell table:number-columns-repeated="2"/>
        </table:table-row>
        <table:table-row table:style-name="ro1">
          <table:table-cell office:value-type="float" office:value="0.250444114208221" calcext:value-type="float">
            <text:p>0.250444114208221</text:p>
          </table:table-cell>
          <table:table-cell table:number-columns-repeated="2"/>
        </table:table-row>
        <table:table-row table:style-name="ro1">
          <table:table-cell office:value-type="float" office:value="0.261935770511627" calcext:value-type="float">
            <text:p>0.261935770511627</text:p>
          </table:table-cell>
          <table:table-cell table:number-columns-repeated="2"/>
        </table:table-row>
        <table:table-row table:style-name="ro1">
          <table:table-cell office:value-type="float" office:value="0.507992386817932" calcext:value-type="float">
            <text:p>0.507992386817932</text:p>
          </table:table-cell>
          <table:table-cell table:number-columns-repeated="2"/>
        </table:table-row>
        <table:table-row table:style-name="ro1">
          <table:table-cell office:value-type="float" office:value="0.266832083463669" calcext:value-type="float">
            <text:p>0.266832083463669</text:p>
          </table:table-cell>
          <table:table-cell table:number-columns-repeated="2"/>
        </table:table-row>
        <table:table-row table:style-name="ro1">
          <table:table-cell office:value-type="float" office:value="0.48680591583252" calcext:value-type="float">
            <text:p>0.48680591583252</text:p>
          </table:table-cell>
          <table:table-cell table:number-columns-repeated="2"/>
        </table:table-row>
        <table:table-row table:style-name="ro1">
          <table:table-cell office:value-type="float" office:value="0.267627894878387" calcext:value-type="float">
            <text:p>0.267627894878387</text:p>
          </table:table-cell>
          <table:table-cell table:number-columns-repeated="2"/>
        </table:table-row>
        <table:table-row table:style-name="ro1">
          <table:table-cell office:value-type="float" office:value="0.464631408452988" calcext:value-type="float">
            <text:p>0.464631408452988</text:p>
          </table:table-cell>
          <table:table-cell table:number-columns-repeated="2"/>
        </table:table-row>
        <table:table-row table:style-name="ro1">
          <table:table-cell office:value-type="float" office:value="0.504962861537933" calcext:value-type="float">
            <text:p>0.504962861537933</text:p>
          </table:table-cell>
          <table:table-cell table:number-columns-repeated="2"/>
        </table:table-row>
        <table:table-row table:style-name="ro1">
          <table:table-cell office:value-type="float" office:value="0.505885243415833" calcext:value-type="float">
            <text:p>0.505885243415833</text:p>
          </table:table-cell>
          <table:table-cell table:number-columns-repeated="2"/>
        </table:table-row>
        <table:table-row table:style-name="ro1">
          <table:table-cell office:value-type="float" office:value="0.514705181121826" calcext:value-type="float">
            <text:p>0.514705181121826</text:p>
          </table:table-cell>
          <table:table-cell table:number-columns-repeated="2"/>
        </table:table-row>
        <table:table-row table:style-name="ro1">
          <table:table-cell office:value-type="float" office:value="0.514902591705322" calcext:value-type="float">
            <text:p>0.514902591705322</text:p>
          </table:table-cell>
          <table:table-cell table:number-columns-repeated="2"/>
        </table:table-row>
        <table:table-row table:style-name="ro1">
          <table:table-cell office:value-type="float" office:value="0.535378634929657" calcext:value-type="float">
            <text:p>0.535378634929657</text:p>
          </table:table-cell>
          <table:table-cell table:number-columns-repeated="2"/>
        </table:table-row>
        <table:table-row table:style-name="ro1">
          <table:table-cell office:value-type="float" office:value="0.540278434753418" calcext:value-type="float">
            <text:p>0.540278434753418</text:p>
          </table:table-cell>
          <table:table-cell table:number-columns-repeated="2"/>
        </table:table-row>
        <table:table-row table:style-name="ro1">
          <table:table-cell office:value-type="float" office:value="0.540172219276428" calcext:value-type="float">
            <text:p>0.540172219276428</text:p>
          </table:table-cell>
          <table:table-cell table:number-columns-repeated="2"/>
        </table:table-row>
        <table:table-row table:style-name="ro1">
          <table:table-cell office:value-type="float" office:value="0.526955604553223" calcext:value-type="float">
            <text:p>0.526955604553223</text:p>
          </table:table-cell>
          <table:table-cell table:number-columns-repeated="2"/>
        </table:table-row>
        <table:table-row table:style-name="ro1">
          <table:table-cell office:value-type="float" office:value="0.529765009880066" calcext:value-type="float">
            <text:p>0.529765009880066</text:p>
          </table:table-cell>
          <table:table-cell table:number-columns-repeated="2"/>
        </table:table-row>
        <table:table-row table:style-name="ro1">
          <table:table-cell office:value-type="float" office:value="0.517385900020599" calcext:value-type="float">
            <text:p>0.517385900020599</text:p>
          </table:table-cell>
          <table:table-cell table:number-columns-repeated="2"/>
        </table:table-row>
        <table:table-row table:style-name="ro1">
          <table:table-cell office:value-type="float" office:value="0.506236433982849" calcext:value-type="float">
            <text:p>0.506236433982849</text:p>
          </table:table-cell>
          <table:table-cell table:number-columns-repeated="2"/>
        </table:table-row>
        <table:table-row table:style-name="ro1">
          <table:table-cell office:value-type="float" office:value="0.510932862758637" calcext:value-type="float">
            <text:p>0.510932862758637</text:p>
          </table:table-cell>
          <table:table-cell table:number-columns-repeated="2"/>
        </table:table-row>
        <table:table-row table:style-name="ro1">
          <table:table-cell office:value-type="float" office:value="0.525328278541565" calcext:value-type="float">
            <text:p>0.525328278541565</text:p>
          </table:table-cell>
          <table:table-cell table:number-columns-repeated="2"/>
        </table:table-row>
        <table:table-row table:style-name="ro1">
          <table:table-cell office:value-type="float" office:value="0.502777993679047" calcext:value-type="float">
            <text:p>0.502777993679047</text:p>
          </table:table-cell>
          <table:table-cell table:number-columns-repeated="2"/>
        </table:table-row>
        <table:table-row table:style-name="ro1">
          <table:table-cell office:value-type="float" office:value="0.52068442106247" calcext:value-type="float">
            <text:p>0.52068442106247</text:p>
          </table:table-cell>
          <table:table-cell table:number-columns-repeated="2"/>
        </table:table-row>
        <table:table-row table:style-name="ro1">
          <table:table-cell office:value-type="float" office:value="0.514408349990845" calcext:value-type="float">
            <text:p>0.514408349990845</text:p>
          </table:table-cell>
          <table:table-cell table:number-columns-repeated="2"/>
        </table:table-row>
        <table:table-row table:style-name="ro1">
          <table:table-cell office:value-type="float" office:value="0.517120838165283" calcext:value-type="float">
            <text:p>0.517120838165283</text:p>
          </table:table-cell>
          <table:table-cell table:number-columns-repeated="2"/>
        </table:table-row>
        <table:table-row table:style-name="ro1">
          <table:table-cell office:value-type="float" office:value="0.496622741222382" calcext:value-type="float">
            <text:p>0.496622741222382</text:p>
          </table:table-cell>
          <table:table-cell table:number-columns-repeated="2"/>
        </table:table-row>
        <table:table-row table:style-name="ro1">
          <table:table-cell office:value-type="float" office:value="0.50538694858551" calcext:value-type="float">
            <text:p>0.50538694858551</text:p>
          </table:table-cell>
          <table:table-cell table:number-columns-repeated="2"/>
        </table:table-row>
        <table:table-row table:style-name="ro1">
          <table:table-cell office:value-type="float" office:value="0.505018413066864" calcext:value-type="float">
            <text:p>0.505018413066864</text:p>
          </table:table-cell>
          <table:table-cell table:number-columns-repeated="2"/>
        </table:table-row>
        <table:table-row table:style-name="ro1">
          <table:table-cell office:value-type="float" office:value="0.521288454532623" calcext:value-type="float">
            <text:p>0.521288454532623</text:p>
          </table:table-cell>
          <table:table-cell table:number-columns-repeated="2"/>
        </table:table-row>
        <table:table-row table:style-name="ro1">
          <table:table-cell office:value-type="float" office:value="0.535742998123169" calcext:value-type="float">
            <text:p>0.535742998123169</text:p>
          </table:table-cell>
          <table:table-cell table:number-columns-repeated="2"/>
        </table:table-row>
        <table:table-row table:style-name="ro1">
          <table:table-cell office:value-type="float" office:value="0.546586930751801" calcext:value-type="float">
            <text:p>0.546586930751801</text:p>
          </table:table-cell>
          <table:table-cell table:number-columns-repeated="2"/>
        </table:table-row>
        <table:table-row table:style-name="ro1">
          <table:table-cell office:value-type="float" office:value="0.546381711959839" calcext:value-type="float">
            <text:p>0.546381711959839</text:p>
          </table:table-cell>
          <table:table-cell table:number-columns-repeated="2"/>
        </table:table-row>
        <table:table-row table:style-name="ro1">
          <table:table-cell office:value-type="float" office:value="0.566464245319366" calcext:value-type="float">
            <text:p>0.566464245319366</text:p>
          </table:table-cell>
          <table:table-cell table:number-columns-repeated="2"/>
        </table:table-row>
        <table:table-row table:style-name="ro1">
          <table:table-cell office:value-type="float" office:value="0.568614900112152" calcext:value-type="float">
            <text:p>0.568614900112152</text:p>
          </table:table-cell>
          <table:table-cell table:number-columns-repeated="2"/>
        </table:table-row>
        <table:table-row table:style-name="ro1">
          <table:table-cell office:value-type="float" office:value="0.568801879882813" calcext:value-type="float">
            <text:p>0.568801879882813</text:p>
          </table:table-cell>
          <table:table-cell table:number-columns-repeated="2"/>
        </table:table-row>
        <table:table-row table:style-name="ro1">
          <table:table-cell office:value-type="float" office:value="0.563161075115204" calcext:value-type="float">
            <text:p>0.563161075115204</text:p>
          </table:table-cell>
          <table:table-cell table:number-columns-repeated="2"/>
        </table:table-row>
        <table:table-row table:style-name="ro1">
          <table:table-cell office:value-type="float" office:value="0.557020843029022" calcext:value-type="float">
            <text:p>0.557020843029022</text:p>
          </table:table-cell>
          <table:table-cell table:number-columns-repeated="2"/>
        </table:table-row>
        <table:table-row table:style-name="ro1">
          <table:table-cell office:value-type="float" office:value="0.264382660388947" calcext:value-type="float">
            <text:p>0.264382660388947</text:p>
          </table:table-cell>
          <table:table-cell table:number-columns-repeated="2"/>
        </table:table-row>
        <table:table-row table:style-name="ro1">
          <table:table-cell office:value-type="float" office:value="0.26884663105011" calcext:value-type="float">
            <text:p>0.26884663105011</text:p>
          </table:table-cell>
          <table:table-cell table:number-columns-repeated="2"/>
        </table:table-row>
        <table:table-row table:style-name="ro1">
          <table:table-cell office:value-type="float" office:value="0.271083950996399" calcext:value-type="float">
            <text:p>0.271083950996399</text:p>
          </table:table-cell>
          <table:table-cell table:number-columns-repeated="2"/>
        </table:table-row>
        <table:table-row table:style-name="ro1">
          <table:table-cell office:value-type="float" office:value="0.275053113698959" calcext:value-type="float">
            <text:p>0.275053113698959</text:p>
          </table:table-cell>
          <table:table-cell table:number-columns-repeated="2"/>
        </table:table-row>
        <table:table-row table:style-name="ro1">
          <table:table-cell office:value-type="float" office:value="0.272795885801315" calcext:value-type="float">
            <text:p>0.272795885801315</text:p>
          </table:table-cell>
          <table:table-cell table:number-columns-repeated="2"/>
        </table:table-row>
        <table:table-row table:style-name="ro1">
          <table:table-cell office:value-type="float" office:value="0.271506190299988" calcext:value-type="float">
            <text:p>0.271506190299988</text:p>
          </table:table-cell>
          <table:table-cell table:number-columns-repeated="2"/>
        </table:table-row>
        <table:table-row table:style-name="ro1">
          <table:table-cell office:value-type="float" office:value="0.272623270750046" calcext:value-type="float">
            <text:p>0.272623270750046</text:p>
          </table:table-cell>
          <table:table-cell table:number-columns-repeated="2"/>
        </table:table-row>
        <table:table-row table:style-name="ro1">
          <table:table-cell office:value-type="float" office:value="0.262123316526413" calcext:value-type="float">
            <text:p>0.262123316526413</text:p>
          </table:table-cell>
          <table:table-cell table:number-columns-repeated="2"/>
        </table:table-row>
        <table:table-row table:style-name="ro1">
          <table:table-cell office:value-type="float" office:value="0.253262013196945" calcext:value-type="float">
            <text:p>0.253262013196945</text:p>
          </table:table-cell>
          <table:table-cell table:number-columns-repeated="2"/>
        </table:table-row>
        <table:table-row table:style-name="ro1">
          <table:table-cell office:value-type="float" office:value="0.255626887083054" calcext:value-type="float">
            <text:p>0.255626887083054</text:p>
          </table:table-cell>
          <table:table-cell table:number-columns-repeated="2"/>
        </table:table-row>
        <table:table-row table:style-name="ro1">
          <table:table-cell office:value-type="float" office:value="0.255165249109268" calcext:value-type="float">
            <text:p>0.255165249109268</text:p>
          </table:table-cell>
          <table:table-cell table:number-columns-repeated="2"/>
        </table:table-row>
        <table:table-row table:style-name="ro1">
          <table:table-cell office:value-type="float" office:value="0.254485756158829" calcext:value-type="float">
            <text:p>0.254485756158829</text:p>
          </table:table-cell>
          <table:table-cell table:number-columns-repeated="2"/>
        </table:table-row>
        <table:table-row table:style-name="ro1">
          <table:table-cell office:value-type="float" office:value="0.306041896343231" calcext:value-type="float">
            <text:p>0.306041896343231</text:p>
          </table:table-cell>
          <table:table-cell table:number-columns-repeated="2"/>
        </table:table-row>
        <table:table-row table:style-name="ro1">
          <table:table-cell office:value-type="float" office:value="0.300432294607162" calcext:value-type="float">
            <text:p>0.300432294607162</text:p>
          </table:table-cell>
          <table:table-cell table:number-columns-repeated="2"/>
        </table:table-row>
        <table:table-row table:style-name="ro1">
          <table:table-cell office:value-type="float" office:value="0.29890763759613" calcext:value-type="float">
            <text:p>0.29890763759613</text:p>
          </table:table-cell>
          <table:table-cell table:number-columns-repeated="2"/>
        </table:table-row>
        <table:table-row table:style-name="ro1">
          <table:table-cell office:value-type="float" office:value="0.299097090959549" calcext:value-type="float">
            <text:p>0.299097090959549</text:p>
          </table:table-cell>
          <table:table-cell table:number-columns-repeated="2"/>
        </table:table-row>
        <table:table-row table:style-name="ro1">
          <table:table-cell office:value-type="float" office:value="0.297747671604156" calcext:value-type="float">
            <text:p>0.297747671604156</text:p>
          </table:table-cell>
          <table:table-cell table:number-columns-repeated="2"/>
        </table:table-row>
        <table:table-row table:style-name="ro1">
          <table:table-cell office:value-type="float" office:value="0.297445744276047" calcext:value-type="float">
            <text:p>0.297445744276047</text:p>
          </table:table-cell>
          <table:table-cell table:number-columns-repeated="2"/>
        </table:table-row>
        <table:table-row table:style-name="ro1">
          <table:table-cell office:value-type="float" office:value="0.297095388174057" calcext:value-type="float">
            <text:p>0.297095388174057</text:p>
          </table:table-cell>
          <table:table-cell table:number-columns-repeated="2"/>
        </table:table-row>
        <table:table-row table:style-name="ro1">
          <table:table-cell office:value-type="float" office:value="0.296956241130829" calcext:value-type="float">
            <text:p>0.296956241130829</text:p>
          </table:table-cell>
          <table:table-cell table:number-columns-repeated="2"/>
        </table:table-row>
        <table:table-row table:style-name="ro1">
          <table:table-cell office:value-type="float" office:value="0.295592784881592" calcext:value-type="float">
            <text:p>0.295592784881592</text:p>
          </table:table-cell>
          <table:table-cell table:number-columns-repeated="2"/>
        </table:table-row>
        <table:table-row table:style-name="ro1">
          <table:table-cell office:value-type="float" office:value="0.298857450485229" calcext:value-type="float">
            <text:p>0.298857450485229</text:p>
          </table:table-cell>
          <table:table-cell table:number-columns-repeated="2"/>
        </table:table-row>
        <table:table-row table:style-name="ro1">
          <table:table-cell office:value-type="float" office:value="0.299281179904938" calcext:value-type="float">
            <text:p>0.299281179904938</text:p>
          </table:table-cell>
          <table:table-cell table:number-columns-repeated="2"/>
        </table:table-row>
        <table:table-row table:style-name="ro1">
          <table:table-cell office:value-type="float" office:value="0.30341038107872" calcext:value-type="float">
            <text:p>0.30341038107872</text:p>
          </table:table-cell>
          <table:table-cell table:number-columns-repeated="2"/>
        </table:table-row>
        <table:table-row table:style-name="ro1">
          <table:table-cell office:value-type="float" office:value="0.299640357494354" calcext:value-type="float">
            <text:p>0.299640357494354</text:p>
          </table:table-cell>
          <table:table-cell table:number-columns-repeated="2"/>
        </table:table-row>
        <table:table-row table:style-name="ro1">
          <table:table-cell office:value-type="float" office:value="0.363906055688858" calcext:value-type="float">
            <text:p>0.363906055688858</text:p>
          </table:table-cell>
          <table:table-cell table:number-columns-repeated="2"/>
        </table:table-row>
        <table:table-row table:style-name="ro1">
          <table:table-cell office:value-type="float" office:value="0.301001071929932" calcext:value-type="float">
            <text:p>0.301001071929932</text:p>
          </table:table-cell>
          <table:table-cell table:number-columns-repeated="2"/>
        </table:table-row>
        <table:table-row table:style-name="ro1">
          <table:table-cell office:value-type="float" office:value="0.301545917987823" calcext:value-type="float">
            <text:p>0.301545917987823</text:p>
          </table:table-cell>
          <table:table-cell table:number-columns-repeated="2"/>
        </table:table-row>
        <table:table-row table:style-name="ro1">
          <table:table-cell office:value-type="float" office:value="0.301013708114624" calcext:value-type="float">
            <text:p>0.301013708114624</text:p>
          </table:table-cell>
          <table:table-cell table:number-columns-repeated="2"/>
        </table:table-row>
        <table:table-row table:style-name="ro1">
          <table:table-cell office:value-type="float" office:value="0.30574357509613" calcext:value-type="float">
            <text:p>0.30574357509613</text:p>
          </table:table-cell>
          <table:table-cell table:number-columns-repeated="2"/>
        </table:table-row>
        <table:table-row table:style-name="ro1">
          <table:table-cell office:value-type="float" office:value="0.305343866348267" calcext:value-type="float">
            <text:p>0.305343866348267</text:p>
          </table:table-cell>
          <table:table-cell table:number-columns-repeated="2"/>
        </table:table-row>
        <table:table-row table:style-name="ro1">
          <table:table-cell office:value-type="float" office:value="0.305250704288483" calcext:value-type="float">
            <text:p>0.305250704288483</text:p>
          </table:table-cell>
          <table:table-cell table:number-columns-repeated="2"/>
        </table:table-row>
        <table:table-row table:style-name="ro1">
          <table:table-cell office:value-type="float" office:value="0.304708063602447" calcext:value-type="float">
            <text:p>0.304708063602447</text:p>
          </table:table-cell>
          <table:table-cell table:number-columns-repeated="2"/>
        </table:table-row>
        <table:table-row table:style-name="ro1">
          <table:table-cell office:value-type="float" office:value="0.252757996320724" calcext:value-type="float">
            <text:p>0.252757996320724</text:p>
          </table:table-cell>
          <table:table-cell table:number-columns-repeated="2"/>
        </table:table-row>
        <table:table-row table:style-name="ro1">
          <table:table-cell office:value-type="float" office:value="0.251718461513519" calcext:value-type="float">
            <text:p>0.251718461513519</text:p>
          </table:table-cell>
          <table:table-cell table:number-columns-repeated="2"/>
        </table:table-row>
        <table:table-row table:style-name="ro1">
          <table:table-cell office:value-type="float" office:value="0.321517199277878" calcext:value-type="float">
            <text:p>0.321517199277878</text:p>
          </table:table-cell>
          <table:table-cell table:number-columns-repeated="2"/>
        </table:table-row>
        <table:table-row table:style-name="ro1">
          <table:table-cell office:value-type="float" office:value="0.329149931669235" calcext:value-type="float">
            <text:p>0.329149931669235</text:p>
          </table:table-cell>
          <table:table-cell table:number-columns-repeated="2"/>
        </table:table-row>
        <table:table-row table:style-name="ro1">
          <table:table-cell office:value-type="float" office:value="0.322093963623047" calcext:value-type="float">
            <text:p>0.322093963623047</text:p>
          </table:table-cell>
          <table:table-cell table:number-columns-repeated="2"/>
        </table:table-row>
        <table:table-row table:style-name="ro1">
          <table:table-cell office:value-type="float" office:value="0.331783920526505" calcext:value-type="float">
            <text:p>0.331783920526505</text:p>
          </table:table-cell>
          <table:table-cell table:number-columns-repeated="2"/>
        </table:table-row>
        <table:table-row table:style-name="ro1">
          <table:table-cell office:value-type="float" office:value="0.338951081037521" calcext:value-type="float">
            <text:p>0.338951081037521</text:p>
          </table:table-cell>
          <table:table-cell table:number-columns-repeated="2"/>
        </table:table-row>
        <table:table-row table:style-name="ro1">
          <table:table-cell office:value-type="float" office:value="0.307533949613571" calcext:value-type="float">
            <text:p>0.307533949613571</text:p>
          </table:table-cell>
          <table:table-cell table:number-columns-repeated="2"/>
        </table:table-row>
        <table:table-row table:style-name="ro1">
          <table:table-cell office:value-type="float" office:value="0.32676374912262" calcext:value-type="float">
            <text:p>0.32676374912262</text:p>
          </table:table-cell>
          <table:table-cell table:number-columns-repeated="2"/>
        </table:table-row>
        <table:table-row table:style-name="ro1">
          <table:table-cell office:value-type="float" office:value="0.282552897930145" calcext:value-type="float">
            <text:p>0.282552897930145</text:p>
          </table:table-cell>
          <table:table-cell table:number-columns-repeated="2"/>
        </table:table-row>
        <table:table-row table:style-name="ro1">
          <table:table-cell office:value-type="float" office:value="0.272482067346573" calcext:value-type="float">
            <text:p>0.272482067346573</text:p>
          </table:table-cell>
          <table:table-cell table:number-columns-repeated="2"/>
        </table:table-row>
        <table:table-row table:style-name="ro1">
          <table:table-cell office:value-type="float" office:value="0.291023761034012" calcext:value-type="float">
            <text:p>0.291023761034012</text:p>
          </table:table-cell>
          <table:table-cell table:number-columns-repeated="2"/>
        </table:table-row>
        <table:table-row table:style-name="ro1">
          <table:table-cell office:value-type="float" office:value="0.359721392393112" calcext:value-type="float">
            <text:p>0.359721392393112</text:p>
          </table:table-cell>
          <table:table-cell table:number-columns-repeated="2"/>
        </table:table-row>
        <table:table-row table:style-name="ro1">
          <table:table-cell office:value-type="float" office:value="0.39693084359169" calcext:value-type="float">
            <text:p>0.39693084359169</text:p>
          </table:table-cell>
          <table:table-cell table:number-columns-repeated="2"/>
        </table:table-row>
        <table:table-row table:style-name="ro1">
          <table:table-cell office:value-type="float" office:value="0.370102435350418" calcext:value-type="float">
            <text:p>0.370102435350418</text:p>
          </table:table-cell>
          <table:table-cell table:number-columns-repeated="2"/>
        </table:table-row>
        <table:table-row table:style-name="ro1">
          <table:table-cell office:value-type="float" office:value="0.385803610086441" calcext:value-type="float">
            <text:p>0.385803610086441</text:p>
          </table:table-cell>
          <table:table-cell table:number-columns-repeated="2"/>
        </table:table-row>
        <table:table-row table:style-name="ro1">
          <table:table-cell office:value-type="float" office:value="0.362409025430679" calcext:value-type="float">
            <text:p>0.362409025430679</text:p>
          </table:table-cell>
          <table:table-cell table:number-columns-repeated="2"/>
        </table:table-row>
        <table:table-row table:style-name="ro1">
          <table:table-cell office:value-type="float" office:value="0.396048724651337" calcext:value-type="float">
            <text:p>0.396048724651337</text:p>
          </table:table-cell>
          <table:table-cell table:number-columns-repeated="2"/>
        </table:table-row>
        <table:table-row table:style-name="ro1">
          <table:table-cell office:value-type="float" office:value="0.388809084892273" calcext:value-type="float">
            <text:p>0.388809084892273</text:p>
          </table:table-cell>
          <table:table-cell table:number-columns-repeated="2"/>
        </table:table-row>
        <table:table-row table:style-name="ro1">
          <table:table-cell office:value-type="float" office:value="0.40186870098114" calcext:value-type="float">
            <text:p>0.40186870098114</text:p>
          </table:table-cell>
          <table:table-cell table:number-columns-repeated="2"/>
        </table:table-row>
        <table:table-row table:style-name="ro1">
          <table:table-cell office:value-type="float" office:value="0.404008835554123" calcext:value-type="float">
            <text:p>0.404008835554123</text:p>
          </table:table-cell>
          <table:table-cell table:number-columns-repeated="2"/>
        </table:table-row>
        <table:table-row table:style-name="ro1">
          <table:table-cell office:value-type="float" office:value="0.415966302156448" calcext:value-type="float">
            <text:p>0.415966302156448</text:p>
          </table:table-cell>
          <table:table-cell table:number-columns-repeated="2"/>
        </table:table-row>
        <table:table-row table:style-name="ro1">
          <table:table-cell office:value-type="float" office:value="0.413012713193893" calcext:value-type="float">
            <text:p>0.413012713193893</text:p>
          </table:table-cell>
          <table:table-cell table:number-columns-repeated="2"/>
        </table:table-row>
        <table:table-row table:style-name="ro1">
          <table:table-cell office:value-type="float" office:value="0.413371026515961" calcext:value-type="float">
            <text:p>0.413371026515961</text:p>
          </table:table-cell>
          <table:table-cell table:number-columns-repeated="2"/>
        </table:table-row>
        <table:table-row table:style-name="ro1">
          <table:table-cell office:value-type="float" office:value="0.405007034540176" calcext:value-type="float">
            <text:p>0.405007034540176</text:p>
          </table:table-cell>
          <table:table-cell table:number-columns-repeated="2"/>
        </table:table-row>
        <table:table-row table:style-name="ro1">
          <table:table-cell office:value-type="float" office:value="0.419901490211487" calcext:value-type="float">
            <text:p>0.419901490211487</text:p>
          </table:table-cell>
          <table:table-cell table:number-columns-repeated="2"/>
        </table:table-row>
        <table:table-row table:style-name="ro1">
          <table:table-cell office:value-type="float" office:value="0.400579690933228" calcext:value-type="float">
            <text:p>0.400579690933228</text:p>
          </table:table-cell>
          <table:table-cell table:number-columns-repeated="2"/>
        </table:table-row>
        <table:table-row table:style-name="ro1">
          <table:table-cell office:value-type="float" office:value="0.427280515432358" calcext:value-type="float">
            <text:p>0.427280515432358</text:p>
          </table:table-cell>
          <table:table-cell table:number-columns-repeated="2"/>
        </table:table-row>
        <table:table-row table:style-name="ro1">
          <table:table-cell office:value-type="float" office:value="0.42159503698349" calcext:value-type="float">
            <text:p>0.42159503698349</text:p>
          </table:table-cell>
          <table:table-cell table:number-columns-repeated="2"/>
        </table:table-row>
        <table:table-row table:style-name="ro1">
          <table:table-cell office:value-type="float" office:value="0.423060238361359" calcext:value-type="float">
            <text:p>0.423060238361359</text:p>
          </table:table-cell>
          <table:table-cell table:number-columns-repeated="2"/>
        </table:table-row>
        <table:table-row table:style-name="ro1">
          <table:table-cell office:value-type="float" office:value="0.426866352558136" calcext:value-type="float">
            <text:p>0.426866352558136</text:p>
          </table:table-cell>
          <table:table-cell table:number-columns-repeated="2"/>
        </table:table-row>
        <table:table-row table:style-name="ro1">
          <table:table-cell office:value-type="float" office:value="0.439919173717499" calcext:value-type="float">
            <text:p>0.439919173717499</text:p>
          </table:table-cell>
          <table:table-cell table:number-columns-repeated="2"/>
        </table:table-row>
        <table:table-row table:style-name="ro1">
          <table:table-cell office:value-type="float" office:value="0.434206247329712" calcext:value-type="float">
            <text:p>0.434206247329712</text:p>
          </table:table-cell>
          <table:table-cell table:number-columns-repeated="2"/>
        </table:table-row>
        <table:table-row table:style-name="ro1">
          <table:table-cell office:value-type="float" office:value="0.438767045736313" calcext:value-type="float">
            <text:p>0.438767045736313</text:p>
          </table:table-cell>
          <table:table-cell table:number-columns-repeated="2"/>
        </table:table-row>
        <table:table-row table:style-name="ro1">
          <table:table-cell office:value-type="float" office:value="0.436608374118805" calcext:value-type="float">
            <text:p>0.436608374118805</text:p>
          </table:table-cell>
          <table:table-cell table:number-columns-repeated="2"/>
        </table:table-row>
        <table:table-row table:style-name="ro1">
          <table:table-cell office:value-type="float" office:value="0.445067673921585" calcext:value-type="float">
            <text:p>0.445067673921585</text:p>
          </table:table-cell>
          <table:table-cell table:number-columns-repeated="2"/>
        </table:table-row>
        <table:table-row table:style-name="ro1">
          <table:table-cell office:value-type="float" office:value="0.42494124174118" calcext:value-type="float">
            <text:p>0.42494124174118</text:p>
          </table:table-cell>
          <table:table-cell table:number-columns-repeated="2"/>
        </table:table-row>
        <table:table-row table:style-name="ro1">
          <table:table-cell office:value-type="float" office:value="0.453208357095718" calcext:value-type="float">
            <text:p>0.453208357095718</text:p>
          </table:table-cell>
          <table:table-cell table:number-columns-repeated="2"/>
        </table:table-row>
        <table:table-row table:style-name="ro1">
          <table:table-cell office:value-type="float" office:value="0.396261841058731" calcext:value-type="float">
            <text:p>0.396261841058731</text:p>
          </table:table-cell>
          <table:table-cell table:number-columns-repeated="2"/>
        </table:table-row>
        <table:table-row table:style-name="ro1">
          <table:table-cell office:value-type="float" office:value="0.428623259067535" calcext:value-type="float">
            <text:p>0.428623259067535</text:p>
          </table:table-cell>
          <table:table-cell table:number-columns-repeated="2"/>
        </table:table-row>
        <table:table-row table:style-name="ro1">
          <table:table-cell office:value-type="float" office:value="0.39607572555542" calcext:value-type="float">
            <text:p>0.39607572555542</text:p>
          </table:table-cell>
          <table:table-cell table:number-columns-repeated="2"/>
        </table:table-row>
        <table:table-row table:style-name="ro1">
          <table:table-cell office:value-type="float" office:value="0.421353697776794" calcext:value-type="float">
            <text:p>0.421353697776794</text:p>
          </table:table-cell>
          <table:table-cell table:number-columns-repeated="2"/>
        </table:table-row>
        <table:table-row table:style-name="ro1">
          <table:table-cell office:value-type="float" office:value="0.400944739580154" calcext:value-type="float">
            <text:p>0.400944739580154</text:p>
          </table:table-cell>
          <table:table-cell table:number-columns-repeated="2"/>
        </table:table-row>
        <table:table-row table:style-name="ro1">
          <table:table-cell office:value-type="float" office:value="0.418227225542069" calcext:value-type="float">
            <text:p>0.418227225542069</text:p>
          </table:table-cell>
          <table:table-cell table:number-columns-repeated="2"/>
        </table:table-row>
        <table:table-row table:style-name="ro1">
          <table:table-cell office:value-type="float" office:value="0.398361772298813" calcext:value-type="float">
            <text:p>0.398361772298813</text:p>
          </table:table-cell>
          <table:table-cell table:number-columns-repeated="2"/>
        </table:table-row>
        <table:table-row table:style-name="ro1">
          <table:table-cell office:value-type="float" office:value="0.451448947191238" calcext:value-type="float">
            <text:p>0.451448947191238</text:p>
          </table:table-cell>
          <table:table-cell table:number-columns-repeated="2"/>
        </table:table-row>
        <table:table-row table:style-name="ro1">
          <table:table-cell office:value-type="float" office:value="0.395010471343994" calcext:value-type="float">
            <text:p>0.395010471343994</text:p>
          </table:table-cell>
          <table:table-cell table:number-columns-repeated="2"/>
        </table:table-row>
        <table:table-row table:style-name="ro1">
          <table:table-cell office:value-type="float" office:value="0.437222093343735" calcext:value-type="float">
            <text:p>0.437222093343735</text:p>
          </table:table-cell>
          <table:table-cell table:number-columns-repeated="2"/>
        </table:table-row>
        <table:table-row table:style-name="ro1">
          <table:table-cell office:value-type="float" office:value="0.393769413232803" calcext:value-type="float">
            <text:p>0.393769413232803</text:p>
          </table:table-cell>
          <table:table-cell table:number-columns-repeated="2"/>
        </table:table-row>
        <table:table-row table:style-name="ro1">
          <table:table-cell office:value-type="float" office:value="0.419763714075089" calcext:value-type="float">
            <text:p>0.419763714075089</text:p>
          </table:table-cell>
          <table:table-cell table:number-columns-repeated="2"/>
        </table:table-row>
        <table:table-row table:style-name="ro1">
          <table:table-cell office:value-type="float" office:value="0.395684212446213" calcext:value-type="float">
            <text:p>0.395684212446213</text:p>
          </table:table-cell>
          <table:table-cell table:number-columns-repeated="2"/>
        </table:table-row>
        <table:table-row table:style-name="ro1">
          <table:table-cell office:value-type="float" office:value="0.410138219594955" calcext:value-type="float">
            <text:p>0.410138219594955</text:p>
          </table:table-cell>
          <table:table-cell table:number-columns-repeated="2"/>
        </table:table-row>
        <table:table-row table:style-name="ro1">
          <table:table-cell office:value-type="float" office:value="0.382597655057907" calcext:value-type="float">
            <text:p>0.382597655057907</text:p>
          </table:table-cell>
          <table:table-cell table:number-columns-repeated="2"/>
        </table:table-row>
        <table:table-row table:style-name="ro1">
          <table:table-cell office:value-type="float" office:value="0.400102734565735" calcext:value-type="float">
            <text:p>0.400102734565735</text:p>
          </table:table-cell>
          <table:table-cell table:number-columns-repeated="2"/>
        </table:table-row>
        <table:table-row table:style-name="ro1">
          <table:table-cell office:value-type="float" office:value="0.404312551021576" calcext:value-type="float">
            <text:p>0.404312551021576</text:p>
          </table:table-cell>
          <table:table-cell table:number-columns-repeated="2"/>
        </table:table-row>
        <table:table-row table:style-name="ro1">
          <table:table-cell office:value-type="float" office:value="0.411578118801117" calcext:value-type="float">
            <text:p>0.411578118801117</text:p>
          </table:table-cell>
          <table:table-cell table:number-columns-repeated="2"/>
        </table:table-row>
        <table:table-row table:style-name="ro1">
          <table:table-cell office:value-type="float" office:value="0.416075855493546" calcext:value-type="float">
            <text:p>0.416075855493546</text:p>
          </table:table-cell>
          <table:table-cell table:number-columns-repeated="2"/>
        </table:table-row>
        <table:table-row table:style-name="ro1">
          <table:table-cell office:value-type="float" office:value="0.418259024620056" calcext:value-type="float">
            <text:p>0.418259024620056</text:p>
          </table:table-cell>
          <table:table-cell table:number-columns-repeated="2"/>
        </table:table-row>
        <table:table-row table:style-name="ro1">
          <table:table-cell office:value-type="float" office:value="0.423787981271744" calcext:value-type="float">
            <text:p>0.423787981271744</text:p>
          </table:table-cell>
          <table:table-cell table:number-columns-repeated="2"/>
        </table:table-row>
        <table:table-row table:style-name="ro1">
          <table:table-cell office:value-type="float" office:value="0.34858512878418" calcext:value-type="float">
            <text:p>0.34858512878418</text:p>
          </table:table-cell>
          <table:table-cell table:number-columns-repeated="2"/>
        </table:table-row>
        <table:table-row table:style-name="ro1">
          <table:table-cell office:value-type="float" office:value="0.365132600069046" calcext:value-type="float">
            <text:p>0.365132600069046</text:p>
          </table:table-cell>
          <table:table-cell table:number-columns-repeated="2"/>
        </table:table-row>
        <table:table-row table:style-name="ro1">
          <table:table-cell office:value-type="float" office:value="0.354512125253677" calcext:value-type="float">
            <text:p>0.354512125253677</text:p>
          </table:table-cell>
          <table:table-cell table:number-columns-repeated="2"/>
        </table:table-row>
        <table:table-row table:style-name="ro1">
          <table:table-cell office:value-type="float" office:value="0.358664691448212" calcext:value-type="float">
            <text:p>0.358664691448212</text:p>
          </table:table-cell>
          <table:table-cell table:number-columns-repeated="2"/>
        </table:table-row>
        <table:table-row table:style-name="ro1">
          <table:table-cell office:value-type="float" office:value="0.309726059436798" calcext:value-type="float">
            <text:p>0.309726059436798</text:p>
          </table:table-cell>
          <table:table-cell table:number-columns-repeated="2"/>
        </table:table-row>
        <table:table-row table:style-name="ro1">
          <table:table-cell office:value-type="float" office:value="0.327162653207779" calcext:value-type="float">
            <text:p>0.327162653207779</text:p>
          </table:table-cell>
          <table:table-cell table:number-columns-repeated="2"/>
        </table:table-row>
        <table:table-row table:style-name="ro1">
          <table:table-cell office:value-type="float" office:value="0.299061238765717" calcext:value-type="float">
            <text:p>0.299061238765717</text:p>
          </table:table-cell>
          <table:table-cell table:number-columns-repeated="2"/>
        </table:table-row>
        <table:table-row table:style-name="ro1">
          <table:table-cell office:value-type="float" office:value="0.291236102581024" calcext:value-type="float">
            <text:p>0.291236102581024</text:p>
          </table:table-cell>
          <table:table-cell table:number-columns-repeated="2"/>
        </table:table-row>
        <table:table-row table:style-name="ro1">
          <table:table-cell office:value-type="float" office:value="0.277170807123184" calcext:value-type="float">
            <text:p>0.277170807123184</text:p>
          </table:table-cell>
          <table:table-cell table:number-columns-repeated="2"/>
        </table:table-row>
        <table:table-row table:style-name="ro1">
          <table:table-cell office:value-type="float" office:value="0.280296742916107" calcext:value-type="float">
            <text:p>0.280296742916107</text:p>
          </table:table-cell>
          <table:table-cell table:number-columns-repeated="2"/>
        </table:table-row>
        <table:table-row table:style-name="ro1">
          <table:table-cell office:value-type="float" office:value="0.251700311899185" calcext:value-type="float">
            <text:p>0.251700311899185</text:p>
          </table:table-cell>
          <table:table-cell table:number-columns-repeated="2"/>
        </table:table-row>
        <table:table-row table:style-name="ro1">
          <table:table-cell office:value-type="float" office:value="0.256862223148346" calcext:value-type="float">
            <text:p>0.256862223148346</text:p>
          </table:table-cell>
          <table:table-cell table:number-columns-repeated="2"/>
        </table:table-row>
        <table:table-row table:style-name="ro1">
          <table:table-cell office:value-type="float" office:value="0.299464643001556" calcext:value-type="float">
            <text:p>0.299464643001556</text:p>
          </table:table-cell>
          <table:table-cell table:number-columns-repeated="2"/>
        </table:table-row>
        <table:table-row table:style-name="ro1">
          <table:table-cell office:value-type="float" office:value="0.275068998336792" calcext:value-type="float">
            <text:p>0.275068998336792</text:p>
          </table:table-cell>
          <table:table-cell table:number-columns-repeated="2"/>
        </table:table-row>
        <table:table-row table:style-name="ro1">
          <table:table-cell office:value-type="float" office:value="0.303369432687759" calcext:value-type="float">
            <text:p>0.303369432687759</text:p>
          </table:table-cell>
          <table:table-cell table:number-columns-repeated="2"/>
        </table:table-row>
        <table:table-row table:style-name="ro1">
          <table:table-cell office:value-type="float" office:value="0.300061523914337" calcext:value-type="float">
            <text:p>0.300061523914337</text:p>
          </table:table-cell>
          <table:table-cell table:number-columns-repeated="2"/>
        </table:table-row>
        <table:table-row table:style-name="ro1">
          <table:table-cell office:value-type="float" office:value="0.277358770370483" calcext:value-type="float">
            <text:p>0.277358770370483</text:p>
          </table:table-cell>
          <table:table-cell table:number-columns-repeated="2"/>
        </table:table-row>
        <table:table-row table:style-name="ro1">
          <table:table-cell office:value-type="float" office:value="0.253382116556168" calcext:value-type="float">
            <text:p>0.253382116556168</text:p>
          </table:table-cell>
          <table:table-cell table:number-columns-repeated="2"/>
        </table:table-row>
        <table:table-row table:style-name="ro1">
          <table:table-cell office:value-type="float" office:value="0.275071263313293" calcext:value-type="float">
            <text:p>0.275071263313293</text:p>
          </table:table-cell>
          <table:table-cell table:number-columns-repeated="2"/>
        </table:table-row>
        <table:table-row table:style-name="ro1">
          <table:table-cell office:value-type="float" office:value="0.26027113199234" calcext:value-type="float">
            <text:p>0.26027113199234</text:p>
          </table:table-cell>
          <table:table-cell table:number-columns-repeated="2"/>
        </table:table-row>
        <table:table-row table:style-name="ro1">
          <table:table-cell office:value-type="float" office:value="0.266512721776962" calcext:value-type="float">
            <text:p>0.266512721776962</text:p>
          </table:table-cell>
          <table:table-cell table:number-columns-repeated="2"/>
        </table:table-row>
        <table:table-row table:style-name="ro1">
          <table:table-cell office:value-type="float" office:value="0.254015952348709" calcext:value-type="float">
            <text:p>0.254015952348709</text:p>
          </table:table-cell>
          <table:table-cell table:number-columns-repeated="2"/>
        </table:table-row>
        <table:table-row table:style-name="ro1">
          <table:table-cell office:value-type="float" office:value="0.277748703956604" calcext:value-type="float">
            <text:p>0.277748703956604</text:p>
          </table:table-cell>
          <table:table-cell table:number-columns-repeated="2"/>
        </table:table-row>
        <table:table-row table:style-name="ro1">
          <table:table-cell office:value-type="float" office:value="0.267619073390961" calcext:value-type="float">
            <text:p>0.267619073390961</text:p>
          </table:table-cell>
          <table:table-cell table:number-columns-repeated="2"/>
        </table:table-row>
        <table:table-row table:style-name="ro1">
          <table:table-cell office:value-type="float" office:value="0.271842151880264" calcext:value-type="float">
            <text:p>0.271842151880264</text:p>
          </table:table-cell>
          <table:table-cell table:number-columns-repeated="2"/>
        </table:table-row>
        <table:table-row table:style-name="ro1">
          <table:table-cell office:value-type="float" office:value="0.278956353664398" calcext:value-type="float">
            <text:p>0.278956353664398</text:p>
          </table:table-cell>
          <table:table-cell table:number-columns-repeated="2"/>
        </table:table-row>
        <table:table-row table:style-name="ro1">
          <table:table-cell office:value-type="float" office:value="0.285966753959656" calcext:value-type="float">
            <text:p>0.285966753959656</text:p>
          </table:table-cell>
          <table:table-cell table:number-columns-repeated="2"/>
        </table:table-row>
        <table:table-row table:style-name="ro1">
          <table:table-cell office:value-type="float" office:value="0.267353564500809" calcext:value-type="float">
            <text:p>0.267353564500809</text:p>
          </table:table-cell>
          <table:table-cell table:number-columns-repeated="2"/>
        </table:table-row>
        <table:table-row table:style-name="ro1">
          <table:table-cell office:value-type="float" office:value="0.266369670629501" calcext:value-type="float">
            <text:p>0.266369670629501</text:p>
          </table:table-cell>
          <table:table-cell table:number-columns-repeated="2"/>
        </table:table-row>
        <table:table-row table:style-name="ro1">
          <table:table-cell office:value-type="float" office:value="0.350006490945816" calcext:value-type="float">
            <text:p>0.350006490945816</text:p>
          </table:table-cell>
          <table:table-cell table:number-columns-repeated="2"/>
        </table:table-row>
        <table:table-row table:style-name="ro1">
          <table:table-cell office:value-type="float" office:value="0.313484370708466" calcext:value-type="float">
            <text:p>0.313484370708466</text:p>
          </table:table-cell>
          <table:table-cell table:number-columns-repeated="2"/>
        </table:table-row>
        <table:table-row table:style-name="ro1">
          <table:table-cell office:value-type="float" office:value="0.288561880588531" calcext:value-type="float">
            <text:p>0.288561880588531</text:p>
          </table:table-cell>
          <table:table-cell table:number-columns-repeated="2"/>
        </table:table-row>
        <table:table-row table:style-name="ro1">
          <table:table-cell office:value-type="float" office:value="0.29189920425415" calcext:value-type="float">
            <text:p>0.29189920425415</text:p>
          </table:table-cell>
          <table:table-cell table:number-columns-repeated="2"/>
        </table:table-row>
        <table:table-row table:style-name="ro1">
          <table:table-cell office:value-type="float" office:value="0.287938892841339" calcext:value-type="float">
            <text:p>0.287938892841339</text:p>
          </table:table-cell>
          <table:table-cell table:number-columns-repeated="2"/>
        </table:table-row>
        <table:table-row table:style-name="ro1">
          <table:table-cell office:value-type="float" office:value="0.270355612039566" calcext:value-type="float">
            <text:p>0.270355612039566</text:p>
          </table:table-cell>
          <table:table-cell table:number-columns-repeated="2"/>
        </table:table-row>
        <table:table-row table:style-name="ro1">
          <table:table-cell office:value-type="float" office:value="0.252248346805572" calcext:value-type="float">
            <text:p>0.252248346805572</text:p>
          </table:table-cell>
          <table:table-cell table:number-columns-repeated="2"/>
        </table:table-row>
        <table:table-row table:style-name="ro1">
          <table:table-cell office:value-type="float" office:value="0.265827000141144" calcext:value-type="float">
            <text:p>0.265827000141144</text:p>
          </table:table-cell>
          <table:table-cell table:number-columns-repeated="2"/>
        </table:table-row>
        <table:table-row table:style-name="ro1">
          <table:table-cell office:value-type="float" office:value="0.265318542718887" calcext:value-type="float">
            <text:p>0.265318542718887</text:p>
          </table:table-cell>
          <table:table-cell table:number-columns-repeated="2"/>
        </table:table-row>
        <table:table-row table:style-name="ro1">
          <table:table-cell office:value-type="float" office:value="0.261309266090393" calcext:value-type="float">
            <text:p>0.261309266090393</text:p>
          </table:table-cell>
          <table:table-cell table:number-columns-repeated="2"/>
        </table:table-row>
        <table:table-row table:style-name="ro1">
          <table:table-cell office:value-type="float" office:value="0.250927269458771" calcext:value-type="float">
            <text:p>0.250927269458771</text:p>
          </table:table-cell>
          <table:table-cell table:number-columns-repeated="2"/>
        </table:table-row>
        <table:table-row table:style-name="ro1">
          <table:table-cell office:value-type="float" office:value="0.316031783819199" calcext:value-type="float">
            <text:p>0.316031783819199</text:p>
          </table:table-cell>
          <table:table-cell table:number-columns-repeated="2"/>
        </table:table-row>
        <table:table-row table:style-name="ro1">
          <table:table-cell office:value-type="float" office:value="0.327242314815521" calcext:value-type="float">
            <text:p>0.327242314815521</text:p>
          </table:table-cell>
          <table:table-cell table:number-columns-repeated="2"/>
        </table:table-row>
        <table:table-row table:style-name="ro1">
          <table:table-cell office:value-type="float" office:value="0.30270728468895" calcext:value-type="float">
            <text:p>0.30270728468895</text:p>
          </table:table-cell>
          <table:table-cell table:number-columns-repeated="2"/>
        </table:table-row>
        <table:table-row table:style-name="ro1">
          <table:table-cell office:value-type="float" office:value="0.303758561611176" calcext:value-type="float">
            <text:p>0.303758561611176</text:p>
          </table:table-cell>
          <table:table-cell table:number-columns-repeated="2"/>
        </table:table-row>
        <table:table-row table:style-name="ro1">
          <table:table-cell office:value-type="float" office:value="0.308673202991486" calcext:value-type="float">
            <text:p>0.308673202991486</text:p>
          </table:table-cell>
          <table:table-cell table:number-columns-repeated="2"/>
        </table:table-row>
        <table:table-row table:style-name="ro1">
          <table:table-cell office:value-type="float" office:value="0.31206476688385" calcext:value-type="float">
            <text:p>0.31206476688385</text:p>
          </table:table-cell>
          <table:table-cell table:number-columns-repeated="2"/>
        </table:table-row>
        <table:table-row table:style-name="ro1">
          <table:table-cell office:value-type="float" office:value="0.305814176797867" calcext:value-type="float">
            <text:p>0.305814176797867</text:p>
          </table:table-cell>
          <table:table-cell table:number-columns-repeated="2"/>
        </table:table-row>
        <table:table-row table:style-name="ro1">
          <table:table-cell office:value-type="float" office:value="0.313571065664291" calcext:value-type="float">
            <text:p>0.313571065664291</text:p>
          </table:table-cell>
          <table:table-cell table:number-columns-repeated="2"/>
        </table:table-row>
        <table:table-row table:style-name="ro1">
          <table:table-cell office:value-type="float" office:value="0.333010733127594" calcext:value-type="float">
            <text:p>0.333010733127594</text:p>
          </table:table-cell>
          <table:table-cell table:number-columns-repeated="2"/>
        </table:table-row>
        <table:table-row table:style-name="ro1">
          <table:table-cell office:value-type="float" office:value="0.345121115446091" calcext:value-type="float">
            <text:p>0.345121115446091</text:p>
          </table:table-cell>
          <table:table-cell table:number-columns-repeated="2"/>
        </table:table-row>
        <table:table-row table:style-name="ro1">
          <table:table-cell office:value-type="float" office:value="0.338137239217758" calcext:value-type="float">
            <text:p>0.338137239217758</text:p>
          </table:table-cell>
          <table:table-cell table:number-columns-repeated="2"/>
        </table:table-row>
        <table:table-row table:style-name="ro1">
          <table:table-cell office:value-type="float" office:value="0.334613919258118" calcext:value-type="float">
            <text:p>0.334613919258118</text:p>
          </table:table-cell>
          <table:table-cell table:number-columns-repeated="2"/>
        </table:table-row>
        <table:table-row table:style-name="ro1">
          <table:table-cell office:value-type="float" office:value="0.346804589033127" calcext:value-type="float">
            <text:p>0.346804589033127</text:p>
          </table:table-cell>
          <table:table-cell table:number-columns-repeated="2"/>
        </table:table-row>
        <table:table-row table:style-name="ro1">
          <table:table-cell office:value-type="float" office:value="0.371557116508484" calcext:value-type="float">
            <text:p>0.371557116508484</text:p>
          </table:table-cell>
          <table:table-cell table:number-columns-repeated="2"/>
        </table:table-row>
        <table:table-row table:style-name="ro1">
          <table:table-cell office:value-type="float" office:value="0.3860884308815" calcext:value-type="float">
            <text:p>0.3860884308815</text:p>
          </table:table-cell>
          <table:table-cell table:number-columns-repeated="2"/>
        </table:table-row>
        <table:table-row table:style-name="ro1">
          <table:table-cell office:value-type="float" office:value="0.379879504442215" calcext:value-type="float">
            <text:p>0.379879504442215</text:p>
          </table:table-cell>
          <table:table-cell table:number-columns-repeated="2"/>
        </table:table-row>
        <table:table-row table:style-name="ro1">
          <table:table-cell office:value-type="float" office:value="0.288804709911346" calcext:value-type="float">
            <text:p>0.288804709911346</text:p>
          </table:table-cell>
          <table:table-cell table:number-columns-repeated="2"/>
        </table:table-row>
        <table:table-row table:style-name="ro1">
          <table:table-cell office:value-type="float" office:value="0.379767209291458" calcext:value-type="float">
            <text:p>0.379767209291458</text:p>
          </table:table-cell>
          <table:table-cell table:number-columns-repeated="2"/>
        </table:table-row>
        <table:table-row table:style-name="ro1">
          <table:table-cell office:value-type="float" office:value="0.316145986318588" calcext:value-type="float">
            <text:p>0.316145986318588</text:p>
          </table:table-cell>
          <table:table-cell table:number-columns-repeated="2"/>
        </table:table-row>
        <table:table-row table:style-name="ro1">
          <table:table-cell office:value-type="float" office:value="0.370184451341629" calcext:value-type="float">
            <text:p>0.370184451341629</text:p>
          </table:table-cell>
          <table:table-cell table:number-columns-repeated="2"/>
        </table:table-row>
        <table:table-row table:style-name="ro1">
          <table:table-cell office:value-type="float" office:value="0.263397097587585" calcext:value-type="float">
            <text:p>0.263397097587585</text:p>
          </table:table-cell>
          <table:table-cell table:number-columns-repeated="2"/>
        </table:table-row>
        <table:table-row table:style-name="ro1">
          <table:table-cell office:value-type="float" office:value="0.365958780050278" calcext:value-type="float">
            <text:p>0.365958780050278</text:p>
          </table:table-cell>
          <table:table-cell table:number-columns-repeated="2"/>
        </table:table-row>
        <table:table-row table:style-name="ro1">
          <table:table-cell office:value-type="float" office:value="0.267667353153229" calcext:value-type="float">
            <text:p>0.267667353153229</text:p>
          </table:table-cell>
          <table:table-cell table:number-columns-repeated="2"/>
        </table:table-row>
        <table:table-row table:style-name="ro1">
          <table:table-cell office:value-type="float" office:value="0.363828152418137" calcext:value-type="float">
            <text:p>0.363828152418137</text:p>
          </table:table-cell>
          <table:table-cell table:number-columns-repeated="2"/>
        </table:table-row>
        <table:table-row table:style-name="ro1">
          <table:table-cell office:value-type="float" office:value="0.332375347614288" calcext:value-type="float">
            <text:p>0.332375347614288</text:p>
          </table:table-cell>
          <table:table-cell table:number-columns-repeated="2"/>
        </table:table-row>
        <table:table-row table:style-name="ro1">
          <table:table-cell office:value-type="float" office:value="0.3538738489151" calcext:value-type="float">
            <text:p>0.3538738489151</text:p>
          </table:table-cell>
          <table:table-cell table:number-columns-repeated="2"/>
        </table:table-row>
        <table:table-row table:style-name="ro1">
          <table:table-cell office:value-type="float" office:value="0.329807132482529" calcext:value-type="float">
            <text:p>0.329807132482529</text:p>
          </table:table-cell>
          <table:table-cell table:number-columns-repeated="2"/>
        </table:table-row>
        <table:table-row table:style-name="ro1">
          <table:table-cell office:value-type="float" office:value="0.369992077350616" calcext:value-type="float">
            <text:p>0.369992077350616</text:p>
          </table:table-cell>
          <table:table-cell table:number-columns-repeated="2"/>
        </table:table-row>
        <table:table-row table:style-name="ro1">
          <table:table-cell office:value-type="float" office:value="0.328383654356003" calcext:value-type="float">
            <text:p>0.328383654356003</text:p>
          </table:table-cell>
          <table:table-cell table:number-columns-repeated="2"/>
        </table:table-row>
        <table:table-row table:style-name="ro1">
          <table:table-cell office:value-type="float" office:value="0.365003198385239" calcext:value-type="float">
            <text:p>0.365003198385239</text:p>
          </table:table-cell>
          <table:table-cell table:number-columns-repeated="2"/>
        </table:table-row>
        <table:table-row table:style-name="ro1">
          <table:table-cell office:value-type="float" office:value="0.314312040805817" calcext:value-type="float">
            <text:p>0.314312040805817</text:p>
          </table:table-cell>
          <table:table-cell table:number-columns-repeated="2"/>
        </table:table-row>
        <table:table-row table:style-name="ro1">
          <table:table-cell office:value-type="float" office:value="0.377654373645783" calcext:value-type="float">
            <text:p>0.377654373645783</text:p>
          </table:table-cell>
          <table:table-cell table:number-columns-repeated="2"/>
        </table:table-row>
        <table:table-row table:style-name="ro1">
          <table:table-cell office:value-type="float" office:value="0.314059197902679" calcext:value-type="float">
            <text:p>0.314059197902679</text:p>
          </table:table-cell>
          <table:table-cell table:number-columns-repeated="2"/>
        </table:table-row>
        <table:table-row table:style-name="ro1">
          <table:table-cell office:value-type="float" office:value="0.383455812931061" calcext:value-type="float">
            <text:p>0.383455812931061</text:p>
          </table:table-cell>
          <table:table-cell table:number-columns-repeated="2"/>
        </table:table-row>
        <table:table-row table:style-name="ro1">
          <table:table-cell office:value-type="float" office:value="0.256081849336624" calcext:value-type="float">
            <text:p>0.256081849336624</text:p>
          </table:table-cell>
          <table:table-cell table:number-columns-repeated="2"/>
        </table:table-row>
        <table:table-row table:style-name="ro1">
          <table:table-cell office:value-type="float" office:value="0.394446551799774" calcext:value-type="float">
            <text:p>0.394446551799774</text:p>
          </table:table-cell>
          <table:table-cell table:number-columns-repeated="2"/>
        </table:table-row>
        <table:table-row table:style-name="ro1">
          <table:table-cell office:value-type="float" office:value="0.367691516876221" calcext:value-type="float">
            <text:p>0.367691516876221</text:p>
          </table:table-cell>
          <table:table-cell table:number-columns-repeated="2"/>
        </table:table-row>
        <table:table-row table:style-name="ro1">
          <table:table-cell office:value-type="float" office:value="0.366164147853851" calcext:value-type="float">
            <text:p>0.366164147853851</text:p>
          </table:table-cell>
          <table:table-cell table:number-columns-repeated="2"/>
        </table:table-row>
        <table:table-row table:style-name="ro1">
          <table:table-cell office:value-type="float" office:value="0.255491852760315" calcext:value-type="float">
            <text:p>0.255491852760315</text:p>
          </table:table-cell>
          <table:table-cell table:number-columns-repeated="2"/>
        </table:table-row>
        <table:table-row table:style-name="ro1">
          <table:table-cell office:value-type="float" office:value="0.355180650949478" calcext:value-type="float">
            <text:p>0.355180650949478</text:p>
          </table:table-cell>
          <table:table-cell table:number-columns-repeated="2"/>
        </table:table-row>
        <table:table-row table:style-name="ro1">
          <table:table-cell office:value-type="float" office:value="0.298170119524002" calcext:value-type="float">
            <text:p>0.298170119524002</text:p>
          </table:table-cell>
          <table:table-cell table:number-columns-repeated="2"/>
        </table:table-row>
        <table:table-row table:style-name="ro1">
          <table:table-cell office:value-type="float" office:value="0.355379492044449" calcext:value-type="float">
            <text:p>0.355379492044449</text:p>
          </table:table-cell>
          <table:table-cell table:number-columns-repeated="2"/>
        </table:table-row>
        <table:table-row table:style-name="ro1">
          <table:table-cell office:value-type="float" office:value="0.339325875043869" calcext:value-type="float">
            <text:p>0.339325875043869</text:p>
          </table:table-cell>
          <table:table-cell table:number-columns-repeated="2"/>
        </table:table-row>
        <table:table-row table:style-name="ro1">
          <table:table-cell office:value-type="float" office:value="0.348019480705261" calcext:value-type="float">
            <text:p>0.348019480705261</text:p>
          </table:table-cell>
          <table:table-cell table:number-columns-repeated="2"/>
        </table:table-row>
        <table:table-row table:style-name="ro1">
          <table:table-cell office:value-type="float" office:value="0.343249827623367" calcext:value-type="float">
            <text:p>0.343249827623367</text:p>
          </table:table-cell>
          <table:table-cell table:number-columns-repeated="2"/>
        </table:table-row>
        <table:table-row table:style-name="ro1">
          <table:table-cell office:value-type="float" office:value="0.359602928161621" calcext:value-type="float">
            <text:p>0.359602928161621</text:p>
          </table:table-cell>
          <table:table-cell table:number-columns-repeated="2"/>
        </table:table-row>
        <table:table-row table:style-name="ro1">
          <table:table-cell office:value-type="float" office:value="0.33293491601944" calcext:value-type="float">
            <text:p>0.33293491601944</text:p>
          </table:table-cell>
          <table:table-cell table:number-columns-repeated="2"/>
        </table:table-row>
        <table:table-row table:style-name="ro1">
          <table:table-cell office:value-type="float" office:value="0.402335524559021" calcext:value-type="float">
            <text:p>0.402335524559021</text:p>
          </table:table-cell>
          <table:table-cell table:number-columns-repeated="2"/>
        </table:table-row>
        <table:table-row table:style-name="ro1">
          <table:table-cell office:value-type="float" office:value="0.328835487365723" calcext:value-type="float">
            <text:p>0.328835487365723</text:p>
          </table:table-cell>
          <table:table-cell table:number-columns-repeated="2"/>
        </table:table-row>
        <table:table-row table:style-name="ro1">
          <table:table-cell office:value-type="float" office:value="0.389840394258499" calcext:value-type="float">
            <text:p>0.389840394258499</text:p>
          </table:table-cell>
          <table:table-cell table:number-columns-repeated="2"/>
        </table:table-row>
        <table:table-row table:style-name="ro1">
          <table:table-cell office:value-type="float" office:value="0.310306400060654" calcext:value-type="float">
            <text:p>0.310306400060654</text:p>
          </table:table-cell>
          <table:table-cell table:number-columns-repeated="2"/>
        </table:table-row>
        <table:table-row table:style-name="ro1">
          <table:table-cell office:value-type="float" office:value="0.399776369333267" calcext:value-type="float">
            <text:p>0.399776369333267</text:p>
          </table:table-cell>
          <table:table-cell table:number-columns-repeated="2"/>
        </table:table-row>
        <table:table-row table:style-name="ro1">
          <table:table-cell office:value-type="float" office:value="0.291144341230392" calcext:value-type="float">
            <text:p>0.291144341230392</text:p>
          </table:table-cell>
          <table:table-cell table:number-columns-repeated="2"/>
        </table:table-row>
        <table:table-row table:style-name="ro1">
          <table:table-cell office:value-type="float" office:value="0.467882245779038" calcext:value-type="float">
            <text:p>0.467882245779038</text:p>
          </table:table-cell>
          <table:table-cell table:number-columns-repeated="2"/>
        </table:table-row>
        <table:table-row table:style-name="ro1">
          <table:table-cell office:value-type="float" office:value="0.266223788261414" calcext:value-type="float">
            <text:p>0.266223788261414</text:p>
          </table:table-cell>
          <table:table-cell table:number-columns-repeated="2"/>
        </table:table-row>
        <table:table-row table:style-name="ro1">
          <table:table-cell office:value-type="float" office:value="0.391467601060867" calcext:value-type="float">
            <text:p>0.391467601060867</text:p>
          </table:table-cell>
          <table:table-cell table:number-columns-repeated="2"/>
        </table:table-row>
        <table:table-row table:style-name="ro1">
          <table:table-cell office:value-type="float" office:value="0.251252979040146" calcext:value-type="float">
            <text:p>0.251252979040146</text:p>
          </table:table-cell>
          <table:table-cell table:number-columns-repeated="2"/>
        </table:table-row>
        <table:table-row table:style-name="ro1">
          <table:table-cell office:value-type="float" office:value="0.358439296483994" calcext:value-type="float">
            <text:p>0.358439296483994</text:p>
          </table:table-cell>
          <table:table-cell table:number-columns-repeated="2"/>
        </table:table-row>
        <table:table-row table:style-name="ro1">
          <table:table-cell office:value-type="float" office:value="0.448116183280945" calcext:value-type="float">
            <text:p>0.448116183280945</text:p>
          </table:table-cell>
          <table:table-cell table:number-columns-repeated="2"/>
        </table:table-row>
        <table:table-row table:style-name="ro1">
          <table:table-cell office:value-type="float" office:value="0.44672891497612" calcext:value-type="float">
            <text:p>0.44672891497612</text:p>
          </table:table-cell>
          <table:table-cell table:number-columns-repeated="2"/>
        </table:table-row>
        <table:table-row table:style-name="ro1">
          <table:table-cell office:value-type="float" office:value="0.469626814126968" calcext:value-type="float">
            <text:p>0.469626814126968</text:p>
          </table:table-cell>
          <table:table-cell table:number-columns-repeated="2"/>
        </table:table-row>
        <table:table-row table:style-name="ro1">
          <table:table-cell office:value-type="float" office:value="0.476434111595154" calcext:value-type="float">
            <text:p>0.476434111595154</text:p>
          </table:table-cell>
          <table:table-cell table:number-columns-repeated="2"/>
        </table:table-row>
        <table:table-row table:style-name="ro1">
          <table:table-cell office:value-type="float" office:value="0.478004097938538" calcext:value-type="float">
            <text:p>0.478004097938538</text:p>
          </table:table-cell>
          <table:table-cell table:number-columns-repeated="2"/>
        </table:table-row>
        <table:table-row table:style-name="ro1">
          <table:table-cell office:value-type="float" office:value="0.479948878288269" calcext:value-type="float">
            <text:p>0.479948878288269</text:p>
          </table:table-cell>
          <table:table-cell table:number-columns-repeated="2"/>
        </table:table-row>
        <table:table-row table:style-name="ro1">
          <table:table-cell office:value-type="float" office:value="0.486584365367889" calcext:value-type="float">
            <text:p>0.486584365367889</text:p>
          </table:table-cell>
          <table:table-cell table:number-columns-repeated="2"/>
        </table:table-row>
        <table:table-row table:style-name="ro1">
          <table:table-cell office:value-type="float" office:value="0.490657508373261" calcext:value-type="float">
            <text:p>0.490657508373261</text:p>
          </table:table-cell>
          <table:table-cell table:number-columns-repeated="2"/>
        </table:table-row>
        <table:table-row table:style-name="ro1">
          <table:table-cell office:value-type="float" office:value="0.507016241550446" calcext:value-type="float">
            <text:p>0.507016241550446</text:p>
          </table:table-cell>
          <table:table-cell table:number-columns-repeated="2"/>
        </table:table-row>
        <table:table-row table:style-name="ro1">
          <table:table-cell office:value-type="float" office:value="0.499240159988403" calcext:value-type="float">
            <text:p>0.499240159988403</text:p>
          </table:table-cell>
          <table:table-cell table:number-columns-repeated="2"/>
        </table:table-row>
        <table:table-row table:style-name="ro1">
          <table:table-cell office:value-type="float" office:value="0.519652187824249" calcext:value-type="float">
            <text:p>0.519652187824249</text:p>
          </table:table-cell>
          <table:table-cell table:number-columns-repeated="2"/>
        </table:table-row>
        <table:table-row table:style-name="ro1">
          <table:table-cell office:value-type="float" office:value="0.532056272029877" calcext:value-type="float">
            <text:p>0.532056272029877</text:p>
          </table:table-cell>
          <table:table-cell table:number-columns-repeated="2"/>
        </table:table-row>
        <table:table-row table:style-name="ro1">
          <table:table-cell office:value-type="float" office:value="0.509857177734375" calcext:value-type="float">
            <text:p>0.509857177734375</text:p>
          </table:table-cell>
          <table:table-cell table:number-columns-repeated="2"/>
        </table:table-row>
        <table:table-row table:style-name="ro1">
          <table:table-cell office:value-type="float" office:value="0.53569620847702" calcext:value-type="float">
            <text:p>0.53569620847702</text:p>
          </table:table-cell>
          <table:table-cell table:number-columns-repeated="2"/>
        </table:table-row>
        <table:table-row table:style-name="ro1">
          <table:table-cell office:value-type="float" office:value="0.542638778686523" calcext:value-type="float">
            <text:p>0.542638778686523</text:p>
          </table:table-cell>
          <table:table-cell table:number-columns-repeated="2"/>
        </table:table-row>
        <table:table-row table:style-name="ro1">
          <table:table-cell office:value-type="float" office:value="0.56251585483551" calcext:value-type="float">
            <text:p>0.56251585483551</text:p>
          </table:table-cell>
          <table:table-cell table:number-columns-repeated="2"/>
        </table:table-row>
        <table:table-row table:style-name="ro1">
          <table:table-cell office:value-type="float" office:value="0.56083470582962" calcext:value-type="float">
            <text:p>0.56083470582962</text:p>
          </table:table-cell>
          <table:table-cell table:number-columns-repeated="2"/>
        </table:table-row>
        <table:table-row table:style-name="ro1">
          <table:table-cell office:value-type="float" office:value="0.550436854362488" calcext:value-type="float">
            <text:p>0.550436854362488</text:p>
          </table:table-cell>
          <table:table-cell table:number-columns-repeated="2"/>
        </table:table-row>
        <table:table-row table:style-name="ro1">
          <table:table-cell office:value-type="float" office:value="0.552610099315643" calcext:value-type="float">
            <text:p>0.552610099315643</text:p>
          </table:table-cell>
          <table:table-cell table:number-columns-repeated="2"/>
        </table:table-row>
        <table:table-row table:style-name="ro1">
          <table:table-cell office:value-type="float" office:value="0.531641602516174" calcext:value-type="float">
            <text:p>0.531641602516174</text:p>
          </table:table-cell>
          <table:table-cell table:number-columns-repeated="2"/>
        </table:table-row>
        <table:table-row table:style-name="ro1">
          <table:table-cell office:value-type="float" office:value="0.532467663288116" calcext:value-type="float">
            <text:p>0.532467663288116</text:p>
          </table:table-cell>
          <table:table-cell table:number-columns-repeated="2"/>
        </table:table-row>
        <table:table-row table:style-name="ro1">
          <table:table-cell office:value-type="float" office:value="0.53354948759079" calcext:value-type="float">
            <text:p>0.53354948759079</text:p>
          </table:table-cell>
          <table:table-cell table:number-columns-repeated="2"/>
        </table:table-row>
        <table:table-row table:style-name="ro1">
          <table:table-cell office:value-type="float" office:value="0.525760650634766" calcext:value-type="float">
            <text:p>0.525760650634766</text:p>
          </table:table-cell>
          <table:table-cell table:number-columns-repeated="2"/>
        </table:table-row>
        <table:table-row table:style-name="ro1">
          <table:table-cell office:value-type="float" office:value="0.495334178209305" calcext:value-type="float">
            <text:p>0.495334178209305</text:p>
          </table:table-cell>
          <table:table-cell table:number-columns-repeated="2"/>
        </table:table-row>
        <table:table-row table:style-name="ro1">
          <table:table-cell office:value-type="float" office:value="0.478039115667343" calcext:value-type="float">
            <text:p>0.478039115667343</text:p>
          </table:table-cell>
          <table:table-cell table:number-columns-repeated="2"/>
        </table:table-row>
        <table:table-row table:style-name="ro1">
          <table:table-cell office:value-type="float" office:value="0.4985431432724" calcext:value-type="float">
            <text:p>0.4985431432724</text:p>
          </table:table-cell>
          <table:table-cell table:number-columns-repeated="2"/>
        </table:table-row>
        <table:table-row table:style-name="ro1">
          <table:table-cell office:value-type="float" office:value="0.550995051860809" calcext:value-type="float">
            <text:p>0.550995051860809</text:p>
          </table:table-cell>
          <table:table-cell table:number-columns-repeated="2"/>
        </table:table-row>
        <table:table-row table:style-name="ro1">
          <table:table-cell office:value-type="float" office:value="0.547986567020416" calcext:value-type="float">
            <text:p>0.547986567020416</text:p>
          </table:table-cell>
          <table:table-cell table:number-columns-repeated="2"/>
        </table:table-row>
        <table:table-row table:style-name="ro1">
          <table:table-cell office:value-type="float" office:value="0.552765786647797" calcext:value-type="float">
            <text:p>0.552765786647797</text:p>
          </table:table-cell>
          <table:table-cell table:number-columns-repeated="2"/>
        </table:table-row>
        <table:table-row table:style-name="ro1">
          <table:table-cell office:value-type="float" office:value="0.500208079814911" calcext:value-type="float">
            <text:p>0.500208079814911</text:p>
          </table:table-cell>
          <table:table-cell table:number-columns-repeated="2"/>
        </table:table-row>
        <table:table-row table:style-name="ro1">
          <table:table-cell office:value-type="float" office:value="0.506132185459137" calcext:value-type="float">
            <text:p>0.506132185459137</text:p>
          </table:table-cell>
          <table:table-cell table:number-columns-repeated="2"/>
        </table:table-row>
        <table:table-row table:style-name="ro1">
          <table:table-cell office:value-type="float" office:value="0.489467829465866" calcext:value-type="float">
            <text:p>0.489467829465866</text:p>
          </table:table-cell>
          <table:table-cell table:number-columns-repeated="2"/>
        </table:table-row>
        <table:table-row table:style-name="ro1">
          <table:table-cell office:value-type="float" office:value="0.446349143981934" calcext:value-type="float">
            <text:p>0.446349143981934</text:p>
          </table:table-cell>
          <table:table-cell table:number-columns-repeated="2"/>
        </table:table-row>
        <table:table-row table:style-name="ro1">
          <table:table-cell office:value-type="float" office:value="0.457809835672379" calcext:value-type="float">
            <text:p>0.457809835672379</text:p>
          </table:table-cell>
          <table:table-cell table:number-columns-repeated="2"/>
        </table:table-row>
        <table:table-row table:style-name="ro1">
          <table:table-cell office:value-type="float" office:value="0.429200053215027" calcext:value-type="float">
            <text:p>0.429200053215027</text:p>
          </table:table-cell>
          <table:table-cell table:number-columns-repeated="2"/>
        </table:table-row>
        <table:table-row table:style-name="ro1">
          <table:table-cell office:value-type="float" office:value="0.420370548963547" calcext:value-type="float">
            <text:p>0.420370548963547</text:p>
          </table:table-cell>
          <table:table-cell table:number-columns-repeated="2"/>
        </table:table-row>
        <table:table-row table:style-name="ro1">
          <table:table-cell office:value-type="float" office:value="0.286820828914642" calcext:value-type="float">
            <text:p>0.286820828914642</text:p>
          </table:table-cell>
          <table:table-cell table:number-columns-repeated="2"/>
        </table:table-row>
        <table:table-row table:style-name="ro1">
          <table:table-cell office:value-type="float" office:value="0.317555099725723" calcext:value-type="float">
            <text:p>0.317555099725723</text:p>
          </table:table-cell>
          <table:table-cell table:number-columns-repeated="2"/>
        </table:table-row>
        <table:table-row table:style-name="ro1">
          <table:table-cell office:value-type="float" office:value="0.271565109491348" calcext:value-type="float">
            <text:p>0.271565109491348</text:p>
          </table:table-cell>
          <table:table-cell table:number-columns-repeated="2"/>
        </table:table-row>
        <table:table-row table:style-name="ro1">
          <table:table-cell office:value-type="float" office:value="0.26266285777092" calcext:value-type="float">
            <text:p>0.26266285777092</text:p>
          </table:table-cell>
          <table:table-cell table:number-columns-repeated="2"/>
        </table:table-row>
        <table:table-row table:style-name="ro1">
          <table:table-cell office:value-type="float" office:value="0.285374492406845" calcext:value-type="float">
            <text:p>0.285374492406845</text:p>
          </table:table-cell>
          <table:table-cell table:number-columns-repeated="2"/>
        </table:table-row>
        <table:table-row table:style-name="ro1">
          <table:table-cell office:value-type="float" office:value="0.45021840929985" calcext:value-type="float">
            <text:p>0.45021840929985</text:p>
          </table:table-cell>
          <table:table-cell table:number-columns-repeated="2"/>
        </table:table-row>
        <table:table-row table:style-name="ro1">
          <table:table-cell office:value-type="float" office:value="0.649706959724426" calcext:value-type="float">
            <text:p>0.649706959724426</text:p>
          </table:table-cell>
          <table:table-cell table:number-columns-repeated="2"/>
        </table:table-row>
        <table:table-row table:style-name="ro1">
          <table:table-cell office:value-type="float" office:value="0.576434016227722" calcext:value-type="float">
            <text:p>0.576434016227722</text:p>
          </table:table-cell>
          <table:table-cell table:number-columns-repeated="2"/>
        </table:table-row>
        <table:table-row table:style-name="ro1">
          <table:table-cell office:value-type="float" office:value="0.267620831727982" calcext:value-type="float">
            <text:p>0.267620831727982</text:p>
          </table:table-cell>
          <table:table-cell table:number-columns-repeated="2"/>
        </table:table-row>
        <table:table-row table:style-name="ro1">
          <table:table-cell office:value-type="float" office:value="0.69308477640152" calcext:value-type="float">
            <text:p>0.69308477640152</text:p>
          </table:table-cell>
          <table:table-cell table:number-columns-repeated="2"/>
        </table:table-row>
        <table:table-row table:style-name="ro1">
          <table:table-cell office:value-type="float" office:value="0.536590278148651" calcext:value-type="float">
            <text:p>0.536590278148651</text:p>
          </table:table-cell>
          <table:table-cell table:number-columns-repeated="2"/>
        </table:table-row>
        <table:table-row table:style-name="ro1">
          <table:table-cell office:value-type="float" office:value="0.556168913841248" calcext:value-type="float">
            <text:p>0.556168913841248</text:p>
          </table:table-cell>
          <table:table-cell table:number-columns-repeated="2"/>
        </table:table-row>
        <table:table-row table:style-name="ro1">
          <table:table-cell office:value-type="float" office:value="0.522903800010681" calcext:value-type="float">
            <text:p>0.522903800010681</text:p>
          </table:table-cell>
          <table:table-cell table:number-columns-repeated="2"/>
        </table:table-row>
        <table:table-row table:style-name="ro1">
          <table:table-cell office:value-type="float" office:value="0.519365251064301" calcext:value-type="float">
            <text:p>0.519365251064301</text:p>
          </table:table-cell>
          <table:table-cell table:number-columns-repeated="2"/>
        </table:table-row>
        <table:table-row table:style-name="ro1">
          <table:table-cell office:value-type="float" office:value="0.605597734451294" calcext:value-type="float">
            <text:p>0.605597734451294</text:p>
          </table:table-cell>
          <table:table-cell table:number-columns-repeated="2"/>
        </table:table-row>
        <table:table-row table:style-name="ro1">
          <table:table-cell office:value-type="float" office:value="0.2537682056427" calcext:value-type="float">
            <text:p>0.2537682056427</text:p>
          </table:table-cell>
          <table:table-cell table:number-columns-repeated="2"/>
        </table:table-row>
        <table:table-row table:style-name="ro1">
          <table:table-cell office:value-type="float" office:value="0.257439643144608" calcext:value-type="float">
            <text:p>0.257439643144608</text:p>
          </table:table-cell>
          <table:table-cell table:number-columns-repeated="2"/>
        </table:table-row>
        <table:table-row table:style-name="ro1">
          <table:table-cell office:value-type="float" office:value="0.255746632814407" calcext:value-type="float">
            <text:p>0.255746632814407</text:p>
          </table:table-cell>
          <table:table-cell table:number-columns-repeated="2"/>
        </table:table-row>
        <table:table-row table:style-name="ro1">
          <table:table-cell office:value-type="float" office:value="0.279068857431412" calcext:value-type="float">
            <text:p>0.279068857431412</text:p>
          </table:table-cell>
          <table:table-cell table:number-columns-repeated="2"/>
        </table:table-row>
        <table:table-row table:style-name="ro1">
          <table:table-cell office:value-type="float" office:value="0.388977944850922" calcext:value-type="float">
            <text:p>0.388977944850922</text:p>
          </table:table-cell>
          <table:table-cell table:number-columns-repeated="2"/>
        </table:table-row>
        <table:table-row table:style-name="ro1">
          <table:table-cell office:value-type="float" office:value="0.381084740161896" calcext:value-type="float">
            <text:p>0.381084740161896</text:p>
          </table:table-cell>
          <table:table-cell table:number-columns-repeated="2"/>
        </table:table-row>
        <table:table-row table:style-name="ro1">
          <table:table-cell office:value-type="float" office:value="0.356352746486664" calcext:value-type="float">
            <text:p>0.356352746486664</text:p>
          </table:table-cell>
          <table:table-cell table:number-columns-repeated="2"/>
        </table:table-row>
        <table:table-row table:style-name="ro1">
          <table:table-cell office:value-type="float" office:value="0.33469545841217" calcext:value-type="float">
            <text:p>0.33469545841217</text:p>
          </table:table-cell>
          <table:table-cell table:number-columns-repeated="2"/>
        </table:table-row>
        <table:table-row table:style-name="ro1">
          <table:table-cell office:value-type="float" office:value="0.35170304775238" calcext:value-type="float">
            <text:p>0.35170304775238</text:p>
          </table:table-cell>
          <table:table-cell table:number-columns-repeated="2"/>
        </table:table-row>
        <table:table-row table:style-name="ro1">
          <table:table-cell office:value-type="float" office:value="0.342546582221985" calcext:value-type="float">
            <text:p>0.342546582221985</text:p>
          </table:table-cell>
          <table:table-cell table:number-columns-repeated="2"/>
        </table:table-row>
        <table:table-row table:style-name="ro1">
          <table:table-cell office:value-type="float" office:value="0.329040825366974" calcext:value-type="float">
            <text:p>0.329040825366974</text:p>
          </table:table-cell>
          <table:table-cell table:number-columns-repeated="2"/>
        </table:table-row>
        <table:table-row table:style-name="ro1">
          <table:table-cell office:value-type="float" office:value="0.329722225666046" calcext:value-type="float">
            <text:p>0.329722225666046</text:p>
          </table:table-cell>
          <table:table-cell table:number-columns-repeated="2"/>
        </table:table-row>
        <table:table-row table:style-name="ro1">
          <table:table-cell office:value-type="float" office:value="0.313012421131134" calcext:value-type="float">
            <text:p>0.313012421131134</text:p>
          </table:table-cell>
          <table:table-cell table:number-columns-repeated="2"/>
        </table:table-row>
        <table:table-row table:style-name="ro1">
          <table:table-cell office:value-type="float" office:value="0.311340630054474" calcext:value-type="float">
            <text:p>0.311340630054474</text:p>
          </table:table-cell>
          <table:table-cell table:number-columns-repeated="2"/>
        </table:table-row>
        <table:table-row table:style-name="ro1">
          <table:table-cell office:value-type="float" office:value="0.310689836740494" calcext:value-type="float">
            <text:p>0.310689836740494</text:p>
          </table:table-cell>
          <table:table-cell table:number-columns-repeated="2"/>
        </table:table-row>
        <table:table-row table:style-name="ro1">
          <table:table-cell office:value-type="float" office:value="0.299061268568039" calcext:value-type="float">
            <text:p>0.299061268568039</text:p>
          </table:table-cell>
          <table:table-cell table:number-columns-repeated="2"/>
        </table:table-row>
        <table:table-row table:style-name="ro1">
          <table:table-cell office:value-type="float" office:value="0.287323504686356" calcext:value-type="float">
            <text:p>0.287323504686356</text:p>
          </table:table-cell>
          <table:table-cell table:number-columns-repeated="2"/>
        </table:table-row>
        <table:table-row table:style-name="ro1">
          <table:table-cell office:value-type="float" office:value="0.275413155555725" calcext:value-type="float">
            <text:p>0.275413155555725</text:p>
          </table:table-cell>
          <table:table-cell table:number-columns-repeated="2"/>
        </table:table-row>
        <table:table-row table:style-name="ro1">
          <table:table-cell office:value-type="float" office:value="0.288209348917007" calcext:value-type="float">
            <text:p>0.288209348917007</text:p>
          </table:table-cell>
          <table:table-cell table:number-columns-repeated="2"/>
        </table:table-row>
        <table:table-row table:style-name="ro1">
          <table:table-cell office:value-type="float" office:value="0.301749020814896" calcext:value-type="float">
            <text:p>0.301749020814896</text:p>
          </table:table-cell>
          <table:table-cell table:number-columns-repeated="2"/>
        </table:table-row>
        <table:table-row table:style-name="ro1">
          <table:table-cell office:value-type="float" office:value="0.302088469266891" calcext:value-type="float">
            <text:p>0.302088469266891</text:p>
          </table:table-cell>
          <table:table-cell table:number-columns-repeated="2"/>
        </table:table-row>
        <table:table-row table:style-name="ro1">
          <table:table-cell office:value-type="float" office:value="0.283418923616409" calcext:value-type="float">
            <text:p>0.283418923616409</text:p>
          </table:table-cell>
          <table:table-cell table:number-columns-repeated="2"/>
        </table:table-row>
        <table:table-row table:style-name="ro1">
          <table:table-cell office:value-type="float" office:value="0.289938747882843" calcext:value-type="float">
            <text:p>0.289938747882843</text:p>
          </table:table-cell>
          <table:table-cell table:number-columns-repeated="2"/>
        </table:table-row>
        <table:table-row table:style-name="ro1">
          <table:table-cell office:value-type="float" office:value="0.58737850189209" calcext:value-type="float">
            <text:p>0.58737850189209</text:p>
          </table:table-cell>
          <table:table-cell table:number-columns-repeated="2"/>
        </table:table-row>
        <table:table-row table:style-name="ro1">
          <table:table-cell office:value-type="float" office:value="0.298663973808289" calcext:value-type="float">
            <text:p>0.298663973808289</text:p>
          </table:table-cell>
          <table:table-cell table:number-columns-repeated="2"/>
        </table:table-row>
        <table:table-row table:style-name="ro1">
          <table:table-cell office:value-type="float" office:value="0.295169860124588" calcext:value-type="float">
            <text:p>0.295169860124588</text:p>
          </table:table-cell>
          <table:table-cell table:number-columns-repeated="2"/>
        </table:table-row>
        <table:table-row table:style-name="ro1">
          <table:table-cell office:value-type="float" office:value="0.856161832809448" calcext:value-type="float">
            <text:p>0.856161832809448</text:p>
          </table:table-cell>
          <table:table-cell table:number-columns-repeated="2"/>
        </table:table-row>
        <table:table-row table:style-name="ro1">
          <table:table-cell office:value-type="float" office:value="0.817542195320129" calcext:value-type="float">
            <text:p>0.817542195320129</text:p>
          </table:table-cell>
          <table:table-cell table:number-columns-repeated="2"/>
        </table:table-row>
        <table:table-row table:style-name="ro1">
          <table:table-cell office:value-type="float" office:value="0.74344128370285" calcext:value-type="float">
            <text:p>0.74344128370285</text:p>
          </table:table-cell>
          <table:table-cell table:number-columns-repeated="2"/>
        </table:table-row>
        <table:table-row table:style-name="ro1">
          <table:table-cell office:value-type="float" office:value="0.528932511806488" calcext:value-type="float">
            <text:p>0.528932511806488</text:p>
          </table:table-cell>
          <table:table-cell table:number-columns-repeated="2"/>
        </table:table-row>
        <table:table-row table:style-name="ro1">
          <table:table-cell office:value-type="float" office:value="0.917383134365082" calcext:value-type="float">
            <text:p>0.917383134365082</text:p>
          </table:table-cell>
          <table:table-cell table:number-columns-repeated="2"/>
        </table:table-row>
        <table:table-row table:style-name="ro1">
          <table:table-cell office:value-type="float" office:value="0.867493152618408" calcext:value-type="float">
            <text:p>0.867493152618408</text:p>
          </table:table-cell>
          <table:table-cell table:number-columns-repeated="2"/>
        </table:table-row>
        <table:table-row table:style-name="ro1">
          <table:table-cell office:value-type="float" office:value="0.540330946445465" calcext:value-type="float">
            <text:p>0.540330946445465</text:p>
          </table:table-cell>
          <table:table-cell table:number-columns-repeated="2"/>
        </table:table-row>
        <table:table-row table:style-name="ro1">
          <table:table-cell office:value-type="float" office:value="0.899527251720428" calcext:value-type="float">
            <text:p>0.899527251720428</text:p>
          </table:table-cell>
          <table:table-cell table:number-columns-repeated="2"/>
        </table:table-row>
        <table:table-row table:style-name="ro1">
          <table:table-cell office:value-type="float" office:value="0.911760747432709" calcext:value-type="float">
            <text:p>0.911760747432709</text:p>
          </table:table-cell>
          <table:table-cell table:number-columns-repeated="2"/>
        </table:table-row>
        <table:table-row table:style-name="ro1">
          <table:table-cell office:value-type="float" office:value="0.893568933010101" calcext:value-type="float">
            <text:p>0.893568933010101</text:p>
          </table:table-cell>
          <table:table-cell table:number-columns-repeated="2"/>
        </table:table-row>
        <table:table-row table:style-name="ro1">
          <table:table-cell office:value-type="float" office:value="0.90289318561554" calcext:value-type="float">
            <text:p>0.90289318561554</text:p>
          </table:table-cell>
          <table:table-cell table:number-columns-repeated="2"/>
        </table:table-row>
        <table:table-row table:style-name="ro1">
          <table:table-cell office:value-type="float" office:value="0.851367652416229" calcext:value-type="float">
            <text:p>0.851367652416229</text:p>
          </table:table-cell>
          <table:table-cell table:number-columns-repeated="2"/>
        </table:table-row>
        <table:table-row table:style-name="ro1">
          <table:table-cell office:value-type="float" office:value="0.61477518081665" calcext:value-type="float">
            <text:p>0.61477518081665</text:p>
          </table:table-cell>
          <table:table-cell table:number-columns-repeated="2"/>
        </table:table-row>
        <table:table-row table:style-name="ro1">
          <table:table-cell office:value-type="float" office:value="0.548506259918213" calcext:value-type="float">
            <text:p>0.548506259918213</text:p>
          </table:table-cell>
          <table:table-cell table:number-columns-repeated="2"/>
        </table:table-row>
        <table:table-row table:style-name="ro1">
          <table:table-cell office:value-type="float" office:value="0.664910554885864" calcext:value-type="float">
            <text:p>0.664910554885864</text:p>
          </table:table-cell>
          <table:table-cell table:number-columns-repeated="2"/>
        </table:table-row>
        <table:table-row table:style-name="ro1">
          <table:table-cell office:value-type="float" office:value="0.735247313976288" calcext:value-type="float">
            <text:p>0.735247313976288</text:p>
          </table:table-cell>
          <table:table-cell table:number-columns-repeated="2"/>
        </table:table-row>
        <table:table-row table:style-name="ro1">
          <table:table-cell office:value-type="float" office:value="0.576871335506439" calcext:value-type="float">
            <text:p>0.576871335506439</text:p>
          </table:table-cell>
          <table:table-cell table:number-columns-repeated="2"/>
        </table:table-row>
        <table:table-row table:style-name="ro1">
          <table:table-cell office:value-type="float" office:value="0.296994268894196" calcext:value-type="float">
            <text:p>0.296994268894196</text:p>
          </table:table-cell>
          <table:table-cell table:number-columns-repeated="2"/>
        </table:table-row>
        <table:table-row table:style-name="ro1">
          <table:table-cell office:value-type="float" office:value="0.374567955732346" calcext:value-type="float">
            <text:p>0.374567955732346</text:p>
          </table:table-cell>
          <table:table-cell table:number-columns-repeated="2"/>
        </table:table-row>
        <table:table-row table:style-name="ro1">
          <table:table-cell office:value-type="float" office:value="0.299666106700897" calcext:value-type="float">
            <text:p>0.299666106700897</text:p>
          </table:table-cell>
          <table:table-cell table:number-columns-repeated="2"/>
        </table:table-row>
        <table:table-row table:style-name="ro1">
          <table:table-cell office:value-type="float" office:value="0.359502524137497" calcext:value-type="float">
            <text:p>0.359502524137497</text:p>
          </table:table-cell>
          <table:table-cell table:number-columns-repeated="2"/>
        </table:table-row>
        <table:table-row table:style-name="ro1">
          <table:table-cell office:value-type="float" office:value="0.305189669132233" calcext:value-type="float">
            <text:p>0.305189669132233</text:p>
          </table:table-cell>
          <table:table-cell table:number-columns-repeated="2"/>
        </table:table-row>
        <table:table-row table:style-name="ro1">
          <table:table-cell office:value-type="float" office:value="0.397063553333283" calcext:value-type="float">
            <text:p>0.397063553333283</text:p>
          </table:table-cell>
          <table:table-cell table:number-columns-repeated="2"/>
        </table:table-row>
        <table:table-row table:style-name="ro1">
          <table:table-cell office:value-type="float" office:value="0.311388939619064" calcext:value-type="float">
            <text:p>0.311388939619064</text:p>
          </table:table-cell>
          <table:table-cell table:number-columns-repeated="2"/>
        </table:table-row>
        <table:table-row table:style-name="ro1">
          <table:table-cell office:value-type="float" office:value="0.484353810548782" calcext:value-type="float">
            <text:p>0.484353810548782</text:p>
          </table:table-cell>
          <table:table-cell table:number-columns-repeated="2"/>
        </table:table-row>
        <table:table-row table:style-name="ro1">
          <table:table-cell office:value-type="float" office:value="0.289048552513123" calcext:value-type="float">
            <text:p>0.289048552513123</text:p>
          </table:table-cell>
          <table:table-cell table:number-columns-repeated="2"/>
        </table:table-row>
        <table:table-row table:style-name="ro1">
          <table:table-cell office:value-type="float" office:value="0.338260382413864" calcext:value-type="float">
            <text:p>0.338260382413864</text:p>
          </table:table-cell>
          <table:table-cell table:number-columns-repeated="2"/>
        </table:table-row>
        <table:table-row table:style-name="ro1">
          <table:table-cell office:value-type="float" office:value="0.287968426942825" calcext:value-type="float">
            <text:p>0.287968426942825</text:p>
          </table:table-cell>
          <table:table-cell table:number-columns-repeated="2"/>
        </table:table-row>
        <table:table-row table:style-name="ro1">
          <table:table-cell office:value-type="float" office:value="0.34332287311554" calcext:value-type="float">
            <text:p>0.34332287311554</text:p>
          </table:table-cell>
          <table:table-cell table:number-columns-repeated="2"/>
        </table:table-row>
        <table:table-row table:style-name="ro1">
          <table:table-cell office:value-type="float" office:value="0.290313601493835" calcext:value-type="float">
            <text:p>0.290313601493835</text:p>
          </table:table-cell>
          <table:table-cell table:number-columns-repeated="2"/>
        </table:table-row>
        <table:table-row table:style-name="ro1">
          <table:table-cell office:value-type="float" office:value="0.35609558224678" calcext:value-type="float">
            <text:p>0.35609558224678</text:p>
          </table:table-cell>
          <table:table-cell table:number-columns-repeated="2"/>
        </table:table-row>
        <table:table-row table:style-name="ro1">
          <table:table-cell office:value-type="float" office:value="0.289648085832596" calcext:value-type="float">
            <text:p>0.289648085832596</text:p>
          </table:table-cell>
          <table:table-cell table:number-columns-repeated="2"/>
        </table:table-row>
        <table:table-row table:style-name="ro1">
          <table:table-cell office:value-type="float" office:value="0.327260673046112" calcext:value-type="float">
            <text:p>0.327260673046112</text:p>
          </table:table-cell>
          <table:table-cell table:number-columns-repeated="2"/>
        </table:table-row>
        <table:table-row table:style-name="ro1">
          <table:table-cell office:value-type="float" office:value="0.2903011739254" calcext:value-type="float">
            <text:p>0.2903011739254</text:p>
          </table:table-cell>
          <table:table-cell table:number-columns-repeated="2"/>
        </table:table-row>
        <table:table-row table:style-name="ro1">
          <table:table-cell office:value-type="float" office:value="0.30272763967514" calcext:value-type="float">
            <text:p>0.30272763967514</text:p>
          </table:table-cell>
          <table:table-cell table:number-columns-repeated="2"/>
        </table:table-row>
        <table:table-row table:style-name="ro1">
          <table:table-cell office:value-type="float" office:value="0.286750644445419" calcext:value-type="float">
            <text:p>0.286750644445419</text:p>
          </table:table-cell>
          <table:table-cell table:number-columns-repeated="2"/>
        </table:table-row>
        <table:table-row table:style-name="ro1">
          <table:table-cell office:value-type="float" office:value="0.283637851476669" calcext:value-type="float">
            <text:p>0.283637851476669</text:p>
          </table:table-cell>
          <table:table-cell table:number-columns-repeated="2"/>
        </table:table-row>
        <table:table-row table:style-name="ro1">
          <table:table-cell office:value-type="float" office:value="0.449262708425522" calcext:value-type="float">
            <text:p>0.449262708425522</text:p>
          </table:table-cell>
          <table:table-cell table:number-columns-repeated="2"/>
        </table:table-row>
        <table:table-row table:style-name="ro1">
          <table:table-cell office:value-type="float" office:value="0.333660364151001" calcext:value-type="float">
            <text:p>0.333660364151001</text:p>
          </table:table-cell>
          <table:table-cell table:number-columns-repeated="2"/>
        </table:table-row>
        <table:table-row table:style-name="ro1">
          <table:table-cell office:value-type="float" office:value="0.320028990507126" calcext:value-type="float">
            <text:p>0.320028990507126</text:p>
          </table:table-cell>
          <table:table-cell table:number-columns-repeated="2"/>
        </table:table-row>
        <table:table-row table:style-name="ro1">
          <table:table-cell office:value-type="float" office:value="0.347406566143036" calcext:value-type="float">
            <text:p>0.347406566143036</text:p>
          </table:table-cell>
          <table:table-cell table:number-columns-repeated="2"/>
        </table:table-row>
        <table:table-row table:style-name="ro1">
          <table:table-cell office:value-type="float" office:value="0.44578543305397" calcext:value-type="float">
            <text:p>0.44578543305397</text:p>
          </table:table-cell>
          <table:table-cell table:number-columns-repeated="2"/>
        </table:table-row>
        <table:table-row table:style-name="ro1">
          <table:table-cell office:value-type="float" office:value="0.449810475111008" calcext:value-type="float">
            <text:p>0.449810475111008</text:p>
          </table:table-cell>
          <table:table-cell table:number-columns-repeated="2"/>
        </table:table-row>
        <table:table-row table:style-name="ro1">
          <table:table-cell office:value-type="float" office:value="0.445701897144318" calcext:value-type="float">
            <text:p>0.445701897144318</text:p>
          </table:table-cell>
          <table:table-cell table:number-columns-repeated="2"/>
        </table:table-row>
        <table:table-row table:style-name="ro1">
          <table:table-cell office:value-type="float" office:value="0.443350046873093" calcext:value-type="float">
            <text:p>0.443350046873093</text:p>
          </table:table-cell>
          <table:table-cell table:number-columns-repeated="2"/>
        </table:table-row>
        <table:table-row table:style-name="ro1">
          <table:table-cell office:value-type="float" office:value="0.754232943058014" calcext:value-type="float">
            <text:p>0.754232943058014</text:p>
          </table:table-cell>
          <table:table-cell table:number-columns-repeated="2"/>
        </table:table-row>
        <table:table-row table:style-name="ro1">
          <table:table-cell office:value-type="float" office:value="0.478024125099182" calcext:value-type="float">
            <text:p>0.478024125099182</text:p>
          </table:table-cell>
          <table:table-cell table:number-columns-repeated="2"/>
        </table:table-row>
        <table:table-row table:style-name="ro1">
          <table:table-cell office:value-type="float" office:value="0.748875141143799" calcext:value-type="float">
            <text:p>0.748875141143799</text:p>
          </table:table-cell>
          <table:table-cell table:number-columns-repeated="2"/>
        </table:table-row>
        <table:table-row table:style-name="ro1">
          <table:table-cell office:value-type="float" office:value="0.359299212694168" calcext:value-type="float">
            <text:p>0.359299212694168</text:p>
          </table:table-cell>
          <table:table-cell table:number-columns-repeated="2"/>
        </table:table-row>
        <table:table-row table:style-name="ro1">
          <table:table-cell office:value-type="float" office:value="0.779542446136475" calcext:value-type="float">
            <text:p>0.779542446136475</text:p>
          </table:table-cell>
          <table:table-cell table:number-columns-repeated="2"/>
        </table:table-row>
        <table:table-row table:style-name="ro1">
          <table:table-cell office:value-type="float" office:value="0.884872078895569" calcext:value-type="float">
            <text:p>0.884872078895569</text:p>
          </table:table-cell>
          <table:table-cell table:number-columns-repeated="2"/>
        </table:table-row>
        <table:table-row table:style-name="ro1">
          <table:table-cell office:value-type="float" office:value="0.88348001241684" calcext:value-type="float">
            <text:p>0.88348001241684</text:p>
          </table:table-cell>
          <table:table-cell table:number-columns-repeated="2"/>
        </table:table-row>
        <table:table-row table:style-name="ro1">
          <table:table-cell office:value-type="float" office:value="0.908743739128113" calcext:value-type="float">
            <text:p>0.908743739128113</text:p>
          </table:table-cell>
          <table:table-cell table:number-columns-repeated="2"/>
        </table:table-row>
        <table:table-row table:style-name="ro1">
          <table:table-cell office:value-type="float" office:value="0.879208862781525" calcext:value-type="float">
            <text:p>0.879208862781525</text:p>
          </table:table-cell>
          <table:table-cell table:number-columns-repeated="2"/>
        </table:table-row>
        <table:table-row table:style-name="ro1">
          <table:table-cell office:value-type="float" office:value="0.886958003044128" calcext:value-type="float">
            <text:p>0.886958003044128</text:p>
          </table:table-cell>
          <table:table-cell table:number-columns-repeated="2"/>
        </table:table-row>
        <table:table-row table:style-name="ro1">
          <table:table-cell office:value-type="float" office:value="0.258668124675751" calcext:value-type="float">
            <text:p>0.258668124675751</text:p>
          </table:table-cell>
          <table:table-cell table:number-columns-repeated="2"/>
        </table:table-row>
        <table:table-row table:style-name="ro1">
          <table:table-cell office:value-type="float" office:value="0.912234008312225" calcext:value-type="float">
            <text:p>0.912234008312225</text:p>
          </table:table-cell>
          <table:table-cell table:number-columns-repeated="2"/>
        </table:table-row>
        <table:table-row table:style-name="ro1">
          <table:table-cell office:value-type="float" office:value="0.252243489027023" calcext:value-type="float">
            <text:p>0.252243489027023</text:p>
          </table:table-cell>
          <table:table-cell table:number-columns-repeated="2"/>
        </table:table-row>
        <table:table-row table:style-name="ro1">
          <table:table-cell office:value-type="float" office:value="0.259733110666275" calcext:value-type="float">
            <text:p>0.259733110666275</text:p>
          </table:table-cell>
          <table:table-cell table:number-columns-repeated="2"/>
        </table:table-row>
        <table:table-row table:style-name="ro1">
          <table:table-cell office:value-type="float" office:value="0.914437174797058" calcext:value-type="float">
            <text:p>0.914437174797058</text:p>
          </table:table-cell>
          <table:table-cell table:number-columns-repeated="2"/>
        </table:table-row>
        <table:table-row table:style-name="ro1">
          <table:table-cell office:value-type="float" office:value="0.260756373405457" calcext:value-type="float">
            <text:p>0.260756373405457</text:p>
          </table:table-cell>
          <table:table-cell table:number-columns-repeated="2"/>
        </table:table-row>
        <table:table-row table:style-name="ro1">
          <table:table-cell office:value-type="float" office:value="0.912174820899963" calcext:value-type="float">
            <text:p>0.912174820899963</text:p>
          </table:table-cell>
          <table:table-cell table:number-columns-repeated="2"/>
        </table:table-row>
        <table:table-row table:style-name="ro1">
          <table:table-cell office:value-type="float" office:value="0.260720252990723" calcext:value-type="float">
            <text:p>0.260720252990723</text:p>
          </table:table-cell>
          <table:table-cell table:number-columns-repeated="2"/>
        </table:table-row>
        <table:table-row table:style-name="ro1">
          <table:table-cell office:value-type="float" office:value="0.90063464641571" calcext:value-type="float">
            <text:p>0.90063464641571</text:p>
          </table:table-cell>
          <table:table-cell table:number-columns-repeated="2"/>
        </table:table-row>
        <table:table-row table:style-name="ro1">
          <table:table-cell office:value-type="float" office:value="0.267459601163864" calcext:value-type="float">
            <text:p>0.267459601163864</text:p>
          </table:table-cell>
          <table:table-cell table:number-columns-repeated="2"/>
        </table:table-row>
        <table:table-row table:style-name="ro1">
          <table:table-cell office:value-type="float" office:value="0.887774229049683" calcext:value-type="float">
            <text:p>0.887774229049683</text:p>
          </table:table-cell>
          <table:table-cell table:number-columns-repeated="2"/>
        </table:table-row>
        <table:table-row table:style-name="ro1">
          <table:table-cell office:value-type="float" office:value="0.261039048433304" calcext:value-type="float">
            <text:p>0.261039048433304</text:p>
          </table:table-cell>
          <table:table-cell table:number-columns-repeated="2"/>
        </table:table-row>
        <table:table-row table:style-name="ro1">
          <table:table-cell office:value-type="float" office:value="0.894356727600098" calcext:value-type="float">
            <text:p>0.894356727600098</text:p>
          </table:table-cell>
          <table:table-cell table:number-columns-repeated="2"/>
        </table:table-row>
        <table:table-row table:style-name="ro1">
          <table:table-cell office:value-type="float" office:value="0.259488731622696" calcext:value-type="float">
            <text:p>0.259488731622696</text:p>
          </table:table-cell>
          <table:table-cell table:number-columns-repeated="2"/>
        </table:table-row>
        <table:table-row table:style-name="ro1">
          <table:table-cell office:value-type="float" office:value="0.898165464401245" calcext:value-type="float">
            <text:p>0.898165464401245</text:p>
          </table:table-cell>
          <table:table-cell table:number-columns-repeated="2"/>
        </table:table-row>
        <table:table-row table:style-name="ro1">
          <table:table-cell office:value-type="float" office:value="0.274250209331512" calcext:value-type="float">
            <text:p>0.274250209331512</text:p>
          </table:table-cell>
          <table:table-cell table:number-columns-repeated="2"/>
        </table:table-row>
        <table:table-row table:style-name="ro1">
          <table:table-cell office:value-type="float" office:value="0.874109327793121" calcext:value-type="float">
            <text:p>0.874109327793121</text:p>
          </table:table-cell>
          <table:table-cell table:number-columns-repeated="2"/>
        </table:table-row>
        <table:table-row table:style-name="ro1">
          <table:table-cell office:value-type="float" office:value="0.275958269834518" calcext:value-type="float">
            <text:p>0.275958269834518</text:p>
          </table:table-cell>
          <table:table-cell table:number-columns-repeated="2"/>
        </table:table-row>
        <table:table-row table:style-name="ro1">
          <table:table-cell office:value-type="float" office:value="0.282263875007629" calcext:value-type="float">
            <text:p>0.282263875007629</text:p>
          </table:table-cell>
          <table:table-cell table:number-columns-repeated="2"/>
        </table:table-row>
        <table:table-row table:style-name="ro1">
          <table:table-cell office:value-type="float" office:value="0.895233869552612" calcext:value-type="float">
            <text:p>0.895233869552612</text:p>
          </table:table-cell>
          <table:table-cell table:number-columns-repeated="2"/>
        </table:table-row>
        <table:table-row table:style-name="ro1">
          <table:table-cell office:value-type="float" office:value="0.276226162910461" calcext:value-type="float">
            <text:p>0.276226162910461</text:p>
          </table:table-cell>
          <table:table-cell table:number-columns-repeated="2"/>
        </table:table-row>
        <table:table-row table:style-name="ro1">
          <table:table-cell office:value-type="float" office:value="0.31501305103302" calcext:value-type="float">
            <text:p>0.31501305103302</text:p>
          </table:table-cell>
          <table:table-cell table:number-columns-repeated="2"/>
        </table:table-row>
        <table:table-row table:style-name="ro1">
          <table:table-cell office:value-type="float" office:value="0.882592141628265" calcext:value-type="float">
            <text:p>0.882592141628265</text:p>
          </table:table-cell>
          <table:table-cell table:number-columns-repeated="2"/>
        </table:table-row>
        <table:table-row table:style-name="ro1">
          <table:table-cell office:value-type="float" office:value="0.275460749864578" calcext:value-type="float">
            <text:p>0.275460749864578</text:p>
          </table:table-cell>
          <table:table-cell table:number-columns-repeated="2"/>
        </table:table-row>
        <table:table-row table:style-name="ro1">
          <table:table-cell office:value-type="float" office:value="0.288774430751801" calcext:value-type="float">
            <text:p>0.288774430751801</text:p>
          </table:table-cell>
          <table:table-cell table:number-columns-repeated="2"/>
        </table:table-row>
        <table:table-row table:style-name="ro1">
          <table:table-cell office:value-type="float" office:value="0.875026702880859" calcext:value-type="float">
            <text:p>0.875026702880859</text:p>
          </table:table-cell>
          <table:table-cell table:number-columns-repeated="2"/>
        </table:table-row>
        <table:table-row table:style-name="ro1">
          <table:table-cell office:value-type="float" office:value="0.272917360067368" calcext:value-type="float">
            <text:p>0.272917360067368</text:p>
          </table:table-cell>
          <table:table-cell table:number-columns-repeated="2"/>
        </table:table-row>
        <table:table-row table:style-name="ro1">
          <table:table-cell office:value-type="float" office:value="0.27385687828064" calcext:value-type="float">
            <text:p>0.27385687828064</text:p>
          </table:table-cell>
          <table:table-cell table:number-columns-repeated="2"/>
        </table:table-row>
        <table:table-row table:style-name="ro1">
          <table:table-cell office:value-type="float" office:value="0.87391197681427" calcext:value-type="float">
            <text:p>0.87391197681427</text:p>
          </table:table-cell>
          <table:table-cell table:number-columns-repeated="2"/>
        </table:table-row>
        <table:table-row table:style-name="ro1">
          <table:table-cell office:value-type="float" office:value="0.272876650094986" calcext:value-type="float">
            <text:p>0.272876650094986</text:p>
          </table:table-cell>
          <table:table-cell table:number-columns-repeated="2"/>
        </table:table-row>
        <table:table-row table:style-name="ro1">
          <table:table-cell office:value-type="float" office:value="0.286995470523834" calcext:value-type="float">
            <text:p>0.286995470523834</text:p>
          </table:table-cell>
          <table:table-cell table:number-columns-repeated="2"/>
        </table:table-row>
        <table:table-row table:style-name="ro1">
          <table:table-cell office:value-type="float" office:value="0.86751264333725" calcext:value-type="float">
            <text:p>0.86751264333725</text:p>
          </table:table-cell>
          <table:table-cell table:number-columns-repeated="2"/>
        </table:table-row>
        <table:table-row table:style-name="ro1">
          <table:table-cell office:value-type="float" office:value="0.268261849880218" calcext:value-type="float">
            <text:p>0.268261849880218</text:p>
          </table:table-cell>
          <table:table-cell table:number-columns-repeated="2"/>
        </table:table-row>
        <table:table-row table:style-name="ro1">
          <table:table-cell office:value-type="float" office:value="0.27288144826889" calcext:value-type="float">
            <text:p>0.27288144826889</text:p>
          </table:table-cell>
          <table:table-cell table:number-columns-repeated="2"/>
        </table:table-row>
        <table:table-row table:style-name="ro1">
          <table:table-cell office:value-type="float" office:value="0.870972692966461" calcext:value-type="float">
            <text:p>0.870972692966461</text:p>
          </table:table-cell>
          <table:table-cell table:number-columns-repeated="2"/>
        </table:table-row>
        <table:table-row table:style-name="ro1">
          <table:table-cell office:value-type="float" office:value="0.255912274122238" calcext:value-type="float">
            <text:p>0.255912274122238</text:p>
          </table:table-cell>
          <table:table-cell table:number-columns-repeated="2"/>
        </table:table-row>
        <table:table-row table:style-name="ro1">
          <table:table-cell office:value-type="float" office:value="0.273708373308182" calcext:value-type="float">
            <text:p>0.273708373308182</text:p>
          </table:table-cell>
          <table:table-cell table:number-columns-repeated="2"/>
        </table:table-row>
        <table:table-row table:style-name="ro1">
          <table:table-cell office:value-type="float" office:value="0.861269116401672" calcext:value-type="float">
            <text:p>0.861269116401672</text:p>
          </table:table-cell>
          <table:table-cell table:number-columns-repeated="2"/>
        </table:table-row>
        <table:table-row table:style-name="ro1">
          <table:table-cell office:value-type="float" office:value="0.254880607128143" calcext:value-type="float">
            <text:p>0.254880607128143</text:p>
          </table:table-cell>
          <table:table-cell table:number-columns-repeated="2"/>
        </table:table-row>
        <table:table-row table:style-name="ro1">
          <table:table-cell office:value-type="float" office:value="0.273028045892715" calcext:value-type="float">
            <text:p>0.273028045892715</text:p>
          </table:table-cell>
          <table:table-cell table:number-columns-repeated="2"/>
        </table:table-row>
        <table:table-row table:style-name="ro1">
          <table:table-cell office:value-type="float" office:value="0.869744539260864" calcext:value-type="float">
            <text:p>0.869744539260864</text:p>
          </table:table-cell>
          <table:table-cell table:number-columns-repeated="2"/>
        </table:table-row>
        <table:table-row table:style-name="ro1">
          <table:table-cell office:value-type="float" office:value="0.270055830478668" calcext:value-type="float">
            <text:p>0.270055830478668</text:p>
          </table:table-cell>
          <table:table-cell table:number-columns-repeated="2"/>
        </table:table-row>
        <table:table-row table:style-name="ro1">
          <table:table-cell office:value-type="float" office:value="0.27806693315506" calcext:value-type="float">
            <text:p>0.27806693315506</text:p>
          </table:table-cell>
          <table:table-cell table:number-columns-repeated="2"/>
        </table:table-row>
        <table:table-row table:style-name="ro1">
          <table:table-cell office:value-type="float" office:value="0.867502570152283" calcext:value-type="float">
            <text:p>0.867502570152283</text:p>
          </table:table-cell>
          <table:table-cell table:number-columns-repeated="2"/>
        </table:table-row>
        <table:table-row table:style-name="ro1">
          <table:table-cell office:value-type="float" office:value="0.283121198415756" calcext:value-type="float">
            <text:p>0.283121198415756</text:p>
          </table:table-cell>
          <table:table-cell table:number-columns-repeated="2"/>
        </table:table-row>
        <table:table-row table:style-name="ro1">
          <table:table-cell office:value-type="float" office:value="0.877872288227081" calcext:value-type="float">
            <text:p>0.877872288227081</text:p>
          </table:table-cell>
          <table:table-cell table:number-columns-repeated="2"/>
        </table:table-row>
        <table:table-row table:style-name="ro1">
          <table:table-cell office:value-type="float" office:value="0.285005927085876" calcext:value-type="float">
            <text:p>0.285005927085876</text:p>
          </table:table-cell>
          <table:table-cell table:number-columns-repeated="2"/>
        </table:table-row>
        <table:table-row table:style-name="ro1">
          <table:table-cell office:value-type="float" office:value="0.874770760536194" calcext:value-type="float">
            <text:p>0.874770760536194</text:p>
          </table:table-cell>
          <table:table-cell table:number-columns-repeated="2"/>
        </table:table-row>
        <table:table-row table:style-name="ro1">
          <table:table-cell office:value-type="float" office:value="0.268172413110733" calcext:value-type="float">
            <text:p>0.268172413110733</text:p>
          </table:table-cell>
          <table:table-cell table:number-columns-repeated="2"/>
        </table:table-row>
        <table:table-row table:style-name="ro1">
          <table:table-cell office:value-type="float" office:value="0.882205545902252" calcext:value-type="float">
            <text:p>0.882205545902252</text:p>
          </table:table-cell>
          <table:table-cell table:number-columns-repeated="2"/>
        </table:table-row>
        <table:table-row table:style-name="ro1">
          <table:table-cell office:value-type="float" office:value="0.273347705602646" calcext:value-type="float">
            <text:p>0.273347705602646</text:p>
          </table:table-cell>
          <table:table-cell table:number-columns-repeated="2"/>
        </table:table-row>
        <table:table-row table:style-name="ro1">
          <table:table-cell office:value-type="float" office:value="0.894848585128784" calcext:value-type="float">
            <text:p>0.894848585128784</text:p>
          </table:table-cell>
          <table:table-cell table:number-columns-repeated="2"/>
        </table:table-row>
        <table:table-row table:style-name="ro1">
          <table:table-cell office:value-type="float" office:value="0.272619932889938" calcext:value-type="float">
            <text:p>0.272619932889938</text:p>
          </table:table-cell>
          <table:table-cell table:number-columns-repeated="2"/>
        </table:table-row>
        <table:table-row table:style-name="ro1">
          <table:table-cell office:value-type="float" office:value="0.89630115032196" calcext:value-type="float">
            <text:p>0.89630115032196</text:p>
          </table:table-cell>
          <table:table-cell table:number-columns-repeated="2"/>
        </table:table-row>
        <table:table-row table:style-name="ro1">
          <table:table-cell office:value-type="float" office:value="0.272137939929962" calcext:value-type="float">
            <text:p>0.272137939929962</text:p>
          </table:table-cell>
          <table:table-cell table:number-columns-repeated="2"/>
        </table:table-row>
        <table:table-row table:style-name="ro1">
          <table:table-cell office:value-type="float" office:value="0.894152641296387" calcext:value-type="float">
            <text:p>0.894152641296387</text:p>
          </table:table-cell>
          <table:table-cell table:number-columns-repeated="2"/>
        </table:table-row>
        <table:table-row table:style-name="ro1">
          <table:table-cell office:value-type="float" office:value="0.270832866430283" calcext:value-type="float">
            <text:p>0.270832866430283</text:p>
          </table:table-cell>
          <table:table-cell table:number-columns-repeated="2"/>
        </table:table-row>
        <table:table-row table:style-name="ro1">
          <table:table-cell office:value-type="float" office:value="0.899672269821167" calcext:value-type="float">
            <text:p>0.899672269821167</text:p>
          </table:table-cell>
          <table:table-cell table:number-columns-repeated="2"/>
        </table:table-row>
        <table:table-row table:style-name="ro1">
          <table:table-cell office:value-type="float" office:value="0.271045982837677" calcext:value-type="float">
            <text:p>0.271045982837677</text:p>
          </table:table-cell>
          <table:table-cell table:number-columns-repeated="2"/>
        </table:table-row>
        <table:table-row table:style-name="ro1">
          <table:table-cell office:value-type="float" office:value="0.905847132205963" calcext:value-type="float">
            <text:p>0.905847132205963</text:p>
          </table:table-cell>
          <table:table-cell table:number-columns-repeated="2"/>
        </table:table-row>
        <table:table-row table:style-name="ro1">
          <table:table-cell office:value-type="float" office:value="0.269481927156448" calcext:value-type="float">
            <text:p>0.269481927156448</text:p>
          </table:table-cell>
          <table:table-cell table:number-columns-repeated="2"/>
        </table:table-row>
        <table:table-row table:style-name="ro1">
          <table:table-cell office:value-type="float" office:value="0.912045121192932" calcext:value-type="float">
            <text:p>0.912045121192932</text:p>
          </table:table-cell>
          <table:table-cell table:number-columns-repeated="2"/>
        </table:table-row>
        <table:table-row table:style-name="ro1">
          <table:table-cell office:value-type="float" office:value="0.270343244075775" calcext:value-type="float">
            <text:p>0.270343244075775</text:p>
          </table:table-cell>
          <table:table-cell table:number-columns-repeated="2"/>
        </table:table-row>
        <table:table-row table:style-name="ro1">
          <table:table-cell office:value-type="float" office:value="0.316886276006699" calcext:value-type="float">
            <text:p>0.316886276006699</text:p>
          </table:table-cell>
          <table:table-cell table:number-columns-repeated="2"/>
        </table:table-row>
        <table:table-row table:style-name="ro1">
          <table:table-cell office:value-type="float" office:value="0.910905838012695" calcext:value-type="float">
            <text:p>0.910905838012695</text:p>
          </table:table-cell>
          <table:table-cell table:number-columns-repeated="2"/>
        </table:table-row>
        <table:table-row table:style-name="ro1">
          <table:table-cell office:value-type="float" office:value="0.2683225274086" calcext:value-type="float">
            <text:p>0.2683225274086</text:p>
          </table:table-cell>
          <table:table-cell table:number-columns-repeated="2"/>
        </table:table-row>
        <table:table-row table:style-name="ro1">
          <table:table-cell office:value-type="float" office:value="0.313533395528793" calcext:value-type="float">
            <text:p>0.313533395528793</text:p>
          </table:table-cell>
          <table:table-cell table:number-columns-repeated="2"/>
        </table:table-row>
        <table:table-row table:style-name="ro1">
          <table:table-cell office:value-type="float" office:value="0.916275560855866" calcext:value-type="float">
            <text:p>0.916275560855866</text:p>
          </table:table-cell>
          <table:table-cell table:number-columns-repeated="2"/>
        </table:table-row>
        <table:table-row table:style-name="ro1">
          <table:table-cell office:value-type="float" office:value="0.272659778594971" calcext:value-type="float">
            <text:p>0.272659778594971</text:p>
          </table:table-cell>
          <table:table-cell table:number-columns-repeated="2"/>
        </table:table-row>
        <table:table-row table:style-name="ro1">
          <table:table-cell office:value-type="float" office:value="0.296966701745987" calcext:value-type="float">
            <text:p>0.296966701745987</text:p>
          </table:table-cell>
          <table:table-cell table:number-columns-repeated="2"/>
        </table:table-row>
        <table:table-row table:style-name="ro1">
          <table:table-cell office:value-type="float" office:value="0.917479276657104" calcext:value-type="float">
            <text:p>0.917479276657104</text:p>
          </table:table-cell>
          <table:table-cell table:number-columns-repeated="2"/>
        </table:table-row>
        <table:table-row table:style-name="ro1">
          <table:table-cell office:value-type="float" office:value="0.271443009376526" calcext:value-type="float">
            <text:p>0.271443009376526</text:p>
          </table:table-cell>
          <table:table-cell table:number-columns-repeated="2"/>
        </table:table-row>
        <table:table-row table:style-name="ro1">
          <table:table-cell office:value-type="float" office:value="0.290302276611328" calcext:value-type="float">
            <text:p>0.290302276611328</text:p>
          </table:table-cell>
          <table:table-cell table:number-columns-repeated="2"/>
        </table:table-row>
        <table:table-row table:style-name="ro1">
          <table:table-cell office:value-type="float" office:value="0.922864079475403" calcext:value-type="float">
            <text:p>0.922864079475403</text:p>
          </table:table-cell>
          <table:table-cell table:number-columns-repeated="2"/>
        </table:table-row>
        <table:table-row table:style-name="ro1">
          <table:table-cell office:value-type="float" office:value="0.270479679107666" calcext:value-type="float">
            <text:p>0.270479679107666</text:p>
          </table:table-cell>
          <table:table-cell table:number-columns-repeated="2"/>
        </table:table-row>
        <table:table-row table:style-name="ro1">
          <table:table-cell office:value-type="float" office:value="0.924270689487457" calcext:value-type="float">
            <text:p>0.924270689487457</text:p>
          </table:table-cell>
          <table:table-cell table:number-columns-repeated="2"/>
        </table:table-row>
        <table:table-row table:style-name="ro1">
          <table:table-cell office:value-type="float" office:value="0.286642611026764" calcext:value-type="float">
            <text:p>0.286642611026764</text:p>
          </table:table-cell>
          <table:table-cell table:number-columns-repeated="2"/>
        </table:table-row>
        <table:table-row table:style-name="ro1">
          <table:table-cell office:value-type="float" office:value="0.919387459754944" calcext:value-type="float">
            <text:p>0.919387459754944</text:p>
          </table:table-cell>
          <table:table-cell table:number-columns-repeated="2"/>
        </table:table-row>
        <table:table-row table:style-name="ro1">
          <table:table-cell office:value-type="float" office:value="0.271989852190018" calcext:value-type="float">
            <text:p>0.271989852190018</text:p>
          </table:table-cell>
          <table:table-cell table:number-columns-repeated="2"/>
        </table:table-row>
        <table:table-row table:style-name="ro1">
          <table:table-cell office:value-type="float" office:value="0.929990768432617" calcext:value-type="float">
            <text:p>0.929990768432617</text:p>
          </table:table-cell>
          <table:table-cell table:number-columns-repeated="2"/>
        </table:table-row>
        <table:table-row table:style-name="ro1">
          <table:table-cell office:value-type="float" office:value="0.273756146430969" calcext:value-type="float">
            <text:p>0.273756146430969</text:p>
          </table:table-cell>
          <table:table-cell table:number-columns-repeated="2"/>
        </table:table-row>
        <table:table-row table:style-name="ro1">
          <table:table-cell office:value-type="float" office:value="0.924966514110565" calcext:value-type="float">
            <text:p>0.924966514110565</text:p>
          </table:table-cell>
          <table:table-cell table:number-columns-repeated="2"/>
        </table:table-row>
        <table:table-row table:style-name="ro1">
          <table:table-cell office:value-type="float" office:value="0.276675939559936" calcext:value-type="float">
            <text:p>0.276675939559936</text:p>
          </table:table-cell>
          <table:table-cell table:number-columns-repeated="2"/>
        </table:table-row>
        <table:table-row table:style-name="ro1">
          <table:table-cell office:value-type="float" office:value="0.925676107406616" calcext:value-type="float">
            <text:p>0.925676107406616</text:p>
          </table:table-cell>
          <table:table-cell table:number-columns-repeated="2"/>
        </table:table-row>
        <table:table-row table:style-name="ro1">
          <table:table-cell office:value-type="float" office:value="0.277957171201706" calcext:value-type="float">
            <text:p>0.277957171201706</text:p>
          </table:table-cell>
          <table:table-cell table:number-columns-repeated="2"/>
        </table:table-row>
        <table:table-row table:style-name="ro1">
          <table:table-cell office:value-type="float" office:value="0.92696887254715" calcext:value-type="float">
            <text:p>0.92696887254715</text:p>
          </table:table-cell>
          <table:table-cell table:number-columns-repeated="2"/>
        </table:table-row>
        <table:table-row table:style-name="ro1">
          <table:table-cell office:value-type="float" office:value="0.284233182668686" calcext:value-type="float">
            <text:p>0.284233182668686</text:p>
          </table:table-cell>
          <table:table-cell table:number-columns-repeated="2"/>
        </table:table-row>
        <table:table-row table:style-name="ro1">
          <table:table-cell office:value-type="float" office:value="0.926229774951935" calcext:value-type="float">
            <text:p>0.926229774951935</text:p>
          </table:table-cell>
          <table:table-cell table:number-columns-repeated="2"/>
        </table:table-row>
        <table:table-row table:style-name="ro1">
          <table:table-cell office:value-type="float" office:value="0.282905101776123" calcext:value-type="float">
            <text:p>0.282905101776123</text:p>
          </table:table-cell>
          <table:table-cell table:number-columns-repeated="2"/>
        </table:table-row>
        <table:table-row table:style-name="ro1">
          <table:table-cell office:value-type="float" office:value="0.921358585357666" calcext:value-type="float">
            <text:p>0.921358585357666</text:p>
          </table:table-cell>
          <table:table-cell table:number-columns-repeated="2"/>
        </table:table-row>
        <table:table-row table:style-name="ro1">
          <table:table-cell office:value-type="float" office:value="0.28166401386261" calcext:value-type="float">
            <text:p>0.28166401386261</text:p>
          </table:table-cell>
          <table:table-cell table:number-columns-repeated="2"/>
        </table:table-row>
        <table:table-row table:style-name="ro1">
          <table:table-cell office:value-type="float" office:value="0.917032659053802" calcext:value-type="float">
            <text:p>0.917032659053802</text:p>
          </table:table-cell>
          <table:table-cell table:number-columns-repeated="2"/>
        </table:table-row>
        <table:table-row table:style-name="ro1">
          <table:table-cell office:value-type="float" office:value="0.281913191080093" calcext:value-type="float">
            <text:p>0.281913191080093</text:p>
          </table:table-cell>
          <table:table-cell table:number-columns-repeated="2"/>
        </table:table-row>
        <table:table-row table:style-name="ro1">
          <table:table-cell office:value-type="float" office:value="0.909368991851806" calcext:value-type="float">
            <text:p>0.909368991851806</text:p>
          </table:table-cell>
          <table:table-cell table:number-columns-repeated="2"/>
        </table:table-row>
        <table:table-row table:style-name="ro1">
          <table:table-cell office:value-type="float" office:value="0.281538456678391" calcext:value-type="float">
            <text:p>0.281538456678391</text:p>
          </table:table-cell>
          <table:table-cell table:number-columns-repeated="2"/>
        </table:table-row>
        <table:table-row table:style-name="ro1">
          <table:table-cell office:value-type="float" office:value="0.900482416152954" calcext:value-type="float">
            <text:p>0.900482416152954</text:p>
          </table:table-cell>
          <table:table-cell table:number-columns-repeated="2"/>
        </table:table-row>
        <table:table-row table:style-name="ro1">
          <table:table-cell office:value-type="float" office:value="0.28152060508728" calcext:value-type="float">
            <text:p>0.28152060508728</text:p>
          </table:table-cell>
          <table:table-cell table:number-columns-repeated="2"/>
        </table:table-row>
        <table:table-row table:style-name="ro1">
          <table:table-cell office:value-type="float" office:value="0.898544132709503" calcext:value-type="float">
            <text:p>0.898544132709503</text:p>
          </table:table-cell>
          <table:table-cell table:number-columns-repeated="2"/>
        </table:table-row>
        <table:table-row table:style-name="ro1">
          <table:table-cell office:value-type="float" office:value="0.270158678293228" calcext:value-type="float">
            <text:p>0.270158678293228</text:p>
          </table:table-cell>
          <table:table-cell table:number-columns-repeated="2"/>
        </table:table-row>
        <table:table-row table:style-name="ro1">
          <table:table-cell office:value-type="float" office:value="0.28116038441658" calcext:value-type="float">
            <text:p>0.28116038441658</text:p>
          </table:table-cell>
          <table:table-cell table:number-columns-repeated="2"/>
        </table:table-row>
        <table:table-row table:style-name="ro1">
          <table:table-cell office:value-type="float" office:value="0.897544682025909" calcext:value-type="float">
            <text:p>0.897544682025909</text:p>
          </table:table-cell>
          <table:table-cell table:number-columns-repeated="2"/>
        </table:table-row>
        <table:table-row table:style-name="ro1">
          <table:table-cell office:value-type="float" office:value="0.268501311540604" calcext:value-type="float">
            <text:p>0.268501311540604</text:p>
          </table:table-cell>
          <table:table-cell table:number-columns-repeated="2"/>
        </table:table-row>
        <table:table-row table:style-name="ro1">
          <table:table-cell office:value-type="float" office:value="0.878441393375397" calcext:value-type="float">
            <text:p>0.878441393375397</text:p>
          </table:table-cell>
          <table:table-cell table:number-columns-repeated="2"/>
        </table:table-row>
        <table:table-row table:style-name="ro1">
          <table:table-cell office:value-type="float" office:value="0.268854260444641" calcext:value-type="float">
            <text:p>0.268854260444641</text:p>
          </table:table-cell>
          <table:table-cell table:number-columns-repeated="2"/>
        </table:table-row>
        <table:table-row table:style-name="ro1">
          <table:table-cell office:value-type="float" office:value="0.903867602348327" calcext:value-type="float">
            <text:p>0.903867602348327</text:p>
          </table:table-cell>
          <table:table-cell table:number-columns-repeated="2"/>
        </table:table-row>
        <table:table-row table:style-name="ro1">
          <table:table-cell office:value-type="float" office:value="0.268366724252701" calcext:value-type="float">
            <text:p>0.268366724252701</text:p>
          </table:table-cell>
          <table:table-cell table:number-columns-repeated="2"/>
        </table:table-row>
        <table:table-row table:style-name="ro1">
          <table:table-cell office:value-type="float" office:value="0.912795662879944" calcext:value-type="float">
            <text:p>0.912795662879944</text:p>
          </table:table-cell>
          <table:table-cell table:number-columns-repeated="2"/>
        </table:table-row>
        <table:table-row table:style-name="ro1">
          <table:table-cell office:value-type="float" office:value="0.268632262945175" calcext:value-type="float">
            <text:p>0.268632262945175</text:p>
          </table:table-cell>
          <table:table-cell table:number-columns-repeated="2"/>
        </table:table-row>
        <table:table-row table:style-name="ro1">
          <table:table-cell office:value-type="float" office:value="0.904020965099335" calcext:value-type="float">
            <text:p>0.904020965099335</text:p>
          </table:table-cell>
          <table:table-cell table:number-columns-repeated="2"/>
        </table:table-row>
        <table:table-row table:style-name="ro1">
          <table:table-cell office:value-type="float" office:value="0.270563632249832" calcext:value-type="float">
            <text:p>0.270563632249832</text:p>
          </table:table-cell>
          <table:table-cell table:number-columns-repeated="2"/>
        </table:table-row>
        <table:table-row table:style-name="ro1">
          <table:table-cell office:value-type="float" office:value="0.898436784744263" calcext:value-type="float">
            <text:p>0.898436784744263</text:p>
          </table:table-cell>
          <table:table-cell table:number-columns-repeated="2"/>
        </table:table-row>
        <table:table-row table:style-name="ro1">
          <table:table-cell office:value-type="float" office:value="0.269485592842102" calcext:value-type="float">
            <text:p>0.269485592842102</text:p>
          </table:table-cell>
          <table:table-cell table:number-columns-repeated="2"/>
        </table:table-row>
        <table:table-row table:style-name="ro1">
          <table:table-cell office:value-type="float" office:value="0.915872275829315" calcext:value-type="float">
            <text:p>0.915872275829315</text:p>
          </table:table-cell>
          <table:table-cell table:number-columns-repeated="2"/>
        </table:table-row>
        <table:table-row table:style-name="ro1">
          <table:table-cell office:value-type="float" office:value="0.269198805093765" calcext:value-type="float">
            <text:p>0.269198805093765</text:p>
          </table:table-cell>
          <table:table-cell table:number-columns-repeated="2"/>
        </table:table-row>
        <table:table-row table:style-name="ro1">
          <table:table-cell office:value-type="float" office:value="0.914907991886139" calcext:value-type="float">
            <text:p>0.914907991886139</text:p>
          </table:table-cell>
          <table:table-cell table:number-columns-repeated="2"/>
        </table:table-row>
        <table:table-row table:style-name="ro1">
          <table:table-cell office:value-type="float" office:value="0.268718749284744" calcext:value-type="float">
            <text:p>0.268718749284744</text:p>
          </table:table-cell>
          <table:table-cell table:number-columns-repeated="2"/>
        </table:table-row>
        <table:table-row table:style-name="ro1">
          <table:table-cell office:value-type="float" office:value="0.904590904712677" calcext:value-type="float">
            <text:p>0.904590904712677</text:p>
          </table:table-cell>
          <table:table-cell table:number-columns-repeated="2"/>
        </table:table-row>
        <table:table-row table:style-name="ro1">
          <table:table-cell office:value-type="float" office:value="0.268437713384628" calcext:value-type="float">
            <text:p>0.268437713384628</text:p>
          </table:table-cell>
          <table:table-cell table:number-columns-repeated="2"/>
        </table:table-row>
        <table:table-row table:style-name="ro1">
          <table:table-cell office:value-type="float" office:value="0.87791919708252" calcext:value-type="float">
            <text:p>0.87791919708252</text:p>
          </table:table-cell>
          <table:table-cell table:number-columns-repeated="2"/>
        </table:table-row>
        <table:table-row table:style-name="ro1">
          <table:table-cell office:value-type="float" office:value="0.269519627094269" calcext:value-type="float">
            <text:p>0.269519627094269</text:p>
          </table:table-cell>
          <table:table-cell table:number-columns-repeated="2"/>
        </table:table-row>
        <table:table-row table:style-name="ro1">
          <table:table-cell office:value-type="float" office:value="0.755572080612183" calcext:value-type="float">
            <text:p>0.755572080612183</text:p>
          </table:table-cell>
          <table:table-cell table:number-columns-repeated="2"/>
        </table:table-row>
        <table:table-row table:style-name="ro1">
          <table:table-cell office:value-type="float" office:value="0.271221220493317" calcext:value-type="float">
            <text:p>0.271221220493317</text:p>
          </table:table-cell>
          <table:table-cell table:number-columns-repeated="2"/>
        </table:table-row>
        <table:table-row table:style-name="ro1">
          <table:table-cell office:value-type="float" office:value="0.642965972423553" calcext:value-type="float">
            <text:p>0.642965972423553</text:p>
          </table:table-cell>
          <table:table-cell table:number-columns-repeated="2"/>
        </table:table-row>
        <table:table-row table:style-name="ro1">
          <table:table-cell office:value-type="float" office:value="0.271086037158966" calcext:value-type="float">
            <text:p>0.271086037158966</text:p>
          </table:table-cell>
          <table:table-cell table:number-columns-repeated="2"/>
        </table:table-row>
        <table:table-row table:style-name="ro1">
          <table:table-cell office:value-type="float" office:value="0.745678842067719" calcext:value-type="float">
            <text:p>0.745678842067719</text:p>
          </table:table-cell>
          <table:table-cell table:number-columns-repeated="2"/>
        </table:table-row>
        <table:table-row table:style-name="ro1">
          <table:table-cell office:value-type="float" office:value="0.741921961307526" calcext:value-type="float">
            <text:p>0.741921961307526</text:p>
          </table:table-cell>
          <table:table-cell table:number-columns-repeated="2"/>
        </table:table-row>
        <table:table-row table:style-name="ro1">
          <table:table-cell office:value-type="float" office:value="0.870088875293732" calcext:value-type="float">
            <text:p>0.870088875293732</text:p>
          </table:table-cell>
          <table:table-cell table:number-columns-repeated="2"/>
        </table:table-row>
        <table:table-row table:style-name="ro1">
          <table:table-cell office:value-type="float" office:value="0.902816236019134" calcext:value-type="float">
            <text:p>0.902816236019134</text:p>
          </table:table-cell>
          <table:table-cell table:number-columns-repeated="2"/>
        </table:table-row>
        <table:table-row table:style-name="ro1">
          <table:table-cell office:value-type="float" office:value="0.250533431768417" calcext:value-type="float">
            <text:p>0.250533431768417</text:p>
          </table:table-cell>
          <table:table-cell table:number-columns-repeated="2"/>
        </table:table-row>
        <table:table-row table:style-name="ro1">
          <table:table-cell office:value-type="float" office:value="0.897951483726501" calcext:value-type="float">
            <text:p>0.897951483726501</text:p>
          </table:table-cell>
          <table:table-cell table:number-columns-repeated="2"/>
        </table:table-row>
        <table:table-row table:style-name="ro1">
          <table:table-cell office:value-type="float" office:value="0.894206047058106" calcext:value-type="float">
            <text:p>0.894206047058106</text:p>
          </table:table-cell>
          <table:table-cell table:number-columns-repeated="2"/>
        </table:table-row>
        <table:table-row table:style-name="ro1">
          <table:table-cell office:value-type="float" office:value="0.900420844554901" calcext:value-type="float">
            <text:p>0.900420844554901</text:p>
          </table:table-cell>
          <table:table-cell table:number-columns-repeated="2"/>
        </table:table-row>
        <table:table-row table:style-name="ro1">
          <table:table-cell office:value-type="float" office:value="0.898581922054291" calcext:value-type="float">
            <text:p>0.898581922054291</text:p>
          </table:table-cell>
          <table:table-cell table:number-columns-repeated="2"/>
        </table:table-row>
        <table:table-row table:style-name="ro1">
          <table:table-cell office:value-type="float" office:value="0.889010846614838" calcext:value-type="float">
            <text:p>0.889010846614838</text:p>
          </table:table-cell>
          <table:table-cell table:number-columns-repeated="2"/>
        </table:table-row>
        <table:table-row table:style-name="ro1">
          <table:table-cell office:value-type="float" office:value="0.883669257164001" calcext:value-type="float">
            <text:p>0.883669257164001</text:p>
          </table:table-cell>
          <table:table-cell table:number-columns-repeated="2"/>
        </table:table-row>
        <table:table-row table:style-name="ro1">
          <table:table-cell office:value-type="float" office:value="0.289869487285614" calcext:value-type="float">
            <text:p>0.289869487285614</text:p>
          </table:table-cell>
          <table:table-cell table:number-columns-repeated="2"/>
        </table:table-row>
        <table:table-row table:style-name="ro1">
          <table:table-cell office:value-type="float" office:value="0.865530967712402" calcext:value-type="float">
            <text:p>0.865530967712402</text:p>
          </table:table-cell>
          <table:table-cell table:number-columns-repeated="2"/>
        </table:table-row>
        <table:table-row table:style-name="ro1">
          <table:table-cell office:value-type="float" office:value="0.289708018302917" calcext:value-type="float">
            <text:p>0.289708018302917</text:p>
          </table:table-cell>
          <table:table-cell table:number-columns-repeated="2"/>
        </table:table-row>
        <table:table-row table:style-name="ro1">
          <table:table-cell office:value-type="float" office:value="0.865212380886078" calcext:value-type="float">
            <text:p>0.865212380886078</text:p>
          </table:table-cell>
          <table:table-cell table:number-columns-repeated="2"/>
        </table:table-row>
        <table:table-row table:style-name="ro1">
          <table:table-cell office:value-type="float" office:value="0.292194277048111" calcext:value-type="float">
            <text:p>0.292194277048111</text:p>
          </table:table-cell>
          <table:table-cell table:number-columns-repeated="2"/>
        </table:table-row>
        <table:table-row table:style-name="ro1">
          <table:table-cell office:value-type="float" office:value="0.856406033039093" calcext:value-type="float">
            <text:p>0.856406033039093</text:p>
          </table:table-cell>
          <table:table-cell table:number-columns-repeated="2"/>
        </table:table-row>
        <table:table-row table:style-name="ro1">
          <table:table-cell office:value-type="float" office:value="0.754075169563293" calcext:value-type="float">
            <text:p>0.754075169563293</text:p>
          </table:table-cell>
          <table:table-cell table:number-columns-repeated="2"/>
        </table:table-row>
        <table:table-row table:style-name="ro1">
          <table:table-cell office:value-type="float" office:value="0.251002699136734" calcext:value-type="float">
            <text:p>0.251002699136734</text:p>
          </table:table-cell>
          <table:table-cell table:number-columns-repeated="2"/>
        </table:table-row>
        <table:table-row table:style-name="ro1">
          <table:table-cell office:value-type="float" office:value="0.640277981758118" calcext:value-type="float">
            <text:p>0.640277981758118</text:p>
          </table:table-cell>
          <table:table-cell table:number-columns-repeated="2"/>
        </table:table-row>
        <table:table-row table:style-name="ro1">
          <table:table-cell office:value-type="float" office:value="0.251974582672119" calcext:value-type="float">
            <text:p>0.251974582672119</text:p>
          </table:table-cell>
          <table:table-cell table:number-columns-repeated="2"/>
        </table:table-row>
        <table:table-row table:style-name="ro1">
          <table:table-cell office:value-type="float" office:value="0.582112669944763" calcext:value-type="float">
            <text:p>0.582112669944763</text:p>
          </table:table-cell>
          <table:table-cell table:number-columns-repeated="2"/>
        </table:table-row>
        <table:table-row table:style-name="ro1">
          <table:table-cell office:value-type="float" office:value="0.543438911437988" calcext:value-type="float">
            <text:p>0.543438911437988</text:p>
          </table:table-cell>
          <table:table-cell table:number-columns-repeated="2"/>
        </table:table-row>
        <table:table-row table:style-name="ro1">
          <table:table-cell office:value-type="float" office:value="0.467881679534912" calcext:value-type="float">
            <text:p>0.467881679534912</text:p>
          </table:table-cell>
          <table:table-cell table:number-columns-repeated="2"/>
        </table:table-row>
        <table:table-row table:style-name="ro1">
          <table:table-cell office:value-type="float" office:value="0.515073359012604" calcext:value-type="float">
            <text:p>0.515073359012604</text:p>
          </table:table-cell>
          <table:table-cell table:number-columns-repeated="2"/>
        </table:table-row>
        <table:table-row table:style-name="ro1">
          <table:table-cell office:value-type="float" office:value="0.436841487884522" calcext:value-type="float">
            <text:p>0.436841487884522</text:p>
          </table:table-cell>
          <table:table-cell table:number-columns-repeated="2"/>
        </table:table-row>
        <table:table-row table:style-name="ro1">
          <table:table-cell office:value-type="float" office:value="0.504237174987793" calcext:value-type="float">
            <text:p>0.504237174987793</text:p>
          </table:table-cell>
          <table:table-cell table:number-columns-repeated="2"/>
        </table:table-row>
        <table:table-row table:style-name="ro1">
          <table:table-cell office:value-type="float" office:value="0.61835390329361" calcext:value-type="float">
            <text:p>0.61835390329361</text:p>
          </table:table-cell>
          <table:table-cell table:number-columns-repeated="2"/>
        </table:table-row>
        <table:table-row table:style-name="ro1">
          <table:table-cell office:value-type="float" office:value="0.668246924877167" calcext:value-type="float">
            <text:p>0.668246924877167</text:p>
          </table:table-cell>
          <table:table-cell table:number-columns-repeated="2"/>
        </table:table-row>
        <table:table-row table:style-name="ro1">
          <table:table-cell office:value-type="float" office:value="0.589368164539337" calcext:value-type="float">
            <text:p>0.589368164539337</text:p>
          </table:table-cell>
          <table:table-cell table:number-columns-repeated="2"/>
        </table:table-row>
        <table:table-row table:style-name="ro1">
          <table:table-cell office:value-type="float" office:value="0.610503673553467" calcext:value-type="float">
            <text:p>0.610503673553467</text:p>
          </table:table-cell>
          <table:table-cell table:number-columns-repeated="2"/>
        </table:table-row>
        <table:table-row table:style-name="ro1">
          <table:table-cell office:value-type="float" office:value="0.629518270492554" calcext:value-type="float">
            <text:p>0.629518270492554</text:p>
          </table:table-cell>
          <table:table-cell table:number-columns-repeated="2"/>
        </table:table-row>
        <table:table-row table:style-name="ro1">
          <table:table-cell office:value-type="float" office:value="0.253275811672211" calcext:value-type="float">
            <text:p>0.253275811672211</text:p>
          </table:table-cell>
          <table:table-cell table:number-columns-repeated="2"/>
        </table:table-row>
        <table:table-row table:style-name="ro1">
          <table:table-cell office:value-type="float" office:value="0.638104200363159" calcext:value-type="float">
            <text:p>0.638104200363159</text:p>
          </table:table-cell>
          <table:table-cell table:number-columns-repeated="2"/>
        </table:table-row>
        <table:table-row table:style-name="ro1">
          <table:table-cell office:value-type="float" office:value="0.256702363491058" calcext:value-type="float">
            <text:p>0.256702363491058</text:p>
          </table:table-cell>
          <table:table-cell table:number-columns-repeated="2"/>
        </table:table-row>
        <table:table-row table:style-name="ro1">
          <table:table-cell office:value-type="float" office:value="0.66817444562912" calcext:value-type="float">
            <text:p>0.66817444562912</text:p>
          </table:table-cell>
          <table:table-cell table:number-columns-repeated="2"/>
        </table:table-row>
        <table:table-row table:style-name="ro1">
          <table:table-cell office:value-type="float" office:value="0.253873497247696" calcext:value-type="float">
            <text:p>0.253873497247696</text:p>
          </table:table-cell>
          <table:table-cell table:number-columns-repeated="2"/>
        </table:table-row>
        <table:table-row table:style-name="ro1">
          <table:table-cell office:value-type="float" office:value="0.71040153503418" calcext:value-type="float">
            <text:p>0.71040153503418</text:p>
          </table:table-cell>
          <table:table-cell table:number-columns-repeated="2"/>
        </table:table-row>
        <table:table-row table:style-name="ro1">
          <table:table-cell office:value-type="float" office:value="0.684712648391724" calcext:value-type="float">
            <text:p>0.684712648391724</text:p>
          </table:table-cell>
          <table:table-cell table:number-columns-repeated="2"/>
        </table:table-row>
        <table:table-row table:style-name="ro1">
          <table:table-cell office:value-type="float" office:value="0.255733400583267" calcext:value-type="float">
            <text:p>0.255733400583267</text:p>
          </table:table-cell>
          <table:table-cell table:number-columns-repeated="2"/>
        </table:table-row>
        <table:table-row table:style-name="ro1">
          <table:table-cell office:value-type="float" office:value="0.71791422367096" calcext:value-type="float">
            <text:p>0.71791422367096</text:p>
          </table:table-cell>
          <table:table-cell table:number-columns-repeated="2"/>
        </table:table-row>
        <table:table-row table:style-name="ro1">
          <table:table-cell office:value-type="float" office:value="0.255089163780212" calcext:value-type="float">
            <text:p>0.255089163780212</text:p>
          </table:table-cell>
          <table:table-cell table:number-columns-repeated="2"/>
        </table:table-row>
        <table:table-row table:style-name="ro1">
          <table:table-cell office:value-type="float" office:value="0.752734482288361" calcext:value-type="float">
            <text:p>0.752734482288361</text:p>
          </table:table-cell>
          <table:table-cell table:number-columns-repeated="2"/>
        </table:table-row>
        <table:table-row table:style-name="ro1">
          <table:table-cell office:value-type="float" office:value="0.255154103040695" calcext:value-type="float">
            <text:p>0.255154103040695</text:p>
          </table:table-cell>
          <table:table-cell table:number-columns-repeated="2"/>
        </table:table-row>
        <table:table-row table:style-name="ro1">
          <table:table-cell office:value-type="float" office:value="0.801714599132538" calcext:value-type="float">
            <text:p>0.801714599132538</text:p>
          </table:table-cell>
          <table:table-cell table:number-columns-repeated="2"/>
        </table:table-row>
        <table:table-row table:style-name="ro1">
          <table:table-cell office:value-type="float" office:value="0.253805458545685" calcext:value-type="float">
            <text:p>0.253805458545685</text:p>
          </table:table-cell>
          <table:table-cell table:number-columns-repeated="2"/>
        </table:table-row>
        <table:table-row table:style-name="ro1">
          <table:table-cell office:value-type="float" office:value="0.789858460426331" calcext:value-type="float">
            <text:p>0.789858460426331</text:p>
          </table:table-cell>
          <table:table-cell table:number-columns-repeated="2"/>
        </table:table-row>
        <table:table-row table:style-name="ro1">
          <table:table-cell office:value-type="float" office:value="0.254231870174408" calcext:value-type="float">
            <text:p>0.254231870174408</text:p>
          </table:table-cell>
          <table:table-cell table:number-columns-repeated="2"/>
        </table:table-row>
        <table:table-row table:style-name="ro1">
          <table:table-cell office:value-type="float" office:value="0.821148633956909" calcext:value-type="float">
            <text:p>0.821148633956909</text:p>
          </table:table-cell>
          <table:table-cell table:number-columns-repeated="2"/>
        </table:table-row>
        <table:table-row table:style-name="ro1">
          <table:table-cell office:value-type="float" office:value="0.255714893341064" calcext:value-type="float">
            <text:p>0.255714893341064</text:p>
          </table:table-cell>
          <table:table-cell table:number-columns-repeated="2"/>
        </table:table-row>
        <table:table-row table:style-name="ro1">
          <table:table-cell office:value-type="float" office:value="0.814225912094116" calcext:value-type="float">
            <text:p>0.814225912094116</text:p>
          </table:table-cell>
          <table:table-cell table:number-columns-repeated="2"/>
        </table:table-row>
        <table:table-row table:style-name="ro1">
          <table:table-cell office:value-type="float" office:value="0.256026536226273" calcext:value-type="float">
            <text:p>0.256026536226273</text:p>
          </table:table-cell>
          <table:table-cell table:number-columns-repeated="2"/>
        </table:table-row>
        <table:table-row table:style-name="ro1">
          <table:table-cell office:value-type="float" office:value="0.847789108753204" calcext:value-type="float">
            <text:p>0.847789108753204</text:p>
          </table:table-cell>
          <table:table-cell table:number-columns-repeated="2"/>
        </table:table-row>
        <table:table-row table:style-name="ro1">
          <table:table-cell office:value-type="float" office:value="0.257814556360245" calcext:value-type="float">
            <text:p>0.257814556360245</text:p>
          </table:table-cell>
          <table:table-cell table:number-columns-repeated="2"/>
        </table:table-row>
        <table:table-row table:style-name="ro1">
          <table:table-cell office:value-type="float" office:value="0.835285782814026" calcext:value-type="float">
            <text:p>0.835285782814026</text:p>
          </table:table-cell>
          <table:table-cell table:number-columns-repeated="2"/>
        </table:table-row>
        <table:table-row table:style-name="ro1">
          <table:table-cell office:value-type="float" office:value="0.256051659584045" calcext:value-type="float">
            <text:p>0.256051659584045</text:p>
          </table:table-cell>
          <table:table-cell table:number-columns-repeated="2"/>
        </table:table-row>
        <table:table-row table:style-name="ro1">
          <table:table-cell office:value-type="float" office:value="0.849045634269714" calcext:value-type="float">
            <text:p>0.849045634269714</text:p>
          </table:table-cell>
          <table:table-cell table:number-columns-repeated="2"/>
        </table:table-row>
        <table:table-row table:style-name="ro1">
          <table:table-cell office:value-type="float" office:value="0.2568019926548" calcext:value-type="float">
            <text:p>0.2568019926548</text:p>
          </table:table-cell>
          <table:table-cell table:number-columns-repeated="2"/>
        </table:table-row>
        <table:table-row table:style-name="ro1">
          <table:table-cell office:value-type="float" office:value="0.865683734416962" calcext:value-type="float">
            <text:p>0.865683734416962</text:p>
          </table:table-cell>
          <table:table-cell table:number-columns-repeated="2"/>
        </table:table-row>
        <table:table-row table:style-name="ro1">
          <table:table-cell office:value-type="float" office:value="0.255657583475113" calcext:value-type="float">
            <text:p>0.255657583475113</text:p>
          </table:table-cell>
          <table:table-cell table:number-columns-repeated="2"/>
        </table:table-row>
        <table:table-row table:style-name="ro1">
          <table:table-cell office:value-type="float" office:value="0.875031590461731" calcext:value-type="float">
            <text:p>0.875031590461731</text:p>
          </table:table-cell>
          <table:table-cell table:number-columns-repeated="2"/>
        </table:table-row>
        <table:table-row table:style-name="ro1">
          <table:table-cell office:value-type="float" office:value="0.256504774093628" calcext:value-type="float">
            <text:p>0.256504774093628</text:p>
          </table:table-cell>
          <table:table-cell table:number-columns-repeated="2"/>
        </table:table-row>
        <table:table-row table:style-name="ro1">
          <table:table-cell office:value-type="float" office:value="0.876706719398499" calcext:value-type="float">
            <text:p>0.876706719398499</text:p>
          </table:table-cell>
          <table:table-cell table:number-columns-repeated="2"/>
        </table:table-row>
        <table:table-row table:style-name="ro1">
          <table:table-cell office:value-type="float" office:value="0.840014398097992" calcext:value-type="float">
            <text:p>0.840014398097992</text:p>
          </table:table-cell>
          <table:table-cell table:number-columns-repeated="2"/>
        </table:table-row>
        <table:table-row table:style-name="ro1">
          <table:table-cell office:value-type="float" office:value="0.833391189575195" calcext:value-type="float">
            <text:p>0.833391189575195</text:p>
          </table:table-cell>
          <table:table-cell table:number-columns-repeated="2"/>
        </table:table-row>
        <table:table-row table:style-name="ro1">
          <table:table-cell office:value-type="float" office:value="0.823592007160187" calcext:value-type="float">
            <text:p>0.823592007160187</text:p>
          </table:table-cell>
          <table:table-cell table:number-columns-repeated="2"/>
        </table:table-row>
        <table:table-row table:style-name="ro1">
          <table:table-cell office:value-type="float" office:value="0.841807067394257" calcext:value-type="float">
            <text:p>0.841807067394257</text:p>
          </table:table-cell>
          <table:table-cell table:number-columns-repeated="2"/>
        </table:table-row>
        <table:table-row table:style-name="ro1">
          <table:table-cell office:value-type="float" office:value="0.846144020557404" calcext:value-type="float">
            <text:p>0.846144020557404</text:p>
          </table:table-cell>
          <table:table-cell table:number-columns-repeated="2"/>
        </table:table-row>
        <table:table-row table:style-name="ro1">
          <table:table-cell office:value-type="float" office:value="0.855790972709656" calcext:value-type="float">
            <text:p>0.855790972709656</text:p>
          </table:table-cell>
          <table:table-cell table:number-columns-repeated="2"/>
        </table:table-row>
        <table:table-row table:style-name="ro1">
          <table:table-cell office:value-type="float" office:value="0.857984781265259" calcext:value-type="float">
            <text:p>0.857984781265259</text:p>
          </table:table-cell>
          <table:table-cell table:number-columns-repeated="2"/>
        </table:table-row>
        <table:table-row table:style-name="ro1">
          <table:table-cell office:value-type="float" office:value="0.863071441650391" calcext:value-type="float">
            <text:p>0.863071441650391</text:p>
          </table:table-cell>
          <table:table-cell table:number-columns-repeated="2"/>
        </table:table-row>
        <table:table-row table:style-name="ro1">
          <table:table-cell office:value-type="float" office:value="0.861534893512726" calcext:value-type="float">
            <text:p>0.861534893512726</text:p>
          </table:table-cell>
          <table:table-cell table:number-columns-repeated="2"/>
        </table:table-row>
        <table:table-row table:style-name="ro1">
          <table:table-cell office:value-type="float" office:value="0.864332139492035" calcext:value-type="float">
            <text:p>0.864332139492035</text:p>
          </table:table-cell>
          <table:table-cell table:number-columns-repeated="2"/>
        </table:table-row>
        <table:table-row table:style-name="ro1">
          <table:table-cell office:value-type="float" office:value="0.87958300113678" calcext:value-type="float">
            <text:p>0.87958300113678</text:p>
          </table:table-cell>
          <table:table-cell table:number-columns-repeated="2"/>
        </table:table-row>
        <table:table-row table:style-name="ro1">
          <table:table-cell office:value-type="float" office:value="0.872374653816223" calcext:value-type="float">
            <text:p>0.872374653816223</text:p>
          </table:table-cell>
          <table:table-cell table:number-columns-repeated="2"/>
        </table:table-row>
        <table:table-row table:style-name="ro1">
          <table:table-cell office:value-type="float" office:value="0.871079027652741" calcext:value-type="float">
            <text:p>0.871079027652741</text:p>
          </table:table-cell>
          <table:table-cell table:number-columns-repeated="2"/>
        </table:table-row>
        <table:table-row table:style-name="ro1">
          <table:table-cell office:value-type="float" office:value="0.863834202289581" calcext:value-type="float">
            <text:p>0.863834202289581</text:p>
          </table:table-cell>
          <table:table-cell table:number-columns-repeated="2"/>
        </table:table-row>
        <table:table-row table:style-name="ro1">
          <table:table-cell office:value-type="float" office:value="0.87421053647995" calcext:value-type="float">
            <text:p>0.87421053647995</text:p>
          </table:table-cell>
          <table:table-cell table:number-columns-repeated="2"/>
        </table:table-row>
        <table:table-row table:style-name="ro1">
          <table:table-cell office:value-type="float" office:value="0.874262869358063" calcext:value-type="float">
            <text:p>0.874262869358063</text:p>
          </table:table-cell>
          <table:table-cell table:number-columns-repeated="2"/>
        </table:table-row>
        <table:table-row table:style-name="ro1">
          <table:table-cell office:value-type="float" office:value="0.872319877147675" calcext:value-type="float">
            <text:p>0.872319877147675</text:p>
          </table:table-cell>
          <table:table-cell table:number-columns-repeated="2"/>
        </table:table-row>
        <table:table-row table:style-name="ro1">
          <table:table-cell office:value-type="float" office:value="0.871249675750732" calcext:value-type="float">
            <text:p>0.871249675750732</text:p>
          </table:table-cell>
          <table:table-cell table:number-columns-repeated="2"/>
        </table:table-row>
        <table:table-row table:style-name="ro1">
          <table:table-cell office:value-type="float" office:value="0.878381907939911" calcext:value-type="float">
            <text:p>0.878381907939911</text:p>
          </table:table-cell>
          <table:table-cell table:number-columns-repeated="2"/>
        </table:table-row>
        <table:table-row table:style-name="ro1">
          <table:table-cell office:value-type="float" office:value="0.865682899951935" calcext:value-type="float">
            <text:p>0.865682899951935</text:p>
          </table:table-cell>
          <table:table-cell table:number-columns-repeated="2"/>
        </table:table-row>
        <table:table-row table:style-name="ro1">
          <table:table-cell office:value-type="float" office:value="0.853556394577026" calcext:value-type="float">
            <text:p>0.853556394577026</text:p>
          </table:table-cell>
          <table:table-cell table:number-columns-repeated="2"/>
        </table:table-row>
        <table:table-row table:style-name="ro1">
          <table:table-cell office:value-type="float" office:value="0.852242887020111" calcext:value-type="float">
            <text:p>0.852242887020111</text:p>
          </table:table-cell>
          <table:table-cell table:number-columns-repeated="2"/>
        </table:table-row>
        <table:table-row table:style-name="ro1">
          <table:table-cell office:value-type="float" office:value="0.876262724399567" calcext:value-type="float">
            <text:p>0.876262724399567</text:p>
          </table:table-cell>
          <table:table-cell table:number-columns-repeated="2"/>
        </table:table-row>
        <table:table-row table:style-name="ro1">
          <table:table-cell office:value-type="float" office:value="0.861268222332001" calcext:value-type="float">
            <text:p>0.861268222332001</text:p>
          </table:table-cell>
          <table:table-cell table:number-columns-repeated="2"/>
        </table:table-row>
        <table:table-row table:style-name="ro1">
          <table:table-cell office:value-type="float" office:value="0.869135558605194" calcext:value-type="float">
            <text:p>0.869135558605194</text:p>
          </table:table-cell>
          <table:table-cell table:number-columns-repeated="2"/>
        </table:table-row>
        <table:table-row table:style-name="ro1">
          <table:table-cell office:value-type="float" office:value="0.880818068981171" calcext:value-type="float">
            <text:p>0.880818068981171</text:p>
          </table:table-cell>
          <table:table-cell table:number-columns-repeated="2"/>
        </table:table-row>
        <table:table-row table:style-name="ro1">
          <table:table-cell office:value-type="float" office:value="0.890723288059235" calcext:value-type="float">
            <text:p>0.890723288059235</text:p>
          </table:table-cell>
          <table:table-cell table:number-columns-repeated="2"/>
        </table:table-row>
        <table:table-row table:style-name="ro1">
          <table:table-cell office:value-type="float" office:value="0.88053160905838" calcext:value-type="float">
            <text:p>0.88053160905838</text:p>
          </table:table-cell>
          <table:table-cell table:number-columns-repeated="2"/>
        </table:table-row>
        <table:table-row table:style-name="ro1">
          <table:table-cell office:value-type="float" office:value="0.872430086135864" calcext:value-type="float">
            <text:p>0.872430086135864</text:p>
          </table:table-cell>
          <table:table-cell table:number-columns-repeated="2"/>
        </table:table-row>
        <table:table-row table:style-name="ro1">
          <table:table-cell office:value-type="float" office:value="0.868616044521332" calcext:value-type="float">
            <text:p>0.868616044521332</text:p>
          </table:table-cell>
          <table:table-cell table:number-columns-repeated="2"/>
        </table:table-row>
        <table:table-row table:style-name="ro1">
          <table:table-cell office:value-type="float" office:value="0.879923462867737" calcext:value-type="float">
            <text:p>0.879923462867737</text:p>
          </table:table-cell>
          <table:table-cell table:number-columns-repeated="2"/>
        </table:table-row>
        <table:table-row table:style-name="ro1">
          <table:table-cell office:value-type="float" office:value="0.862123310565949" calcext:value-type="float">
            <text:p>0.862123310565949</text:p>
          </table:table-cell>
          <table:table-cell table:number-columns-repeated="2"/>
        </table:table-row>
        <table:table-row table:style-name="ro1">
          <table:table-cell office:value-type="float" office:value="0.836773455142975" calcext:value-type="float">
            <text:p>0.836773455142975</text:p>
          </table:table-cell>
          <table:table-cell table:number-columns-repeated="2"/>
        </table:table-row>
        <table:table-row table:style-name="ro1">
          <table:table-cell office:value-type="float" office:value="0.85492330789566" calcext:value-type="float">
            <text:p>0.85492330789566</text:p>
          </table:table-cell>
          <table:table-cell table:number-columns-repeated="2"/>
        </table:table-row>
        <table:table-row table:style-name="ro1">
          <table:table-cell office:value-type="float" office:value="0.873390972614288" calcext:value-type="float">
            <text:p>0.873390972614288</text:p>
          </table:table-cell>
          <table:table-cell table:number-columns-repeated="2"/>
        </table:table-row>
        <table:table-row table:style-name="ro1">
          <table:table-cell office:value-type="float" office:value="0.880655705928803" calcext:value-type="float">
            <text:p>0.880655705928803</text:p>
          </table:table-cell>
          <table:table-cell table:number-columns-repeated="2"/>
        </table:table-row>
        <table:table-row table:style-name="ro1">
          <table:table-cell office:value-type="float" office:value="0.892290711402893" calcext:value-type="float">
            <text:p>0.892290711402893</text:p>
          </table:table-cell>
          <table:table-cell table:number-columns-repeated="2"/>
        </table:table-row>
        <table:table-row table:style-name="ro1">
          <table:table-cell office:value-type="float" office:value="0.888004660606384" calcext:value-type="float">
            <text:p>0.888004660606384</text:p>
          </table:table-cell>
          <table:table-cell table:number-columns-repeated="2"/>
        </table:table-row>
        <table:table-row table:style-name="ro1">
          <table:table-cell office:value-type="float" office:value="0.892603874206543" calcext:value-type="float">
            <text:p>0.892603874206543</text:p>
          </table:table-cell>
          <table:table-cell table:number-columns-repeated="2"/>
        </table:table-row>
        <table:table-row table:style-name="ro1">
          <table:table-cell office:value-type="float" office:value="0.693767964839935" calcext:value-type="float">
            <text:p>0.693767964839935</text:p>
          </table:table-cell>
          <table:table-cell table:number-columns-repeated="2"/>
        </table:table-row>
        <table:table-row table:style-name="ro1">
          <table:table-cell office:value-type="float" office:value="0.278435528278351" calcext:value-type="float">
            <text:p>0.278435528278351</text:p>
          </table:table-cell>
          <table:table-cell table:number-columns-repeated="2"/>
        </table:table-row>
        <table:table-row table:style-name="ro1">
          <table:table-cell office:value-type="float" office:value="0.3418949842453" calcext:value-type="float">
            <text:p>0.3418949842453</text:p>
          </table:table-cell>
          <table:table-cell table:number-columns-repeated="2"/>
        </table:table-row>
        <table:table-row table:style-name="ro1">
          <table:table-cell office:value-type="float" office:value="0.287709653377533" calcext:value-type="float">
            <text:p>0.287709653377533</text:p>
          </table:table-cell>
          <table:table-cell table:number-columns-repeated="2"/>
        </table:table-row>
        <table:table-row table:style-name="ro1">
          <table:table-cell office:value-type="float" office:value="0.773305892944336" calcext:value-type="float">
            <text:p>0.773305892944336</text:p>
          </table:table-cell>
          <table:table-cell table:number-columns-repeated="2"/>
        </table:table-row>
        <table:table-row table:style-name="ro1">
          <table:table-cell office:value-type="float" office:value="0.278137385845184" calcext:value-type="float">
            <text:p>0.278137385845184</text:p>
          </table:table-cell>
          <table:table-cell table:number-columns-repeated="2"/>
        </table:table-row>
        <table:table-row table:style-name="ro1">
          <table:table-cell office:value-type="float" office:value="0.845115125179291" calcext:value-type="float">
            <text:p>0.845115125179291</text:p>
          </table:table-cell>
          <table:table-cell table:number-columns-repeated="2"/>
        </table:table-row>
        <table:table-row table:style-name="ro1">
          <table:table-cell office:value-type="float" office:value="0.360151618719101" calcext:value-type="float">
            <text:p>0.360151618719101</text:p>
          </table:table-cell>
          <table:table-cell table:number-columns-repeated="2"/>
        </table:table-row>
        <table:table-row table:style-name="ro1">
          <table:table-cell office:value-type="float" office:value="0.876261651515961" calcext:value-type="float">
            <text:p>0.876261651515961</text:p>
          </table:table-cell>
          <table:table-cell table:number-columns-repeated="2"/>
        </table:table-row>
        <table:table-row table:style-name="ro1">
          <table:table-cell office:value-type="float" office:value="0.362173557281494" calcext:value-type="float">
            <text:p>0.362173557281494</text:p>
          </table:table-cell>
          <table:table-cell table:number-columns-repeated="2"/>
        </table:table-row>
        <table:table-row table:style-name="ro1">
          <table:table-cell office:value-type="float" office:value="0.790626585483551" calcext:value-type="float">
            <text:p>0.790626585483551</text:p>
          </table:table-cell>
          <table:table-cell table:number-columns-repeated="2"/>
        </table:table-row>
        <table:table-row table:style-name="ro1">
          <table:table-cell office:value-type="float" office:value="0.341256856918335" calcext:value-type="float">
            <text:p>0.341256856918335</text:p>
          </table:table-cell>
          <table:table-cell table:number-columns-repeated="2"/>
        </table:table-row>
        <table:table-row table:style-name="ro1">
          <table:table-cell office:value-type="float" office:value="0.878005623817444" calcext:value-type="float">
            <text:p>0.878005623817444</text:p>
          </table:table-cell>
          <table:table-cell table:number-columns-repeated="2"/>
        </table:table-row>
        <table:table-row table:style-name="ro1">
          <table:table-cell office:value-type="float" office:value="0.360943973064423" calcext:value-type="float">
            <text:p>0.360943973064423</text:p>
          </table:table-cell>
          <table:table-cell table:number-columns-repeated="2"/>
        </table:table-row>
        <table:table-row table:style-name="ro1">
          <table:table-cell office:value-type="float" office:value="0.540300071239471" calcext:value-type="float">
            <text:p>0.540300071239471</text:p>
          </table:table-cell>
          <table:table-cell table:number-columns-repeated="2"/>
        </table:table-row>
        <table:table-row table:style-name="ro1">
          <table:table-cell office:value-type="float" office:value="0.334266245365143" calcext:value-type="float">
            <text:p>0.334266245365143</text:p>
          </table:table-cell>
          <table:table-cell table:number-columns-repeated="2"/>
        </table:table-row>
        <table:table-row table:style-name="ro1">
          <table:table-cell office:value-type="float" office:value="0.262019872665405" calcext:value-type="float">
            <text:p>0.262019872665405</text:p>
          </table:table-cell>
          <table:table-cell table:number-columns-repeated="2"/>
        </table:table-row>
        <table:table-row table:style-name="ro1">
          <table:table-cell office:value-type="float" office:value="0.393483310937882" calcext:value-type="float">
            <text:p>0.393483310937882</text:p>
          </table:table-cell>
          <table:table-cell table:number-columns-repeated="2"/>
        </table:table-row>
        <table:table-row table:style-name="ro1">
          <table:table-cell office:value-type="float" office:value="0.451036781072617" calcext:value-type="float">
            <text:p>0.451036781072617</text:p>
          </table:table-cell>
          <table:table-cell table:number-columns-repeated="2"/>
        </table:table-row>
        <table:table-row table:style-name="ro1">
          <table:table-cell office:value-type="float" office:value="0.462620466947556" calcext:value-type="float">
            <text:p>0.462620466947556</text:p>
          </table:table-cell>
          <table:table-cell table:number-columns-repeated="2"/>
        </table:table-row>
        <table:table-row table:style-name="ro1">
          <table:table-cell office:value-type="float" office:value="0.598895132541657" calcext:value-type="float">
            <text:p>0.598895132541657</text:p>
          </table:table-cell>
          <table:table-cell table:number-columns-repeated="2"/>
        </table:table-row>
        <table:table-row table:style-name="ro1">
          <table:table-cell office:value-type="float" office:value="0.469320446252823" calcext:value-type="float">
            <text:p>0.469320446252823</text:p>
          </table:table-cell>
          <table:table-cell table:number-columns-repeated="2"/>
        </table:table-row>
        <table:table-row table:style-name="ro1">
          <table:table-cell office:value-type="float" office:value="0.745373666286469" calcext:value-type="float">
            <text:p>0.745373666286469</text:p>
          </table:table-cell>
          <table:table-cell table:number-columns-repeated="2"/>
        </table:table-row>
        <table:table-row table:style-name="ro1">
          <table:table-cell office:value-type="float" office:value="0.481683254241943" calcext:value-type="float">
            <text:p>0.481683254241943</text:p>
          </table:table-cell>
          <table:table-cell table:number-columns-repeated="2"/>
        </table:table-row>
        <table:table-row table:style-name="ro1">
          <table:table-cell office:value-type="float" office:value="0.655625104904175" calcext:value-type="float">
            <text:p>0.655625104904175</text:p>
          </table:table-cell>
          <table:table-cell table:number-columns-repeated="2"/>
        </table:table-row>
        <table:table-row table:style-name="ro1">
          <table:table-cell office:value-type="float" office:value="0.503194510936737" calcext:value-type="float">
            <text:p>0.503194510936737</text:p>
          </table:table-cell>
          <table:table-cell table:number-columns-repeated="2"/>
        </table:table-row>
        <table:table-row table:style-name="ro1">
          <table:table-cell office:value-type="float" office:value="0.512923777103424" calcext:value-type="float">
            <text:p>0.512923777103424</text:p>
          </table:table-cell>
          <table:table-cell table:number-columns-repeated="2"/>
        </table:table-row>
        <table:table-row table:style-name="ro1">
          <table:table-cell office:value-type="float" office:value="0.398666977882385" calcext:value-type="float">
            <text:p>0.398666977882385</text:p>
          </table:table-cell>
          <table:table-cell table:number-columns-repeated="2"/>
        </table:table-row>
        <table:table-row table:style-name="ro1">
          <table:table-cell office:value-type="float" office:value="0.466851383447647" calcext:value-type="float">
            <text:p>0.466851383447647</text:p>
          </table:table-cell>
          <table:table-cell table:number-columns-repeated="2"/>
        </table:table-row>
        <table:table-row table:style-name="ro1">
          <table:table-cell office:value-type="float" office:value="0.494686484336853" calcext:value-type="float">
            <text:p>0.494686484336853</text:p>
          </table:table-cell>
          <table:table-cell table:number-columns-repeated="2"/>
        </table:table-row>
        <table:table-row table:style-name="ro1">
          <table:table-cell office:value-type="float" office:value="0.506412744522095" calcext:value-type="float">
            <text:p>0.506412744522095</text:p>
          </table:table-cell>
          <table:table-cell table:number-columns-repeated="2"/>
        </table:table-row>
        <table:table-row table:style-name="ro1">
          <table:table-cell office:value-type="float" office:value="0.445493072271347" calcext:value-type="float">
            <text:p>0.445493072271347</text:p>
          </table:table-cell>
          <table:table-cell table:number-columns-repeated="2"/>
        </table:table-row>
        <table:table-row table:style-name="ro1">
          <table:table-cell office:value-type="float" office:value="0.73022848367691" calcext:value-type="float">
            <text:p>0.73022848367691</text:p>
          </table:table-cell>
          <table:table-cell table:number-columns-repeated="2"/>
        </table:table-row>
        <table:table-row table:style-name="ro1">
          <table:table-cell office:value-type="float" office:value="0.403516680002212" calcext:value-type="float">
            <text:p>0.403516680002212</text:p>
          </table:table-cell>
          <table:table-cell table:number-columns-repeated="2"/>
        </table:table-row>
        <table:table-row table:style-name="ro1">
          <table:table-cell office:value-type="float" office:value="0.864244878292084" calcext:value-type="float">
            <text:p>0.864244878292084</text:p>
          </table:table-cell>
          <table:table-cell table:number-columns-repeated="2"/>
        </table:table-row>
        <table:table-row table:style-name="ro1">
          <table:table-cell office:value-type="float" office:value="0.370835155248642" calcext:value-type="float">
            <text:p>0.370835155248642</text:p>
          </table:table-cell>
          <table:table-cell table:number-columns-repeated="2"/>
        </table:table-row>
        <table:table-row table:style-name="ro1">
          <table:table-cell office:value-type="float" office:value="0.900422871112824" calcext:value-type="float">
            <text:p>0.900422871112824</text:p>
          </table:table-cell>
          <table:table-cell table:number-columns-repeated="2"/>
        </table:table-row>
        <table:table-row table:style-name="ro1">
          <table:table-cell office:value-type="float" office:value="0.338011890649796" calcext:value-type="float">
            <text:p>0.338011890649796</text:p>
          </table:table-cell>
          <table:table-cell table:number-columns-repeated="2"/>
        </table:table-row>
        <table:table-row table:style-name="ro1">
          <table:table-cell office:value-type="float" office:value="0.917160749435425" calcext:value-type="float">
            <text:p>0.917160749435425</text:p>
          </table:table-cell>
          <table:table-cell table:number-columns-repeated="2"/>
        </table:table-row>
        <table:table-row table:style-name="ro1">
          <table:table-cell office:value-type="float" office:value="0.315146237611771" calcext:value-type="float">
            <text:p>0.315146237611771</text:p>
          </table:table-cell>
          <table:table-cell table:number-columns-repeated="2"/>
        </table:table-row>
        <table:table-row table:style-name="ro1">
          <table:table-cell office:value-type="float" office:value="0.856996178627014" calcext:value-type="float">
            <text:p>0.856996178627014</text:p>
          </table:table-cell>
          <table:table-cell table:number-columns-repeated="2"/>
        </table:table-row>
        <table:table-row table:style-name="ro1">
          <table:table-cell office:value-type="float" office:value="0.275477111339569" calcext:value-type="float">
            <text:p>0.275477111339569</text:p>
          </table:table-cell>
          <table:table-cell table:number-columns-repeated="2"/>
        </table:table-row>
        <table:table-row table:style-name="ro1">
          <table:table-cell office:value-type="float" office:value="0.908412456512451" calcext:value-type="float">
            <text:p>0.908412456512451</text:p>
          </table:table-cell>
          <table:table-cell table:number-columns-repeated="2"/>
        </table:table-row>
        <table:table-row table:style-name="ro1">
          <table:table-cell office:value-type="float" office:value="0.365569680929184" calcext:value-type="float">
            <text:p>0.365569680929184</text:p>
          </table:table-cell>
          <table:table-cell table:number-columns-repeated="2"/>
        </table:table-row>
        <table:table-row table:style-name="ro1">
          <table:table-cell office:value-type="float" office:value="0.918238639831543" calcext:value-type="float">
            <text:p>0.918238639831543</text:p>
          </table:table-cell>
          <table:table-cell table:number-columns-repeated="2"/>
        </table:table-row>
        <table:table-row table:style-name="ro1">
          <table:table-cell office:value-type="float" office:value="0.366440922021866" calcext:value-type="float">
            <text:p>0.366440922021866</text:p>
          </table:table-cell>
          <table:table-cell table:number-columns-repeated="2"/>
        </table:table-row>
        <table:table-row table:style-name="ro1">
          <table:table-cell office:value-type="float" office:value="0.921566128730774" calcext:value-type="float">
            <text:p>0.921566128730774</text:p>
          </table:table-cell>
          <table:table-cell table:number-columns-repeated="2"/>
        </table:table-row>
        <table:table-row table:style-name="ro1">
          <table:table-cell office:value-type="float" office:value="0.321469664573669" calcext:value-type="float">
            <text:p>0.321469664573669</text:p>
          </table:table-cell>
          <table:table-cell table:number-columns-repeated="2"/>
        </table:table-row>
        <table:table-row table:style-name="ro1">
          <table:table-cell office:value-type="float" office:value="0.874267816543579" calcext:value-type="float">
            <text:p>0.874267816543579</text:p>
          </table:table-cell>
          <table:table-cell table:number-columns-repeated="2"/>
        </table:table-row>
        <table:table-row table:style-name="ro1">
          <table:table-cell office:value-type="float" office:value="0.322641998529434" calcext:value-type="float">
            <text:p>0.322641998529434</text:p>
          </table:table-cell>
          <table:table-cell table:number-columns-repeated="2"/>
        </table:table-row>
        <table:table-row table:style-name="ro1">
          <table:table-cell office:value-type="float" office:value="0.79175478219986" calcext:value-type="float">
            <text:p>0.79175478219986</text:p>
          </table:table-cell>
          <table:table-cell table:number-columns-repeated="2"/>
        </table:table-row>
        <table:table-row table:style-name="ro1">
          <table:table-cell office:value-type="float" office:value="0.322700142860413" calcext:value-type="float">
            <text:p>0.322700142860413</text:p>
          </table:table-cell>
          <table:table-cell table:number-columns-repeated="2"/>
        </table:table-row>
        <table:table-row table:style-name="ro1">
          <table:table-cell office:value-type="float" office:value="0.695572257041931" calcext:value-type="float">
            <text:p>0.695572257041931</text:p>
          </table:table-cell>
          <table:table-cell table:number-columns-repeated="2"/>
        </table:table-row>
        <table:table-row table:style-name="ro1">
          <table:table-cell office:value-type="float" office:value="0.376662045717239" calcext:value-type="float">
            <text:p>0.376662045717239</text:p>
          </table:table-cell>
          <table:table-cell table:number-columns-repeated="2"/>
        </table:table-row>
        <table:table-row table:style-name="ro1">
          <table:table-cell office:value-type="float" office:value="0.826991498470306" calcext:value-type="float">
            <text:p>0.826991498470306</text:p>
          </table:table-cell>
          <table:table-cell table:number-columns-repeated="2"/>
        </table:table-row>
        <table:table-row table:style-name="ro1">
          <table:table-cell office:value-type="float" office:value="0.378514528274536" calcext:value-type="float">
            <text:p>0.378514528274536</text:p>
          </table:table-cell>
          <table:table-cell table:number-columns-repeated="2"/>
        </table:table-row>
        <table:table-row table:style-name="ro1">
          <table:table-cell office:value-type="float" office:value="0.860763370990753" calcext:value-type="float">
            <text:p>0.860763370990753</text:p>
          </table:table-cell>
          <table:table-cell table:number-columns-repeated="2"/>
        </table:table-row>
        <table:table-row table:style-name="ro1">
          <table:table-cell office:value-type="float" office:value="0.378128081560135" calcext:value-type="float">
            <text:p>0.378128081560135</text:p>
          </table:table-cell>
          <table:table-cell table:number-columns-repeated="2"/>
        </table:table-row>
        <table:table-row table:style-name="ro1">
          <table:table-cell office:value-type="float" office:value="0.88394296169281" calcext:value-type="float">
            <text:p>0.88394296169281</text:p>
          </table:table-cell>
          <table:table-cell table:number-columns-repeated="2"/>
        </table:table-row>
        <table:table-row table:style-name="ro1">
          <table:table-cell office:value-type="float" office:value="0.38237452507019" calcext:value-type="float">
            <text:p>0.38237452507019</text:p>
          </table:table-cell>
          <table:table-cell table:number-columns-repeated="2"/>
        </table:table-row>
        <table:table-row table:style-name="ro1">
          <table:table-cell office:value-type="float" office:value="0.893361210823059" calcext:value-type="float">
            <text:p>0.893361210823059</text:p>
          </table:table-cell>
          <table:table-cell table:number-columns-repeated="2"/>
        </table:table-row>
        <table:table-row table:style-name="ro1">
          <table:table-cell office:value-type="float" office:value="0.379995614290237" calcext:value-type="float">
            <text:p>0.379995614290237</text:p>
          </table:table-cell>
          <table:table-cell table:number-columns-repeated="2"/>
        </table:table-row>
        <table:table-row table:style-name="ro1">
          <table:table-cell office:value-type="float" office:value="0.895187258720398" calcext:value-type="float">
            <text:p>0.895187258720398</text:p>
          </table:table-cell>
          <table:table-cell table:number-columns-repeated="2"/>
        </table:table-row>
        <table:table-row table:style-name="ro1">
          <table:table-cell office:value-type="float" office:value="0.381489545106888" calcext:value-type="float">
            <text:p>0.381489545106888</text:p>
          </table:table-cell>
          <table:table-cell table:number-columns-repeated="2"/>
        </table:table-row>
        <table:table-row table:style-name="ro1">
          <table:table-cell office:value-type="float" office:value="0.870131254196167" calcext:value-type="float">
            <text:p>0.870131254196167</text:p>
          </table:table-cell>
          <table:table-cell table:number-columns-repeated="2"/>
        </table:table-row>
        <table:table-row table:style-name="ro1">
          <table:table-cell office:value-type="float" office:value="0.382016599178314" calcext:value-type="float">
            <text:p>0.382016599178314</text:p>
          </table:table-cell>
          <table:table-cell table:number-columns-repeated="2"/>
        </table:table-row>
        <table:table-row table:style-name="ro1">
          <table:table-cell office:value-type="float" office:value="0.785102665424347" calcext:value-type="float">
            <text:p>0.785102665424347</text:p>
          </table:table-cell>
          <table:table-cell table:number-columns-repeated="2"/>
        </table:table-row>
        <table:table-row table:style-name="ro1">
          <table:table-cell office:value-type="float" office:value="0.3821921646595" calcext:value-type="float">
            <text:p>0.3821921646595</text:p>
          </table:table-cell>
          <table:table-cell table:number-columns-repeated="2"/>
        </table:table-row>
        <table:table-row table:style-name="ro1">
          <table:table-cell office:value-type="float" office:value="0.692236065864563" calcext:value-type="float">
            <text:p>0.692236065864563</text:p>
          </table:table-cell>
          <table:table-cell table:number-columns-repeated="2"/>
        </table:table-row>
        <table:table-row table:style-name="ro1">
          <table:table-cell office:value-type="float" office:value="0.384834289550781" calcext:value-type="float">
            <text:p>0.384834289550781</text:p>
          </table:table-cell>
          <table:table-cell table:number-columns-repeated="2"/>
        </table:table-row>
        <table:table-row table:style-name="ro1">
          <table:table-cell office:value-type="float" office:value="0.768794119358063" calcext:value-type="float">
            <text:p>0.768794119358063</text:p>
          </table:table-cell>
          <table:table-cell table:number-columns-repeated="2"/>
        </table:table-row>
        <table:table-row table:style-name="ro1">
          <table:table-cell office:value-type="float" office:value="0.386360615491867" calcext:value-type="float">
            <text:p>0.386360615491867</text:p>
          </table:table-cell>
          <table:table-cell table:number-columns-repeated="2"/>
        </table:table-row>
        <table:table-row table:style-name="ro1">
          <table:table-cell office:value-type="float" office:value="0.731691241264343" calcext:value-type="float">
            <text:p>0.731691241264343</text:p>
          </table:table-cell>
          <table:table-cell table:number-columns-repeated="2"/>
        </table:table-row>
        <table:table-row table:style-name="ro1">
          <table:table-cell office:value-type="float" office:value="0.385510802268982" calcext:value-type="float">
            <text:p>0.385510802268982</text:p>
          </table:table-cell>
          <table:table-cell table:number-columns-repeated="2"/>
        </table:table-row>
        <table:table-row table:style-name="ro1">
          <table:table-cell office:value-type="float" office:value="0.787319779396057" calcext:value-type="float">
            <text:p>0.787319779396057</text:p>
          </table:table-cell>
          <table:table-cell table:number-columns-repeated="2"/>
        </table:table-row>
        <table:table-row table:style-name="ro1">
          <table:table-cell office:value-type="float" office:value="0.38664922118187" calcext:value-type="float">
            <text:p>0.38664922118187</text:p>
          </table:table-cell>
          <table:table-cell table:number-columns-repeated="2"/>
        </table:table-row>
        <table:table-row table:style-name="ro1">
          <table:table-cell office:value-type="float" office:value="0.887235999107361" calcext:value-type="float">
            <text:p>0.887235999107361</text:p>
          </table:table-cell>
          <table:table-cell table:number-columns-repeated="2"/>
        </table:table-row>
        <table:table-row table:style-name="ro1">
          <table:table-cell office:value-type="float" office:value="0.364326626062393" calcext:value-type="float">
            <text:p>0.364326626062393</text:p>
          </table:table-cell>
          <table:table-cell table:number-columns-repeated="2"/>
        </table:table-row>
        <table:table-row table:style-name="ro1">
          <table:table-cell office:value-type="float" office:value="0.869154691696167" calcext:value-type="float">
            <text:p>0.869154691696167</text:p>
          </table:table-cell>
          <table:table-cell table:number-columns-repeated="2"/>
        </table:table-row>
        <table:table-row table:style-name="ro1">
          <table:table-cell office:value-type="float" office:value="0.367776393890381" calcext:value-type="float">
            <text:p>0.367776393890381</text:p>
          </table:table-cell>
          <table:table-cell table:number-columns-repeated="2"/>
        </table:table-row>
        <table:table-row table:style-name="ro1">
          <table:table-cell office:value-type="float" office:value="0.888682007789612" calcext:value-type="float">
            <text:p>0.888682007789612</text:p>
          </table:table-cell>
          <table:table-cell table:number-columns-repeated="2"/>
        </table:table-row>
        <table:table-row table:style-name="ro1">
          <table:table-cell office:value-type="float" office:value="0.368878304958343" calcext:value-type="float">
            <text:p>0.368878304958343</text:p>
          </table:table-cell>
          <table:table-cell table:number-columns-repeated="2"/>
        </table:table-row>
        <table:table-row table:style-name="ro1">
          <table:table-cell office:value-type="float" office:value="0.788405954837799" calcext:value-type="float">
            <text:p>0.788405954837799</text:p>
          </table:table-cell>
          <table:table-cell table:number-columns-repeated="2"/>
        </table:table-row>
        <table:table-row table:style-name="ro1">
          <table:table-cell office:value-type="float" office:value="0.367369502782822" calcext:value-type="float">
            <text:p>0.367369502782822</text:p>
          </table:table-cell>
          <table:table-cell table:number-columns-repeated="2"/>
        </table:table-row>
        <table:table-row table:style-name="ro1">
          <table:table-cell office:value-type="float" office:value="0.837641358375549" calcext:value-type="float">
            <text:p>0.837641358375549</text:p>
          </table:table-cell>
          <table:table-cell table:number-columns-repeated="2"/>
        </table:table-row>
        <table:table-row table:style-name="ro1">
          <table:table-cell office:value-type="float" office:value="0.3652024269104" calcext:value-type="float">
            <text:p>0.3652024269104</text:p>
          </table:table-cell>
          <table:table-cell table:number-columns-repeated="2"/>
        </table:table-row>
        <table:table-row table:style-name="ro1">
          <table:table-cell office:value-type="float" office:value="0.623382210731506" calcext:value-type="float">
            <text:p>0.623382210731506</text:p>
          </table:table-cell>
          <table:table-cell table:number-columns-repeated="2"/>
        </table:table-row>
        <table:table-row table:style-name="ro1">
          <table:table-cell office:value-type="float" office:value="0.361277580261231" calcext:value-type="float">
            <text:p>0.361277580261231</text:p>
          </table:table-cell>
          <table:table-cell table:number-columns-repeated="2"/>
        </table:table-row>
        <table:table-row table:style-name="ro1">
          <table:table-cell office:value-type="float" office:value="0.359576761722565" calcext:value-type="float">
            <text:p>0.359576761722565</text:p>
          </table:table-cell>
          <table:table-cell table:number-columns-repeated="2"/>
        </table:table-row>
        <table:table-row table:style-name="ro1">
          <table:table-cell office:value-type="float" office:value="0.395543485879898" calcext:value-type="float">
            <text:p>0.395543485879898</text:p>
          </table:table-cell>
          <table:table-cell table:number-columns-repeated="2"/>
        </table:table-row>
        <table:table-row table:style-name="ro1">
          <table:table-cell office:value-type="float" office:value="0.340320438146591" calcext:value-type="float">
            <text:p>0.340320438146591</text:p>
          </table:table-cell>
          <table:table-cell table:number-columns-repeated="2"/>
        </table:table-row>
        <table:table-row table:style-name="ro1">
          <table:table-cell office:value-type="float" office:value="0.341789662837982" calcext:value-type="float">
            <text:p>0.341789662837982</text:p>
          </table:table-cell>
          <table:table-cell table:number-columns-repeated="2"/>
        </table:table-row>
        <table:table-row table:style-name="ro1">
          <table:table-cell office:value-type="float" office:value="0.338568508625031" calcext:value-type="float">
            <text:p>0.338568508625031</text:p>
          </table:table-cell>
          <table:table-cell table:number-columns-repeated="2"/>
        </table:table-row>
        <table:table-row table:style-name="ro1">
          <table:table-cell office:value-type="float" office:value="0.334916651248932" calcext:value-type="float">
            <text:p>0.334916651248932</text:p>
          </table:table-cell>
          <table:table-cell table:number-columns-repeated="2"/>
        </table:table-row>
        <table:table-row table:style-name="ro1">
          <table:table-cell office:value-type="float" office:value="0.395853042602539" calcext:value-type="float">
            <text:p>0.395853042602539</text:p>
          </table:table-cell>
          <table:table-cell table:number-columns-repeated="2"/>
        </table:table-row>
        <table:table-row table:style-name="ro1">
          <table:table-cell office:value-type="float" office:value="0.690205931663513" calcext:value-type="float">
            <text:p>0.690205931663513</text:p>
          </table:table-cell>
          <table:table-cell table:number-columns-repeated="2"/>
        </table:table-row>
        <table:table-row table:style-name="ro1">
          <table:table-cell office:value-type="float" office:value="0.384335398674011" calcext:value-type="float">
            <text:p>0.384335398674011</text:p>
          </table:table-cell>
          <table:table-cell table:number-columns-repeated="2"/>
        </table:table-row>
        <table:table-row table:style-name="ro1">
          <table:table-cell office:value-type="float" office:value="0.903615951538086" calcext:value-type="float">
            <text:p>0.903615951538086</text:p>
          </table:table-cell>
          <table:table-cell table:number-columns-repeated="2"/>
        </table:table-row>
        <table:table-row table:style-name="ro1">
          <table:table-cell office:value-type="float" office:value="0.373853296041489" calcext:value-type="float">
            <text:p>0.373853296041489</text:p>
          </table:table-cell>
          <table:table-cell table:number-columns-repeated="2"/>
        </table:table-row>
        <table:table-row table:style-name="ro1">
          <table:table-cell office:value-type="float" office:value="0.611038148403168" calcext:value-type="float">
            <text:p>0.611038148403168</text:p>
          </table:table-cell>
          <table:table-cell table:number-columns-repeated="2"/>
        </table:table-row>
        <table:table-row table:style-name="ro1">
          <table:table-cell office:value-type="float" office:value="0.37074214220047" calcext:value-type="float">
            <text:p>0.37074214220047</text:p>
          </table:table-cell>
          <table:table-cell table:number-columns-repeated="2"/>
        </table:table-row>
        <table:table-row table:style-name="ro1">
          <table:table-cell office:value-type="float" office:value="0.371962666511536" calcext:value-type="float">
            <text:p>0.371962666511536</text:p>
          </table:table-cell>
          <table:table-cell table:number-columns-repeated="2"/>
        </table:table-row>
        <table:table-row table:style-name="ro1">
          <table:table-cell office:value-type="float" office:value="0.378740161657333" calcext:value-type="float">
            <text:p>0.378740161657333</text:p>
          </table:table-cell>
          <table:table-cell table:number-columns-repeated="2"/>
        </table:table-row>
        <table:table-row table:style-name="ro1">
          <table:table-cell office:value-type="float" office:value="0.383363902568817" calcext:value-type="float">
            <text:p>0.383363902568817</text:p>
          </table:table-cell>
          <table:table-cell table:number-columns-repeated="2"/>
        </table:table-row>
        <table:table-row table:style-name="ro1">
          <table:table-cell office:value-type="float" office:value="0.309356033802033" calcext:value-type="float">
            <text:p>0.309356033802033</text:p>
          </table:table-cell>
          <table:table-cell table:number-columns-repeated="2"/>
        </table:table-row>
        <table:table-row table:style-name="ro1">
          <table:table-cell office:value-type="float" office:value="0.309396028518677" calcext:value-type="float">
            <text:p>0.309396028518677</text:p>
          </table:table-cell>
          <table:table-cell table:number-columns-repeated="2"/>
        </table:table-row>
        <table:table-row table:style-name="ro1">
          <table:table-cell office:value-type="float" office:value="0.304933309555054" calcext:value-type="float">
            <text:p>0.304933309555054</text:p>
          </table:table-cell>
          <table:table-cell table:number-columns-repeated="2"/>
        </table:table-row>
        <table:table-row table:style-name="ro1">
          <table:table-cell office:value-type="float" office:value="0.308572322130203" calcext:value-type="float">
            <text:p>0.308572322130203</text:p>
          </table:table-cell>
          <table:table-cell table:number-columns-repeated="2"/>
        </table:table-row>
        <table:table-row table:style-name="ro1">
          <table:table-cell office:value-type="float" office:value="0.304032921791077" calcext:value-type="float">
            <text:p>0.304032921791077</text:p>
          </table:table-cell>
          <table:table-cell table:number-columns-repeated="2"/>
        </table:table-row>
        <table:table-row table:style-name="ro1">
          <table:table-cell office:value-type="float" office:value="0.506047070026398" calcext:value-type="float">
            <text:p>0.506047070026398</text:p>
          </table:table-cell>
          <table:table-cell table:number-columns-repeated="2"/>
        </table:table-row>
        <table:table-row table:style-name="ro1">
          <table:table-cell office:value-type="float" office:value="0.298243790864944" calcext:value-type="float">
            <text:p>0.298243790864944</text:p>
          </table:table-cell>
          <table:table-cell table:number-columns-repeated="2"/>
        </table:table-row>
        <table:table-row table:style-name="ro1">
          <table:table-cell office:value-type="float" office:value="0.50087958574295" calcext:value-type="float">
            <text:p>0.50087958574295</text:p>
          </table:table-cell>
          <table:table-cell table:number-columns-repeated="2"/>
        </table:table-row>
        <table:table-row table:style-name="ro1">
          <table:table-cell office:value-type="float" office:value="0.301760941743851" calcext:value-type="float">
            <text:p>0.301760941743851</text:p>
          </table:table-cell>
          <table:table-cell table:number-columns-repeated="2"/>
        </table:table-row>
        <table:table-row table:style-name="ro1">
          <table:table-cell office:value-type="float" office:value="0.440123289823532" calcext:value-type="float">
            <text:p>0.440123289823532</text:p>
          </table:table-cell>
          <table:table-cell table:number-columns-repeated="2"/>
        </table:table-row>
        <table:table-row table:style-name="ro1">
          <table:table-cell office:value-type="float" office:value="0.312132745981216" calcext:value-type="float">
            <text:p>0.312132745981216</text:p>
          </table:table-cell>
          <table:table-cell table:number-columns-repeated="2"/>
        </table:table-row>
        <table:table-row table:style-name="ro1">
          <table:table-cell office:value-type="float" office:value="0.346108764410019" calcext:value-type="float">
            <text:p>0.346108764410019</text:p>
          </table:table-cell>
          <table:table-cell table:number-columns-repeated="2"/>
        </table:table-row>
        <table:table-row table:style-name="ro1">
          <table:table-cell office:value-type="float" office:value="0.311483651399612" calcext:value-type="float">
            <text:p>0.311483651399612</text:p>
          </table:table-cell>
          <table:table-cell table:number-columns-repeated="2"/>
        </table:table-row>
        <table:table-row table:style-name="ro1">
          <table:table-cell office:value-type="float" office:value="0.263285398483276" calcext:value-type="float">
            <text:p>0.263285398483276</text:p>
          </table:table-cell>
          <table:table-cell table:number-columns-repeated="2"/>
        </table:table-row>
        <table:table-row table:style-name="ro1">
          <table:table-cell office:value-type="float" office:value="0.309617668390274" calcext:value-type="float">
            <text:p>0.309617668390274</text:p>
          </table:table-cell>
          <table:table-cell table:number-columns-repeated="2"/>
        </table:table-row>
        <table:table-row table:style-name="ro1">
          <table:table-cell office:value-type="float" office:value="0.306819230318069" calcext:value-type="float">
            <text:p>0.306819230318069</text:p>
          </table:table-cell>
          <table:table-cell table:number-columns-repeated="2"/>
        </table:table-row>
        <table:table-row table:style-name="ro1">
          <table:table-cell office:value-type="float" office:value="0.608550608158112" calcext:value-type="float">
            <text:p>0.608550608158112</text:p>
          </table:table-cell>
          <table:table-cell table:number-columns-repeated="2"/>
        </table:table-row>
        <table:table-row table:style-name="ro1">
          <table:table-cell office:value-type="float" office:value="0.305657267570496" calcext:value-type="float">
            <text:p>0.305657267570496</text:p>
          </table:table-cell>
          <table:table-cell table:number-columns-repeated="2"/>
        </table:table-row>
        <table:table-row table:style-name="ro1">
          <table:table-cell office:value-type="float" office:value="0.862084209918976" calcext:value-type="float">
            <text:p>0.862084209918976</text:p>
          </table:table-cell>
          <table:table-cell table:number-columns-repeated="2"/>
        </table:table-row>
        <table:table-row table:style-name="ro1">
          <table:table-cell office:value-type="float" office:value="0.305552870035171" calcext:value-type="float">
            <text:p>0.305552870035171</text:p>
          </table:table-cell>
          <table:table-cell table:number-columns-repeated="2"/>
        </table:table-row>
        <table:table-row table:style-name="ro1">
          <table:table-cell office:value-type="float" office:value="0.856898725032806" calcext:value-type="float">
            <text:p>0.856898725032806</text:p>
          </table:table-cell>
          <table:table-cell table:number-columns-repeated="2"/>
        </table:table-row>
        <table:table-row table:style-name="ro1">
          <table:table-cell office:value-type="float" office:value="0.306045651435852" calcext:value-type="float">
            <text:p>0.306045651435852</text:p>
          </table:table-cell>
          <table:table-cell table:number-columns-repeated="2"/>
        </table:table-row>
        <table:table-row table:style-name="ro1">
          <table:table-cell office:value-type="float" office:value="0.573851943016052" calcext:value-type="float">
            <text:p>0.573851943016052</text:p>
          </table:table-cell>
          <table:table-cell table:number-columns-repeated="2"/>
        </table:table-row>
        <table:table-row table:style-name="ro1">
          <table:table-cell office:value-type="float" office:value="0.30633470416069" calcext:value-type="float">
            <text:p>0.30633470416069</text:p>
          </table:table-cell>
          <table:table-cell table:number-columns-repeated="2"/>
        </table:table-row>
        <table:table-row table:style-name="ro1">
          <table:table-cell office:value-type="float" office:value="0.649919450283051" calcext:value-type="float">
            <text:p>0.649919450283051</text:p>
          </table:table-cell>
          <table:table-cell table:number-columns-repeated="2"/>
        </table:table-row>
        <table:table-row table:style-name="ro1">
          <table:table-cell office:value-type="float" office:value="0.308490604162216" calcext:value-type="float">
            <text:p>0.308490604162216</text:p>
          </table:table-cell>
          <table:table-cell table:number-columns-repeated="2"/>
        </table:table-row>
        <table:table-row table:style-name="ro1">
          <table:table-cell office:value-type="float" office:value="0.308740794658661" calcext:value-type="float">
            <text:p>0.308740794658661</text:p>
          </table:table-cell>
          <table:table-cell table:number-columns-repeated="2"/>
        </table:table-row>
        <table:table-row table:style-name="ro1">
          <table:table-cell office:value-type="float" office:value="0.31057819724083" calcext:value-type="float">
            <text:p>0.31057819724083</text:p>
          </table:table-cell>
          <table:table-cell table:number-columns-repeated="2"/>
        </table:table-row>
        <table:table-row table:style-name="ro1">
          <table:table-cell office:value-type="float" office:value="0.31080836057663" calcext:value-type="float">
            <text:p>0.31080836057663</text:p>
          </table:table-cell>
          <table:table-cell table:number-columns-repeated="2"/>
        </table:table-row>
        <table:table-row table:style-name="ro1">
          <table:table-cell office:value-type="float" office:value="0.311707437038422" calcext:value-type="float">
            <text:p>0.311707437038422</text:p>
          </table:table-cell>
          <table:table-cell table:number-columns-repeated="2"/>
        </table:table-row>
        <table:table-row table:style-name="ro1">
          <table:table-cell office:value-type="float" office:value="0.745263159275055" calcext:value-type="float">
            <text:p>0.745263159275055</text:p>
          </table:table-cell>
          <table:table-cell table:number-columns-repeated="2"/>
        </table:table-row>
        <table:table-row table:style-name="ro1">
          <table:table-cell office:value-type="float" office:value="0.315068662166595" calcext:value-type="float">
            <text:p>0.315068662166595</text:p>
          </table:table-cell>
          <table:table-cell table:number-columns-repeated="2"/>
        </table:table-row>
        <table:table-row table:style-name="ro1">
          <table:table-cell office:value-type="float" office:value="0.850265204906464" calcext:value-type="float">
            <text:p>0.850265204906464</text:p>
          </table:table-cell>
          <table:table-cell table:number-columns-repeated="2"/>
        </table:table-row>
        <table:table-row table:style-name="ro1">
          <table:table-cell office:value-type="float" office:value="0.314631223678589" calcext:value-type="float">
            <text:p>0.314631223678589</text:p>
          </table:table-cell>
          <table:table-cell table:number-columns-repeated="2"/>
        </table:table-row>
        <table:table-row table:style-name="ro1">
          <table:table-cell office:value-type="float" office:value="0.82905250787735" calcext:value-type="float">
            <text:p>0.82905250787735</text:p>
          </table:table-cell>
          <table:table-cell table:number-columns-repeated="2"/>
        </table:table-row>
        <table:table-row table:style-name="ro1">
          <table:table-cell office:value-type="float" office:value="0.314166337251663" calcext:value-type="float">
            <text:p>0.314166337251663</text:p>
          </table:table-cell>
          <table:table-cell table:number-columns-repeated="2"/>
        </table:table-row>
        <table:table-row table:style-name="ro1">
          <table:table-cell office:value-type="float" office:value="0.78241103887558" calcext:value-type="float">
            <text:p>0.78241103887558</text:p>
          </table:table-cell>
          <table:table-cell table:number-columns-repeated="2"/>
        </table:table-row>
        <table:table-row table:style-name="ro1">
          <table:table-cell office:value-type="float" office:value="0.313488602638245" calcext:value-type="float">
            <text:p>0.313488602638245</text:p>
          </table:table-cell>
          <table:table-cell table:number-columns-repeated="2"/>
        </table:table-row>
        <table:table-row table:style-name="ro1">
          <table:table-cell office:value-type="float" office:value="0.684714376926422" calcext:value-type="float">
            <text:p>0.684714376926422</text:p>
          </table:table-cell>
          <table:table-cell table:number-columns-repeated="2"/>
        </table:table-row>
        <table:table-row table:style-name="ro1">
          <table:table-cell office:value-type="float" office:value="0.312897264957428" calcext:value-type="float">
            <text:p>0.312897264957428</text:p>
          </table:table-cell>
          <table:table-cell table:number-columns-repeated="2"/>
        </table:table-row>
        <table:table-row table:style-name="ro1">
          <table:table-cell office:value-type="float" office:value="0.312139838933945" calcext:value-type="float">
            <text:p>0.312139838933945</text:p>
          </table:table-cell>
          <table:table-cell table:number-columns-repeated="2"/>
        </table:table-row>
        <table:table-row table:style-name="ro1">
          <table:table-cell office:value-type="float" office:value="0.313296169042587" calcext:value-type="float">
            <text:p>0.313296169042587</text:p>
          </table:table-cell>
          <table:table-cell table:number-columns-repeated="2"/>
        </table:table-row>
        <table:table-row table:style-name="ro1">
          <table:table-cell office:value-type="float" office:value="0.313216745853424" calcext:value-type="float">
            <text:p>0.313216745853424</text:p>
          </table:table-cell>
          <table:table-cell table:number-columns-repeated="2"/>
        </table:table-row>
        <table:table-row table:style-name="ro1">
          <table:table-cell office:value-type="float" office:value="0.312562346458435" calcext:value-type="float">
            <text:p>0.312562346458435</text:p>
          </table:table-cell>
          <table:table-cell table:number-columns-repeated="2"/>
        </table:table-row>
        <table:table-row table:style-name="ro1">
          <table:table-cell office:value-type="float" office:value="0.312239199876785" calcext:value-type="float">
            <text:p>0.312239199876785</text:p>
          </table:table-cell>
          <table:table-cell table:number-columns-repeated="2"/>
        </table:table-row>
        <table:table-row table:style-name="ro1">
          <table:table-cell office:value-type="float" office:value="0.810568451881409" calcext:value-type="float">
            <text:p>0.810568451881409</text:p>
          </table:table-cell>
          <table:table-cell table:number-columns-repeated="2"/>
        </table:table-row>
        <table:table-row table:style-name="ro1">
          <table:table-cell office:value-type="float" office:value="0.313597440719604" calcext:value-type="float">
            <text:p>0.313597440719604</text:p>
          </table:table-cell>
          <table:table-cell table:number-columns-repeated="2"/>
        </table:table-row>
        <table:table-row table:style-name="ro1">
          <table:table-cell office:value-type="float" office:value="0.856961786746979" calcext:value-type="float">
            <text:p>0.856961786746979</text:p>
          </table:table-cell>
          <table:table-cell table:number-columns-repeated="2"/>
        </table:table-row>
        <table:table-row table:style-name="ro1">
          <table:table-cell office:value-type="float" office:value="0.302906960248947" calcext:value-type="float">
            <text:p>0.302906960248947</text:p>
          </table:table-cell>
          <table:table-cell table:number-columns-repeated="2"/>
        </table:table-row>
        <table:table-row table:style-name="ro1">
          <table:table-cell office:value-type="float" office:value="0.848154246807098" calcext:value-type="float">
            <text:p>0.848154246807098</text:p>
          </table:table-cell>
          <table:table-cell table:number-columns-repeated="2"/>
        </table:table-row>
        <table:table-row table:style-name="ro1">
          <table:table-cell office:value-type="float" office:value="0.455125153064728" calcext:value-type="float">
            <text:p>0.455125153064728</text:p>
          </table:table-cell>
          <table:table-cell table:number-columns-repeated="2"/>
        </table:table-row>
        <table:table-row table:style-name="ro1">
          <table:table-cell office:value-type="float" office:value="0.829534530639648" calcext:value-type="float">
            <text:p>0.829534530639648</text:p>
          </table:table-cell>
          <table:table-cell table:number-columns-repeated="2"/>
        </table:table-row>
        <table:table-row table:style-name="ro1">
          <table:table-cell office:value-type="float" office:value="0.453702479600906" calcext:value-type="float">
            <text:p>0.453702479600906</text:p>
          </table:table-cell>
          <table:table-cell table:number-columns-repeated="2"/>
        </table:table-row>
        <table:table-row table:style-name="ro1">
          <table:table-cell office:value-type="float" office:value="0.879759132862091" calcext:value-type="float">
            <text:p>0.879759132862091</text:p>
          </table:table-cell>
          <table:table-cell table:number-columns-repeated="2"/>
        </table:table-row>
        <table:table-row table:style-name="ro1">
          <table:table-cell office:value-type="float" office:value="0.453423529863358" calcext:value-type="float">
            <text:p>0.453423529863358</text:p>
          </table:table-cell>
          <table:table-cell table:number-columns-repeated="2"/>
        </table:table-row>
        <table:table-row table:style-name="ro1">
          <table:table-cell office:value-type="float" office:value="0.897484362125397" calcext:value-type="float">
            <text:p>0.897484362125397</text:p>
          </table:table-cell>
          <table:table-cell table:number-columns-repeated="2"/>
        </table:table-row>
        <table:table-row table:style-name="ro1">
          <table:table-cell office:value-type="float" office:value="0.451846033334732" calcext:value-type="float">
            <text:p>0.451846033334732</text:p>
          </table:table-cell>
          <table:table-cell table:number-columns-repeated="2"/>
        </table:table-row>
        <table:table-row table:style-name="ro1">
          <table:table-cell office:value-type="float" office:value="0.879195690155029" calcext:value-type="float">
            <text:p>0.879195690155029</text:p>
          </table:table-cell>
          <table:table-cell table:number-columns-repeated="2"/>
        </table:table-row>
        <table:table-row table:style-name="ro1">
          <table:table-cell office:value-type="float" office:value="0.449572533369064" calcext:value-type="float">
            <text:p>0.449572533369064</text:p>
          </table:table-cell>
          <table:table-cell table:number-columns-repeated="2"/>
        </table:table-row>
        <table:table-row table:style-name="ro1">
          <table:table-cell office:value-type="float" office:value="0.911859333515167" calcext:value-type="float">
            <text:p>0.911859333515167</text:p>
          </table:table-cell>
          <table:table-cell table:number-columns-repeated="2"/>
        </table:table-row>
        <table:table-row table:style-name="ro1">
          <table:table-cell office:value-type="float" office:value="0.452139496803284" calcext:value-type="float">
            <text:p>0.452139496803284</text:p>
          </table:table-cell>
          <table:table-cell table:number-columns-repeated="2"/>
        </table:table-row>
        <table:table-row table:style-name="ro1">
          <table:table-cell office:value-type="float" office:value="0.904639482498169" calcext:value-type="float">
            <text:p>0.904639482498169</text:p>
          </table:table-cell>
          <table:table-cell table:number-columns-repeated="2"/>
        </table:table-row>
        <table:table-row table:style-name="ro1">
          <table:table-cell office:value-type="float" office:value="0.44940322637558" calcext:value-type="float">
            <text:p>0.44940322637558</text:p>
          </table:table-cell>
          <table:table-cell table:number-columns-repeated="2"/>
        </table:table-row>
        <table:table-row table:style-name="ro1">
          <table:table-cell office:value-type="float" office:value="0.895026385784149" calcext:value-type="float">
            <text:p>0.895026385784149</text:p>
          </table:table-cell>
          <table:table-cell table:number-columns-repeated="2"/>
        </table:table-row>
        <table:table-row table:style-name="ro1">
          <table:table-cell office:value-type="float" office:value="0.448574870824814" calcext:value-type="float">
            <text:p>0.448574870824814</text:p>
          </table:table-cell>
          <table:table-cell table:number-columns-repeated="2"/>
        </table:table-row>
        <table:table-row table:style-name="ro1">
          <table:table-cell office:value-type="float" office:value="0.894105732440949" calcext:value-type="float">
            <text:p>0.894105732440949</text:p>
          </table:table-cell>
          <table:table-cell table:number-columns-repeated="2"/>
        </table:table-row>
        <table:table-row table:style-name="ro1">
          <table:table-cell office:value-type="float" office:value="0.447018384933472" calcext:value-type="float">
            <text:p>0.447018384933472</text:p>
          </table:table-cell>
          <table:table-cell table:number-columns-repeated="2"/>
        </table:table-row>
        <table:table-row table:style-name="ro1">
          <table:table-cell office:value-type="float" office:value="0.851384103298187" calcext:value-type="float">
            <text:p>0.851384103298187</text:p>
          </table:table-cell>
          <table:table-cell table:number-columns-repeated="2"/>
        </table:table-row>
        <table:table-row table:style-name="ro1">
          <table:table-cell office:value-type="float" office:value="0.448222190141678" calcext:value-type="float">
            <text:p>0.448222190141678</text:p>
          </table:table-cell>
          <table:table-cell table:number-columns-repeated="2"/>
        </table:table-row>
        <table:table-row table:style-name="ro1">
          <table:table-cell office:value-type="float" office:value="0.832151710987091" calcext:value-type="float">
            <text:p>0.832151710987091</text:p>
          </table:table-cell>
          <table:table-cell table:number-columns-repeated="2"/>
        </table:table-row>
        <table:table-row table:style-name="ro1">
          <table:table-cell office:value-type="float" office:value="0.449218422174454" calcext:value-type="float">
            <text:p>0.449218422174454</text:p>
          </table:table-cell>
          <table:table-cell table:number-columns-repeated="2"/>
        </table:table-row>
        <table:table-row table:style-name="ro1">
          <table:table-cell office:value-type="float" office:value="0.847902119159699" calcext:value-type="float">
            <text:p>0.847902119159699</text:p>
          </table:table-cell>
          <table:table-cell table:number-columns-repeated="2"/>
        </table:table-row>
        <table:table-row table:style-name="ro1">
          <table:table-cell office:value-type="float" office:value="0.345968127250671" calcext:value-type="float">
            <text:p>0.345968127250671</text:p>
          </table:table-cell>
          <table:table-cell table:number-columns-repeated="2"/>
        </table:table-row>
        <table:table-row table:style-name="ro1">
          <table:table-cell office:value-type="float" office:value="0.784258544445038" calcext:value-type="float">
            <text:p>0.784258544445038</text:p>
          </table:table-cell>
          <table:table-cell table:number-columns-repeated="2"/>
        </table:table-row>
        <table:table-row table:style-name="ro1">
          <table:table-cell office:value-type="float" office:value="0.344904243946075" calcext:value-type="float">
            <text:p>0.344904243946075</text:p>
          </table:table-cell>
          <table:table-cell table:number-columns-repeated="2"/>
        </table:table-row>
        <table:table-row table:style-name="ro1">
          <table:table-cell office:value-type="float" office:value="0.78036892414093" calcext:value-type="float">
            <text:p>0.78036892414093</text:p>
          </table:table-cell>
          <table:table-cell table:number-columns-repeated="2"/>
        </table:table-row>
        <table:table-row table:style-name="ro1">
          <table:table-cell office:value-type="float" office:value="0.344462931156158" calcext:value-type="float">
            <text:p>0.344462931156158</text:p>
          </table:table-cell>
          <table:table-cell table:number-columns-repeated="2"/>
        </table:table-row>
        <table:table-row table:style-name="ro1">
          <table:table-cell office:value-type="float" office:value="0.823479175567627" calcext:value-type="float">
            <text:p>0.823479175567627</text:p>
          </table:table-cell>
          <table:table-cell table:number-columns-repeated="2"/>
        </table:table-row>
        <table:table-row table:style-name="ro1">
          <table:table-cell office:value-type="float" office:value="0.343947350978851" calcext:value-type="float">
            <text:p>0.343947350978851</text:p>
          </table:table-cell>
          <table:table-cell table:number-columns-repeated="2"/>
        </table:table-row>
        <table:table-row table:style-name="ro1">
          <table:table-cell office:value-type="float" office:value="0.775933682918549" calcext:value-type="float">
            <text:p>0.775933682918549</text:p>
          </table:table-cell>
          <table:table-cell table:number-columns-repeated="2"/>
        </table:table-row>
        <table:table-row table:style-name="ro1">
          <table:table-cell office:value-type="float" office:value="0.344422370195389" calcext:value-type="float">
            <text:p>0.344422370195389</text:p>
          </table:table-cell>
          <table:table-cell table:number-columns-repeated="2"/>
        </table:table-row>
        <table:table-row table:style-name="ro1">
          <table:table-cell office:value-type="float" office:value="0.82341992855072" calcext:value-type="float">
            <text:p>0.82341992855072</text:p>
          </table:table-cell>
          <table:table-cell table:number-columns-repeated="2"/>
        </table:table-row>
        <table:table-row table:style-name="ro1">
          <table:table-cell office:value-type="float" office:value="0.344523221254349" calcext:value-type="float">
            <text:p>0.344523221254349</text:p>
          </table:table-cell>
          <table:table-cell table:number-columns-repeated="2"/>
        </table:table-row>
        <table:table-row table:style-name="ro1">
          <table:table-cell office:value-type="float" office:value="0.83200591802597" calcext:value-type="float">
            <text:p>0.83200591802597</text:p>
          </table:table-cell>
          <table:table-cell table:number-columns-repeated="2"/>
        </table:table-row>
        <table:table-row table:style-name="ro1">
          <table:table-cell office:value-type="float" office:value="0.345768004655838" calcext:value-type="float">
            <text:p>0.345768004655838</text:p>
          </table:table-cell>
          <table:table-cell table:number-columns-repeated="2"/>
        </table:table-row>
        <table:table-row table:style-name="ro1">
          <table:table-cell office:value-type="float" office:value="0.809863150119782" calcext:value-type="float">
            <text:p>0.809863150119782</text:p>
          </table:table-cell>
          <table:table-cell table:number-columns-repeated="2"/>
        </table:table-row>
        <table:table-row table:style-name="ro1">
          <table:table-cell office:value-type="float" office:value="0.307593315839767" calcext:value-type="float">
            <text:p>0.307593315839767</text:p>
          </table:table-cell>
          <table:table-cell table:number-columns-repeated="2"/>
        </table:table-row>
        <table:table-row table:style-name="ro1">
          <table:table-cell office:value-type="float" office:value="0.820017039775848" calcext:value-type="float">
            <text:p>0.820017039775848</text:p>
          </table:table-cell>
          <table:table-cell table:number-columns-repeated="2"/>
        </table:table-row>
        <table:table-row table:style-name="ro1">
          <table:table-cell office:value-type="float" office:value="0.306943356990814" calcext:value-type="float">
            <text:p>0.306943356990814</text:p>
          </table:table-cell>
          <table:table-cell table:number-columns-repeated="2"/>
        </table:table-row>
        <table:table-row table:style-name="ro1">
          <table:table-cell office:value-type="float" office:value="0.778030216693878" calcext:value-type="float">
            <text:p>0.778030216693878</text:p>
          </table:table-cell>
          <table:table-cell table:number-columns-repeated="2"/>
        </table:table-row>
        <table:table-row table:style-name="ro1">
          <table:table-cell office:value-type="float" office:value="0.302542507648468" calcext:value-type="float">
            <text:p>0.302542507648468</text:p>
          </table:table-cell>
          <table:table-cell table:number-columns-repeated="2"/>
        </table:table-row>
        <table:table-row table:style-name="ro1">
          <table:table-cell office:value-type="float" office:value="0.713463068008423" calcext:value-type="float">
            <text:p>0.713463068008423</text:p>
          </table:table-cell>
          <table:table-cell table:number-columns-repeated="2"/>
        </table:table-row>
        <table:table-row table:style-name="ro1">
          <table:table-cell office:value-type="float" office:value="0.302328646183014" calcext:value-type="float">
            <text:p>0.302328646183014</text:p>
          </table:table-cell>
          <table:table-cell table:number-columns-repeated="2"/>
        </table:table-row>
        <table:table-row table:style-name="ro1">
          <table:table-cell office:value-type="float" office:value="0.669154644012451" calcext:value-type="float">
            <text:p>0.669154644012451</text:p>
          </table:table-cell>
          <table:table-cell table:number-columns-repeated="2"/>
        </table:table-row>
        <table:table-row table:style-name="ro1">
          <table:table-cell office:value-type="float" office:value="0.303006559610367" calcext:value-type="float">
            <text:p>0.303006559610367</text:p>
          </table:table-cell>
          <table:table-cell table:number-columns-repeated="2"/>
        </table:table-row>
        <table:table-row table:style-name="ro1">
          <table:table-cell office:value-type="float" office:value="0.702852427959442" calcext:value-type="float">
            <text:p>0.702852427959442</text:p>
          </table:table-cell>
          <table:table-cell table:number-columns-repeated="2"/>
        </table:table-row>
        <table:table-row table:style-name="ro1">
          <table:table-cell office:value-type="float" office:value="0.29560598731041" calcext:value-type="float">
            <text:p>0.29560598731041</text:p>
          </table:table-cell>
          <table:table-cell table:number-columns-repeated="2"/>
        </table:table-row>
        <table:table-row table:style-name="ro1">
          <table:table-cell office:value-type="float" office:value="0.693239271640778" calcext:value-type="float">
            <text:p>0.693239271640778</text:p>
          </table:table-cell>
          <table:table-cell table:number-columns-repeated="2"/>
        </table:table-row>
        <table:table-row table:style-name="ro1">
          <table:table-cell office:value-type="float" office:value="0.29488068819046" calcext:value-type="float">
            <text:p>0.29488068819046</text:p>
          </table:table-cell>
          <table:table-cell table:number-columns-repeated="2"/>
        </table:table-row>
        <table:table-row table:style-name="ro1">
          <table:table-cell office:value-type="float" office:value="0.738092422485352" calcext:value-type="float">
            <text:p>0.738092422485352</text:p>
          </table:table-cell>
          <table:table-cell table:number-columns-repeated="2"/>
        </table:table-row>
        <table:table-row table:style-name="ro1">
          <table:table-cell office:value-type="float" office:value="0.295495957136154" calcext:value-type="float">
            <text:p>0.295495957136154</text:p>
          </table:table-cell>
          <table:table-cell table:number-columns-repeated="2"/>
        </table:table-row>
        <table:table-row table:style-name="ro1">
          <table:table-cell office:value-type="float" office:value="0.78005063533783" calcext:value-type="float">
            <text:p>0.78005063533783</text:p>
          </table:table-cell>
          <table:table-cell table:number-columns-repeated="2"/>
        </table:table-row>
        <table:table-row table:style-name="ro1">
          <table:table-cell office:value-type="float" office:value="0.295719236135483" calcext:value-type="float">
            <text:p>0.295719236135483</text:p>
          </table:table-cell>
          <table:table-cell table:number-columns-repeated="2"/>
        </table:table-row>
        <table:table-row table:style-name="ro1">
          <table:table-cell office:value-type="float" office:value="0.83617103099823" calcext:value-type="float">
            <text:p>0.83617103099823</text:p>
          </table:table-cell>
          <table:table-cell table:number-columns-repeated="2"/>
        </table:table-row>
        <table:table-row table:style-name="ro1">
          <table:table-cell office:value-type="float" office:value="0.295594692230225" calcext:value-type="float">
            <text:p>0.295594692230225</text:p>
          </table:table-cell>
          <table:table-cell table:number-columns-repeated="2"/>
        </table:table-row>
        <table:table-row table:style-name="ro1">
          <table:table-cell office:value-type="float" office:value="0.837926089763641" calcext:value-type="float">
            <text:p>0.837926089763641</text:p>
          </table:table-cell>
          <table:table-cell table:number-columns-repeated="2"/>
        </table:table-row>
        <table:table-row table:style-name="ro1">
          <table:table-cell office:value-type="float" office:value="0.297589659690857" calcext:value-type="float">
            <text:p>0.297589659690857</text:p>
          </table:table-cell>
          <table:table-cell table:number-columns-repeated="2"/>
        </table:table-row>
        <table:table-row table:style-name="ro1">
          <table:table-cell office:value-type="float" office:value="0.830329477787018" calcext:value-type="float">
            <text:p>0.830329477787018</text:p>
          </table:table-cell>
          <table:table-cell table:number-columns-repeated="2"/>
        </table:table-row>
        <table:table-row table:style-name="ro1">
          <table:table-cell office:value-type="float" office:value="0.294747680425644" calcext:value-type="float">
            <text:p>0.294747680425644</text:p>
          </table:table-cell>
          <table:table-cell table:number-columns-repeated="2"/>
        </table:table-row>
        <table:table-row table:style-name="ro1">
          <table:table-cell office:value-type="float" office:value="0.833798706531525" calcext:value-type="float">
            <text:p>0.833798706531525</text:p>
          </table:table-cell>
          <table:table-cell table:number-columns-repeated="2"/>
        </table:table-row>
        <table:table-row table:style-name="ro1">
          <table:table-cell office:value-type="float" office:value="0.29488080739975" calcext:value-type="float">
            <text:p>0.29488080739975</text:p>
          </table:table-cell>
          <table:table-cell table:number-columns-repeated="2"/>
        </table:table-row>
        <table:table-row table:style-name="ro1">
          <table:table-cell office:value-type="float" office:value="0.8036048412323" calcext:value-type="float">
            <text:p>0.8036048412323</text:p>
          </table:table-cell>
          <table:table-cell table:number-columns-repeated="2"/>
        </table:table-row>
        <table:table-row table:style-name="ro1">
          <table:table-cell office:value-type="float" office:value="0.295820862054825" calcext:value-type="float">
            <text:p>0.295820862054825</text:p>
          </table:table-cell>
          <table:table-cell table:number-columns-repeated="2"/>
        </table:table-row>
        <table:table-row table:style-name="ro1">
          <table:table-cell office:value-type="float" office:value="0.740197777748108" calcext:value-type="float">
            <text:p>0.740197777748108</text:p>
          </table:table-cell>
          <table:table-cell table:number-columns-repeated="2"/>
        </table:table-row>
        <table:table-row table:style-name="ro1">
          <table:table-cell office:value-type="float" office:value="0.288240879774094" calcext:value-type="float">
            <text:p>0.288240879774094</text:p>
          </table:table-cell>
          <table:table-cell table:number-columns-repeated="2"/>
        </table:table-row>
        <table:table-row table:style-name="ro1">
          <table:table-cell office:value-type="float" office:value="0.639892339706421" calcext:value-type="float">
            <text:p>0.639892339706421</text:p>
          </table:table-cell>
          <table:table-cell table:number-columns-repeated="2"/>
        </table:table-row>
        <table:table-row table:style-name="ro1">
          <table:table-cell office:value-type="float" office:value="0.285764217376709" calcext:value-type="float">
            <text:p>0.285764217376709</text:p>
          </table:table-cell>
          <table:table-cell table:number-columns-repeated="2"/>
        </table:table-row>
        <table:table-row table:style-name="ro1">
          <table:table-cell office:value-type="float" office:value="0.650006055831909" calcext:value-type="float">
            <text:p>0.650006055831909</text:p>
          </table:table-cell>
          <table:table-cell table:number-columns-repeated="2"/>
        </table:table-row>
        <table:table-row table:style-name="ro1">
          <table:table-cell office:value-type="float" office:value="0.285024791955948" calcext:value-type="float">
            <text:p>0.285024791955948</text:p>
          </table:table-cell>
          <table:table-cell table:number-columns-repeated="2"/>
        </table:table-row>
        <table:table-row table:style-name="ro1">
          <table:table-cell office:value-type="float" office:value="0.702702581882477" calcext:value-type="float">
            <text:p>0.702702581882477</text:p>
          </table:table-cell>
          <table:table-cell table:number-columns-repeated="2"/>
        </table:table-row>
        <table:table-row table:style-name="ro1">
          <table:table-cell office:value-type="float" office:value="0.336306065320969" calcext:value-type="float">
            <text:p>0.336306065320969</text:p>
          </table:table-cell>
          <table:table-cell table:number-columns-repeated="2"/>
        </table:table-row>
        <table:table-row table:style-name="ro1">
          <table:table-cell office:value-type="float" office:value="0.545849859714508" calcext:value-type="float">
            <text:p>0.545849859714508</text:p>
          </table:table-cell>
          <table:table-cell table:number-columns-repeated="2"/>
        </table:table-row>
        <table:table-row table:style-name="ro1">
          <table:table-cell office:value-type="float" office:value="0.284376293420792" calcext:value-type="float">
            <text:p>0.284376293420792</text:p>
          </table:table-cell>
          <table:table-cell table:number-columns-repeated="2"/>
        </table:table-row>
        <table:table-row table:style-name="ro1">
          <table:table-cell office:value-type="float" office:value="0.33390149474144" calcext:value-type="float">
            <text:p>0.33390149474144</text:p>
          </table:table-cell>
          <table:table-cell table:number-columns-repeated="2"/>
        </table:table-row>
        <table:table-row table:style-name="ro1">
          <table:table-cell office:value-type="float" office:value="0.332316011190414" calcext:value-type="float">
            <text:p>0.332316011190414</text:p>
          </table:table-cell>
          <table:table-cell table:number-columns-repeated="2"/>
        </table:table-row>
        <table:table-row table:style-name="ro1">
          <table:table-cell office:value-type="float" office:value="0.332639813423157" calcext:value-type="float">
            <text:p>0.332639813423157</text:p>
          </table:table-cell>
          <table:table-cell table:number-columns-repeated="2"/>
        </table:table-row>
        <table:table-row table:style-name="ro1">
          <table:table-cell office:value-type="float" office:value="0.3363236784935" calcext:value-type="float">
            <text:p>0.3363236784935</text:p>
          </table:table-cell>
          <table:table-cell table:number-columns-repeated="2"/>
        </table:table-row>
        <table:table-row table:style-name="ro1">
          <table:table-cell office:value-type="float" office:value="0.328921139240265" calcext:value-type="float">
            <text:p>0.328921139240265</text:p>
          </table:table-cell>
          <table:table-cell table:number-columns-repeated="2"/>
        </table:table-row>
        <table:table-row table:style-name="ro1">
          <table:table-cell office:value-type="float" office:value="0.326568841934204" calcext:value-type="float">
            <text:p>0.326568841934204</text:p>
          </table:table-cell>
          <table:table-cell table:number-columns-repeated="2"/>
        </table:table-row>
        <table:table-row table:style-name="ro1">
          <table:table-cell office:value-type="float" office:value="0.327182710170746" calcext:value-type="float">
            <text:p>0.327182710170746</text:p>
          </table:table-cell>
          <table:table-cell table:number-columns-repeated="2"/>
        </table:table-row>
        <table:table-row table:style-name="ro1">
          <table:table-cell office:value-type="float" office:value="0.306972533464432" calcext:value-type="float">
            <text:p>0.306972533464432</text:p>
          </table:table-cell>
          <table:table-cell table:number-columns-repeated="2"/>
        </table:table-row>
        <table:table-row table:style-name="ro1">
          <table:table-cell office:value-type="float" office:value="0.326666057109833" calcext:value-type="float">
            <text:p>0.326666057109833</text:p>
          </table:table-cell>
          <table:table-cell table:number-columns-repeated="2"/>
        </table:table-row>
        <table:table-row table:style-name="ro1">
          <table:table-cell office:value-type="float" office:value="0.328200668096542" calcext:value-type="float">
            <text:p>0.328200668096542</text:p>
          </table:table-cell>
          <table:table-cell table:number-columns-repeated="2"/>
        </table:table-row>
        <table:table-row table:style-name="ro1">
          <table:table-cell office:value-type="float" office:value="0.825839877128601" calcext:value-type="float">
            <text:p>0.825839877128601</text:p>
          </table:table-cell>
          <table:table-cell table:number-columns-repeated="2"/>
        </table:table-row>
        <table:table-row table:style-name="ro1">
          <table:table-cell office:value-type="float" office:value="0.326222866773605" calcext:value-type="float">
            <text:p>0.326222866773605</text:p>
          </table:table-cell>
          <table:table-cell table:number-columns-repeated="2"/>
        </table:table-row>
        <table:table-row table:style-name="ro1">
          <table:table-cell office:value-type="float" office:value="0.634978353977203" calcext:value-type="float">
            <text:p>0.634978353977203</text:p>
          </table:table-cell>
          <table:table-cell table:number-columns-repeated="2"/>
        </table:table-row>
        <table:table-row table:style-name="ro1">
          <table:table-cell office:value-type="float" office:value="0.329582303762436" calcext:value-type="float">
            <text:p>0.329582303762436</text:p>
          </table:table-cell>
          <table:table-cell table:number-columns-repeated="2"/>
        </table:table-row>
        <table:table-row table:style-name="ro1">
          <table:table-cell office:value-type="float" office:value="0.325451046228409" calcext:value-type="float">
            <text:p>0.325451046228409</text:p>
          </table:table-cell>
          <table:table-cell table:number-columns-repeated="2"/>
        </table:table-row>
        <table:table-row table:style-name="ro1">
          <table:table-cell office:value-type="float" office:value="0.325724601745606" calcext:value-type="float">
            <text:p>0.325724601745606</text:p>
          </table:table-cell>
          <table:table-cell table:number-columns-repeated="2"/>
        </table:table-row>
        <table:table-row table:style-name="ro1">
          <table:table-cell office:value-type="float" office:value="0.323387742042541" calcext:value-type="float">
            <text:p>0.323387742042541</text:p>
          </table:table-cell>
          <table:table-cell table:number-columns-repeated="2"/>
        </table:table-row>
        <table:table-row table:style-name="ro1">
          <table:table-cell office:value-type="float" office:value="0.32312136888504" calcext:value-type="float">
            <text:p>0.32312136888504</text:p>
          </table:table-cell>
          <table:table-cell table:number-columns-repeated="2"/>
        </table:table-row>
        <table:table-row table:style-name="ro1">
          <table:table-cell office:value-type="float" office:value="0.322972059249878" calcext:value-type="float">
            <text:p>0.322972059249878</text:p>
          </table:table-cell>
          <table:table-cell table:number-columns-repeated="2"/>
        </table:table-row>
        <table:table-row table:style-name="ro1">
          <table:table-cell office:value-type="float" office:value="0.32389485836029" calcext:value-type="float">
            <text:p>0.32389485836029</text:p>
          </table:table-cell>
          <table:table-cell table:number-columns-repeated="2"/>
        </table:table-row>
        <table:table-row table:style-name="ro1">
          <table:table-cell office:value-type="float" office:value="0.323182880878448" calcext:value-type="float">
            <text:p>0.323182880878448</text:p>
          </table:table-cell>
          <table:table-cell table:number-columns-repeated="2"/>
        </table:table-row>
        <table:table-row table:style-name="ro1">
          <table:table-cell office:value-type="float" office:value="0.323664754629135" calcext:value-type="float">
            <text:p>0.323664754629135</text:p>
          </table:table-cell>
          <table:table-cell table:number-columns-repeated="2"/>
        </table:table-row>
        <table:table-row table:style-name="ro1">
          <table:table-cell office:value-type="float" office:value="0.321135550737381" calcext:value-type="float">
            <text:p>0.321135550737381</text:p>
          </table:table-cell>
          <table:table-cell table:number-columns-repeated="2"/>
        </table:table-row>
        <table:table-row table:style-name="ro1">
          <table:table-cell office:value-type="float" office:value="0.32147604227066" calcext:value-type="float">
            <text:p>0.32147604227066</text:p>
          </table:table-cell>
          <table:table-cell table:number-columns-repeated="2"/>
        </table:table-row>
        <table:table-row table:style-name="ro1">
          <table:table-cell office:value-type="float" office:value="0.321201235055923" calcext:value-type="float">
            <text:p>0.321201235055923</text:p>
          </table:table-cell>
          <table:table-cell table:number-columns-repeated="2"/>
        </table:table-row>
        <table:table-row table:style-name="ro1">
          <table:table-cell office:value-type="float" office:value="0.321455329656601" calcext:value-type="float">
            <text:p>0.321455329656601</text:p>
          </table:table-cell>
          <table:table-cell table:number-columns-repeated="2"/>
        </table:table-row>
        <table:table-row table:style-name="ro1">
          <table:table-cell office:value-type="float" office:value="0.323716551065445" calcext:value-type="float">
            <text:p>0.323716551065445</text:p>
          </table:table-cell>
          <table:table-cell table:number-columns-repeated="2"/>
        </table:table-row>
        <table:table-row table:style-name="ro1">
          <table:table-cell office:value-type="float" office:value="0.324012339115143" calcext:value-type="float">
            <text:p>0.324012339115143</text:p>
          </table:table-cell>
          <table:table-cell table:number-columns-repeated="2"/>
        </table:table-row>
        <table:table-row table:style-name="ro1">
          <table:table-cell office:value-type="float" office:value="0.32254683971405" calcext:value-type="float">
            <text:p>0.32254683971405</text:p>
          </table:table-cell>
          <table:table-cell table:number-columns-repeated="2"/>
        </table:table-row>
        <table:table-row table:style-name="ro1">
          <table:table-cell office:value-type="float" office:value="0.322612762451172" calcext:value-type="float">
            <text:p>0.322612762451172</text:p>
          </table:table-cell>
          <table:table-cell table:number-columns-repeated="2"/>
        </table:table-row>
        <table:table-row table:style-name="ro1">
          <table:table-cell office:value-type="float" office:value="0.324297189712524" calcext:value-type="float">
            <text:p>0.324297189712524</text:p>
          </table:table-cell>
          <table:table-cell table:number-columns-repeated="2"/>
        </table:table-row>
        <table:table-row table:style-name="ro1">
          <table:table-cell office:value-type="float" office:value="0.263675004243851" calcext:value-type="float">
            <text:p>0.263675004243851</text:p>
          </table:table-cell>
          <table:table-cell table:number-columns-repeated="2"/>
        </table:table-row>
        <table:table-row table:style-name="ro1">
          <table:table-cell office:value-type="float" office:value="0.34682485461235" calcext:value-type="float">
            <text:p>0.34682485461235</text:p>
          </table:table-cell>
          <table:table-cell table:number-columns-repeated="2"/>
        </table:table-row>
        <table:table-row table:style-name="ro1">
          <table:table-cell office:value-type="float" office:value="0.344948619604111" calcext:value-type="float">
            <text:p>0.344948619604111</text:p>
          </table:table-cell>
          <table:table-cell table:number-columns-repeated="2"/>
        </table:table-row>
        <table:table-row table:style-name="ro1">
          <table:table-cell office:value-type="float" office:value="0.342819631099701" calcext:value-type="float">
            <text:p>0.342819631099701</text:p>
          </table:table-cell>
          <table:table-cell table:number-columns-repeated="2"/>
        </table:table-row>
        <table:table-row table:style-name="ro1">
          <table:table-cell office:value-type="float" office:value="0.342571467161179" calcext:value-type="float">
            <text:p>0.342571467161179</text:p>
          </table:table-cell>
          <table:table-cell table:number-columns-repeated="2"/>
        </table:table-row>
        <table:table-row table:style-name="ro1">
          <table:table-cell office:value-type="float" office:value="0.349561184644699" calcext:value-type="float">
            <text:p>0.349561184644699</text:p>
          </table:table-cell>
          <table:table-cell table:number-columns-repeated="2"/>
        </table:table-row>
        <table:table-row table:style-name="ro1">
          <table:table-cell office:value-type="float" office:value="0.366476058959961" calcext:value-type="float">
            <text:p>0.366476058959961</text:p>
          </table:table-cell>
          <table:table-cell table:number-columns-repeated="2"/>
        </table:table-row>
        <table:table-row table:style-name="ro1">
          <table:table-cell office:value-type="float" office:value="0.361192673444748" calcext:value-type="float">
            <text:p>0.361192673444748</text:p>
          </table:table-cell>
          <table:table-cell table:number-columns-repeated="2"/>
        </table:table-row>
        <table:table-row table:style-name="ro1">
          <table:table-cell office:value-type="float" office:value="0.581900000572205" calcext:value-type="float">
            <text:p>0.581900000572205</text:p>
          </table:table-cell>
          <table:table-cell table:number-columns-repeated="2"/>
        </table:table-row>
        <table:table-row table:style-name="ro1">
          <table:table-cell office:value-type="float" office:value="0.358282119035721" calcext:value-type="float">
            <text:p>0.358282119035721</text:p>
          </table:table-cell>
          <table:table-cell table:number-columns-repeated="2"/>
        </table:table-row>
        <table:table-row table:style-name="ro1">
          <table:table-cell office:value-type="float" office:value="0.66719663143158" calcext:value-type="float">
            <text:p>0.66719663143158</text:p>
          </table:table-cell>
          <table:table-cell table:number-columns-repeated="2"/>
        </table:table-row>
        <table:table-row table:style-name="ro1">
          <table:table-cell office:value-type="float" office:value="0.340812772512436" calcext:value-type="float">
            <text:p>0.340812772512436</text:p>
          </table:table-cell>
          <table:table-cell table:number-columns-repeated="2"/>
        </table:table-row>
        <table:table-row table:style-name="ro1">
          <table:table-cell office:value-type="float" office:value="0.728724956512451" calcext:value-type="float">
            <text:p>0.728724956512451</text:p>
          </table:table-cell>
          <table:table-cell table:number-columns-repeated="2"/>
        </table:table-row>
        <table:table-row table:style-name="ro1">
          <table:table-cell office:value-type="float" office:value="0.346060186624527" calcext:value-type="float">
            <text:p>0.346060186624527</text:p>
          </table:table-cell>
          <table:table-cell table:number-columns-repeated="2"/>
        </table:table-row>
        <table:table-row table:style-name="ro1">
          <table:table-cell office:value-type="float" office:value="0.754621267318726" calcext:value-type="float">
            <text:p>0.754621267318726</text:p>
          </table:table-cell>
          <table:table-cell table:number-columns-repeated="2"/>
        </table:table-row>
        <table:table-row table:style-name="ro1">
          <table:table-cell office:value-type="float" office:value="0.343966692686081" calcext:value-type="float">
            <text:p>0.343966692686081</text:p>
          </table:table-cell>
          <table:table-cell table:number-columns-repeated="2"/>
        </table:table-row>
        <table:table-row table:style-name="ro1">
          <table:table-cell office:value-type="float" office:value="0.729503929615021" calcext:value-type="float">
            <text:p>0.729503929615021</text:p>
          </table:table-cell>
          <table:table-cell table:number-columns-repeated="2"/>
        </table:table-row>
        <table:table-row table:style-name="ro1">
          <table:table-cell office:value-type="float" office:value="0.346065312623978" calcext:value-type="float">
            <text:p>0.346065312623978</text:p>
          </table:table-cell>
          <table:table-cell table:number-columns-repeated="2"/>
        </table:table-row>
        <table:table-row table:style-name="ro1">
          <table:table-cell office:value-type="float" office:value="0.753955900669098" calcext:value-type="float">
            <text:p>0.753955900669098</text:p>
          </table:table-cell>
          <table:table-cell table:number-columns-repeated="2"/>
        </table:table-row>
        <table:table-row table:style-name="ro1">
          <table:table-cell office:value-type="float" office:value="0.345484882593155" calcext:value-type="float">
            <text:p>0.345484882593155</text:p>
          </table:table-cell>
          <table:table-cell table:number-columns-repeated="2"/>
        </table:table-row>
        <table:table-row table:style-name="ro1">
          <table:table-cell office:value-type="float" office:value="0.722941637039185" calcext:value-type="float">
            <text:p>0.722941637039185</text:p>
          </table:table-cell>
          <table:table-cell table:number-columns-repeated="2"/>
        </table:table-row>
        <table:table-row table:style-name="ro1">
          <table:table-cell office:value-type="float" office:value="0.250008225440979" calcext:value-type="float">
            <text:p>0.250008225440979</text:p>
          </table:table-cell>
          <table:table-cell table:number-columns-repeated="2"/>
        </table:table-row>
        <table:table-row table:style-name="ro1">
          <table:table-cell office:value-type="float" office:value="0.344917625188828" calcext:value-type="float">
            <text:p>0.344917625188828</text:p>
          </table:table-cell>
          <table:table-cell table:number-columns-repeated="2"/>
        </table:table-row>
        <table:table-row table:style-name="ro1">
          <table:table-cell office:value-type="float" office:value="0.793290913105011" calcext:value-type="float">
            <text:p>0.793290913105011</text:p>
          </table:table-cell>
          <table:table-cell table:number-columns-repeated="2"/>
        </table:table-row>
        <table:table-row table:style-name="ro1">
          <table:table-cell office:value-type="float" office:value="0.263858139514923" calcext:value-type="float">
            <text:p>0.263858139514923</text:p>
          </table:table-cell>
          <table:table-cell table:number-columns-repeated="2"/>
        </table:table-row>
        <table:table-row table:style-name="ro1">
          <table:table-cell office:value-type="float" office:value="0.344468981027603" calcext:value-type="float">
            <text:p>0.344468981027603</text:p>
          </table:table-cell>
          <table:table-cell table:number-columns-repeated="2"/>
        </table:table-row>
        <table:table-row table:style-name="ro1">
          <table:table-cell office:value-type="float" office:value="0.831040501594543" calcext:value-type="float">
            <text:p>0.831040501594543</text:p>
          </table:table-cell>
          <table:table-cell table:number-columns-repeated="2"/>
        </table:table-row>
        <table:table-row table:style-name="ro1">
          <table:table-cell office:value-type="float" office:value="0.263693898916244" calcext:value-type="float">
            <text:p>0.263693898916244</text:p>
          </table:table-cell>
          <table:table-cell table:number-columns-repeated="2"/>
        </table:table-row>
        <table:table-row table:style-name="ro1">
          <table:table-cell office:value-type="float" office:value="0.344363659620285" calcext:value-type="float">
            <text:p>0.344363659620285</text:p>
          </table:table-cell>
          <table:table-cell table:number-columns-repeated="2"/>
        </table:table-row>
        <table:table-row table:style-name="ro1">
          <table:table-cell office:value-type="float" office:value="0.857126891613007" calcext:value-type="float">
            <text:p>0.857126891613007</text:p>
          </table:table-cell>
          <table:table-cell table:number-columns-repeated="2"/>
        </table:table-row>
        <table:table-row table:style-name="ro1">
          <table:table-cell office:value-type="float" office:value="0.268833220005035" calcext:value-type="float">
            <text:p>0.268833220005035</text:p>
          </table:table-cell>
          <table:table-cell table:number-columns-repeated="2"/>
        </table:table-row>
        <table:table-row table:style-name="ro1">
          <table:table-cell office:value-type="float" office:value="0.343227356672287" calcext:value-type="float">
            <text:p>0.343227356672287</text:p>
          </table:table-cell>
          <table:table-cell table:number-columns-repeated="2"/>
        </table:table-row>
        <table:table-row table:style-name="ro1">
          <table:table-cell office:value-type="float" office:value="0.864655077457428" calcext:value-type="float">
            <text:p>0.864655077457428</text:p>
          </table:table-cell>
          <table:table-cell table:number-columns-repeated="2"/>
        </table:table-row>
        <table:table-row table:style-name="ro1">
          <table:table-cell office:value-type="float" office:value="0.266781240701675" calcext:value-type="float">
            <text:p>0.266781240701675</text:p>
          </table:table-cell>
          <table:table-cell table:number-columns-repeated="2"/>
        </table:table-row>
        <table:table-row table:style-name="ro1">
          <table:table-cell office:value-type="float" office:value="0.34499317407608" calcext:value-type="float">
            <text:p>0.34499317407608</text:p>
          </table:table-cell>
          <table:table-cell table:number-columns-repeated="2"/>
        </table:table-row>
        <table:table-row table:style-name="ro1">
          <table:table-cell office:value-type="float" office:value="0.844988405704498" calcext:value-type="float">
            <text:p>0.844988405704498</text:p>
          </table:table-cell>
          <table:table-cell table:number-columns-repeated="2"/>
        </table:table-row>
        <table:table-row table:style-name="ro1">
          <table:table-cell office:value-type="float" office:value="0.263381510972977" calcext:value-type="float">
            <text:p>0.263381510972977</text:p>
          </table:table-cell>
          <table:table-cell table:number-columns-repeated="2"/>
        </table:table-row>
        <table:table-row table:style-name="ro1">
          <table:table-cell office:value-type="float" office:value="0.344483345746994" calcext:value-type="float">
            <text:p>0.344483345746994</text:p>
          </table:table-cell>
          <table:table-cell table:number-columns-repeated="2"/>
        </table:table-row>
        <table:table-row table:style-name="ro1">
          <table:table-cell office:value-type="float" office:value="0.80569326877594" calcext:value-type="float">
            <text:p>0.80569326877594</text:p>
          </table:table-cell>
          <table:table-cell table:number-columns-repeated="2"/>
        </table:table-row>
        <table:table-row table:style-name="ro1">
          <table:table-cell office:value-type="float" office:value="0.254635840654373" calcext:value-type="float">
            <text:p>0.254635840654373</text:p>
          </table:table-cell>
          <table:table-cell table:number-columns-repeated="2"/>
        </table:table-row>
        <table:table-row table:style-name="ro1">
          <table:table-cell office:value-type="float" office:value="0.344731777906418" calcext:value-type="float">
            <text:p>0.344731777906418</text:p>
          </table:table-cell>
          <table:table-cell table:number-columns-repeated="2"/>
        </table:table-row>
        <table:table-row table:style-name="ro1">
          <table:table-cell office:value-type="float" office:value="0.818580090999603" calcext:value-type="float">
            <text:p>0.818580090999603</text:p>
          </table:table-cell>
          <table:table-cell table:number-columns-repeated="2"/>
        </table:table-row>
        <table:table-row table:style-name="ro1">
          <table:table-cell office:value-type="float" office:value="0.347938150167465" calcext:value-type="float">
            <text:p>0.347938150167465</text:p>
          </table:table-cell>
          <table:table-cell table:number-columns-repeated="2"/>
        </table:table-row>
        <table:table-row table:style-name="ro1">
          <table:table-cell office:value-type="float" office:value="0.8826465010643" calcext:value-type="float">
            <text:p>0.8826465010643</text:p>
          </table:table-cell>
          <table:table-cell table:number-columns-repeated="2"/>
        </table:table-row>
        <table:table-row table:style-name="ro1">
          <table:table-cell office:value-type="float" office:value="0.34984689950943" calcext:value-type="float">
            <text:p>0.34984689950943</text:p>
          </table:table-cell>
          <table:table-cell table:number-columns-repeated="2"/>
        </table:table-row>
        <table:table-row table:style-name="ro1">
          <table:table-cell office:value-type="float" office:value="0.906877100467682" calcext:value-type="float">
            <text:p>0.906877100467682</text:p>
          </table:table-cell>
          <table:table-cell table:number-columns-repeated="2"/>
        </table:table-row>
        <table:table-row table:style-name="ro1">
          <table:table-cell office:value-type="float" office:value="0.35064098238945" calcext:value-type="float">
            <text:p>0.35064098238945</text:p>
          </table:table-cell>
          <table:table-cell table:number-columns-repeated="2"/>
        </table:table-row>
        <table:table-row table:style-name="ro1">
          <table:table-cell office:value-type="float" office:value="0.834676146507263" calcext:value-type="float">
            <text:p>0.834676146507263</text:p>
          </table:table-cell>
          <table:table-cell table:number-columns-repeated="2"/>
        </table:table-row>
        <table:table-row table:style-name="ro1">
          <table:table-cell office:value-type="float" office:value="0.351028382778168" calcext:value-type="float">
            <text:p>0.351028382778168</text:p>
          </table:table-cell>
          <table:table-cell table:number-columns-repeated="2"/>
        </table:table-row>
        <table:table-row table:style-name="ro1">
          <table:table-cell office:value-type="float" office:value="0.818497002124786" calcext:value-type="float">
            <text:p>0.818497002124786</text:p>
          </table:table-cell>
          <table:table-cell table:number-columns-repeated="2"/>
        </table:table-row>
        <table:table-row table:style-name="ro1">
          <table:table-cell office:value-type="float" office:value="0.349149167537689" calcext:value-type="float">
            <text:p>0.349149167537689</text:p>
          </table:table-cell>
          <table:table-cell table:number-columns-repeated="2"/>
        </table:table-row>
        <table:table-row table:style-name="ro1">
          <table:table-cell office:value-type="float" office:value="0.679764747619629" calcext:value-type="float">
            <text:p>0.679764747619629</text:p>
          </table:table-cell>
          <table:table-cell table:number-columns-repeated="2"/>
        </table:table-row>
        <table:table-row table:style-name="ro1">
          <table:table-cell office:value-type="float" office:value="0.35099259018898" calcext:value-type="float">
            <text:p>0.35099259018898</text:p>
          </table:table-cell>
          <table:table-cell table:number-columns-repeated="2"/>
        </table:table-row>
        <table:table-row table:style-name="ro1">
          <table:table-cell office:value-type="float" office:value="0.840161919593811" calcext:value-type="float">
            <text:p>0.840161919593811</text:p>
          </table:table-cell>
          <table:table-cell table:number-columns-repeated="2"/>
        </table:table-row>
        <table:table-row table:style-name="ro1">
          <table:table-cell office:value-type="float" office:value="0.350544929504395" calcext:value-type="float">
            <text:p>0.350544929504395</text:p>
          </table:table-cell>
          <table:table-cell table:number-columns-repeated="2"/>
        </table:table-row>
        <table:table-row table:style-name="ro1">
          <table:table-cell office:value-type="float" office:value="0.494352519512177" calcext:value-type="float">
            <text:p>0.494352519512177</text:p>
          </table:table-cell>
          <table:table-cell table:number-columns-repeated="2"/>
        </table:table-row>
        <table:table-row table:style-name="ro1">
          <table:table-cell office:value-type="float" office:value="0.351004630327225" calcext:value-type="float">
            <text:p>0.351004630327225</text:p>
          </table:table-cell>
          <table:table-cell table:number-columns-repeated="2"/>
        </table:table-row>
        <table:table-row table:style-name="ro1">
          <table:table-cell office:value-type="float" office:value="0.268458336591721" calcext:value-type="float">
            <text:p>0.268458336591721</text:p>
          </table:table-cell>
          <table:table-cell table:number-columns-repeated="2"/>
        </table:table-row>
        <table:table-row table:style-name="ro1">
          <table:table-cell office:value-type="float" office:value="0.352608472108841" calcext:value-type="float">
            <text:p>0.352608472108841</text:p>
          </table:table-cell>
          <table:table-cell table:number-columns-repeated="2"/>
        </table:table-row>
        <table:table-row table:style-name="ro1">
          <table:table-cell office:value-type="float" office:value="0.34767672419548" calcext:value-type="float">
            <text:p>0.34767672419548</text:p>
          </table:table-cell>
          <table:table-cell table:number-columns-repeated="2"/>
        </table:table-row>
        <table:table-row table:style-name="ro1">
          <table:table-cell office:value-type="float" office:value="0.743886590003967" calcext:value-type="float">
            <text:p>0.743886590003967</text:p>
          </table:table-cell>
          <table:table-cell table:number-columns-repeated="2"/>
        </table:table-row>
        <table:table-row table:style-name="ro1">
          <table:table-cell office:value-type="float" office:value="0.34755864739418" calcext:value-type="float">
            <text:p>0.34755864739418</text:p>
          </table:table-cell>
          <table:table-cell table:number-columns-repeated="2"/>
        </table:table-row>
        <table:table-row table:style-name="ro1">
          <table:table-cell office:value-type="float" office:value="0.817479193210602" calcext:value-type="float">
            <text:p>0.817479193210602</text:p>
          </table:table-cell>
          <table:table-cell table:number-columns-repeated="2"/>
        </table:table-row>
        <table:table-row table:style-name="ro1">
          <table:table-cell office:value-type="float" office:value="0.347757011651993" calcext:value-type="float">
            <text:p>0.347757011651993</text:p>
          </table:table-cell>
          <table:table-cell table:number-columns-repeated="2"/>
        </table:table-row>
        <table:table-row table:style-name="ro1">
          <table:table-cell office:value-type="float" office:value="0.833027303218842" calcext:value-type="float">
            <text:p>0.833027303218842</text:p>
          </table:table-cell>
          <table:table-cell table:number-columns-repeated="2"/>
        </table:table-row>
        <table:table-row table:style-name="ro1">
          <table:table-cell office:value-type="float" office:value="0.28226625919342" calcext:value-type="float">
            <text:p>0.28226625919342</text:p>
          </table:table-cell>
          <table:table-cell table:number-columns-repeated="2"/>
        </table:table-row>
        <table:table-row table:style-name="ro1">
          <table:table-cell office:value-type="float" office:value="0.350119054317474" calcext:value-type="float">
            <text:p>0.350119054317474</text:p>
          </table:table-cell>
          <table:table-cell table:number-columns-repeated="2"/>
        </table:table-row>
        <table:table-row table:style-name="ro1">
          <table:table-cell office:value-type="float" office:value="0.894330680370331" calcext:value-type="float">
            <text:p>0.894330680370331</text:p>
          </table:table-cell>
          <table:table-cell table:number-columns-repeated="2"/>
        </table:table-row>
        <table:table-row table:style-name="ro1">
          <table:table-cell office:value-type="float" office:value="0.329004794359207" calcext:value-type="float">
            <text:p>0.329004794359207</text:p>
          </table:table-cell>
          <table:table-cell table:number-columns-repeated="2"/>
        </table:table-row>
        <table:table-row table:style-name="ro1">
          <table:table-cell office:value-type="float" office:value="0.904550909996033" calcext:value-type="float">
            <text:p>0.904550909996033</text:p>
          </table:table-cell>
          <table:table-cell table:number-columns-repeated="2"/>
        </table:table-row>
        <table:table-row table:style-name="ro1">
          <table:table-cell office:value-type="float" office:value="0.318958759307861" calcext:value-type="float">
            <text:p>0.318958759307861</text:p>
          </table:table-cell>
          <table:table-cell table:number-columns-repeated="2"/>
        </table:table-row>
        <table:table-row table:style-name="ro1">
          <table:table-cell office:value-type="float" office:value="0.910295069217682" calcext:value-type="float">
            <text:p>0.910295069217682</text:p>
          </table:table-cell>
          <table:table-cell table:number-columns-repeated="2"/>
        </table:table-row>
        <table:table-row table:style-name="ro1">
          <table:table-cell office:value-type="float" office:value="0.317451417446136" calcext:value-type="float">
            <text:p>0.317451417446136</text:p>
          </table:table-cell>
          <table:table-cell table:number-columns-repeated="2"/>
        </table:table-row>
        <table:table-row table:style-name="ro1">
          <table:table-cell office:value-type="float" office:value="0.918834209442139" calcext:value-type="float">
            <text:p>0.918834209442139</text:p>
          </table:table-cell>
          <table:table-cell table:number-columns-repeated="2"/>
        </table:table-row>
        <table:table-row table:style-name="ro1">
          <table:table-cell office:value-type="float" office:value="0.319121062755585" calcext:value-type="float">
            <text:p>0.319121062755585</text:p>
          </table:table-cell>
          <table:table-cell table:number-columns-repeated="2"/>
        </table:table-row>
        <table:table-row table:style-name="ro1">
          <table:table-cell office:value-type="float" office:value="0.876098275184631" calcext:value-type="float">
            <text:p>0.876098275184631</text:p>
          </table:table-cell>
          <table:table-cell table:number-columns-repeated="2"/>
        </table:table-row>
        <table:table-row table:style-name="ro1">
          <table:table-cell office:value-type="float" office:value="0.264491558074951" calcext:value-type="float">
            <text:p>0.264491558074951</text:p>
          </table:table-cell>
          <table:table-cell table:number-columns-repeated="2"/>
        </table:table-row>
        <table:table-row table:style-name="ro1">
          <table:table-cell office:value-type="float" office:value="0.881275117397308" calcext:value-type="float">
            <text:p>0.881275117397308</text:p>
          </table:table-cell>
          <table:table-cell table:number-columns-repeated="2"/>
        </table:table-row>
        <table:table-row table:style-name="ro1">
          <table:table-cell office:value-type="float" office:value="0.266797095537186" calcext:value-type="float">
            <text:p>0.266797095537186</text:p>
          </table:table-cell>
          <table:table-cell table:number-columns-repeated="2"/>
        </table:table-row>
        <table:table-row table:style-name="ro1">
          <table:table-cell office:value-type="float" office:value="0.733540594577789" calcext:value-type="float">
            <text:p>0.733540594577789</text:p>
          </table:table-cell>
          <table:table-cell table:number-columns-repeated="2"/>
        </table:table-row>
        <table:table-row table:style-name="ro1">
          <table:table-cell office:value-type="float" office:value="0.26635468006134" calcext:value-type="float">
            <text:p>0.26635468006134</text:p>
          </table:table-cell>
          <table:table-cell table:number-columns-repeated="2"/>
        </table:table-row>
        <table:table-row table:style-name="ro1">
          <table:table-cell office:value-type="float" office:value="0.65795361995697" calcext:value-type="float">
            <text:p>0.65795361995697</text:p>
          </table:table-cell>
          <table:table-cell table:number-columns-repeated="2"/>
        </table:table-row>
        <table:table-row table:style-name="ro1">
          <table:table-cell office:value-type="float" office:value="0.280115246772766" calcext:value-type="float">
            <text:p>0.280115246772766</text:p>
          </table:table-cell>
          <table:table-cell table:number-columns-repeated="2"/>
        </table:table-row>
        <table:table-row table:style-name="ro1">
          <table:table-cell office:value-type="float" office:value="0.782867193222046" calcext:value-type="float">
            <text:p>0.782867193222046</text:p>
          </table:table-cell>
          <table:table-cell table:number-columns-repeated="2"/>
        </table:table-row>
        <table:table-row table:style-name="ro1">
          <table:table-cell office:value-type="float" office:value="0.293716281652451" calcext:value-type="float">
            <text:p>0.293716281652451</text:p>
          </table:table-cell>
          <table:table-cell table:number-columns-repeated="2"/>
        </table:table-row>
        <table:table-row table:style-name="ro1">
          <table:table-cell office:value-type="float" office:value="0.290719598531723" calcext:value-type="float">
            <text:p>0.290719598531723</text:p>
          </table:table-cell>
          <table:table-cell table:number-columns-repeated="2"/>
        </table:table-row>
        <table:table-row table:style-name="ro1">
          <table:table-cell office:value-type="float" office:value="0.28457722067833" calcext:value-type="float">
            <text:p>0.28457722067833</text:p>
          </table:table-cell>
          <table:table-cell table:number-columns-repeated="2"/>
        </table:table-row>
        <table:table-row table:style-name="ro1">
          <table:table-cell office:value-type="float" office:value="0.261824011802673" calcext:value-type="float">
            <text:p>0.261824011802673</text:p>
          </table:table-cell>
          <table:table-cell table:number-columns-repeated="2"/>
        </table:table-row>
        <table:table-row table:style-name="ro1">
          <table:table-cell office:value-type="float" office:value="0.259359985589981" calcext:value-type="float">
            <text:p>0.259359985589981</text:p>
          </table:table-cell>
          <table:table-cell table:number-columns-repeated="2"/>
        </table:table-row>
        <table:table-row table:style-name="ro1">
          <table:table-cell office:value-type="float" office:value="0.411527305841446" calcext:value-type="float">
            <text:p>0.411527305841446</text:p>
          </table:table-cell>
          <table:table-cell table:number-columns-repeated="2"/>
        </table:table-row>
        <table:table-row table:style-name="ro1">
          <table:table-cell office:value-type="float" office:value="0.262477904558182" calcext:value-type="float">
            <text:p>0.262477904558182</text:p>
          </table:table-cell>
          <table:table-cell table:number-columns-repeated="2"/>
        </table:table-row>
        <table:table-row table:style-name="ro1">
          <table:table-cell office:value-type="float" office:value="0.400408387184143" calcext:value-type="float">
            <text:p>0.400408387184143</text:p>
          </table:table-cell>
          <table:table-cell table:number-columns-repeated="2"/>
        </table:table-row>
        <table:table-row table:style-name="ro1">
          <table:table-cell office:value-type="float" office:value="0.26263427734375" calcext:value-type="float">
            <text:p>0.26263427734375</text:p>
          </table:table-cell>
          <table:table-cell table:number-columns-repeated="2"/>
        </table:table-row>
        <table:table-row table:style-name="ro1">
          <table:table-cell office:value-type="float" office:value="0.263835668563843" calcext:value-type="float">
            <text:p>0.263835668563843</text:p>
          </table:table-cell>
          <table:table-cell table:number-columns-repeated="2"/>
        </table:table-row>
        <table:table-row table:style-name="ro1">
          <table:table-cell office:value-type="float" office:value="0.267430067062378" calcext:value-type="float">
            <text:p>0.267430067062378</text:p>
          </table:table-cell>
          <table:table-cell table:number-columns-repeated="2"/>
        </table:table-row>
        <table:table-row table:style-name="ro1">
          <table:table-cell office:value-type="float" office:value="0.267426639795303" calcext:value-type="float">
            <text:p>0.267426639795303</text:p>
          </table:table-cell>
          <table:table-cell table:number-columns-repeated="2"/>
        </table:table-row>
        <table:table-row table:style-name="ro1">
          <table:table-cell office:value-type="float" office:value="0.267965614795685" calcext:value-type="float">
            <text:p>0.267965614795685</text:p>
          </table:table-cell>
          <table:table-cell table:number-columns-repeated="2"/>
        </table:table-row>
        <table:table-row table:style-name="ro1">
          <table:table-cell office:value-type="float" office:value="0.268960773944855" calcext:value-type="float">
            <text:p>0.268960773944855</text:p>
          </table:table-cell>
          <table:table-cell table:number-columns-repeated="2"/>
        </table:table-row>
        <table:table-row table:style-name="ro1">
          <table:table-cell office:value-type="float" office:value="0.268552452325821" calcext:value-type="float">
            <text:p>0.268552452325821</text:p>
          </table:table-cell>
          <table:table-cell table:number-columns-repeated="2"/>
        </table:table-row>
        <table:table-row table:style-name="ro1">
          <table:table-cell office:value-type="float" office:value="0.268633782863617" calcext:value-type="float">
            <text:p>0.268633782863617</text:p>
          </table:table-cell>
          <table:table-cell table:number-columns-repeated="2"/>
        </table:table-row>
        <table:table-row table:style-name="ro1">
          <table:table-cell office:value-type="float" office:value="0.269490897655487" calcext:value-type="float">
            <text:p>0.269490897655487</text:p>
          </table:table-cell>
          <table:table-cell table:number-columns-repeated="2"/>
        </table:table-row>
        <table:table-row table:style-name="ro1">
          <table:table-cell office:value-type="float" office:value="0.260535269975662" calcext:value-type="float">
            <text:p>0.260535269975662</text:p>
          </table:table-cell>
          <table:table-cell table:number-columns-repeated="2"/>
        </table:table-row>
        <table:table-row table:style-name="ro1">
          <table:table-cell office:value-type="float" office:value="0.262502729892731" calcext:value-type="float">
            <text:p>0.262502729892731</text:p>
          </table:table-cell>
          <table:table-cell table:number-columns-repeated="2"/>
        </table:table-row>
        <table:table-row table:style-name="ro1">
          <table:table-cell office:value-type="float" office:value="0.266810834407806" calcext:value-type="float">
            <text:p>0.266810834407806</text:p>
          </table:table-cell>
          <table:table-cell table:number-columns-repeated="2"/>
        </table:table-row>
        <table:table-row table:style-name="ro1">
          <table:table-cell office:value-type="float" office:value="0.266274929046631" calcext:value-type="float">
            <text:p>0.266274929046631</text:p>
          </table:table-cell>
          <table:table-cell table:number-columns-repeated="2"/>
        </table:table-row>
        <table:table-row table:style-name="ro1">
          <table:table-cell office:value-type="float" office:value="0.266018033027649" calcext:value-type="float">
            <text:p>0.266018033027649</text:p>
          </table:table-cell>
          <table:table-cell table:number-columns-repeated="2"/>
        </table:table-row>
        <table:table-row table:style-name="ro1">
          <table:table-cell office:value-type="float" office:value="0.26503786444664" calcext:value-type="float">
            <text:p>0.26503786444664</text:p>
          </table:table-cell>
          <table:table-cell table:number-columns-repeated="2"/>
        </table:table-row>
        <table:table-row table:style-name="ro1">
          <table:table-cell office:value-type="float" office:value="0.26533380150795" calcext:value-type="float">
            <text:p>0.26533380150795</text:p>
          </table:table-cell>
          <table:table-cell table:number-columns-repeated="2"/>
        </table:table-row>
        <table:table-row table:style-name="ro1">
          <table:table-cell office:value-type="float" office:value="0.265262842178345" calcext:value-type="float">
            <text:p>0.265262842178345</text:p>
          </table:table-cell>
          <table:table-cell table:number-columns-repeated="2"/>
        </table:table-row>
        <table:table-row table:style-name="ro1">
          <table:table-cell office:value-type="float" office:value="0.265584826469421" calcext:value-type="float">
            <text:p>0.265584826469421</text:p>
          </table:table-cell>
          <table:table-cell table:number-columns-repeated="2"/>
        </table:table-row>
        <table:table-row table:style-name="ro1">
          <table:table-cell office:value-type="float" office:value="0.267767459154129" calcext:value-type="float">
            <text:p>0.267767459154129</text:p>
          </table:table-cell>
          <table:table-cell table:number-columns-repeated="2"/>
        </table:table-row>
        <table:table-row table:style-name="ro1">
          <table:table-cell office:value-type="float" office:value="0.273981511592865" calcext:value-type="float">
            <text:p>0.273981511592865</text:p>
          </table:table-cell>
          <table:table-cell table:number-columns-repeated="2"/>
        </table:table-row>
        <table:table-row table:style-name="ro1">
          <table:table-cell office:value-type="float" office:value="0.273020356893539" calcext:value-type="float">
            <text:p>0.273020356893539</text:p>
          </table:table-cell>
          <table:table-cell table:number-columns-repeated="2"/>
        </table:table-row>
        <table:table-row table:style-name="ro1">
          <table:table-cell office:value-type="float" office:value="0.274191826581955" calcext:value-type="float">
            <text:p>0.274191826581955</text:p>
          </table:table-cell>
          <table:table-cell table:number-columns-repeated="2"/>
        </table:table-row>
        <table:table-row table:style-name="ro1">
          <table:table-cell office:value-type="float" office:value="0.27755218744278" calcext:value-type="float">
            <text:p>0.27755218744278</text:p>
          </table:table-cell>
          <table:table-cell table:number-columns-repeated="2"/>
        </table:table-row>
        <table:table-row table:style-name="ro1">
          <table:table-cell office:value-type="float" office:value="0.299346148967743" calcext:value-type="float">
            <text:p>0.299346148967743</text:p>
          </table:table-cell>
          <table:table-cell table:number-columns-repeated="2"/>
        </table:table-row>
        <table:table-row table:style-name="ro1">
          <table:table-cell office:value-type="float" office:value="0.318657517433166" calcext:value-type="float">
            <text:p>0.318657517433166</text:p>
          </table:table-cell>
          <table:table-cell table:number-columns-repeated="2"/>
        </table:table-row>
        <table:table-row table:style-name="ro1">
          <table:table-cell office:value-type="float" office:value="0.349291354417801" calcext:value-type="float">
            <text:p>0.349291354417801</text:p>
          </table:table-cell>
          <table:table-cell table:number-columns-repeated="2"/>
        </table:table-row>
        <table:table-row table:style-name="ro1">
          <table:table-cell office:value-type="float" office:value="0.320824563503265" calcext:value-type="float">
            <text:p>0.320824563503265</text:p>
          </table:table-cell>
          <table:table-cell table:number-columns-repeated="2"/>
        </table:table-row>
        <table:table-row table:style-name="ro1">
          <table:table-cell office:value-type="float" office:value="0.343185931444168" calcext:value-type="float">
            <text:p>0.343185931444168</text:p>
          </table:table-cell>
          <table:table-cell table:number-columns-repeated="2"/>
        </table:table-row>
        <table:table-row table:style-name="ro1">
          <table:table-cell office:value-type="float" office:value="0.307681143283844" calcext:value-type="float">
            <text:p>0.307681143283844</text:p>
          </table:table-cell>
          <table:table-cell table:number-columns-repeated="2"/>
        </table:table-row>
        <table:table-row table:style-name="ro1">
          <table:table-cell office:value-type="float" office:value="0.322039574384689" calcext:value-type="float">
            <text:p>0.322039574384689</text:p>
          </table:table-cell>
          <table:table-cell table:number-columns-repeated="2"/>
        </table:table-row>
        <table:table-row table:style-name="ro1">
          <table:table-cell office:value-type="float" office:value="0.253673911094665" calcext:value-type="float">
            <text:p>0.253673911094665</text:p>
          </table:table-cell>
          <table:table-cell table:number-columns-repeated="2"/>
        </table:table-row>
        <table:table-row table:style-name="ro1">
          <table:table-cell office:value-type="float" office:value="0.260179609060287" calcext:value-type="float">
            <text:p>0.260179609060287</text:p>
          </table:table-cell>
          <table:table-cell table:number-columns-repeated="2"/>
        </table:table-row>
        <table:table-row table:style-name="ro1">
          <table:table-cell office:value-type="float" office:value="0.322267472743988" calcext:value-type="float">
            <text:p>0.322267472743988</text:p>
          </table:table-cell>
          <table:table-cell table:number-columns-repeated="2"/>
        </table:table-row>
        <table:table-row table:style-name="ro1">
          <table:table-cell office:value-type="float" office:value="0.252302378416061" calcext:value-type="float">
            <text:p>0.252302378416061</text:p>
          </table:table-cell>
          <table:table-cell table:number-columns-repeated="2"/>
        </table:table-row>
        <table:table-row table:style-name="ro1">
          <table:table-cell office:value-type="float" office:value="0.322971254587173" calcext:value-type="float">
            <text:p>0.322971254587173</text:p>
          </table:table-cell>
          <table:table-cell table:number-columns-repeated="2"/>
        </table:table-row>
        <table:table-row table:style-name="ro1">
          <table:table-cell office:value-type="float" office:value="0.796343803405762" calcext:value-type="float">
            <text:p>0.796343803405762</text:p>
          </table:table-cell>
          <table:table-cell table:number-columns-repeated="2"/>
        </table:table-row>
        <table:table-row table:style-name="ro1">
          <table:table-cell office:value-type="float" office:value="0.268428683280945" calcext:value-type="float">
            <text:p>0.268428683280945</text:p>
          </table:table-cell>
          <table:table-cell table:number-columns-repeated="2"/>
        </table:table-row>
        <table:table-row table:style-name="ro1">
          <table:table-cell office:value-type="float" office:value="0.323233157396317" calcext:value-type="float">
            <text:p>0.323233157396317</text:p>
          </table:table-cell>
          <table:table-cell table:number-columns-repeated="2"/>
        </table:table-row>
        <table:table-row table:style-name="ro1">
          <table:table-cell office:value-type="float" office:value="0.85224711894989" calcext:value-type="float">
            <text:p>0.85224711894989</text:p>
          </table:table-cell>
          <table:table-cell table:number-columns-repeated="2"/>
        </table:table-row>
        <table:table-row table:style-name="ro1">
          <table:table-cell office:value-type="float" office:value="0.260602712631226" calcext:value-type="float">
            <text:p>0.260602712631226</text:p>
          </table:table-cell>
          <table:table-cell table:number-columns-repeated="2"/>
        </table:table-row>
        <table:table-row table:style-name="ro1">
          <table:table-cell office:value-type="float" office:value="0.321868568658829" calcext:value-type="float">
            <text:p>0.321868568658829</text:p>
          </table:table-cell>
          <table:table-cell table:number-columns-repeated="2"/>
        </table:table-row>
        <table:table-row table:style-name="ro1">
          <table:table-cell office:value-type="float" office:value="0.882206797599793" calcext:value-type="float">
            <text:p>0.882206797599793</text:p>
          </table:table-cell>
          <table:table-cell table:number-columns-repeated="2"/>
        </table:table-row>
        <table:table-row table:style-name="ro1">
          <table:table-cell office:value-type="float" office:value="0.254524797201157" calcext:value-type="float">
            <text:p>0.254524797201157</text:p>
          </table:table-cell>
          <table:table-cell table:number-columns-repeated="2"/>
        </table:table-row>
        <table:table-row table:style-name="ro1">
          <table:table-cell office:value-type="float" office:value="0.322056889533997" calcext:value-type="float">
            <text:p>0.322056889533997</text:p>
          </table:table-cell>
          <table:table-cell table:number-columns-repeated="2"/>
        </table:table-row>
        <table:table-row table:style-name="ro1">
          <table:table-cell office:value-type="float" office:value="0.918366134166718" calcext:value-type="float">
            <text:p>0.918366134166718</text:p>
          </table:table-cell>
          <table:table-cell table:number-columns-repeated="2"/>
        </table:table-row>
        <table:table-row table:style-name="ro1">
          <table:table-cell office:value-type="float" office:value="0.262782126665115" calcext:value-type="float">
            <text:p>0.262782126665115</text:p>
          </table:table-cell>
          <table:table-cell table:number-columns-repeated="2"/>
        </table:table-row>
        <table:table-row table:style-name="ro1">
          <table:table-cell office:value-type="float" office:value="0.31774827837944" calcext:value-type="float">
            <text:p>0.31774827837944</text:p>
          </table:table-cell>
          <table:table-cell table:number-columns-repeated="2"/>
        </table:table-row>
        <table:table-row table:style-name="ro1">
          <table:table-cell office:value-type="float" office:value="0.924620628356934" calcext:value-type="float">
            <text:p>0.924620628356934</text:p>
          </table:table-cell>
          <table:table-cell table:number-columns-repeated="2"/>
        </table:table-row>
        <table:table-row table:style-name="ro1">
          <table:table-cell office:value-type="float" office:value="0.311585605144501" calcext:value-type="float">
            <text:p>0.311585605144501</text:p>
          </table:table-cell>
          <table:table-cell table:number-columns-repeated="2"/>
        </table:table-row>
        <table:table-row table:style-name="ro1">
          <table:table-cell office:value-type="float" office:value="0.319482564926147" calcext:value-type="float">
            <text:p>0.319482564926147</text:p>
          </table:table-cell>
          <table:table-cell table:number-columns-repeated="2"/>
        </table:table-row>
        <table:table-row table:style-name="ro1">
          <table:table-cell office:value-type="float" office:value="0.913208782672882" calcext:value-type="float">
            <text:p>0.913208782672882</text:p>
          </table:table-cell>
          <table:table-cell table:number-columns-repeated="2"/>
        </table:table-row>
        <table:table-row table:style-name="ro1">
          <table:table-cell office:value-type="float" office:value="0.318767338991165" calcext:value-type="float">
            <text:p>0.318767338991165</text:p>
          </table:table-cell>
          <table:table-cell table:number-columns-repeated="2"/>
        </table:table-row>
        <table:table-row table:style-name="ro1">
          <table:table-cell office:value-type="float" office:value="0.333789527416229" calcext:value-type="float">
            <text:p>0.333789527416229</text:p>
          </table:table-cell>
          <table:table-cell table:number-columns-repeated="2"/>
        </table:table-row>
        <table:table-row table:style-name="ro1">
          <table:table-cell office:value-type="float" office:value="0.827270269393921" calcext:value-type="float">
            <text:p>0.827270269393921</text:p>
          </table:table-cell>
          <table:table-cell table:number-columns-repeated="2"/>
        </table:table-row>
        <table:table-row table:style-name="ro1">
          <table:table-cell office:value-type="float" office:value="0.319396883249283" calcext:value-type="float">
            <text:p>0.319396883249283</text:p>
          </table:table-cell>
          <table:table-cell table:number-columns-repeated="2"/>
        </table:table-row>
        <table:table-row table:style-name="ro1">
          <table:table-cell office:value-type="float" office:value="0.328637391328812" calcext:value-type="float">
            <text:p>0.328637391328812</text:p>
          </table:table-cell>
          <table:table-cell table:number-columns-repeated="2"/>
        </table:table-row>
        <table:table-row table:style-name="ro1">
          <table:table-cell office:value-type="float" office:value="0.823911666870117" calcext:value-type="float">
            <text:p>0.823911666870117</text:p>
          </table:table-cell>
          <table:table-cell table:number-columns-repeated="2"/>
        </table:table-row>
        <table:table-row table:style-name="ro1">
          <table:table-cell office:value-type="float" office:value="0.312279671430588" calcext:value-type="float">
            <text:p>0.312279671430588</text:p>
          </table:table-cell>
          <table:table-cell table:number-columns-repeated="2"/>
        </table:table-row>
        <table:table-row table:style-name="ro1">
          <table:table-cell office:value-type="float" office:value="0.704902648925781" calcext:value-type="float">
            <text:p>0.704902648925781</text:p>
          </table:table-cell>
          <table:table-cell table:number-columns-repeated="2"/>
        </table:table-row>
        <table:table-row table:style-name="ro1">
          <table:table-cell office:value-type="float" office:value="0.314359337091446" calcext:value-type="float">
            <text:p>0.314359337091446</text:p>
          </table:table-cell>
          <table:table-cell table:number-columns-repeated="2"/>
        </table:table-row>
        <table:table-row table:style-name="ro1">
          <table:table-cell office:value-type="float" office:value="0.47093603014946" calcext:value-type="float">
            <text:p>0.47093603014946</text:p>
          </table:table-cell>
          <table:table-cell table:number-columns-repeated="2"/>
        </table:table-row>
        <table:table-row table:style-name="ro1">
          <table:table-cell office:value-type="float" office:value="0.314024806022644" calcext:value-type="float">
            <text:p>0.314024806022644</text:p>
          </table:table-cell>
          <table:table-cell table:number-columns-repeated="2"/>
        </table:table-row>
        <table:table-row table:style-name="ro1">
          <table:table-cell office:value-type="float" office:value="0.315017104148865" calcext:value-type="float">
            <text:p>0.315017104148865</text:p>
          </table:table-cell>
          <table:table-cell table:number-columns-repeated="2"/>
        </table:table-row>
        <table:table-row table:style-name="ro1">
          <table:table-cell office:value-type="float" office:value="0.31658861041069" calcext:value-type="float">
            <text:p>0.31658861041069</text:p>
          </table:table-cell>
          <table:table-cell table:number-columns-repeated="2"/>
        </table:table-row>
        <table:table-row table:style-name="ro1">
          <table:table-cell office:value-type="float" office:value="0.319015383720398" calcext:value-type="float">
            <text:p>0.319015383720398</text:p>
          </table:table-cell>
          <table:table-cell table:number-columns-repeated="2"/>
        </table:table-row>
        <table:table-row table:style-name="ro1">
          <table:table-cell office:value-type="float" office:value="0.317695468664169" calcext:value-type="float">
            <text:p>0.317695468664169</text:p>
          </table:table-cell>
          <table:table-cell table:number-columns-repeated="2"/>
        </table:table-row>
        <table:table-row table:style-name="ro1">
          <table:table-cell office:value-type="float" office:value="0.317653626203537" calcext:value-type="float">
            <text:p>0.317653626203537</text:p>
          </table:table-cell>
          <table:table-cell table:number-columns-repeated="2"/>
        </table:table-row>
        <table:table-row table:style-name="ro1">
          <table:table-cell office:value-type="float" office:value="0.316279143095016" calcext:value-type="float">
            <text:p>0.316279143095016</text:p>
          </table:table-cell>
          <table:table-cell table:number-columns-repeated="2"/>
        </table:table-row>
        <table:table-row table:style-name="ro1">
          <table:table-cell office:value-type="float" office:value="0.313974738121033" calcext:value-type="float">
            <text:p>0.313974738121033</text:p>
          </table:table-cell>
          <table:table-cell table:number-columns-repeated="2"/>
        </table:table-row>
        <table:table-row table:style-name="ro1">
          <table:table-cell office:value-type="float" office:value="0.67102986574173" calcext:value-type="float">
            <text:p>0.67102986574173</text:p>
          </table:table-cell>
          <table:table-cell table:number-columns-repeated="2"/>
        </table:table-row>
        <table:table-row table:style-name="ro1">
          <table:table-cell office:value-type="float" office:value="0.313083171844482" calcext:value-type="float">
            <text:p>0.313083171844482</text:p>
          </table:table-cell>
          <table:table-cell table:number-columns-repeated="2"/>
        </table:table-row>
        <table:table-row table:style-name="ro1">
          <table:table-cell office:value-type="float" office:value="0.766321182250977" calcext:value-type="float">
            <text:p>0.766321182250977</text:p>
          </table:table-cell>
          <table:table-cell table:number-columns-repeated="2"/>
        </table:table-row>
        <table:table-row table:style-name="ro1">
          <table:table-cell office:value-type="float" office:value="0.313165426254272" calcext:value-type="float">
            <text:p>0.313165426254272</text:p>
          </table:table-cell>
          <table:table-cell table:number-columns-repeated="2"/>
        </table:table-row>
        <table:table-row table:style-name="ro1">
          <table:table-cell office:value-type="float" office:value="0.716444432735443" calcext:value-type="float">
            <text:p>0.716444432735443</text:p>
          </table:table-cell>
          <table:table-cell table:number-columns-repeated="2"/>
        </table:table-row>
        <table:table-row table:style-name="ro1">
          <table:table-cell office:value-type="float" office:value="0.338332325220108" calcext:value-type="float">
            <text:p>0.338332325220108</text:p>
          </table:table-cell>
          <table:table-cell table:number-columns-repeated="2"/>
        </table:table-row>
        <table:table-row table:style-name="ro1">
          <table:table-cell office:value-type="float" office:value="0.657800734043121" calcext:value-type="float">
            <text:p>0.657800734043121</text:p>
          </table:table-cell>
          <table:table-cell table:number-columns-repeated="2"/>
        </table:table-row>
        <table:table-row table:style-name="ro1">
          <table:table-cell office:value-type="float" office:value="0.345334649085999" calcext:value-type="float">
            <text:p>0.345334649085999</text:p>
          </table:table-cell>
          <table:table-cell table:number-columns-repeated="2"/>
        </table:table-row>
        <table:table-row table:style-name="ro1">
          <table:table-cell office:value-type="float" office:value="0.346039593219757" calcext:value-type="float">
            <text:p>0.346039593219757</text:p>
          </table:table-cell>
          <table:table-cell table:number-columns-repeated="2"/>
        </table:table-row>
        <table:table-row table:style-name="ro1">
          <table:table-cell office:value-type="float" office:value="0.346376448869705" calcext:value-type="float">
            <text:p>0.346376448869705</text:p>
          </table:table-cell>
          <table:table-cell table:number-columns-repeated="2"/>
        </table:table-row>
        <table:table-row table:style-name="ro1">
          <table:table-cell office:value-type="float" office:value="0.351043194532394" calcext:value-type="float">
            <text:p>0.351043194532394</text:p>
          </table:table-cell>
          <table:table-cell table:number-columns-repeated="2"/>
        </table:table-row>
        <table:table-row table:style-name="ro1">
          <table:table-cell office:value-type="float" office:value="0.319651246070862" calcext:value-type="float">
            <text:p>0.319651246070862</text:p>
          </table:table-cell>
          <table:table-cell table:number-columns-repeated="2"/>
        </table:table-row>
        <table:table-row table:style-name="ro1">
          <table:table-cell office:value-type="float" office:value="0.315532565116882" calcext:value-type="float">
            <text:p>0.315532565116882</text:p>
          </table:table-cell>
          <table:table-cell table:number-columns-repeated="2"/>
        </table:table-row>
        <table:table-row table:style-name="ro1">
          <table:table-cell office:value-type="float" office:value="0.329055517911911" calcext:value-type="float">
            <text:p>0.329055517911911</text:p>
          </table:table-cell>
          <table:table-cell table:number-columns-repeated="2"/>
        </table:table-row>
        <table:table-row table:style-name="ro1">
          <table:table-cell office:value-type="float" office:value="0.325792253017426" calcext:value-type="float">
            <text:p>0.325792253017426</text:p>
          </table:table-cell>
          <table:table-cell table:number-columns-repeated="2"/>
        </table:table-row>
        <table:table-row table:style-name="ro1">
          <table:table-cell office:value-type="float" office:value="0.308613151311874" calcext:value-type="float">
            <text:p>0.308613151311874</text:p>
          </table:table-cell>
          <table:table-cell table:number-columns-repeated="2"/>
        </table:table-row>
        <table:table-row table:style-name="ro1">
          <table:table-cell office:value-type="float" office:value="0.310727745294571" calcext:value-type="float">
            <text:p>0.310727745294571</text:p>
          </table:table-cell>
          <table:table-cell table:number-columns-repeated="2"/>
        </table:table-row>
        <table:table-row table:style-name="ro1">
          <table:table-cell office:value-type="float" office:value="0.308321833610535" calcext:value-type="float">
            <text:p>0.308321833610535</text:p>
          </table:table-cell>
          <table:table-cell table:number-columns-repeated="2"/>
        </table:table-row>
        <table:table-row table:style-name="ro1">
          <table:table-cell office:value-type="float" office:value="0.285580307245255" calcext:value-type="float">
            <text:p>0.285580307245255</text:p>
          </table:table-cell>
          <table:table-cell table:number-columns-repeated="2"/>
        </table:table-row>
        <table:table-row table:style-name="ro1">
          <table:table-cell office:value-type="float" office:value="0.565910518169403" calcext:value-type="float">
            <text:p>0.565910518169403</text:p>
          </table:table-cell>
          <table:table-cell table:number-columns-repeated="2"/>
        </table:table-row>
        <table:table-row table:style-name="ro1">
          <table:table-cell office:value-type="float" office:value="0.286651521921158" calcext:value-type="float">
            <text:p>0.286651521921158</text:p>
          </table:table-cell>
          <table:table-cell table:number-columns-repeated="2"/>
        </table:table-row>
        <table:table-row table:style-name="ro1">
          <table:table-cell office:value-type="float" office:value="0.725273668766022" calcext:value-type="float">
            <text:p>0.725273668766022</text:p>
          </table:table-cell>
          <table:table-cell table:number-columns-repeated="2"/>
        </table:table-row>
        <table:table-row table:style-name="ro1">
          <table:table-cell office:value-type="float" office:value="0.28945130109787" calcext:value-type="float">
            <text:p>0.28945130109787</text:p>
          </table:table-cell>
          <table:table-cell table:number-columns-repeated="2"/>
        </table:table-row>
        <table:table-row table:style-name="ro1">
          <table:table-cell office:value-type="float" office:value="0.799457252025604" calcext:value-type="float">
            <text:p>0.799457252025604</text:p>
          </table:table-cell>
          <table:table-cell table:number-columns-repeated="2"/>
        </table:table-row>
        <table:table-row table:style-name="ro1">
          <table:table-cell office:value-type="float" office:value="0.28809067606926" calcext:value-type="float">
            <text:p>0.28809067606926</text:p>
          </table:table-cell>
          <table:table-cell table:number-columns-repeated="2"/>
        </table:table-row>
        <table:table-row table:style-name="ro1">
          <table:table-cell office:value-type="float" office:value="0.457874596118927" calcext:value-type="float">
            <text:p>0.457874596118927</text:p>
          </table:table-cell>
          <table:table-cell table:number-columns-repeated="2"/>
        </table:table-row>
        <table:table-row table:style-name="ro1">
          <table:table-cell office:value-type="float" office:value="0.285849153995514" calcext:value-type="float">
            <text:p>0.285849153995514</text:p>
          </table:table-cell>
          <table:table-cell table:number-columns-repeated="2"/>
        </table:table-row>
        <table:table-row table:style-name="ro1">
          <table:table-cell office:value-type="float" office:value="0.284030824899673" calcext:value-type="float">
            <text:p>0.284030824899673</text:p>
          </table:table-cell>
          <table:table-cell table:number-columns-repeated="2"/>
        </table:table-row>
        <table:table-row table:style-name="ro1">
          <table:table-cell office:value-type="float" office:value="0.284592181444168" calcext:value-type="float">
            <text:p>0.284592181444168</text:p>
          </table:table-cell>
          <table:table-cell table:number-columns-repeated="2"/>
        </table:table-row>
        <table:table-row table:style-name="ro1">
          <table:table-cell office:value-type="float" office:value="0.254113465547562" calcext:value-type="float">
            <text:p>0.254113465547562</text:p>
          </table:table-cell>
          <table:table-cell table:number-columns-repeated="2"/>
        </table:table-row>
        <table:table-row table:style-name="ro1">
          <table:table-cell office:value-type="float" office:value="0.284819662570953" calcext:value-type="float">
            <text:p>0.284819662570953</text:p>
          </table:table-cell>
          <table:table-cell table:number-columns-repeated="2"/>
        </table:table-row>
        <table:table-row table:style-name="ro1">
          <table:table-cell office:value-type="float" office:value="0.283020317554474" calcext:value-type="float">
            <text:p>0.283020317554474</text:p>
          </table:table-cell>
          <table:table-cell table:number-columns-repeated="2"/>
        </table:table-row>
        <table:table-row table:style-name="ro1">
          <table:table-cell office:value-type="float" office:value="0.580961406230927" calcext:value-type="float">
            <text:p>0.580961406230927</text:p>
          </table:table-cell>
          <table:table-cell table:number-columns-repeated="2"/>
        </table:table-row>
        <table:table-row table:style-name="ro1">
          <table:table-cell office:value-type="float" office:value="0.27361187338829" calcext:value-type="float">
            <text:p>0.27361187338829</text:p>
          </table:table-cell>
          <table:table-cell table:number-columns-repeated="2"/>
        </table:table-row>
        <table:table-row table:style-name="ro1">
          <table:table-cell office:value-type="float" office:value="0.770571410655975" calcext:value-type="float">
            <text:p>0.770571410655975</text:p>
          </table:table-cell>
          <table:table-cell table:number-columns-repeated="2"/>
        </table:table-row>
        <table:table-row table:style-name="ro1">
          <table:table-cell office:value-type="float" office:value="0.271759390830994" calcext:value-type="float">
            <text:p>0.271759390830994</text:p>
          </table:table-cell>
          <table:table-cell table:number-columns-repeated="2"/>
        </table:table-row>
        <table:table-row table:style-name="ro1">
          <table:table-cell office:value-type="float" office:value="0.742119610309601" calcext:value-type="float">
            <text:p>0.742119610309601</text:p>
          </table:table-cell>
          <table:table-cell table:number-columns-repeated="2"/>
        </table:table-row>
        <table:table-row table:style-name="ro1">
          <table:table-cell office:value-type="float" office:value="0.275394022464752" calcext:value-type="float">
            <text:p>0.275394022464752</text:p>
          </table:table-cell>
          <table:table-cell table:number-columns-repeated="2"/>
        </table:table-row>
        <table:table-row table:style-name="ro1">
          <table:table-cell office:value-type="float" office:value="0.268645226955414" calcext:value-type="float">
            <text:p>0.268645226955414</text:p>
          </table:table-cell>
          <table:table-cell table:number-columns-repeated="2"/>
        </table:table-row>
        <table:table-row table:style-name="ro1">
          <table:table-cell office:value-type="float" office:value="0.319932103157043" calcext:value-type="float">
            <text:p>0.319932103157043</text:p>
          </table:table-cell>
          <table:table-cell table:number-columns-repeated="2"/>
        </table:table-row>
        <table:table-row table:style-name="ro1">
          <table:table-cell office:value-type="float" office:value="0.293474555015564" calcext:value-type="float">
            <text:p>0.293474555015564</text:p>
          </table:table-cell>
          <table:table-cell table:number-columns-repeated="2"/>
        </table:table-row>
        <table:table-row table:style-name="ro1">
          <table:table-cell office:value-type="float" office:value="0.311770290136337" calcext:value-type="float">
            <text:p>0.311770290136337</text:p>
          </table:table-cell>
          <table:table-cell table:number-columns-repeated="2"/>
        </table:table-row>
        <table:table-row table:style-name="ro1">
          <table:table-cell office:value-type="float" office:value="0.293739289045334" calcext:value-type="float">
            <text:p>0.293739289045334</text:p>
          </table:table-cell>
          <table:table-cell table:number-columns-repeated="2"/>
        </table:table-row>
        <table:table-row table:style-name="ro1">
          <table:table-cell office:value-type="float" office:value="0.294158697128296" calcext:value-type="float">
            <text:p>0.294158697128296</text:p>
          </table:table-cell>
          <table:table-cell table:number-columns-repeated="2"/>
        </table:table-row>
        <table:table-row table:style-name="ro1">
          <table:table-cell office:value-type="float" office:value="0.548415660858154" calcext:value-type="float">
            <text:p>0.548415660858154</text:p>
          </table:table-cell>
          <table:table-cell table:number-columns-repeated="2"/>
        </table:table-row>
        <table:table-row table:style-name="ro1">
          <table:table-cell office:value-type="float" office:value="0.292928040027618" calcext:value-type="float">
            <text:p>0.292928040027618</text:p>
          </table:table-cell>
          <table:table-cell table:number-columns-repeated="2"/>
        </table:table-row>
        <table:table-row table:style-name="ro1">
          <table:table-cell office:value-type="float" office:value="0.292753666639328" calcext:value-type="float">
            <text:p>0.292753666639328</text:p>
          </table:table-cell>
          <table:table-cell table:number-columns-repeated="2"/>
        </table:table-row>
        <table:table-row table:style-name="ro1">
          <table:table-cell office:value-type="float" office:value="0.291889876127243" calcext:value-type="float">
            <text:p>0.291889876127243</text:p>
          </table:table-cell>
          <table:table-cell table:number-columns-repeated="2"/>
        </table:table-row>
        <table:table-row table:style-name="ro1">
          <table:table-cell office:value-type="float" office:value="0.286152273416519" calcext:value-type="float">
            <text:p>0.286152273416519</text:p>
          </table:table-cell>
          <table:table-cell table:number-columns-repeated="2"/>
        </table:table-row>
        <table:table-row table:style-name="ro1">
          <table:table-cell office:value-type="float" office:value="0.287674635648727" calcext:value-type="float">
            <text:p>0.287674635648727</text:p>
          </table:table-cell>
          <table:table-cell table:number-columns-repeated="2"/>
        </table:table-row>
        <table:table-row table:style-name="ro1">
          <table:table-cell office:value-type="float" office:value="0.299324631690979" calcext:value-type="float">
            <text:p>0.299324631690979</text:p>
          </table:table-cell>
          <table:table-cell table:number-columns-repeated="2"/>
        </table:table-row>
        <table:table-row table:style-name="ro1">
          <table:table-cell office:value-type="float" office:value="0.298492014408112" calcext:value-type="float">
            <text:p>0.298492014408112</text:p>
          </table:table-cell>
          <table:table-cell table:number-columns-repeated="2"/>
        </table:table-row>
        <table:table-row table:style-name="ro1">
          <table:table-cell office:value-type="float" office:value="0.298217803239822" calcext:value-type="float">
            <text:p>0.298217803239822</text:p>
          </table:table-cell>
          <table:table-cell table:number-columns-repeated="2"/>
        </table:table-row>
        <table:table-row table:style-name="ro1">
          <table:table-cell office:value-type="float" office:value="0.756982207298279" calcext:value-type="float">
            <text:p>0.756982207298279</text:p>
          </table:table-cell>
          <table:table-cell table:number-columns-repeated="2"/>
        </table:table-row>
        <table:table-row table:style-name="ro1">
          <table:table-cell office:value-type="float" office:value="0.276148498058319" calcext:value-type="float">
            <text:p>0.276148498058319</text:p>
          </table:table-cell>
          <table:table-cell table:number-columns-repeated="2"/>
        </table:table-row>
        <table:table-row table:style-name="ro1">
          <table:table-cell office:value-type="float" office:value="0.696056425571442" calcext:value-type="float">
            <text:p>0.696056425571442</text:p>
          </table:table-cell>
          <table:table-cell table:number-columns-repeated="2"/>
        </table:table-row>
        <table:table-row table:style-name="ro1">
          <table:table-cell office:value-type="float" office:value="0.383400201797485" calcext:value-type="float">
            <text:p>0.383400201797485</text:p>
          </table:table-cell>
          <table:table-cell table:number-columns-repeated="2"/>
        </table:table-row>
        <table:table-row table:style-name="ro1">
          <table:table-cell office:value-type="float" office:value="0.380914628505707" calcext:value-type="float">
            <text:p>0.380914628505707</text:p>
          </table:table-cell>
          <table:table-cell table:number-columns-repeated="2"/>
        </table:table-row>
        <table:table-row table:style-name="ro1">
          <table:table-cell office:value-type="float" office:value="0.385982990264893" calcext:value-type="float">
            <text:p>0.385982990264893</text:p>
          </table:table-cell>
          <table:table-cell table:number-columns-repeated="2"/>
        </table:table-row>
        <table:table-row table:style-name="ro1">
          <table:table-cell office:value-type="float" office:value="0.629411220550537" calcext:value-type="float">
            <text:p>0.629411220550537</text:p>
          </table:table-cell>
          <table:table-cell table:number-columns-repeated="2"/>
        </table:table-row>
        <table:table-row table:style-name="ro1">
          <table:table-cell office:value-type="float" office:value="0.286138325929642" calcext:value-type="float">
            <text:p>0.286138325929642</text:p>
          </table:table-cell>
          <table:table-cell table:number-columns-repeated="2"/>
        </table:table-row>
        <table:table-row table:style-name="ro1">
          <table:table-cell office:value-type="float" office:value="0.386092633008957" calcext:value-type="float">
            <text:p>0.386092633008957</text:p>
          </table:table-cell>
          <table:table-cell table:number-columns-repeated="2"/>
        </table:table-row>
        <table:table-row table:style-name="ro1">
          <table:table-cell office:value-type="float" office:value="0.361876130104065" calcext:value-type="float">
            <text:p>0.361876130104065</text:p>
          </table:table-cell>
          <table:table-cell table:number-columns-repeated="2"/>
        </table:table-row>
        <table:table-row table:style-name="ro1">
          <table:table-cell office:value-type="float" office:value="0.386802732944488" calcext:value-type="float">
            <text:p>0.386802732944488</text:p>
          </table:table-cell>
          <table:table-cell table:number-columns-repeated="2"/>
        </table:table-row>
        <table:table-row table:style-name="ro1">
          <table:table-cell office:value-type="float" office:value="0.386868804693222" calcext:value-type="float">
            <text:p>0.386868804693222</text:p>
          </table:table-cell>
          <table:table-cell table:number-columns-repeated="2"/>
        </table:table-row>
        <table:table-row table:style-name="ro1">
          <table:table-cell office:value-type="float" office:value="0.39048445224762" calcext:value-type="float">
            <text:p>0.39048445224762</text:p>
          </table:table-cell>
          <table:table-cell table:number-columns-repeated="2"/>
        </table:table-row>
        <table:table-row table:style-name="ro1">
          <table:table-cell office:value-type="float" office:value="0.451558858156204" calcext:value-type="float">
            <text:p>0.451558858156204</text:p>
          </table:table-cell>
          <table:table-cell table:number-columns-repeated="2"/>
        </table:table-row>
        <table:table-row table:style-name="ro1">
          <table:table-cell office:value-type="float" office:value="0.38658082485199" calcext:value-type="float">
            <text:p>0.38658082485199</text:p>
          </table:table-cell>
          <table:table-cell table:number-columns-repeated="2"/>
        </table:table-row>
        <table:table-row table:style-name="ro1">
          <table:table-cell office:value-type="float" office:value="0.492865592241287" calcext:value-type="float">
            <text:p>0.492865592241287</text:p>
          </table:table-cell>
          <table:table-cell table:number-columns-repeated="2"/>
        </table:table-row>
        <table:table-row table:style-name="ro1">
          <table:table-cell office:value-type="float" office:value="0.386326521635056" calcext:value-type="float">
            <text:p>0.386326521635056</text:p>
          </table:table-cell>
          <table:table-cell table:number-columns-repeated="2"/>
        </table:table-row>
        <table:table-row table:style-name="ro1">
          <table:table-cell office:value-type="float" office:value="0.734404742717743" calcext:value-type="float">
            <text:p>0.734404742717743</text:p>
          </table:table-cell>
          <table:table-cell table:number-columns-repeated="2"/>
        </table:table-row>
        <table:table-row table:style-name="ro1">
          <table:table-cell office:value-type="float" office:value="0.3902847468853" calcext:value-type="float">
            <text:p>0.3902847468853</text:p>
          </table:table-cell>
          <table:table-cell table:number-columns-repeated="2"/>
        </table:table-row>
        <table:table-row table:style-name="ro1">
          <table:table-cell office:value-type="float" office:value="0.856659114360809" calcext:value-type="float">
            <text:p>0.856659114360809</text:p>
          </table:table-cell>
          <table:table-cell table:number-columns-repeated="2"/>
        </table:table-row>
        <table:table-row table:style-name="ro1">
          <table:table-cell office:value-type="float" office:value="0.315896511077881" calcext:value-type="float">
            <text:p>0.315896511077881</text:p>
          </table:table-cell>
          <table:table-cell table:number-columns-repeated="2"/>
        </table:table-row>
        <table:table-row table:style-name="ro1">
          <table:table-cell office:value-type="float" office:value="0.429955631494522" calcext:value-type="float">
            <text:p>0.429955631494522</text:p>
          </table:table-cell>
          <table:table-cell table:number-columns-repeated="2"/>
        </table:table-row>
        <table:table-row table:style-name="ro1">
          <table:table-cell office:value-type="float" office:value="0.862237751483917" calcext:value-type="float">
            <text:p>0.862237751483917</text:p>
          </table:table-cell>
          <table:table-cell table:number-columns-repeated="2"/>
        </table:table-row>
        <table:table-row table:style-name="ro1">
          <table:table-cell office:value-type="float" office:value="0.308038681745529" calcext:value-type="float">
            <text:p>0.308038681745529</text:p>
          </table:table-cell>
          <table:table-cell table:number-columns-repeated="2"/>
        </table:table-row>
        <table:table-row table:style-name="ro1">
          <table:table-cell office:value-type="float" office:value="0.426205903291702" calcext:value-type="float">
            <text:p>0.426205903291702</text:p>
          </table:table-cell>
          <table:table-cell table:number-columns-repeated="2"/>
        </table:table-row>
        <table:table-row table:style-name="ro1">
          <table:table-cell office:value-type="float" office:value="0.815933108329773" calcext:value-type="float">
            <text:p>0.815933108329773</text:p>
          </table:table-cell>
          <table:table-cell table:number-columns-repeated="2"/>
        </table:table-row>
        <table:table-row table:style-name="ro1">
          <table:table-cell office:value-type="float" office:value="0.306410491466522" calcext:value-type="float">
            <text:p>0.306410491466522</text:p>
          </table:table-cell>
          <table:table-cell table:number-columns-repeated="2"/>
        </table:table-row>
        <table:table-row table:style-name="ro1">
          <table:table-cell office:value-type="float" office:value="0.426916718482971" calcext:value-type="float">
            <text:p>0.426916718482971</text:p>
          </table:table-cell>
          <table:table-cell table:number-columns-repeated="2"/>
        </table:table-row>
        <table:table-row table:style-name="ro1">
          <table:table-cell office:value-type="float" office:value="0.311821103096008" calcext:value-type="float">
            <text:p>0.311821103096008</text:p>
          </table:table-cell>
          <table:table-cell table:number-columns-repeated="2"/>
        </table:table-row>
        <table:table-row table:style-name="ro1">
          <table:table-cell office:value-type="float" office:value="0.426832556724548" calcext:value-type="float">
            <text:p>0.426832556724548</text:p>
          </table:table-cell>
          <table:table-cell/>
          <table:table-cell table:formula="of:=AVERAGE([.A1:.A2531])" office:value-type="float" office:value="0.43728220699475" calcext:value-type="float">
            <text:p>0.43728220699475</text:p>
          </table:table-cell>
        </table:table-row>
        <table:table-row table:style-name="ro1">
          <table:table-cell office:value-type="float" office:value="0.508393406867981" calcext:value-type="float">
            <text:p>0.508393406867981</text:p>
          </table:table-cell>
          <table:table-cell table:number-columns-repeated="2"/>
        </table:table-row>
        <table:table-row table:style-name="ro1">
          <table:table-cell office:value-type="float" office:value="0.330422222614288" calcext:value-type="float">
            <text:p>0.330422222614288</text:p>
          </table:table-cell>
          <table:table-cell table:number-columns-repeated="2"/>
        </table:table-row>
        <table:table-row table:style-name="ro1">
          <table:table-cell office:value-type="float" office:value="0.427315205335617" calcext:value-type="float">
            <text:p>0.427315205335617</text:p>
          </table:table-cell>
          <table:table-cell table:number-columns-repeated="2"/>
        </table:table-row>
        <table:table-row table:style-name="ro1">
          <table:table-cell office:value-type="float" office:value="0.738321959972382" calcext:value-type="float">
            <text:p>0.738321959972382</text:p>
          </table:table-cell>
          <table:table-cell table:number-columns-repeated="2"/>
        </table:table-row>
        <table:table-row table:style-name="ro1">
          <table:table-cell office:value-type="float" office:value="0.330879330635071" calcext:value-type="float">
            <text:p>0.330879330635071</text:p>
          </table:table-cell>
          <table:table-cell table:number-columns-repeated="2"/>
        </table:table-row>
        <table:table-row table:style-name="ro1">
          <table:table-cell office:value-type="float" office:value="0.425691246986389" calcext:value-type="float">
            <text:p>0.425691246986389</text:p>
          </table:table-cell>
          <table:table-cell table:number-columns-repeated="2"/>
        </table:table-row>
        <table:table-row table:style-name="ro1">
          <table:table-cell office:value-type="float" office:value="0.309498906135559" calcext:value-type="float">
            <text:p>0.309498906135559</text:p>
          </table:table-cell>
          <table:table-cell table:number-columns-repeated="2"/>
        </table:table-row>
        <table:table-row table:style-name="ro1">
          <table:table-cell office:value-type="float" office:value="0.42614871263504" calcext:value-type="float">
            <text:p>0.42614871263504</text:p>
          </table:table-cell>
          <table:table-cell table:number-columns-repeated="2"/>
        </table:table-row>
        <table:table-row table:style-name="ro1">
          <table:table-cell office:value-type="float" office:value="0.330786436796188" calcext:value-type="float">
            <text:p>0.330786436796188</text:p>
          </table:table-cell>
          <table:table-cell table:number-columns-repeated="2"/>
        </table:table-row>
        <table:table-row table:style-name="ro1">
          <table:table-cell office:value-type="float" office:value="0.426611959934235" calcext:value-type="float">
            <text:p>0.426611959934235</text:p>
          </table:table-cell>
          <table:table-cell table:number-columns-repeated="2"/>
        </table:table-row>
        <table:table-row table:style-name="ro1">
          <table:table-cell office:value-type="float" office:value="0.320897549390793" calcext:value-type="float">
            <text:p>0.320897549390793</text:p>
          </table:table-cell>
          <table:table-cell table:number-columns-repeated="2"/>
        </table:table-row>
        <table:table-row table:style-name="ro1">
          <table:table-cell office:value-type="float" office:value="0.339076280593872" calcext:value-type="float">
            <text:p>0.339076280593872</text:p>
          </table:table-cell>
          <table:table-cell table:number-columns-repeated="2"/>
        </table:table-row>
        <table:table-row table:style-name="ro1">
          <table:table-cell office:value-type="float" office:value="0.427905410528183" calcext:value-type="float">
            <text:p>0.427905410528183</text:p>
          </table:table-cell>
          <table:table-cell table:number-columns-repeated="2"/>
        </table:table-row>
        <table:table-row table:style-name="ro1">
          <table:table-cell office:value-type="float" office:value="0.358677595853806" calcext:value-type="float">
            <text:p>0.358677595853806</text:p>
          </table:table-cell>
          <table:table-cell table:number-columns-repeated="2"/>
        </table:table-row>
        <table:table-row table:style-name="ro1">
          <table:table-cell office:value-type="float" office:value="0.428825050592423" calcext:value-type="float">
            <text:p>0.428825050592423</text:p>
          </table:table-cell>
          <table:table-cell table:number-columns-repeated="2"/>
        </table:table-row>
        <table:table-row table:style-name="ro1">
          <table:table-cell office:value-type="float" office:value="0.815636813640595" calcext:value-type="float">
            <text:p>0.815636813640595</text:p>
          </table:table-cell>
          <table:table-cell table:number-columns-repeated="2"/>
        </table:table-row>
        <table:table-row table:style-name="ro1">
          <table:table-cell office:value-type="float" office:value="0.357717096805572" calcext:value-type="float">
            <text:p>0.357717096805572</text:p>
          </table:table-cell>
          <table:table-cell table:number-columns-repeated="2"/>
        </table:table-row>
        <table:table-row table:style-name="ro1">
          <table:table-cell office:value-type="float" office:value="0.428431928157806" calcext:value-type="float">
            <text:p>0.428431928157806</text:p>
          </table:table-cell>
          <table:table-cell table:number-columns-repeated="2"/>
        </table:table-row>
        <table:table-row table:style-name="ro1">
          <table:table-cell office:value-type="float" office:value="0.791772782802582" calcext:value-type="float">
            <text:p>0.791772782802582</text:p>
          </table:table-cell>
          <table:table-cell table:number-columns-repeated="2"/>
        </table:table-row>
        <table:table-row table:style-name="ro1">
          <table:table-cell office:value-type="float" office:value="0.360975444316864" calcext:value-type="float">
            <text:p>0.360975444316864</text:p>
          </table:table-cell>
          <table:table-cell table:number-columns-repeated="2"/>
        </table:table-row>
        <table:table-row table:style-name="ro1">
          <table:table-cell office:value-type="float" office:value="0.42710742354393" calcext:value-type="float">
            <text:p>0.42710742354393</text:p>
          </table:table-cell>
          <table:table-cell table:number-columns-repeated="2"/>
        </table:table-row>
        <table:table-row table:style-name="ro1">
          <table:table-cell office:value-type="float" office:value="0.733829259872437" calcext:value-type="float">
            <text:p>0.733829259872437</text:p>
          </table:table-cell>
          <table:table-cell table:number-columns-repeated="2"/>
        </table:table-row>
        <table:table-row table:style-name="ro1">
          <table:table-cell office:value-type="float" office:value="0.370843410491943" calcext:value-type="float">
            <text:p>0.370843410491943</text:p>
          </table:table-cell>
          <table:table-cell table:number-columns-repeated="2"/>
        </table:table-row>
        <table:table-row table:style-name="ro1">
          <table:table-cell office:value-type="float" office:value="0.39326137304306" calcext:value-type="float">
            <text:p>0.39326137304306</text:p>
          </table:table-cell>
          <table:table-cell table:number-columns-repeated="2"/>
        </table:table-row>
        <table:table-row table:style-name="ro1">
          <table:table-cell office:value-type="float" office:value="0.429527878761292" calcext:value-type="float">
            <text:p>0.4295278787612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17:12:41.944165011</dc:date>
    <meta:editing-duration>PT1M9S</meta:editing-duration>
    <meta:editing-cycles>1</meta:editing-cycles>
    <meta:document-statistic meta:table-count="1" meta:cell-count="253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171011conf_memo.A1:20230215_171011conf_memo.A2531" svg:x="0.32cm" svg:y="0.18cm" svg:width="13.255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171011conf_memo.A1:20230215_171011conf_memo.A2531" chart:class="chart:scatter">
            <chart:data-point chart:repeated="25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2715559005737">
                <text:p>0.282715559005737</text:p>
                <draw:g>
                  <svg:desc>20230215_171011conf_memo.A1:20230215_171011conf_memo.A25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7730165719986">
                <text:p>0.497730165719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6551103591919">
                <text:p>0.676551103591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3870093822479">
                <text:p>0.853870093822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0406358242035">
                <text:p>0.840406358242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40585231781">
                <text:p>0.83340585231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4835350513458">
                <text:p>0.834835350513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6185681819916">
                <text:p>0.786185681819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599256277084">
                <text:p>0.253599256277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291597366333">
                <text:p>0.263291597366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884825468063">
                <text:p>0.262884825468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289376616478">
                <text:p>0.26289376616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0918265581131">
                <text:p>0.410918265581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2802004814148">
                <text:p>0.262802004814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940333366394">
                <text:p>0.64940333366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5390783548355">
                <text:p>0.265390783548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3880884647369">
                <text:p>0.913880884647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3167530298233">
                <text:p>0.263167530298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3588888645172">
                <text:p>0.843588888645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218768954277">
                <text:p>0.26218768954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3020277023315">
                <text:p>0.263020277023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136988401413">
                <text:p>0.26136988401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5384893417358">
                <text:p>0.285384893417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2675296068192">
                <text:p>0.282675296068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5309106111526">
                <text:p>0.285309106111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0906167030335">
                <text:p>0.690906167030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0748934745789">
                <text:p>0.810748934745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5766739845276">
                <text:p>0.765766739845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3749601840973">
                <text:p>0.573749601840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9662553071976">
                <text:p>0.369662553071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5931230783462">
                <text:p>0.315931230783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3082187175751">
                <text:p>0.283082187175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1966716051102">
                <text:p>0.281966716051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0359715223312">
                <text:p>0.280359715223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0656695365906">
                <text:p>0.280656695365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373378276825">
                <text:p>0.723733782768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0219048261642">
                <text:p>0.280219048261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9196214675903">
                <text:p>0.579196214675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112331032753">
                <text:p>0.28112331032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6593472957611">
                <text:p>0.6865934729576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0909359455109">
                <text:p>0.2809093594551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2766313552856">
                <text:p>0.812766313552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1816691160202">
                <text:p>0.28181669116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0849261283875">
                <text:p>0.860849261283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091037273407">
                <text:p>0.280910372734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70294570922852">
                <text:p>0.870294570922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2049477100372">
                <text:p>0.2820494771003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4762678146362">
                <text:p>0.724762678146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4540146589279">
                <text:p>0.284540146589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4507901668549">
                <text:p>0.814507901668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4028232097626">
                <text:p>0.284028232097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2701452970505">
                <text:p>0.292701452970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53299379348755">
                <text:p>0.853299379348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1740417480469">
                <text:p>0.291740417480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4646921157837">
                <text:p>0.8546469211578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1702628135681">
                <text:p>0.2917026281356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8806686401367">
                <text:p>0.778806686401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1677683591843">
                <text:p>0.291677683591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6891796588898">
                <text:p>0.746891796588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1031360626221">
                <text:p>0.2910313606262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854701757431">
                <text:p>0.74854701757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8519153594971">
                <text:p>0.278519153594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7374539375305">
                <text:p>0.8673745393753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805797815323">
                <text:p>0.266805797815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1390528678894">
                <text:p>0.801390528678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9137918949127">
                <text:p>0.269137918949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8974750041962">
                <text:p>0.488974750041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5424251556396">
                <text:p>0.265424251556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8305102586746">
                <text:p>0.258305102586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9872585535049">
                <text:p>0.259872585535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9007751941681">
                <text:p>0.259007751941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8551094532013">
                <text:p>0.348551094532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9713057279587">
                <text:p>0.349713057279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5130575299263">
                <text:p>0.35130575299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3905359506607">
                <text:p>0.343905359506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5349907875061">
                <text:p>0.3453499078750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5899969339371">
                <text:p>0.3458999693393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7706735134125">
                <text:p>0.347706735134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8029941320419">
                <text:p>0.348029941320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8873406648636">
                <text:p>0.348873406648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3084752559662">
                <text:p>0.3430847525596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2083632946014">
                <text:p>0.342083632946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2200964689255">
                <text:p>0.342200964689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11024814844132">
                <text:p>0.311024814844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005871295929">
                <text:p>0.310058712959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05770039558411">
                <text:p>0.3057700395584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8937668800354">
                <text:p>0.308937668800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7310372591019">
                <text:p>0.3073103725910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3030014038086">
                <text:p>0.303030014038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3311705589294">
                <text:p>0.303311705589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3440272808075">
                <text:p>0.3034402728080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1031142473221">
                <text:p>0.301031142473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6455760002136">
                <text:p>0.276455760002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03855240345001">
                <text:p>0.303855240345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02074491977692">
                <text:p>0.302074491977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2587687969208">
                <text:p>0.302587687969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3213477134705">
                <text:p>0.3032134771347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6735317707062">
                <text:p>0.326735317707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946555614471">
                <text:p>0.252946555614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1985940933228">
                <text:p>0.5919859409332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8047025203705">
                <text:p>0.77804702520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631588101387">
                <text:p>0.356315881013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1033465862274">
                <text:p>0.5210334658622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9894474744797">
                <text:p>0.3698944747447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6372153759003">
                <text:p>0.756372153759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59587490558624">
                <text:p>0.859587490558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91730844974518">
                <text:p>0.891730844974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1234018802643">
                <text:p>0.8512340188026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6284329891205">
                <text:p>0.846284329891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81042659282684">
                <text:p>0.881042659282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17891561985016">
                <text:p>0.917891561985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09823656082153">
                <text:p>0.909823656082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1536474227905">
                <text:p>0.891536474227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6430222988129">
                <text:p>0.866430222988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6637935638428">
                <text:p>0.876637935638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6343579292297">
                <text:p>0.9063435792922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57886493206024">
                <text:p>0.857886493206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58243405818939">
                <text:p>0.8582434058189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99549722671509">
                <text:p>0.899549722671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25716042518616">
                <text:p>0.925716042518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181227684021">
                <text:p>0.94181227684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0111815929413">
                <text:p>0.9401118159294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4143559932709">
                <text:p>0.854143559932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28569793701172">
                <text:p>0.928569793701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3097758293152">
                <text:p>0.8930977582931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6740698814392">
                <text:p>0.746740698814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0311762094498">
                <text:p>0.250311762094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5185495615005">
                <text:p>0.275185495615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95249164104462">
                <text:p>0.7952491641044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608197927475">
                <text:p>0.27608197927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9838287830353">
                <text:p>0.8798382878303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8917053937912">
                <text:p>0.268917053937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70385771989822">
                <text:p>0.270385771989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7283618450165">
                <text:p>0.2672836184501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7301499247551">
                <text:p>0.273014992475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3244708776474">
                <text:p>0.2732447087764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1822482347488">
                <text:p>0.271822482347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2250086069107">
                <text:p>0.2722500860691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69393086433411">
                <text:p>0.269393086433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68440783023834">
                <text:p>0.268440783023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81518840789795">
                <text:p>0.881518840789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66499727964401">
                <text:p>0.2664997279644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74142408370972">
                <text:p>0.8741424083709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8172919750214">
                <text:p>0.2681729197502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2909893989563">
                <text:p>0.82909893989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65613824129105">
                <text:p>0.265613824129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2113029956818">
                <text:p>0.6421130299568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64587759971619">
                <text:p>0.2645877599716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7140090465546">
                <text:p>0.267140090465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71583765745163">
                <text:p>0.2715837657451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25068795681">
                <text:p>0.4425068795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4102449417114">
                <text:p>0.2741024494171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3035436868668">
                <text:p>0.2730354368686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2391349077225">
                <text:p>0.272391349077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2705942392349">
                <text:p>0.272705942392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2578090429306">
                <text:p>0.2725780904293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4793058633804">
                <text:p>0.274793058633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4908542633057">
                <text:p>0.274908542633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9161304235458">
                <text:p>0.279161304235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0893812179565">
                <text:p>0.2708938121795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70317494869232">
                <text:p>0.2703174948692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8224895000458">
                <text:p>0.268224895000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67243683338165">
                <text:p>0.267243683338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9465997219086">
                <text:p>0.629465997219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66936153173447">
                <text:p>0.2669361531734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2176389694214">
                <text:p>0.6421763896942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5970200300217">
                <text:p>0.2659702003002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79621660709381">
                <text:p>0.2796216607093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7327923774719">
                <text:p>0.747327923774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9554883241653">
                <text:p>0.2695548832416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1878590583801">
                <text:p>0.2818785905838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9725860953331">
                <text:p>0.397258609533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75632643699646">
                <text:p>0.8756326436996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1900296211243">
                <text:p>0.2719002962112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87111341953278">
                <text:p>0.2871113419532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11613792181015">
                <text:p>0.411613792181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00153636932373">
                <text:p>0.9001536369323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767004609108">
                <text:p>0.28767004609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42318266630173">
                <text:p>0.342318266630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3042733669281">
                <text:p>0.9030427336692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2995462417603">
                <text:p>0.2829954624176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16687017679214">
                <text:p>0.316687017679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03371214866638">
                <text:p>0.9033712148666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76827245950699">
                <text:p>0.276827245950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9792811870575">
                <text:p>0.897928118705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4039974212646">
                <text:p>0.2840399742126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1635053157806">
                <text:p>0.4616350531578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16763937473297">
                <text:p>0.3167639374732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8730312585831">
                <text:p>0.2687303125858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4981986284256">
                <text:p>0.294981986284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923152923584">
                <text:p>0.799231529235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3577939271927">
                <text:p>0.2935779392719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09765243530273">
                <text:p>0.9097652435302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6323180198669">
                <text:p>0.296323180198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22797560691834">
                <text:p>0.9227975606918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7312647104263">
                <text:p>0.297312647104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7954792976379">
                <text:p>0.927954792976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7462046146393">
                <text:p>0.297462046146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254894733429">
                <text:p>0.862548947334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7465860843658">
                <text:p>0.297465860843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7155637741089">
                <text:p>0.777155637741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00051748752594">
                <text:p>0.3000517487525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04136657714844">
                <text:p>0.9041366577148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96591281890869">
                <text:p>0.2965912818908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02302193641663">
                <text:p>0.6023021936416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1571309566498">
                <text:p>0.301571309566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0933241844177">
                <text:p>0.3009332418441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11526536941528">
                <text:p>0.3115265369415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4413448572159">
                <text:p>0.3244134485721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14521342515945">
                <text:p>0.3145213425159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1230702996254">
                <text:p>0.31230702996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0608086585999">
                <text:p>0.2506080865859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0467839241028">
                <text:p>0.310467839241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66886711120606">
                <text:p>0.2668867111206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2807112932205">
                <text:p>0.3128071129322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16201955080032">
                <text:p>0.316201955080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1481128931046">
                <text:p>0.3314811289310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11342924833298">
                <text:p>0.3113429248332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4377467632294">
                <text:p>0.3343774676322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66326934099197">
                <text:p>0.266326934099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8095853328705">
                <text:p>0.3280958533287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30328911542892">
                <text:p>0.3303289115428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0523716211319">
                <text:p>0.2505237162113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3903024196625">
                <text:p>0.323903024196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9594778418541">
                <text:p>0.395947784185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19906502962112">
                <text:p>0.319906502962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9824230670929">
                <text:p>0.3698242306709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93239092826843">
                <text:p>0.6932390928268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3237150907516">
                <text:p>0.3232371509075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103658914566">
                <text:p>0.371036589145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88409072160721">
                <text:p>0.4884090721607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23321580886841">
                <text:p>0.3233215808868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49181163311">
                <text:p>0.45491811633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22738289833069">
                <text:p>0.8227382898330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7681710720062">
                <text:p>0.3376817107200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15018308162689">
                <text:p>0.6150183081626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5325117111206">
                <text:p>0.715325117111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03104853630066">
                <text:p>0.7031048536300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80764675140381">
                <text:p>0.6807646751403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36009001731873">
                <text:p>0.7360090017318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19381767511368">
                <text:p>0.4193817675113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15147316455841">
                <text:p>0.715147316455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51957207918167">
                <text:p>0.2519572079181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80647730827331">
                <text:p>0.6806477308273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72827410697937">
                <text:p>0.8728274106979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69652283191681">
                <text:p>0.6696522831916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97764301300049">
                <text:p>0.7977643013000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54749822616577">
                <text:p>0.4547498226165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76378846168518">
                <text:p>0.6763788461685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37471377849579">
                <text:p>0.6374713778495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69091725349426">
                <text:p>0.7690917253494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18214011192322">
                <text:p>0.6182140111923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9949986934662">
                <text:p>0.8799499869346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9920656681061">
                <text:p>0.50992065668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1524201631546">
                <text:p>0.915242016315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02084076404572">
                <text:p>0.5020840764045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74927759170532">
                <text:p>0.8749277591705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56852650642395">
                <text:p>0.3568526506423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6516282558441">
                <text:p>0.3765162825584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98142516613007">
                <text:p>0.3981425166130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8686085939407">
                <text:p>0.2686860859394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98455494642258">
                <text:p>0.498455494642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8863549232483">
                <text:p>0.528863549232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04647028446197">
                <text:p>0.3046470284461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53965812921524">
                <text:p>0.4539658129215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1515908241272">
                <text:p>0.3315159082412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80573987960815">
                <text:p>0.8805739879608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2788653373718">
                <text:p>0.2627886533737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22188997268677">
                <text:p>0.9221889972686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6772530078888">
                <text:p>0.3067725300788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66878151893616">
                <text:p>0.8668781518936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9074170589447">
                <text:p>0.390741705894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47821688652039">
                <text:p>0.7478216886520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9826402664185">
                <text:p>0.279826402664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38330233097076">
                <text:p>0.9383302330970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66154611110687">
                <text:p>0.8661546111106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2161566019058">
                <text:p>0.3421615660190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981789112091">
                <text:p>0.829817891120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53717535734177">
                <text:p>0.353717535734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42019033432007">
                <text:p>0.642019033432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5482150316238">
                <text:p>0.3354821503162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6770081520081">
                <text:p>0.4367700815200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1786721944809">
                <text:p>0.3317867219448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20469880104065">
                <text:p>0.420469880104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5708304643631">
                <text:p>0.457083046436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31025719642639">
                <text:p>0.3310257196426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4506442546844">
                <text:p>0.3445064425468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41451704502106">
                <text:p>0.341451704502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45675140619278">
                <text:p>0.3456751406192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5753492116928">
                <text:p>0.375753492116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0534166097641">
                <text:p>0.4805341660976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1962010860443">
                <text:p>0.3719620108604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40134155750275">
                <text:p>0.6401341557502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29170763492584">
                <text:p>0.3291707634925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989541888237">
                <text:p>0.379895418882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41033852100372">
                <text:p>0.7410338521003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20093512535095">
                <text:p>0.3200935125350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31591963768005">
                <text:p>0.3315919637680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48835623264313">
                <text:p>0.7488356232643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25280636548996">
                <text:p>0.3252806365489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35606664419174">
                <text:p>0.335606664419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26661622524262">
                <text:p>0.7266616225242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0411748886108">
                <text:p>0.2504117488861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3952733874321">
                <text:p>0.339527338743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11526155471802">
                <text:p>0.7115261554718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51627498865128">
                <text:p>0.3516274988651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11794018745422">
                <text:p>0.7117940187454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32031488418579">
                <text:p>0.3320314884185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501380443573">
                <text:p>0.75013804435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27769577503204">
                <text:p>0.3277695775032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39049220085144">
                <text:p>0.8390492200851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2734881639481">
                <text:p>0.3027348816394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4051253795624">
                <text:p>0.8940512537956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2883483171463">
                <text:p>0.328834831714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90358030796051">
                <text:p>0.8903580307960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4615795612335">
                <text:p>0.3046157956123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06036138534546">
                <text:p>0.9060361385345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2047376036644">
                <text:p>0.320473760366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03670489788055">
                <text:p>0.903670489788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00908803939819">
                <text:p>0.3009088039398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63040208816528">
                <text:p>0.8630402088165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6868063211441">
                <text:p>0.268680632114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40047752857208">
                <text:p>0.7400477528572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8349053859711">
                <text:p>0.3283490538597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62362098693848">
                <text:p>0.6623620986938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09289008378983">
                <text:p>0.3092890083789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43202269077301">
                <text:p>0.7432022690773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3598600625992">
                <text:p>0.2535986006259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96625828742981">
                <text:p>0.6966258287429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4695057868958">
                <text:p>0.2546950578689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4530413150787">
                <text:p>0.5845304131507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55946457386017">
                <text:p>0.2559464573860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3241993188858">
                <text:p>0.832419931888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6116406917572">
                <text:p>0.261164069175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31486475467682">
                <text:p>0.6314864754676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59064763784409">
                <text:p>0.2590647637844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17676723003387">
                <text:p>0.8176767230033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981593132019">
                <text:p>0.259815931320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95448923110962">
                <text:p>0.8954489231109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60568767786026">
                <text:p>0.2605687677860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89989137649536">
                <text:p>0.8899891376495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59174585342407">
                <text:p>0.2591745853424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60588109493256">
                <text:p>0.2605881094932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80533158779144">
                <text:p>0.880533158779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55327939987183">
                <text:p>0.2553279399871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58251875638962">
                <text:p>0.2582518756389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1346662044525">
                <text:p>0.8613466620445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58259534835815">
                <text:p>0.2582595348358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67734169960022">
                <text:p>0.2677341699600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92652440071106">
                <text:p>0.5926524400711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57871806621552">
                <text:p>0.2578718066215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1169238090515">
                <text:p>0.3411692380905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37385213375092">
                <text:p>0.7373852133750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52133667469025">
                <text:p>0.2521336674690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43471693992615">
                <text:p>0.5434716939926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53206640481949">
                <text:p>0.2532066404819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96544408798218">
                <text:p>0.6965444087982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52823680639267">
                <text:p>0.2528236806392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539963722229">
                <text:p>0.25399637222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52803891897202">
                <text:p>0.2528038918972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2681028842926">
                <text:p>0.3026810288429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3949248790741">
                <text:p>0.3539492487907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1943541765213">
                <text:p>0.31943541765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59593158960342">
                <text:p>0.2595931589603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77736097574234">
                <text:p>0.2777360975742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60772347450256">
                <text:p>0.2607723474502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86967098712921">
                <text:p>0.2869670987129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59063094854355">
                <text:p>0.2590630948543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79812902212143">
                <text:p>0.2798129022121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60879129171371">
                <text:p>0.2608791291713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91874945163727">
                <text:p>0.791874945163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94759750366211">
                <text:p>0.7947597503662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02047574520111">
                <text:p>0.90204757452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00352418422699">
                <text:p>0.9003524184226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71372467279434">
                <text:p>0.2713724672794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36837160587311">
                <text:p>0.5368371605873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02576804161072">
                <text:p>0.9025768041610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28476989269257">
                <text:p>0.9284769892692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2147748470306">
                <text:p>0.8621477484703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10241544246674">
                <text:p>0.9102415442466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20849502086639">
                <text:p>0.9208495020866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42817628383636">
                <text:p>0.9428176283836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41782355308533">
                <text:p>0.9417823553085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5633261203766">
                <text:p>0.915633261203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75914990901947">
                <text:p>0.8759149909019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58200550079346">
                <text:p>0.8582005500793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29078489542007">
                <text:p>0.4290784895420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46565651893616">
                <text:p>0.5465656518936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22264933586121">
                <text:p>0.4222649335861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5272324681282">
                <text:p>0.252723246812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82473176717758">
                <text:p>0.2824731767177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82685101032257">
                <text:p>0.2826851010322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92289912700653">
                <text:p>0.2922899127006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54180043935776">
                <text:p>0.2541800439357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54832029342651">
                <text:p>0.2548320293426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58030861616135">
                <text:p>0.2580308616161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00608158111572">
                <text:p>0.3006081581115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56288766860962">
                <text:p>0.2562887668609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74641287326813">
                <text:p>0.5746412873268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67460763454437">
                <text:p>0.2674607634544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95940011739731">
                <text:p>0.2959400117397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58202254772186">
                <text:p>0.2582022547721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95442759990692">
                <text:p>0.2954427599906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58685380220413">
                <text:p>0.258685380220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51453876495361">
                <text:p>0.2514538764953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55101829767227">
                <text:p>0.2551018297672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51256197690964">
                <text:p>0.2512561976909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52790093421936">
                <text:p>0.2527900934219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24668824672699">
                <text:p>0.3246688246726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058855175972">
                <text:p>0.390588551759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06846070289612">
                <text:p>0.5068460702896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25470149517059">
                <text:p>0.3254701495170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05465483665466">
                <text:p>0.4054654836654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28389716148376">
                <text:p>0.6283897161483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2368141412735">
                <text:p>0.323681414127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85222226381302">
                <text:p>0.3852222263813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21047306060791">
                <text:p>0.821047306060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27493906021118">
                <text:p>0.3274939060211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1310155391693">
                <text:p>0.3913101553916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72559678554535">
                <text:p>0.6725596785545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3045506477356">
                <text:p>0.33045506477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85383427143097">
                <text:p>0.3853834271430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36948990821838">
                <text:p>0.8369489908218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28602999448776">
                <text:p>0.3286029994487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01110887527466">
                <text:p>0.4011108875274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17292392253876">
                <text:p>0.8172923922538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29901099205017">
                <text:p>0.3299010992050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1561895608902">
                <text:p>0.3915618956089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64946722984314">
                <text:p>0.8649467229843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30015569925308">
                <text:p>0.3300155699253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1280025243759">
                <text:p>0.3912800252437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8119158744812">
                <text:p>0.781191587448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30460518598557">
                <text:p>0.3304605185985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82004201412201">
                <text:p>0.3820042014122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42209827899933">
                <text:p>0.6422098278999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3048141002655">
                <text:p>0.330481410026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6080503463745">
                <text:p>0.3860805034637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3100290298462">
                <text:p>0.6131002902984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1075876951218">
                <text:p>0.3310758769512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75822573900223">
                <text:p>0.3758225739002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3532094955444">
                <text:p>0.3335320949554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8297129869461">
                <text:p>0.3682971298694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21255445480347">
                <text:p>0.3212554454803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10967493057251">
                <text:p>0.5109674930572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18609803915024">
                <text:p>0.3186098039150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24609744548798">
                <text:p>0.5246097445487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17682445049286">
                <text:p>0.3176824450492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19667983055115">
                <text:p>0.5196679830551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16808938980103">
                <text:p>0.3168089389801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14945328235626">
                <text:p>0.5149453282356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16780596971512">
                <text:p>0.3167805969715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18460214138031">
                <text:p>0.5184602141380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17452788352966">
                <text:p>0.3174527883529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31968176364899">
                <text:p>0.5319681763648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17049980163574">
                <text:p>0.3170499801635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28556942939758">
                <text:p>0.5285569429397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16976308822632">
                <text:p>0.316976308822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40397047996521">
                <text:p>0.5403970479965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16600412130356">
                <text:p>0.3166004121303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37184357643127">
                <text:p>0.537184357643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41281163692474">
                <text:p>0.5412811636924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052560210228">
                <text:p>0.460525602102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78019297122955">
                <text:p>0.4780192971229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73410075902939">
                <text:p>0.3734100759029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0493800640106">
                <text:p>0.4004938006401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7441982030869">
                <text:p>0.3674419820308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0169640779495">
                <text:p>0.4001696407794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863725066185">
                <text:p>0.38637250661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4977000951767">
                <text:p>0.349770009517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45644384622574">
                <text:p>0.3456443846225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48596215248108">
                <text:p>0.3485962152481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79143744707108">
                <text:p>0.3791437447071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65246951580048">
                <text:p>0.3652469515800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74397575855255">
                <text:p>0.3743975758552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79511028528213">
                <text:p>0.3795110285282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79652625322342">
                <text:p>0.2796526253223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95938014984131">
                <text:p>0.2959380149841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96128123998642">
                <text:p>0.2961281239986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17060321569443">
                <text:p>0.3170603215694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36831033229828">
                <text:p>0.3368310332298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59699785709381">
                <text:p>0.3596997857093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6179518699646">
                <text:p>0.361795186996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5301947593689">
                <text:p>0.353019475936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69154244661331">
                <text:p>0.3691542446613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80290955305099">
                <text:p>0.3802909553050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86055946350098">
                <text:p>0.3860559463500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81524980068207">
                <text:p>0.3815249800682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56997549533844">
                <text:p>0.3569975495338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3327916264534">
                <text:p>0.333279162645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66282552480698">
                <text:p>0.3662825524806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80881011486053">
                <text:p>0.3808810114860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34817349910736">
                <text:p>0.3348173499107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36403340101242">
                <text:p>0.3364033401012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82840669155121">
                <text:p>0.2828406691551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39244514703751">
                <text:p>0.3392445147037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55678653717041">
                <text:p>0.7556786537170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78028100728989">
                <text:p>0.2780281007289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38674962520599">
                <text:p>0.3386749625205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44386100769043">
                <text:p>0.8443861007690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51472771167755">
                <text:p>0.2514727711677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09610933065414">
                <text:p>0.3096109330654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02729153633118">
                <text:p>0.9027291536331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78543025255203">
                <text:p>0.2785430252552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15909624099731">
                <text:p>0.3159096240997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123894572258">
                <text:p>0.91238945722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98235684633255">
                <text:p>0.298235684633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15680205821991">
                <text:p>0.3156802058219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85078132152557">
                <text:p>0.8850781321525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8523713350296">
                <text:p>0.285237133502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16795021295547">
                <text:p>0.3167950212955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27012324333191">
                <text:p>0.9270123243331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16243380308151">
                <text:p>0.3162433803081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34291636943817">
                <text:p>0.3342916369438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16527032852173">
                <text:p>0.916527032852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15597325563431">
                <text:p>0.3155973255634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32646369934082">
                <text:p>0.3326463699340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02667391300201">
                <text:p>0.6026673913002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14971625804901">
                <text:p>0.3149716258049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36549341678619">
                <text:p>0.3365493416786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93106532096863">
                <text:p>0.6931065320968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12630981206894">
                <text:p>0.3126309812068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23887676000595">
                <text:p>0.3238876760005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6068023443222">
                <text:p>0.66068023443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11332792043686">
                <text:p>0.3113327920436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27750980854034">
                <text:p>0.3277509808540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92323291301727">
                <text:p>0.7923232913017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02919894456863">
                <text:p>0.3029198944568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61283123493195">
                <text:p>0.3612831234931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26910412311554">
                <text:p>0.7269104123115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3292989730835">
                <text:p>0.3032929897308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96584928035736">
                <text:p>0.3965849280357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63389229774475">
                <text:p>0.7633892297744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02607327699661">
                <text:p>0.3026073276996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13581877946854">
                <text:p>0.4135818779468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99658262729645">
                <text:p>0.8996582627296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02716195583343">
                <text:p>0.3027161955833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03959453105927">
                <text:p>0.4039594531059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64508390426636">
                <text:p>0.8645083904266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02672475576401">
                <text:p>0.3026724755764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93975555896759">
                <text:p>0.3939755558967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53846609592438">
                <text:p>0.8538466095924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79561400413513">
                <text:p>0.2795614004135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80642831325531">
                <text:p>0.3806428313255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04462933540344">
                <text:p>0.9044629335403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81311422586441">
                <text:p>0.2813114225864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96218806505203">
                <text:p>0.3962188065052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99502277374268">
                <text:p>0.8995022773742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77524322271347">
                <text:p>0.2775243222713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78484398126602">
                <text:p>0.3784843981266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55916261672974">
                <text:p>0.8559162616729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76994794607162">
                <text:p>0.2769947946071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83206367492676">
                <text:p>0.3832063674926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22946488857269">
                <text:p>0.8229464888572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77363955974579">
                <text:p>0.2773639559745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36936438083649">
                <text:p>0.4369364380836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77218043804169">
                <text:p>0.2772180438041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4325777888298">
                <text:p>0.443257778882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78470724821091">
                <text:p>0.2784707248210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40650999546051">
                <text:p>0.4406509995460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56023544073105">
                <text:p>0.4560235440731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73499608039856">
                <text:p>0.2734996080398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95696848630905">
                <text:p>0.3956968486309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02518898248673">
                <text:p>0.4025188982486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08686971664429">
                <text:p>0.3086869716644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26956331729889">
                <text:p>0.3269563317298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10908526182175">
                <text:p>0.3109085261821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39223593473434">
                <text:p>0.3392235934734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90282934904099">
                <text:p>0.2902829349040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39273512363434">
                <text:p>0.3392735123634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67507582902908">
                <text:p>0.2675075829029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29070717096329">
                <text:p>0.3290707170963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50087112188339">
                <text:p>0.2500871121883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71246463060379">
                <text:p>0.2712464630603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28826248645783">
                <text:p>0.3288262486457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740354180336">
                <text:p>0.87403541803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67674267292023">
                <text:p>0.2676742672920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28455567359924">
                <text:p>0.3284555673599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69229197502136">
                <text:p>0.8692291975021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35115313529968">
                <text:p>0.3351153135299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30152916908264">
                <text:p>0.5301529169082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59944796562195">
                <text:p>0.2599447965621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26293408870697">
                <text:p>0.3262934088706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84228295087814">
                <text:p>0.2842282950878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26136916875839">
                <text:p>0.3261369168758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66914874315262">
                <text:p>0.2669148743152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28800290822983">
                <text:p>0.3288002908229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04758608341217">
                <text:p>0.3047586083412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28820735216141">
                <text:p>0.3288207352161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86931157112122">
                <text:p>0.2869311571121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87209361791611">
                <text:p>0.2872093617916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74913430213928">
                <text:p>0.2749134302139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86386132240295">
                <text:p>0.2863861322402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84605532884598">
                <text:p>0.2846055328845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98550546169281">
                <text:p>0.2985505461692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82032132148743">
                <text:p>0.2820321321487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957883477211">
                <text:p>0.29578834772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80301660299301">
                <text:p>0.2803016602993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01294833421707">
                <text:p>0.3012948334217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80439257621765">
                <text:p>0.2804392576217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94955968856811">
                <text:p>0.2949559688568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80398190021515">
                <text:p>0.2803981900215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27223271131515">
                <text:p>0.3272232711315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79366016387939">
                <text:p>0.2793660163879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1418040394783">
                <text:p>0.314180403947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80546814203262">
                <text:p>0.2805468142032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07028472423553">
                <text:p>0.3070284724235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80904144048691">
                <text:p>0.2809041440486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11494946479797">
                <text:p>0.3114949464797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80821830034256">
                <text:p>0.2808218300342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94527381658554">
                <text:p>0.2945273816585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79740452766418">
                <text:p>0.2797404527664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15062403678894">
                <text:p>0.3150624036788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74435967206955">
                <text:p>0.2744359672069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88538902997971">
                <text:p>0.2885389029979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5743368268013">
                <text:p>0.257433682680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88104146718979">
                <text:p>0.2881041467189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71195948123932">
                <text:p>0.2711959481239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87900418043137">
                <text:p>0.2879004180431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8627622127533">
                <text:p>0.286276221275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91303604841232">
                <text:p>0.2913036048412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85449236631393">
                <text:p>0.2854492366313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92098611593246">
                <text:p>0.2920986115932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7066462635994">
                <text:p>0.370664626359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85748183727264">
                <text:p>0.2857481837272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8164486885071">
                <text:p>0.2981644868850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8413558006287">
                <text:p>0.6284135580062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85609811544418">
                <text:p>0.2856098115444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92494773864746">
                <text:p>0.29249477386474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71032333374023">
                <text:p>0.7710323333740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87212610244751">
                <text:p>0.2872126102447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87503898143768">
                <text:p>0.2875038981437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26689505577087">
                <text:p>0.9266895055770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87596166133881">
                <text:p>0.2875961661338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05299997329712">
                <text:p>0.3052999973297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02357876300812">
                <text:p>0.9023578763008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21262151002884">
                <text:p>0.3212621510028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58047354221344">
                <text:p>0.580473542213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1921581029892">
                <text:p>0.719215810298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21133077144623">
                <text:p>0.3211330771446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561147451400757">
                <text:p>0.5611474514007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73961102962494">
                <text:p>0.6739611029624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23823630809784">
                <text:p>0.3238236308097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544910073280335">
                <text:p>0.5449100732803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98006749153137">
                <text:p>0.6980067491531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57883214950561">
                <text:p>0.35788321495056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585616707801819">
                <text:p>0.5856167078018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2646369934082">
                <text:p>0.826463699340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56492966413498">
                <text:p>0.3564929664134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56992506980896">
                <text:p>0.569925069808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11752593517303">
                <text:p>0.7117525935173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14209818840027">
                <text:p>0.3142098188400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5670468211174">
                <text:p>0.356704682111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15359818935394">
                <text:p>0.5153598189353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49792540073395">
                <text:p>0.3497925400733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42209386825562">
                <text:p>0.5422093868255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50520759820938">
                <text:p>0.3505207598209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40449798107147">
                <text:p>0.5404497981071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45051169395447">
                <text:p>0.3450511693954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88995516300201">
                <text:p>0.5889955163002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45018297433853">
                <text:p>0.3450182974338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91656684875488">
                <text:p>0.5916566848754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46016973257065">
                <text:p>0.3460169732570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566424787044525">
                <text:p>0.5664247870445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46211910247803">
                <text:p>0.3462119102478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91488420963287">
                <text:p>0.5914884209632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46627950668335">
                <text:p>0.3466279506683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16254866123199">
                <text:p>0.6162548661231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44375610351562">
                <text:p>0.3443756103515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39564990997314">
                <text:p>0.6395649909973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45253854990005">
                <text:p>0.3452538549900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28502249717712">
                <text:p>0.6285022497177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51441949605942">
                <text:p>0.3514419496059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29338324069977">
                <text:p>0.6293383240699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53969097137451">
                <text:p>0.3539690971374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36091411113739">
                <text:p>0.63609141111373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53265881538391">
                <text:p>0.3532658815383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28691136837006">
                <text:p>0.6286911368370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63583445549011">
                <text:p>0.3635834455490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50899350643158">
                <text:p>0.6508993506431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65531206130982">
                <text:p>0.3655312061309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21526300907135">
                <text:p>0.6215263009071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65894585847855">
                <text:p>0.3658945858478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10754549503326">
                <text:p>0.6107545495033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65917146205902">
                <text:p>0.3659171462059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2885035276413">
                <text:p>0.42885035276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04498386383057">
                <text:p>0.6044983863830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62887561321259">
                <text:p>0.3628875613212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584663867950439">
                <text:p>0.5846638679504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25956284999847">
                <text:p>0.8259562849998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69186848402023">
                <text:p>0.3691868484020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573537230491638">
                <text:p>0.57353723049163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735616326332092">
                <text:p>0.7356163263320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7056902050972">
                <text:p>0.370569020509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57961881160736">
                <text:p>0.5579618811607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10092866420746">
                <text:p>0.8100928664207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68168473243713">
                <text:p>0.3681684732437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572014093399048">
                <text:p>0.5720140933990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84564995765686">
                <text:p>0.8845649957656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62529188394546">
                <text:p>0.3625291883945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53119719028473">
                <text:p>0.5531197190284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48502290248871">
                <text:p>0.6485022902488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40131014585495">
                <text:p>0.3401310145854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94857966899872">
                <text:p>0.4948579668998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8303542137146">
                <text:p>0.883035421371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37803304195404">
                <text:p>0.3378033041954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68815088272095">
                <text:p>0.4688150882720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27250421047211">
                <text:p>0.8272504210472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38316351175308">
                <text:p>0.3383163511753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59731578826904">
                <text:p>0.4597315788269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24107253551483">
                <text:p>0.9241072535514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41639816761017">
                <text:p>0.3416398167610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7427025437355">
                <text:p>0.474270254373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80756735801697">
                <text:p>0.8807567358016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41835886240005">
                <text:p>0.3418358862400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64104026556015">
                <text:p>0.4641040265560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23277473449707">
                <text:p>0.3232774734497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31401109695435">
                <text:p>0.3314011096954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39131712913513">
                <text:p>0.3391317129135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59991997480392">
                <text:p>0.3599919974803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15897405147552">
                <text:p>0.315897405147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10822308063507">
                <text:p>0.3108223080635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11179846525192">
                <text:p>0.3111798465251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75652796030045">
                <text:p>0.2756527960300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01151490211487">
                <text:p>0.7011514902114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80453109741211">
                <text:p>0.8804531097412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98383796215057">
                <text:p>0.8983837962150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10296320915222">
                <text:p>0.9102963209152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057697057724">
                <text:p>0.90576970577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90522539615631">
                <text:p>0.8905225396156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96656215190887">
                <text:p>0.8966562151908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05323088169098">
                <text:p>0.9053230881690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14062261581421">
                <text:p>0.9140622615814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13972973823547">
                <text:p>0.9139729738235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07852828502655">
                <text:p>0.9078528285026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80747854709625">
                <text:p>0.8807478547096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86236900091171">
                <text:p>0.4862369000911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62704515457153">
                <text:p>0.8627045154571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69281166791916">
                <text:p>0.4692811667919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63629937171936">
                <text:p>0.8636299371719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6842074394226">
                <text:p>0.4468420743942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97527551651001">
                <text:p>0.7975275516510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38380360603332">
                <text:p>0.4383803606033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74925780296326">
                <text:p>0.5749257802963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03071224689484">
                <text:p>0.4030712246894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35114181041718">
                <text:p>0.3351141810417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40820699930191">
                <text:p>0.3408206999301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23247075080872">
                <text:p>0.3232470750808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01993757486343">
                <text:p>0.3019937574863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07480216026306">
                <text:p>0.30748021602630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93051326274872">
                <text:p>0.3930513262748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33031505346298">
                <text:p>0.3330315053462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73867297172546">
                <text:p>0.4738672971725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55178362131119">
                <text:p>0.2551783621311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69562870264053">
                <text:p>0.2695628702640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80189418792725">
                <text:p>0.3801894187927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53389292955399">
                <text:p>0.3533892929553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77646744251251">
                <text:p>0.3776467442512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58531004190445">
                <text:p>0.2585310041904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93143600225449">
                <text:p>0.2931436002254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99222111701965">
                <text:p>0.2992221117019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98468977212906">
                <text:p>0.2984689772129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79792010784149">
                <text:p>0.2797920107841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80082494020462">
                <text:p>0.2800824940204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63839364051819">
                <text:p>0.2638393640518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68850982189178">
                <text:p>0.2688509821891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50560313463211">
                <text:p>0.2505603134632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50812232494354">
                <text:p>0.2508122324943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88931131362915">
                <text:p>0.2889311313629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4244230389595">
                <text:p>0.342442303895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3930566906929">
                <text:p>0.339305669069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4816762804985">
                <text:p>0.348167628049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8748636841774">
                <text:p>0.387486368417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43756854534149">
                <text:p>0.3437568545341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51194947957993">
                <text:p>0.3511949479579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46455782651901">
                <text:p>0.34645578265190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43722015619278">
                <text:p>0.3437220156192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1697635650635">
                <text:p>0.4016976356506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97581487894058">
                <text:p>0.3975814878940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03928071260452">
                <text:p>0.4039280712604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51985430717468">
                <text:p>0.2519854307174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06161999702454">
                <text:p>0.3061619997024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50390022993088">
                <text:p>0.2503900229930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66231292486191">
                <text:p>0.3662312924861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51251727342606">
                <text:p>0.2512517273426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6352550983429">
                <text:p>0.363525509834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51295834779739">
                <text:p>0.2512958347797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60530495643616">
                <text:p>0.3605304956436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51279205083847">
                <text:p>0.2512792050838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56389045715332">
                <text:p>0.3563890457153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37640726566315">
                <text:p>0.4376407265663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37487363815308">
                <text:p>0.4374873638153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33191388845444">
                <text:p>0.4331913888454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14799779653549">
                <text:p>0.4147997796535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20796543359757">
                <text:p>0.4207965433597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13830518722534">
                <text:p>0.4138305187225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13665890693665">
                <text:p>0.4136658906936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409847527742386">
                <text:p>0.4098475277423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11713272333145">
                <text:p>0.4117132723331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11600232124329">
                <text:p>0.4116002321243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09939646720886">
                <text:p>0.4099396467208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1064527630806">
                <text:p>0.410645276308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13608312606811">
                <text:p>0.4136083126068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13662850856781">
                <text:p>0.41366285085678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14507031440735">
                <text:p>0.4145070314407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73640686273575">
                <text:p>0.3736406862735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7624716758728">
                <text:p>0.376247167587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75381380319595">
                <text:p>0.3753813803195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75872492790222">
                <text:p>0.3758724927902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76753747463226">
                <text:p>0.3767537474632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74794125556946">
                <text:p>0.3747941255569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72352302074432">
                <text:p>0.3723523020744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74260365962982">
                <text:p>0.3742603659629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74282687902451">
                <text:p>0.3742826879024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74581784009934">
                <text:p>0.374581784009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73540163040161">
                <text:p>0.3735401630401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74508649110794">
                <text:p>0.3745086491107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01576012372971">
                <text:p>0.4015760123729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0573662519455">
                <text:p>0.405736625194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05420809984207">
                <text:p>0.4054208099842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04907256364822">
                <text:p>0.4049072563648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05683010816574">
                <text:p>0.4056830108165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66412997245789">
                <text:p>0.3664129972457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59757125377655">
                <text:p>0.3597571253776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61153811216354">
                <text:p>0.3611538112163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59500855207443">
                <text:p>0.3595008552074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57220560312271">
                <text:p>0.3572205603122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57440978288651">
                <text:p>0.3574409782886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57376426458359">
                <text:p>0.3573764264583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78826743364334">
                <text:p>0.27882674336433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7539923787117">
                <text:p>0.275399237871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75225341320038">
                <text:p>0.2752253413200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80711472034454">
                <text:p>0.2807114720344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79740631580353">
                <text:p>0.2797406315803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74402499198914">
                <text:p>0.2744024991989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72730261087418">
                <text:p>0.2727302610874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75821477174759">
                <text:p>0.2758214771747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7534618973732">
                <text:p>0.275346189737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73423612117767">
                <text:p>0.2734236121177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7436825633049">
                <text:p>0.274368256330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66404062509537">
                <text:p>0.2664040625095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87513166666031">
                <text:p>0.2875131666660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87193149328232">
                <text:p>0.2871931493282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89488404989243">
                <text:p>0.2894884049892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9380077123642">
                <text:p>0.293800771236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95279145240784">
                <text:p>0.29527914524078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95491814613342">
                <text:p>0.29549181461334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95843631029129">
                <text:p>0.2958436310291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96388387680054">
                <text:p>0.2963883876800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96915054321289">
                <text:p>0.2969150543212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96982377767563">
                <text:p>0.29698237776756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96817004680634">
                <text:p>0.2968170046806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9709193110466">
                <text:p>0.2970919311046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259286463260651">
                <text:p>0.2592864632606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51705765724182">
                <text:p>0.2517057657241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51063585281372">
                <text:p>0.2510635852813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51232594251633">
                <text:p>0.2512325942516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83348023891449">
                <text:p>0.2833480238914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279331833124161">
                <text:p>0.2793318331241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75972813367844">
                <text:p>0.2759728133678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74180948734283">
                <text:p>0.2741809487342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73259371519089">
                <text:p>0.27325937151908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74934768676758">
                <text:p>0.2749347686767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75850653648376">
                <text:p>0.2758506536483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7795746922493">
                <text:p>0.277957469224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77695327997208">
                <text:p>0.2776953279972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78346180915833">
                <text:p>0.2783461809158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75566786527634">
                <text:p>0.2755667865276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251251578330994">
                <text:p>0.2512515783309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52922475337982">
                <text:p>0.25292247533798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53673255443573">
                <text:p>0.2536732554435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252541571855545">
                <text:p>0.2525415718555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97435939311981">
                <text:p>0.2974359393119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98133224248886">
                <text:p>0.29813322424888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99008578062057">
                <text:p>0.2990085780620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98192501068115">
                <text:p>0.2981925010681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98710644245148">
                <text:p>0.2987106442451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70317524671555">
                <text:p>0.2703175246715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66881346702576">
                <text:p>0.2668813467025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66838312149048">
                <text:p>0.2668383121490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66668915748596">
                <text:p>0.2666689157485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68191993236542">
                <text:p>0.2681919932365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195860683918">
                <text:p>0.31958606839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12761574983597">
                <text:p>0.3127615749835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12838047742844">
                <text:p>0.3128380477428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1396871805191">
                <text:p>0.313968718051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16981494426727">
                <text:p>0.31698149442672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1198439002037">
                <text:p>0.311984390020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17127823829651">
                <text:p>0.3171278238296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14320772886276">
                <text:p>0.3143207728862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14357757568359">
                <text:p>0.3143577575683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14024776220322">
                <text:p>0.3140247762203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13911736011505">
                <text:p>0.3139117360115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13900887966156">
                <text:p>0.3139008879661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13653439283371">
                <text:p>0.3136534392833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1204092502594">
                <text:p>0.312040925025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59529709815979">
                <text:p>0.2595297098159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60173797607422">
                <text:p>0.2601737976074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60562866926193">
                <text:p>0.2605628669261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53727555274963">
                <text:p>0.2537275552749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52954572439194">
                <text:p>0.2529545724391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54080533981323">
                <text:p>0.2540805339813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69589483737946">
                <text:p>0.2695894837379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67955720424652">
                <text:p>0.2679557204246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70996689796448">
                <text:p>0.2709966897964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70823359489441">
                <text:p>0.2708233594894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72276282310486">
                <text:p>0.27227628231048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69370347261429">
                <text:p>0.26937034726142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69483625888824">
                <text:p>0.2694836258888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69010096788406">
                <text:p>0.2690100967884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68012255430222">
                <text:p>0.2680122554302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68135190010071">
                <text:p>0.2681351900100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68566191196442">
                <text:p>0.2685661911964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70091742277145">
                <text:p>0.2700917422771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70537763834">
                <text:p>0.2705377638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67579525709152">
                <text:p>0.2675795257091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67412126064301">
                <text:p>0.2674121260643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67326027154922">
                <text:p>0.2673260271549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67441987991333">
                <text:p>0.2674419879913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66421556472778">
                <text:p>0.2664215564727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66445815563202">
                <text:p>0.2664458155632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6659083366394">
                <text:p>0.266590833663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67056584358215">
                <text:p>0.2670565843582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91526019573212">
                <text:p>0.2915260195732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95767486095428">
                <text:p>0.2957674860954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88470566272736">
                <text:p>0.2884705662727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94571787118912">
                <text:p>0.2945717871189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93699234724045">
                <text:p>0.2936992347240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90008187294006">
                <text:p>0.2900081872940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87413567304611">
                <text:p>0.2874135673046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86575466394424">
                <text:p>0.28657546639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85553097724915">
                <text:p>0.2855530977249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83778071403503">
                <text:p>0.2837780714035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84312009811401">
                <text:p>0.2843120098114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84662961959839">
                <text:p>0.2846629619598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97741234302521">
                <text:p>0.2977412343025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95304626226425">
                <text:p>0.2953046262264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9429629445076">
                <text:p>0.294296294450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945277094841">
                <text:p>0.294527709484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94141292572021">
                <text:p>0.2941412925720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94948041439056">
                <text:p>0.2949480414390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95211642980576">
                <text:p>0.2952116429805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95378595590591">
                <text:p>0.2953785955905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93794691562653">
                <text:p>0.2937946915626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294238537549973">
                <text:p>0.2942385375499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94889479875565">
                <text:p>0.2948894798755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93557852506638">
                <text:p>0.2935578525066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28613755106926">
                <text:p>0.286137551069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8325366973877">
                <text:p>0.283253669738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82941430807114">
                <text:p>0.2829414308071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83221840858459">
                <text:p>0.2832218408584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283073335886002">
                <text:p>0.2830733358860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63997554779053">
                <text:p>0.2639975547790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62950927019119">
                <text:p>0.2629509270191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63359099626541">
                <text:p>0.2633590996265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56391644477844">
                <text:p>0.2563916444778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57503598928452">
                <text:p>0.2575035989284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5995546579361">
                <text:p>0.259955465793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70378053188324">
                <text:p>0.2703780531883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79688388109207">
                <text:p>0.27968838810920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78248250484467">
                <text:p>0.27824825048446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78949737548828">
                <text:p>0.2789497375488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78602182865143">
                <text:p>0.27860218286514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279702395200729">
                <text:p>0.2797023952007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74600207805634">
                <text:p>0.2746002078056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79237687587738">
                <text:p>0.2792376875877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64064848423004">
                <text:p>0.2640648484230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61962056159973">
                <text:p>0.2619620561599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62372642755508">
                <text:p>0.2623726427555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63637900352478">
                <text:p>0.2636379003524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61747270822525">
                <text:p>0.2617472708225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8221008181572">
                <text:p>0.282210081815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83272415399551">
                <text:p>0.2832724153995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8127583861351">
                <text:p>0.281275838613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62574881315231">
                <text:p>0.2625748813152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66043186187744">
                <text:p>0.26604318618774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64466673135757">
                <text:p>0.2644666731357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64433473348618">
                <text:p>0.2644334733486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6298376917839">
                <text:p>0.262983769178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63257533311844">
                <text:p>0.2632575333118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6297801733017">
                <text:p>0.262978017330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63516426086426">
                <text:p>0.2635164260864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65480667352676">
                <text:p>0.2654806673526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566779255867">
                <text:p>0.25667792558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20932567119598">
                <text:p>0.3209325671195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26491892337799">
                <text:p>0.3264918923377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3883273601532">
                <text:p>0.338832736015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58693516254425">
                <text:p>0.2586935162544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50485688447952">
                <text:p>0.2504856884479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51495599746704">
                <text:p>0.2514955997467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253189712762833">
                <text:p>0.2531897127628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51610308885574">
                <text:p>0.2516103088855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52386420965195">
                <text:p>0.2523864209651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298433125019073">
                <text:p>0.2984331250190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96692103147507">
                <text:p>0.2966921031475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00966829061508">
                <text:p>0.3009668290615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9654198884964">
                <text:p>0.296541988849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96559244394302">
                <text:p>0.2965592443943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97026634216309">
                <text:p>0.2970266342163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297594875097275">
                <text:p>0.2975948750972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06600689888">
                <text:p>0.30660068988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05022776126862">
                <text:p>0.30502277612686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06975901126862">
                <text:p>0.3069759011268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311540633440018">
                <text:p>0.31154063344001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315119802951813">
                <text:p>0.3151198029518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314877927303314">
                <text:p>0.31487792730331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314984887838364">
                <text:p>0.31498488783836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316399157047272">
                <text:p>0.31639915704727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315667927265167">
                <text:p>0.31566792726516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1517493724823">
                <text:p>0.3151749372482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316038876771927">
                <text:p>0.31603887677192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315748035907745">
                <text:p>0.31574803590774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35184127092361">
                <text:p>0.3351841270923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34784984588623">
                <text:p>0.33478498458862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336818724870682">
                <text:p>0.33681872487068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339897066354752">
                <text:p>0.33989706635475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339601874351501">
                <text:p>0.33960187435150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39373648166656">
                <text:p>0.33937364816665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340837180614471">
                <text:p>0.3408371806144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39802116155624">
                <text:p>0.3398021161556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338350713253021">
                <text:p>0.3383507132530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3826956152916">
                <text:p>0.3382695615291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33833047747612">
                <text:p>0.3383304774761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336968511343002">
                <text:p>0.3369685113430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341871172189712">
                <text:p>0.3418711721897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367230594158173">
                <text:p>0.36723059415817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57658565044403">
                <text:p>0.35765856504440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358351200819015">
                <text:p>0.3583512008190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344229370355606">
                <text:p>0.34422937035560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346531420946121">
                <text:p>0.34653142094612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347155511379242">
                <text:p>0.34715551137924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324177235364914">
                <text:p>0.32417723536491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30208510160446">
                <text:p>0.3302085101604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328671514987946">
                <text:p>0.3286715149879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28445911407471">
                <text:p>0.32844591140747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326338350772858">
                <text:p>0.3263383507728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373961687088013">
                <text:p>0.3739616870880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375940173864365">
                <text:p>0.37594017386436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375439435243607">
                <text:p>0.3754394352436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89236062765122">
                <text:p>0.3892360627651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05970185995102">
                <text:p>0.40597018599510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04603391885758">
                <text:p>0.4046033918857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99364858865738">
                <text:p>0.39936485886573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399722576141357">
                <text:p>0.3997225761413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39912024140358">
                <text:p>0.399120241403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385582774877548">
                <text:p>0.3855827748775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85169506072998">
                <text:p>0.38516950607299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369721561670303">
                <text:p>0.36972156167030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373512119054794">
                <text:p>0.37351211905479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375608056783676">
                <text:p>0.3756080567836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72280031442642">
                <text:p>0.3722800314426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370320439338684">
                <text:p>0.37032043933868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70105415582657">
                <text:p>0.37010541558265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370358437299728">
                <text:p>0.37035843729972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70326548814774">
                <text:p>0.3703265488147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371096521615982">
                <text:p>0.3710965216159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370786279439926">
                <text:p>0.3707862794399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27484655380249">
                <text:p>0.2748465538024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262472867965698">
                <text:p>0.2624728679656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261479407548904">
                <text:p>0.2614794075489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260596752166748">
                <text:p>0.26059675216674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261742442846298">
                <text:p>0.2617424428462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261507958173752">
                <text:p>0.2615079581737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61798113584518">
                <text:p>0.2617981135845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261356890201569">
                <text:p>0.26135689020156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260909289121628">
                <text:p>0.26090928912162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260767549276352">
                <text:p>0.26076754927635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59809643030167">
                <text:p>0.2598096430301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59884417057037">
                <text:p>0.25988441705703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57196009159088">
                <text:p>0.2571960091590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251181989908218">
                <text:p>0.25118198990821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57859945297241">
                <text:p>0.25785994529724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58513867855072">
                <text:p>0.25851386785507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254914075136185">
                <text:p>0.25491407513618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254962712526321">
                <text:p>0.25496271252632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254181563854218">
                <text:p>0.2541815638542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253788411617279">
                <text:p>0.25378841161727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259553372859955">
                <text:p>0.2595533728599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256998687982559">
                <text:p>0.2569986879825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406009197235107">
                <text:p>0.40600919723510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256935894489288">
                <text:p>0.2569358944892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618745744228363">
                <text:p>0.61874574422836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256237238645554">
                <text:p>0.25623723864555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257372230291367">
                <text:p>0.25737223029136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257348597049713">
                <text:p>0.25734859704971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259651154279709">
                <text:p>0.2596511542797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25995534658432">
                <text:p>0.2599553465843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258564978837967">
                <text:p>0.2585649788379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256746917963028">
                <text:p>0.25674691796302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256470322608948">
                <text:p>0.2564703226089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291391372680664">
                <text:p>0.29139137268066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315794855356216">
                <text:p>0.31579485535621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323747158050537">
                <text:p>0.32374715805053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329233646392822">
                <text:p>0.32923364639282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302018016576767">
                <text:p>0.30201801657676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315693080425262">
                <text:p>0.31569308042526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318890988826752">
                <text:p>0.31889098882675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33466762304306">
                <text:p>0.3346676230430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332901209592819">
                <text:p>0.33290120959281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32929864525795">
                <text:p>0.329298645257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339987605810165">
                <text:p>0.3399876058101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334716111421585">
                <text:p>0.3347161114215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304692715406418">
                <text:p>0.3046927154064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304946273565292">
                <text:p>0.30494627356529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306623309850693">
                <text:p>0.30662330985069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30680587887764">
                <text:p>0.3068058788776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30998620390892">
                <text:p>0.3099862039089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305745035409927">
                <text:p>0.30574503540992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06508660316467">
                <text:p>0.3065086603164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306431949138641">
                <text:p>0.30643194913864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306993126869202">
                <text:p>0.30699312686920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291365802288055">
                <text:p>0.2913658022880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292221486568451">
                <text:p>0.29222148656845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293981432914734">
                <text:p>0.2939814329147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294350564479828">
                <text:p>0.2943505644798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297537595033646">
                <text:p>0.2975375950336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00485521554947">
                <text:p>0.30048552155494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297882825136185">
                <text:p>0.29788282513618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271336138248444">
                <text:p>0.27133613824844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268886744976044">
                <text:p>0.26888674497604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268895506858826">
                <text:p>0.2688955068588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26744145154953">
                <text:p>0.2674414515495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264459073543549">
                <text:p>0.26445907354354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265393286943436">
                <text:p>0.26539328694343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266143172979355">
                <text:p>0.2661431729793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66211420297623">
                <text:p>0.26621142029762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266049325466156">
                <text:p>0.2660493254661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265636533498764">
                <text:p>0.26563653349876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266929417848587">
                <text:p>0.2669294178485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68198847770691">
                <text:p>0.2681988477706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65007972717285">
                <text:p>0.26500797271728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64428645372391">
                <text:p>0.2644286453723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66173839569092">
                <text:p>0.26617383956909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63534188270569">
                <text:p>0.2635341882705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64377981424332">
                <text:p>0.2643779814243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261223405599594">
                <text:p>0.26122340559959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270030826330185">
                <text:p>0.27003082633018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71501153707504">
                <text:p>0.2715011537075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266412317752838">
                <text:p>0.26641231775283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271870106458664">
                <text:p>0.27187010645866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271996319293976">
                <text:p>0.27199631929397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20161938667297">
                <text:p>0.32016193866729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300265103578567">
                <text:p>0.3002651035785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337729543447494">
                <text:p>0.33772954344749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318586766719818">
                <text:p>0.31858676671981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36607813835144">
                <text:p>0.33660781383514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284400850534439">
                <text:p>0.28440085053443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250440835952759">
                <text:p>0.25044083595275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346139699220657">
                <text:p>0.34613969922065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299519032239914">
                <text:p>0.2995190322399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264129310846329">
                <text:p>0.26412931084632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290318876504898">
                <text:p>0.29031887650489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577258467674255">
                <text:p>0.5772584676742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267310261726379">
                <text:p>0.2673102617263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699897527694702">
                <text:p>0.69989752769470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677350342273712">
                <text:p>0.6773503422737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259781509637833">
                <text:p>0.2597815096378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710975229740143">
                <text:p>0.71097522974014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682886481285095">
                <text:p>0.6828864812850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568184971809387">
                <text:p>0.56818497180938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574944198131561">
                <text:p>0.57494419813156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585873007774353">
                <text:p>0.58587300777435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610950946807861">
                <text:p>0.61095094680786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604711711406708">
                <text:p>0.60471171140670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593453764915466">
                <text:p>0.59345376491546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59394955635071">
                <text:p>0.55939495563507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495471626520157">
                <text:p>0.49547162652015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89468544721603">
                <text:p>0.48946854472160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493835598230362">
                <text:p>0.49383559823036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49934709072113">
                <text:p>0.4993470907211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443123310804367">
                <text:p>0.44312331080436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539881706237793">
                <text:p>0.5398817062377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570047914981842">
                <text:p>0.57004791498184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265475928783417">
                <text:p>0.2654759287834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85390090942383">
                <text:p>0.58539009094238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272569119930267">
                <text:p>0.27256911993026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597690761089325">
                <text:p>0.5976907610893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57046914100647">
                <text:p>0.5704691410064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670815348625183">
                <text:p>0.67081534862518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688734292984009">
                <text:p>0.68873429298400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689059674739838">
                <text:p>0.68905967473983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98973715305328">
                <text:p>0.69897371530532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691485464572907">
                <text:p>0.69148546457290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673654675483704">
                <text:p>0.67365467548370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679276049137116">
                <text:p>0.67927604913711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70589888095856">
                <text:p>0.27058988809585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773990988731384">
                <text:p>0.77399098873138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272701948881149">
                <text:p>0.27270194888114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776458740234375">
                <text:p>0.77645874023437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73312836885452">
                <text:p>0.27331283688545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779199421405792">
                <text:p>0.77919942140579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74092704057693">
                <text:p>0.27409270405769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769270539283752">
                <text:p>0.76927053928375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27481284737587">
                <text:p>0.274812847375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770333051681519">
                <text:p>0.77033305168151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74617701768875">
                <text:p>0.27461770176887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769515991210938">
                <text:p>0.76951599121093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274715930223465">
                <text:p>0.2747159302234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73974734544754">
                <text:p>0.7397473454475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72272974252701">
                <text:p>0.27227297425270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748436093330383">
                <text:p>0.74843609333038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273064345121384">
                <text:p>0.27306434512138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736793160438538">
                <text:p>0.73679316043853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273004859685898">
                <text:p>0.27300485968589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7304145693779">
                <text:p>0.2730414569377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269681245088577">
                <text:p>0.26968124508857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68018901348114">
                <text:p>0.26801890134811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267380714416504">
                <text:p>0.2673807144165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68531382083893">
                <text:p>0.2685313820838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67892360687256">
                <text:p>0.26789236068725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264636665582657">
                <text:p>0.26463666558265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66154676675796">
                <text:p>0.26615467667579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66746282577515">
                <text:p>0.26674628257751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263571918010712">
                <text:p>0.26357191801071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265836656093597">
                <text:p>0.26583665609359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266244620084763">
                <text:p>0.26624462008476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65907794237137">
                <text:p>0.26590779423713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26613649725914">
                <text:p>0.2661364972591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343155890703201">
                <text:p>0.34315589070320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343439012765884">
                <text:p>0.34343901276588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342169225215912">
                <text:p>0.3421692252159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341818898916244">
                <text:p>0.34181889891624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34245178103447">
                <text:p>0.3424517810344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335997700691223">
                <text:p>0.33599770069122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33464777469635">
                <text:p>0.3346477746963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333936750888824">
                <text:p>0.33393675088882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33310016989708">
                <text:p>0.3331001698970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331960558891296">
                <text:p>0.33196055889129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331688761711121">
                <text:p>0.33168876171112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338998019695282">
                <text:p>0.3389980196952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34719705581665">
                <text:p>0.3471970558166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347455143928528">
                <text:p>0.3474551439285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347836792469025">
                <text:p>0.34783679246902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347778052091598">
                <text:p>0.34777805209159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330879956483841">
                <text:p>0.33087995648384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330616265535355">
                <text:p>0.3306162655353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309465944767">
                <text:p>0.330946594476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330621778964996">
                <text:p>0.3306217789649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330918997526169">
                <text:p>0.33091899752616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330565124750137">
                <text:p>0.33056512475013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30850690603256">
                <text:p>0.33085069060325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32982811331749">
                <text:p>0.3298281133174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32269486784935">
                <text:p>0.3226948678493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324018537998199">
                <text:p>0.32401853799819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2137343287468">
                <text:p>0.3213734328746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32230269908905">
                <text:p>0.3223026990890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323320150375366">
                <text:p>0.32332015037536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298874855041504">
                <text:p>0.29887485504150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293038249015808">
                <text:p>0.29303824901580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92194157838821">
                <text:p>0.29219415783882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90317207574844">
                <text:p>0.29031720757484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841936647892">
                <text:p>0.284193664789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86096006631851">
                <text:p>0.28609600663185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87206947803497">
                <text:p>0.28720694780349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255089312791824">
                <text:p>0.25508931279182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303516149520874">
                <text:p>0.30351614952087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265512406826019">
                <text:p>0.26551240682601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341332972049713">
                <text:p>0.34133297204971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63584017753601">
                <text:p>0.26358401775360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332199156284332">
                <text:p>0.33219915628433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60384976863861">
                <text:p>0.26038497686386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330203711986542">
                <text:p>0.33020371198654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58916318416595">
                <text:p>0.25891631841659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307635307312012">
                <text:p>0.30763530731201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261517435312271">
                <text:p>0.26151743531227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9633417725563">
                <text:p>0.2963341772556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262161076068878">
                <text:p>0.26216107606887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30498343706131">
                <text:p>0.3049834370613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259992599487305">
                <text:p>0.25999259948730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83966243267059">
                <text:p>0.28396624326705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257386535406113">
                <text:p>0.25738653540611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77548789978027">
                <text:p>0.27754878997802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258815854787827">
                <text:p>0.25881585478782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273372232913971">
                <text:p>0.27337223291397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258441746234894">
                <text:p>0.25844174623489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318478405475616">
                <text:p>0.31847840547561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515907764434814">
                <text:p>0.5159077644348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22953671216965">
                <text:p>0.32295367121696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507621586322784">
                <text:p>0.50762158632278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24917882680893">
                <text:p>0.32491788268089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511936485767365">
                <text:p>0.51193648576736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24683159589767">
                <text:p>0.32468315958976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512911140918732">
                <text:p>0.51291114091873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25272768735886">
                <text:p>0.32527276873588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507602334022522">
                <text:p>0.50760233402252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324924677610397">
                <text:p>0.32492467761039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533574163913727">
                <text:p>0.53357416391372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324481099843979">
                <text:p>0.32448109984397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538374722003937">
                <text:p>0.53837472200393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324446648359299">
                <text:p>0.32444664835929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54457825422287">
                <text:p>0.5445782542228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24625968933106">
                <text:p>0.32462596893310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545986592769623">
                <text:p>0.54598659276962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25100153684616">
                <text:p>0.32510015368461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54335755109787">
                <text:p>0.5433575510978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25713336467743">
                <text:p>0.3257133364677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533476173877716">
                <text:p>0.53347617387771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2566773891449">
                <text:p>0.3256677389144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541138887405396">
                <text:p>0.54113888740539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323652356863022">
                <text:p>0.32365235686302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7588666677475">
                <text:p>0.5758866667747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318050652742386">
                <text:p>0.31805065274238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569214761257172">
                <text:p>0.56921476125717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14659029245377">
                <text:p>0.31465902924537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582913815975189">
                <text:p>0.58291381597518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17814439535141">
                <text:p>0.31781443953514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583023011684418">
                <text:p>0.58302301168441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17525506019592">
                <text:p>0.31752550601959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577855825424194">
                <text:p>0.57785582542419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15268158912659">
                <text:p>0.31526815891265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567828714847565">
                <text:p>0.56782871484756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15415769815445">
                <text:p>0.31541576981544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567420125007629">
                <text:p>0.56742012500762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15542846918106">
                <text:p>0.31554284691810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566845715045929">
                <text:p>0.5668457150459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15600961446762">
                <text:p>0.31560096144676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547425746917725">
                <text:p>0.54742574691772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337387382984161">
                <text:p>0.33738738298416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340801417827606">
                <text:p>0.34080141782760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333754807710648">
                <text:p>0.33375480771064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254040539264679">
                <text:p>0.2540405392646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250927269458771">
                <text:p>0.25092726945877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250108659267426">
                <text:p>0.25010865926742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50214785337448">
                <text:p>0.2502147853374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250065118074417">
                <text:p>0.25006511807441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251516073942184">
                <text:p>0.25151607394218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2552749812603">
                <text:p>0.255274981260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5863653421402">
                <text:p>0.258636534214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25858262181282">
                <text:p>0.2585826218128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257167965173721">
                <text:p>0.25716796517372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256772369146347">
                <text:p>0.25677236914634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256729155778885">
                <text:p>0.25672915577888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256697535514832">
                <text:p>0.25669753551483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257631570100784">
                <text:p>0.25763157010078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258676886558533">
                <text:p>0.2586768865585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258809298276901">
                <text:p>0.25880929827690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255555689334869">
                <text:p>0.2555556893348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290972590446472">
                <text:p>0.29097259044647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289161831140518">
                <text:p>0.28916183114051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290466099977493">
                <text:p>0.29046609997749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294455796480179">
                <text:p>0.29445579648017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291345179080963">
                <text:p>0.29134517908096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292823761701584">
                <text:p>0.29282376170158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291204750537872">
                <text:p>0.29120475053787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290634542703629">
                <text:p>0.29063454270362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291885405778885">
                <text:p>0.29188540577888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293667525053024">
                <text:p>0.29366752505302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295308709144592">
                <text:p>0.29530870914459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3007532954216">
                <text:p>0.30075329542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304834753274918">
                <text:p>0.30483475327491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305397540330887">
                <text:p>0.30539754033088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30571973323822">
                <text:p>0.3057197332382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05719673633575">
                <text:p>0.30571967363357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300248295068741">
                <text:p>0.30024829506874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302193999290466">
                <text:p>0.30219399929046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302510857582092">
                <text:p>0.30251085758209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300528943538666">
                <text:p>0.30052894353866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31074783205986">
                <text:p>0.3107478320598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3097123503685">
                <text:p>0.309712350368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310296475887299">
                <text:p>0.3102964758872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309236884117126">
                <text:p>0.30923688411712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313598036766052">
                <text:p>0.31359803676605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312047451734543">
                <text:p>0.31204745173454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312054455280304">
                <text:p>0.31205445528030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286175727844238">
                <text:p>0.28617572784423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280501753091812">
                <text:p>0.28050175309181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278150945901871">
                <text:p>0.27815094590187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27843713760376">
                <text:p>0.2784371376037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278202712535858">
                <text:p>0.2782027125358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25221061706543">
                <text:p>0.2522106170654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250573486089706">
                <text:p>0.25057348608970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25033774971962">
                <text:p>0.2503377497196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252451181411743">
                <text:p>0.25245118141174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253129333257675">
                <text:p>0.25312933325767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2529336810112">
                <text:p>0.252933681011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256166577339172">
                <text:p>0.25616657733917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256698966026306">
                <text:p>0.2566989660263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256646752357483">
                <text:p>0.25664675235748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256946891546249">
                <text:p>0.25694689154624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257655799388885">
                <text:p>0.25765579938888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368161648511887">
                <text:p>0.36816164851188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88099670410156">
                <text:p>0.38809967041015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38648921251297">
                <text:p>0.3864892125129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386152654886246">
                <text:p>0.3861526548862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388527452945709">
                <text:p>0.38852745294570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89265388250351">
                <text:p>0.38926538825035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91506254673004">
                <text:p>0.39150625467300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39235931634903">
                <text:p>0.3923593163490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92666548490524">
                <text:p>0.3926665484905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92744958400726">
                <text:p>0.39274495840072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91130715608597">
                <text:p>0.39113071560859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388981848955154">
                <text:p>0.38898184895515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388404071331024">
                <text:p>0.38840407133102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388557404279709">
                <text:p>0.38855740427970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389049887657165">
                <text:p>0.38904988765716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0003964304924">
                <text:p>0.4000396430492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398577183485031">
                <text:p>0.3985771834850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98106276988983">
                <text:p>0.39810627698898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398546308279037">
                <text:p>0.39854630827903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398490250110626">
                <text:p>0.39849025011062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396227806806564">
                <text:p>0.39622780680656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97563546895981">
                <text:p>0.39756354689598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98416996002197">
                <text:p>0.39841699600219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398956537246704">
                <text:p>0.39895653724670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97919803857803">
                <text:p>0.39791980385780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00735586881638">
                <text:p>0.40073558688163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9990109205246">
                <text:p>0.399901092052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394850820302963">
                <text:p>0.39485082030296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91927361488342">
                <text:p>0.3919273614883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91852051019669">
                <text:p>0.39185205101966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95513504743576">
                <text:p>0.39551350474357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95082622766495">
                <text:p>0.39508262276649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26484140753746">
                <text:p>0.2648414075374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2609803378582">
                <text:p>0.260980337858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64456808567047">
                <text:p>0.26445680856704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266329795122147">
                <text:p>0.26632979512214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260225564241409">
                <text:p>0.26022556424140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254204154014587">
                <text:p>0.25420415401458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57414311170578">
                <text:p>0.25741431117057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260670065879822">
                <text:p>0.26067006587982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274720251560211">
                <text:p>0.2747202515602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250444114208221">
                <text:p>0.25044411420822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61935770511627">
                <text:p>0.26193577051162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507992386817932">
                <text:p>0.50799238681793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266832083463669">
                <text:p>0.26683208346366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48680591583252">
                <text:p>0.4868059158325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267627894878387">
                <text:p>0.26762789487838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464631408452988">
                <text:p>0.46463140845298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504962861537933">
                <text:p>0.5049628615379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505885243415833">
                <text:p>0.50588524341583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514705181121826">
                <text:p>0.51470518112182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514902591705322">
                <text:p>0.5149025917053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535378634929657">
                <text:p>0.53537863492965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540278434753418">
                <text:p>0.54027843475341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540172219276428">
                <text:p>0.5401722192764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526955604553223">
                <text:p>0.52695560455322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529765009880066">
                <text:p>0.52976500988006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517385900020599">
                <text:p>0.51738590002059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506236433982849">
                <text:p>0.50623643398284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510932862758637">
                <text:p>0.51093286275863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525328278541565">
                <text:p>0.5253282785415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502777993679047">
                <text:p>0.50277799367904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52068442106247">
                <text:p>0.5206844210624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514408349990845">
                <text:p>0.51440834999084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517120838165283">
                <text:p>0.51712083816528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496622741222382">
                <text:p>0.49662274122238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50538694858551">
                <text:p>0.5053869485855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505018413066864">
                <text:p>0.50501841306686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521288454532623">
                <text:p>0.52128845453262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535742998123169">
                <text:p>0.53574299812316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546586930751801">
                <text:p>0.54658693075180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546381711959839">
                <text:p>0.54638171195983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566464245319366">
                <text:p>0.56646424531936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568614900112152">
                <text:p>0.56861490011215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568801879882813">
                <text:p>0.56880187988281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563161075115204">
                <text:p>0.56316107511520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557020843029022">
                <text:p>0.5570208430290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264382660388947">
                <text:p>0.26438266038894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26884663105011">
                <text:p>0.2688466310501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271083950996399">
                <text:p>0.27108395099639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275053113698959">
                <text:p>0.27505311369895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272795885801315">
                <text:p>0.27279588580131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271506190299988">
                <text:p>0.27150619029998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272623270750046">
                <text:p>0.27262327075004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62123316526413">
                <text:p>0.26212331652641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253262013196945">
                <text:p>0.25326201319694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255626887083054">
                <text:p>0.25562688708305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255165249109268">
                <text:p>0.25516524910926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254485756158829">
                <text:p>0.2544857561588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306041896343231">
                <text:p>0.30604189634323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300432294607162">
                <text:p>0.3004322946071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29890763759613">
                <text:p>0.2989076375961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299097090959549">
                <text:p>0.29909709095954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297747671604156">
                <text:p>0.29774767160415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297445744276047">
                <text:p>0.29744574427604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297095388174057">
                <text:p>0.29709538817405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296956241130829">
                <text:p>0.29695624113082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295592784881592">
                <text:p>0.29559278488159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298857450485229">
                <text:p>0.29885745048522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299281179904938">
                <text:p>0.29928117990493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30341038107872">
                <text:p>0.3034103810787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299640357494354">
                <text:p>0.29964035749435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63906055688858">
                <text:p>0.36390605568885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01001071929932">
                <text:p>0.30100107192993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01545917987823">
                <text:p>0.30154591798782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01013708114624">
                <text:p>0.30101370811462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0574357509613">
                <text:p>0.305743575096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05343866348267">
                <text:p>0.30534386634826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05250704288483">
                <text:p>0.30525070428848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04708063602447">
                <text:p>0.30470806360244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252757996320724">
                <text:p>0.25275799632072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251718461513519">
                <text:p>0.25171846151351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321517199277878">
                <text:p>0.3215171992778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329149931669235">
                <text:p>0.32914993166923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22093963623047">
                <text:p>0.32209396362304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331783920526505">
                <text:p>0.33178392052650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38951081037521">
                <text:p>0.33895108103752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307533949613571">
                <text:p>0.30753394961357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2676374912262">
                <text:p>0.3267637491226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282552897930145">
                <text:p>0.28255289793014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272482067346573">
                <text:p>0.27248206734657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291023761034012">
                <text:p>0.29102376103401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59721392393112">
                <text:p>0.35972139239311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39693084359169">
                <text:p>0.396930843591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370102435350418">
                <text:p>0.37010243535041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385803610086441">
                <text:p>0.38580361008644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362409025430679">
                <text:p>0.36240902543067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396048724651337">
                <text:p>0.39604872465133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388809084892273">
                <text:p>0.38880908489227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40186870098114">
                <text:p>0.4018687009811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404008835554123">
                <text:p>0.40400883555412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415966302156448">
                <text:p>0.41596630215644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413012713193893">
                <text:p>0.41301271319389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413371026515961">
                <text:p>0.41337102651596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405007034540176">
                <text:p>0.40500703454017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419901490211487">
                <text:p>0.41990149021148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400579690933228">
                <text:p>0.4005796909332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427280515432358">
                <text:p>0.42728051543235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42159503698349">
                <text:p>0.4215950369834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423060238361359">
                <text:p>0.42306023836135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426866352558136">
                <text:p>0.42686635255813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439919173717499">
                <text:p>0.43991917371749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434206247329712">
                <text:p>0.43420624732971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438767045736313">
                <text:p>0.43876704573631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436608374118805">
                <text:p>0.43660837411880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445067673921585">
                <text:p>0.44506767392158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42494124174118">
                <text:p>0.4249412417411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453208357095718">
                <text:p>0.45320835709571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396261841058731">
                <text:p>0.39626184105873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28623259067535">
                <text:p>0.42862325906753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39607572555542">
                <text:p>0.3960757255554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421353697776794">
                <text:p>0.4213536977767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400944739580154">
                <text:p>0.40094473958015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418227225542069">
                <text:p>0.41822722554206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98361772298813">
                <text:p>0.39836177229881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451448947191238">
                <text:p>0.45144894719123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95010471343994">
                <text:p>0.39501047134399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437222093343735">
                <text:p>0.43722209334373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393769413232803">
                <text:p>0.39376941323280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419763714075089">
                <text:p>0.41976371407508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395684212446213">
                <text:p>0.39568421244621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410138219594955">
                <text:p>0.41013821959495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382597655057907">
                <text:p>0.38259765505790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400102734565735">
                <text:p>0.40010273456573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404312551021576">
                <text:p>0.40431255102157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411578118801117">
                <text:p>0.4115781188011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416075855493546">
                <text:p>0.41607585549354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418259024620056">
                <text:p>0.41825902462005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423787981271744">
                <text:p>0.42378798127174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34858512878418">
                <text:p>0.348585128784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365132600069046">
                <text:p>0.36513260006904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354512125253677">
                <text:p>0.35451212525367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358664691448212">
                <text:p>0.35866469144821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309726059436798">
                <text:p>0.30972605943679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327162653207779">
                <text:p>0.32716265320777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299061238765717">
                <text:p>0.29906123876571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291236102581024">
                <text:p>0.29123610258102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277170807123184">
                <text:p>0.27717080712318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280296742916107">
                <text:p>0.28029674291610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251700311899185">
                <text:p>0.2517003118991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256862223148346">
                <text:p>0.25686222314834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299464643001556">
                <text:p>0.29946464300155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275068998336792">
                <text:p>0.27506899833679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303369432687759">
                <text:p>0.30336943268775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300061523914337">
                <text:p>0.30006152391433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277358770370483">
                <text:p>0.27735877037048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253382116556168">
                <text:p>0.25338211655616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275071263313293">
                <text:p>0.27507126331329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26027113199234">
                <text:p>0.2602711319923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266512721776962">
                <text:p>0.26651272177696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254015952348709">
                <text:p>0.25401595234870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277748703956604">
                <text:p>0.27774870395660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267619073390961">
                <text:p>0.26761907339096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271842151880264">
                <text:p>0.27184215188026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278956353664398">
                <text:p>0.27895635366439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285966753959656">
                <text:p>0.28596675395965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267353564500809">
                <text:p>0.26735356450080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266369670629501">
                <text:p>0.26636967062950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50006490945816">
                <text:p>0.35000649094581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313484370708466">
                <text:p>0.31348437070846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288561880588531">
                <text:p>0.28856188058853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29189920425415">
                <text:p>0.2918992042541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287938892841339">
                <text:p>0.28793889284133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270355612039566">
                <text:p>0.27035561203956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252248346805572">
                <text:p>0.25224834680557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265827000141144">
                <text:p>0.26582700014114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265318542718887">
                <text:p>0.26531854271888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261309266090393">
                <text:p>0.26130926609039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250927269458771">
                <text:p>0.2509272694587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316031783819199">
                <text:p>0.31603178381919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327242314815521">
                <text:p>0.32724231481552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30270728468895">
                <text:p>0.3027072846889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303758561611176">
                <text:p>0.30375856161117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308673202991486">
                <text:p>0.30867320299148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31206476688385">
                <text:p>0.3120647668838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305814176797867">
                <text:p>0.30581417679786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313571065664291">
                <text:p>0.31357106566429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333010733127594">
                <text:p>0.33301073312759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345121115446091">
                <text:p>0.34512111544609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338137239217758">
                <text:p>0.33813723921775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334613919258118">
                <text:p>0.33461391925811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346804589033127">
                <text:p>0.34680458903312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371557116508484">
                <text:p>0.37155711650848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3860884308815">
                <text:p>0.386088430881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379879504442215">
                <text:p>0.37987950444221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288804709911346">
                <text:p>0.28880470991134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379767209291458">
                <text:p>0.37976720929145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316145986318588">
                <text:p>0.31614598631858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370184451341629">
                <text:p>0.37018445134162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263397097587585">
                <text:p>0.26339709758758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365958780050278">
                <text:p>0.36595878005027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267667353153229">
                <text:p>0.26766735315322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63828152418137">
                <text:p>0.36382815241813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32375347614288">
                <text:p>0.33237534761428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538738489151">
                <text:p>0.353873848915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29807132482529">
                <text:p>0.32980713248252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69992077350616">
                <text:p>0.36999207735061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328383654356003">
                <text:p>0.32838365435600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365003198385239">
                <text:p>0.36500319838523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314312040805817">
                <text:p>0.31431204080581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377654373645783">
                <text:p>0.37765437364578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314059197902679">
                <text:p>0.31405919790267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383455812931061">
                <text:p>0.38345581293106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256081849336624">
                <text:p>0.25608184933662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394446551799774">
                <text:p>0.39444655179977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367691516876221">
                <text:p>0.36769151687622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366164147853851">
                <text:p>0.36616414785385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255491852760315">
                <text:p>0.25549185276031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355180650949478">
                <text:p>0.35518065094947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298170119524002">
                <text:p>0.29817011952400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355379492044449">
                <text:p>0.35537949204444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339325875043869">
                <text:p>0.33932587504386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348019480705261">
                <text:p>0.34801948070526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343249827623367">
                <text:p>0.34324982762336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359602928161621">
                <text:p>0.35960292816162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33293491601944">
                <text:p>0.3329349160194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02335524559021">
                <text:p>0.40233552455902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328835487365723">
                <text:p>0.32883548736572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389840394258499">
                <text:p>0.38984039425849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310306400060654">
                <text:p>0.31030640006065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399776369333267">
                <text:p>0.39977636933326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291144341230392">
                <text:p>0.29114434123039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67882245779038">
                <text:p>0.46788224577903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266223788261414">
                <text:p>0.26622378826141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391467601060867">
                <text:p>0.39146760106086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251252979040146">
                <text:p>0.25125297904014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358439296483994">
                <text:p>0.35843929648399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448116183280945">
                <text:p>0.44811618328094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44672891497612">
                <text:p>0.4467289149761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69626814126968">
                <text:p>0.46962681412696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476434111595154">
                <text:p>0.47643411159515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478004097938538">
                <text:p>0.47800409793853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479948878288269">
                <text:p>0.47994887828826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486584365367889">
                <text:p>0.48658436536788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490657508373261">
                <text:p>0.49065750837326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507016241550446">
                <text:p>0.50701624155044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499240159988403">
                <text:p>0.49924015998840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519652187824249">
                <text:p>0.51965218782424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532056272029877">
                <text:p>0.53205627202987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509857177734375">
                <text:p>0.50985717773437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53569620847702">
                <text:p>0.5356962084770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542638778686523">
                <text:p>0.54263877868652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56251585483551">
                <text:p>0.5625158548355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56083470582962">
                <text:p>0.5608347058296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550436854362488">
                <text:p>0.55043685436248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552610099315643">
                <text:p>0.55261009931564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531641602516174">
                <text:p>0.53164160251617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532467663288116">
                <text:p>0.53246766328811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53354948759079">
                <text:p>0.5335494875907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525760650634766">
                <text:p>0.52576065063476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495334178209305">
                <text:p>0.49533417820930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478039115667343">
                <text:p>0.47803911566734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4985431432724">
                <text:p>0.498543143272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550995051860809">
                <text:p>0.55099505186080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547986567020416">
                <text:p>0.54798656702041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552765786647797">
                <text:p>0.55276578664779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500208079814911">
                <text:p>0.50020807981491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506132185459137">
                <text:p>0.50613218545913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489467829465866">
                <text:p>0.48946782946586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446349143981934">
                <text:p>0.44634914398193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457809835672379">
                <text:p>0.45780983567237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429200053215027">
                <text:p>0.42920005321502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420370548963547">
                <text:p>0.42037054896354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286820828914642">
                <text:p>0.28682082891464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317555099725723">
                <text:p>0.31755509972572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271565109491348">
                <text:p>0.27156510949134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26266285777092">
                <text:p>0.2626628577709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285374492406845">
                <text:p>0.28537449240684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45021840929985">
                <text:p>0.4502184092998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649706959724426">
                <text:p>0.64970695972442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576434016227722">
                <text:p>0.57643401622772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267620831727982">
                <text:p>0.26762083172798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69308477640152">
                <text:p>0.6930847764015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536590278148651">
                <text:p>0.53659027814865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556168913841248">
                <text:p>0.55616891384124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522903800010681">
                <text:p>0.52290380001068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519365251064301">
                <text:p>0.51936525106430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605597734451294">
                <text:p>0.60559773445129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2537682056427">
                <text:p>0.253768205642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257439643144608">
                <text:p>0.25743964314460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255746632814407">
                <text:p>0.25574663281440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279068857431412">
                <text:p>0.2790688574314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388977944850922">
                <text:p>0.38897794485092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381084740161896">
                <text:p>0.38108474016189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356352746486664">
                <text:p>0.35635274648666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33469545841217">
                <text:p>0.3346954584121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35170304775238">
                <text:p>0.3517030477523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342546582221985">
                <text:p>0.34254658222198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329040825366974">
                <text:p>0.32904082536697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329722225666046">
                <text:p>0.32972222566604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313012421131134">
                <text:p>0.31301242113113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311340630054474">
                <text:p>0.31134063005447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310689836740494">
                <text:p>0.31068983674049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299061268568039">
                <text:p>0.29906126856803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287323504686356">
                <text:p>0.28732350468635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275413155555725">
                <text:p>0.27541315555572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288209348917007">
                <text:p>0.28820934891700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301749020814896">
                <text:p>0.30174902081489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302088469266891">
                <text:p>0.30208846926689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283418923616409">
                <text:p>0.2834189236164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289938747882843">
                <text:p>0.28993874788284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58737850189209">
                <text:p>0.5873785018920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298663973808289">
                <text:p>0.29866397380828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295169860124588">
                <text:p>0.29516986012458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856161832809448">
                <text:p>0.85616183280944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817542195320129">
                <text:p>0.81754219532012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74344128370285">
                <text:p>0.7434412837028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528932511806488">
                <text:p>0.52893251180648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917383134365082">
                <text:p>0.91738313436508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867493152618408">
                <text:p>0.86749315261840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540330946445465">
                <text:p>0.54033094644546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99527251720428">
                <text:p>0.89952725172042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911760747432709">
                <text:p>0.91176074743270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893568933010101">
                <text:p>0.89356893301010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90289318561554">
                <text:p>0.9028931856155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851367652416229">
                <text:p>0.85136765241622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61477518081665">
                <text:p>0.6147751808166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548506259918213">
                <text:p>0.54850625991821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664910554885864">
                <text:p>0.66491055488586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735247313976288">
                <text:p>0.73524731397628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576871335506439">
                <text:p>0.57687133550643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296994268894196">
                <text:p>0.29699426889419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374567955732346">
                <text:p>0.37456795573234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299666106700897">
                <text:p>0.29966610670089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359502524137497">
                <text:p>0.35950252413749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305189669132233">
                <text:p>0.3051896691322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397063553333283">
                <text:p>0.39706355333328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311388939619064">
                <text:p>0.31138893961906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484353810548782">
                <text:p>0.48435381054878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289048552513123">
                <text:p>0.28904855251312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338260382413864">
                <text:p>0.33826038241386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287968426942825">
                <text:p>0.28796842694282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34332287311554">
                <text:p>0.3433228731155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290313601493835">
                <text:p>0.29031360149383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35609558224678">
                <text:p>0.356095582246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289648085832596">
                <text:p>0.28964808583259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327260673046112">
                <text:p>0.32726067304611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2903011739254">
                <text:p>0.290301173925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30272763967514">
                <text:p>0.302727639675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286750644445419">
                <text:p>0.28675064444541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283637851476669">
                <text:p>0.28363785147666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449262708425522">
                <text:p>0.44926270842552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333660364151001">
                <text:p>0.33366036415100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320028990507126">
                <text:p>0.32002899050712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347406566143036">
                <text:p>0.34740656614303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4578543305397">
                <text:p>0.4457854330539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449810475111008">
                <text:p>0.44981047511100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445701897144318">
                <text:p>0.44570189714431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443350046873093">
                <text:p>0.44335004687309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754232943058014">
                <text:p>0.75423294305801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478024125099182">
                <text:p>0.47802412509918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748875141143799">
                <text:p>0.74887514114379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359299212694168">
                <text:p>0.35929921269416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779542446136475">
                <text:p>0.77954244613647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884872078895569">
                <text:p>0.88487207889556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88348001241684">
                <text:p>0.8834800124168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908743739128113">
                <text:p>0.90874373912811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879208862781525">
                <text:p>0.87920886278152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886958003044128">
                <text:p>0.88695800304412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258668124675751">
                <text:p>0.25866812467575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912234008312225">
                <text:p>0.91223400831222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252243489027023">
                <text:p>0.25224348902702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259733110666275">
                <text:p>0.25973311066627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914437174797058">
                <text:p>0.91443717479705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260756373405457">
                <text:p>0.26075637340545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912174820899963">
                <text:p>0.91217482089996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260720252990723">
                <text:p>0.26072025299072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90063464641571">
                <text:p>0.9006346464157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267459601163864">
                <text:p>0.26745960116386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887774229049683">
                <text:p>0.88777422904968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261039048433304">
                <text:p>0.26103904843330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894356727600098">
                <text:p>0.89435672760009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259488731622696">
                <text:p>0.25948873162269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898165464401245">
                <text:p>0.89816546440124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274250209331512">
                <text:p>0.27425020933151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874109327793121">
                <text:p>0.87410932779312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275958269834518">
                <text:p>0.27595826983451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282263875007629">
                <text:p>0.28226387500762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895233869552612">
                <text:p>0.89523386955261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276226162910461">
                <text:p>0.27622616291046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31501305103302">
                <text:p>0.3150130510330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882592141628265">
                <text:p>0.88259214162826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275460749864578">
                <text:p>0.27546074986457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288774430751801">
                <text:p>0.28877443075180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875026702880859">
                <text:p>0.87502670288085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272917360067368">
                <text:p>0.27291736006736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27385687828064">
                <text:p>0.2738568782806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87391197681427">
                <text:p>0.8739119768142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272876650094986">
                <text:p>0.27287665009498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286995470523834">
                <text:p>0.28699547052383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86751264333725">
                <text:p>0.8675126433372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268261849880218">
                <text:p>0.26826184988021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27288144826889">
                <text:p>0.2728814482688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870972692966461">
                <text:p>0.87097269296646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255912274122238">
                <text:p>0.25591227412223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273708373308182">
                <text:p>0.27370837330818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861269116401672">
                <text:p>0.86126911640167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254880607128143">
                <text:p>0.25488060712814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273028045892715">
                <text:p>0.27302804589271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869744539260864">
                <text:p>0.86974453926086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270055830478668">
                <text:p>0.27005583047866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27806693315506">
                <text:p>0.2780669331550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867502570152283">
                <text:p>0.86750257015228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283121198415756">
                <text:p>0.28312119841575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877872288227081">
                <text:p>0.87787228822708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285005927085876">
                <text:p>0.28500592708587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874770760536194">
                <text:p>0.87477076053619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268172413110733">
                <text:p>0.26817241311073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882205545902252">
                <text:p>0.88220554590225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273347705602646">
                <text:p>0.27334770560264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894848585128784">
                <text:p>0.89484858512878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272619932889938">
                <text:p>0.27261993288993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89630115032196">
                <text:p>0.8963011503219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272137939929962">
                <text:p>0.27213793992996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894152641296387">
                <text:p>0.89415264129638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270832866430283">
                <text:p>0.27083286643028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899672269821167">
                <text:p>0.89967226982116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271045982837677">
                <text:p>0.27104598283767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905847132205963">
                <text:p>0.90584713220596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269481927156448">
                <text:p>0.26948192715644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912045121192932">
                <text:p>0.91204512119293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270343244075775">
                <text:p>0.27034324407577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316886276006699">
                <text:p>0.31688627600669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910905838012695">
                <text:p>0.91090583801269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2683225274086">
                <text:p>0.268322527408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313533395528793">
                <text:p>0.31353339552879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916275560855866">
                <text:p>0.91627556085586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272659778594971">
                <text:p>0.27265977859497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296966701745987">
                <text:p>0.29696670174598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917479276657104">
                <text:p>0.91747927665710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271443009376526">
                <text:p>0.27144300937652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290302276611328">
                <text:p>0.29030227661132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922864079475403">
                <text:p>0.92286407947540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270479679107666">
                <text:p>0.27047967910766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924270689487457">
                <text:p>0.92427068948745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286642611026764">
                <text:p>0.28664261102676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919387459754944">
                <text:p>0.91938745975494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271989852190018">
                <text:p>0.27198985219001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929990768432617">
                <text:p>0.92999076843261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273756146430969">
                <text:p>0.27375614643096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924966514110565">
                <text:p>0.92496651411056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276675939559936">
                <text:p>0.27667593955993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925676107406616">
                <text:p>0.92567610740661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277957171201706">
                <text:p>0.27795717120170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92696887254715">
                <text:p>0.9269688725471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284233182668686">
                <text:p>0.28423318266868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926229774951935">
                <text:p>0.92622977495193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282905101776123">
                <text:p>0.28290510177612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921358585357666">
                <text:p>0.921358585357666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28166401386261">
                <text:p>0.2816640138626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917032659053802">
                <text:p>0.91703265905380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281913191080093">
                <text:p>0.28191319108009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909368991851806">
                <text:p>0.90936899185180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281538456678391">
                <text:p>0.28153845667839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900482416152954">
                <text:p>0.90048241615295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28152060508728">
                <text:p>0.2815206050872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898544132709503">
                <text:p>0.89854413270950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270158678293228">
                <text:p>0.27015867829322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28116038441658">
                <text:p>0.2811603844165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897544682025909">
                <text:p>0.89754468202590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268501311540604">
                <text:p>0.26850131154060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878441393375397">
                <text:p>0.87844139337539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268854260444641">
                <text:p>0.26885426044464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903867602348327">
                <text:p>0.90386760234832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268366724252701">
                <text:p>0.26836672425270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912795662879944">
                <text:p>0.91279566287994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268632262945175">
                <text:p>0.26863226294517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904020965099335">
                <text:p>0.90402096509933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270563632249832">
                <text:p>0.27056363224983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898436784744263">
                <text:p>0.89843678474426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269485592842102">
                <text:p>0.26948559284210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915872275829315">
                <text:p>0.91587227582931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269198805093765">
                <text:p>0.26919880509376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914907991886139">
                <text:p>0.91490799188613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268718749284744">
                <text:p>0.26871874928474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904590904712677">
                <text:p>0.90459090471267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268437713384628">
                <text:p>0.26843771338462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87791919708252">
                <text:p>0.8779191970825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269519627094269">
                <text:p>0.26951962709426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755572080612183">
                <text:p>0.75557208061218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271221220493317">
                <text:p>0.27122122049331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642965972423553">
                <text:p>0.64296597242355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271086037158966">
                <text:p>0.27108603715896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745678842067719">
                <text:p>0.74567884206771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741921961307526">
                <text:p>0.74192196130752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870088875293732">
                <text:p>0.87008887529373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902816236019134">
                <text:p>0.90281623601913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250533431768417">
                <text:p>0.25053343176841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897951483726501">
                <text:p>0.89795148372650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894206047058106">
                <text:p>0.89420604705810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900420844554901">
                <text:p>0.90042084455490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898581922054291">
                <text:p>0.89858192205429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889010846614838">
                <text:p>0.88901084661483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883669257164001">
                <text:p>0.88366925716400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289869487285614">
                <text:p>0.28986948728561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865530967712402">
                <text:p>0.86553096771240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289708018302917">
                <text:p>0.28970801830291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865212380886078">
                <text:p>0.86521238088607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292194277048111">
                <text:p>0.29219427704811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856406033039093">
                <text:p>0.85640603303909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754075169563293">
                <text:p>0.75407516956329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251002699136734">
                <text:p>0.25100269913673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640277981758118">
                <text:p>0.64027798175811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251974582672119">
                <text:p>0.25197458267211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582112669944763">
                <text:p>0.58211266994476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543438911437988">
                <text:p>0.54343891143798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467881679534912">
                <text:p>0.46788167953491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515073359012604">
                <text:p>0.51507335901260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436841487884522">
                <text:p>0.43684148788452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504237174987793">
                <text:p>0.50423717498779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61835390329361">
                <text:p>0.6183539032936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668246924877167">
                <text:p>0.66824692487716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589368164539337">
                <text:p>0.58936816453933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610503673553467">
                <text:p>0.61050367355346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629518270492554">
                <text:p>0.62951827049255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253275811672211">
                <text:p>0.25327581167221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638104200363159">
                <text:p>0.63810420036315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256702363491058">
                <text:p>0.25670236349105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66817444562912">
                <text:p>0.6681744456291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253873497247696">
                <text:p>0.2538734972476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71040153503418">
                <text:p>0.7104015350341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684712648391724">
                <text:p>0.68471264839172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255733400583267">
                <text:p>0.25573340058326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71791422367096">
                <text:p>0.7179142236709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255089163780212">
                <text:p>0.25508916378021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752734482288361">
                <text:p>0.75273448228836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255154103040695">
                <text:p>0.25515410304069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801714599132538">
                <text:p>0.80171459913253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253805458545685">
                <text:p>0.25380545854568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789858460426331">
                <text:p>0.78985846042633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254231870174408">
                <text:p>0.25423187017440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821148633956909">
                <text:p>0.82114863395690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255714893341064">
                <text:p>0.25571489334106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814225912094116">
                <text:p>0.81422591209411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256026536226273">
                <text:p>0.25602653622627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847789108753204">
                <text:p>0.84778910875320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257814556360245">
                <text:p>0.2578145563602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835285782814026">
                <text:p>0.83528578281402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256051659584045">
                <text:p>0.25605165958404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849045634269714">
                <text:p>0.84904563426971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2568019926548">
                <text:p>0.256801992654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865683734416962">
                <text:p>0.86568373441696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255657583475113">
                <text:p>0.25565758347511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875031590461731">
                <text:p>0.87503159046173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256504774093628">
                <text:p>0.25650477409362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876706719398499">
                <text:p>0.87670671939849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840014398097992">
                <text:p>0.84001439809799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833391189575195">
                <text:p>0.83339118957519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823592007160187">
                <text:p>0.82359200716018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841807067394257">
                <text:p>0.84180706739425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846144020557404">
                <text:p>0.84614402055740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855790972709656">
                <text:p>0.85579097270965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857984781265259">
                <text:p>0.85798478126525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863071441650391">
                <text:p>0.86307144165039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861534893512726">
                <text:p>0.86153489351272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864332139492035">
                <text:p>0.86433213949203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87958300113678">
                <text:p>0.8795830011367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872374653816223">
                <text:p>0.87237465381622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871079027652741">
                <text:p>0.87107902765274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863834202289581">
                <text:p>0.86383420228958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87421053647995">
                <text:p>0.8742105364799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874262869358063">
                <text:p>0.87426286935806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872319877147675">
                <text:p>0.87231987714767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871249675750732">
                <text:p>0.87124967575073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878381907939911">
                <text:p>0.87838190793991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865682899951935">
                <text:p>0.86568289995193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853556394577026">
                <text:p>0.85355639457702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852242887020111">
                <text:p>0.85224288702011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876262724399567">
                <text:p>0.87626272439956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861268222332001">
                <text:p>0.86126822233200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869135558605194">
                <text:p>0.86913555860519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880818068981171">
                <text:p>0.88081806898117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890723288059235">
                <text:p>0.89072328805923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88053160905838">
                <text:p>0.8805316090583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872430086135864">
                <text:p>0.87243008613586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868616044521332">
                <text:p>0.86861604452133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879923462867737">
                <text:p>0.87992346286773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862123310565949">
                <text:p>0.86212331056594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836773455142975">
                <text:p>0.83677345514297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85492330789566">
                <text:p>0.8549233078956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873390972614288">
                <text:p>0.87339097261428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880655705928803">
                <text:p>0.88065570592880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892290711402893">
                <text:p>0.89229071140289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888004660606384">
                <text:p>0.88800466060638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892603874206543">
                <text:p>0.89260387420654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693767964839935">
                <text:p>0.69376796483993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278435528278351">
                <text:p>0.27843552827835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3418949842453">
                <text:p>0.34189498424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287709653377533">
                <text:p>0.28770965337753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773305892944336">
                <text:p>0.77330589294433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278137385845184">
                <text:p>0.27813738584518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845115125179291">
                <text:p>0.84511512517929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360151618719101">
                <text:p>0.36015161871910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876261651515961">
                <text:p>0.87626165151596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362173557281494">
                <text:p>0.36217355728149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790626585483551">
                <text:p>0.79062658548355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341256856918335">
                <text:p>0.34125685691833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878005623817444">
                <text:p>0.87800562381744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360943973064423">
                <text:p>0.36094397306442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540300071239471">
                <text:p>0.54030007123947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334266245365143">
                <text:p>0.3342662453651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262019872665405">
                <text:p>0.26201987266540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393483310937882">
                <text:p>0.39348331093788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451036781072617">
                <text:p>0.45103678107261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462620466947556">
                <text:p>0.46262046694755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598895132541657">
                <text:p>0.59889513254165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469320446252823">
                <text:p>0.46932044625282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745373666286469">
                <text:p>0.74537366628646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481683254241943">
                <text:p>0.48168325424194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655625104904175">
                <text:p>0.65562510490417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503194510936737">
                <text:p>0.50319451093673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512923777103424">
                <text:p>0.51292377710342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398666977882385">
                <text:p>0.39866697788238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466851383447647">
                <text:p>0.46685138344764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494686484336853">
                <text:p>0.49468648433685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506412744522095">
                <text:p>0.50641274452209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445493072271347">
                <text:p>0.4454930722713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73022848367691">
                <text:p>0.7302284836769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403516680002212">
                <text:p>0.40351668000221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864244878292084">
                <text:p>0.86424487829208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370835155248642">
                <text:p>0.37083515524864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900422871112824">
                <text:p>0.90042287111282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338011890649796">
                <text:p>0.33801189064979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917160749435425">
                <text:p>0.91716074943542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315146237611771">
                <text:p>0.31514623761177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856996178627014">
                <text:p>0.85699617862701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275477111339569">
                <text:p>0.27547711133956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908412456512451">
                <text:p>0.90841245651245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365569680929184">
                <text:p>0.36556968092918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918238639831543">
                <text:p>0.91823863983154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366440922021866">
                <text:p>0.36644092202186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921566128730774">
                <text:p>0.92156612873077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321469664573669">
                <text:p>0.32146966457366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874267816543579">
                <text:p>0.87426781654357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322641998529434">
                <text:p>0.32264199852943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79175478219986">
                <text:p>0.7917547821998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322700142860413">
                <text:p>0.32270014286041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695572257041931">
                <text:p>0.69557225704193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376662045717239">
                <text:p>0.37666204571723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826991498470306">
                <text:p>0.82699149847030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378514528274536">
                <text:p>0.37851452827453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860763370990753">
                <text:p>0.86076337099075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378128081560135">
                <text:p>0.37812808156013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88394296169281">
                <text:p>0.8839429616928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38237452507019">
                <text:p>0.3823745250701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893361210823059">
                <text:p>0.89336121082305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379995614290237">
                <text:p>0.37999561429023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895187258720398">
                <text:p>0.89518725872039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381489545106888">
                <text:p>0.38148954510688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870131254196167">
                <text:p>0.87013125419616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382016599178314">
                <text:p>0.38201659917831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785102665424347">
                <text:p>0.78510266542434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3821921646595">
                <text:p>0.382192164659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692236065864563">
                <text:p>0.69223606586456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384834289550781">
                <text:p>0.38483428955078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768794119358063">
                <text:p>0.76879411935806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386360615491867">
                <text:p>0.38636061549186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731691241264343">
                <text:p>0.73169124126434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385510802268982">
                <text:p>0.38551080226898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787319779396057">
                <text:p>0.78731977939605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38664922118187">
                <text:p>0.3866492211818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887235999107361">
                <text:p>0.88723599910736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364326626062393">
                <text:p>0.36432662606239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869154691696167">
                <text:p>0.86915469169616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367776393890381">
                <text:p>0.36777639389038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888682007789612">
                <text:p>0.88868200778961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368878304958343">
                <text:p>0.36887830495834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788405954837799">
                <text:p>0.78840595483779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367369502782822">
                <text:p>0.36736950278282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837641358375549">
                <text:p>0.83764135837554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3652024269104">
                <text:p>0.365202426910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623382210731506">
                <text:p>0.62338221073150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361277580261231">
                <text:p>0.36127758026123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359576761722565">
                <text:p>0.35957676172256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395543485879898">
                <text:p>0.39554348587989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340320438146591">
                <text:p>0.34032043814659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341789662837982">
                <text:p>0.34178966283798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338568508625031">
                <text:p>0.33856850862503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334916651248932">
                <text:p>0.33491665124893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395853042602539">
                <text:p>0.39585304260253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690205931663513">
                <text:p>0.69020593166351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384335398674011">
                <text:p>0.38433539867401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903615951538086">
                <text:p>0.90361595153808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373853296041489">
                <text:p>0.37385329604148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611038148403168">
                <text:p>0.61103814840316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37074214220047">
                <text:p>0.3707421422004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371962666511536">
                <text:p>0.37196266651153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378740161657333">
                <text:p>0.37874016165733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383363902568817">
                <text:p>0.38336390256881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309356033802033">
                <text:p>0.30935603380203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309396028518677">
                <text:p>0.30939602851867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304933309555054">
                <text:p>0.30493330955505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308572322130203">
                <text:p>0.30857232213020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304032921791077">
                <text:p>0.30403292179107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506047070026398">
                <text:p>0.50604707002639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298243790864944">
                <text:p>0.29824379086494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50087958574295">
                <text:p>0.5008795857429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301760941743851">
                <text:p>0.30176094174385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440123289823532">
                <text:p>0.44012328982353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312132745981216">
                <text:p>0.31213274598121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346108764410019">
                <text:p>0.34610876441001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311483651399612">
                <text:p>0.31148365139961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263285398483276">
                <text:p>0.26328539848327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309617668390274">
                <text:p>0.309617668390274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306819230318069">
                <text:p>0.30681923031806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608550608158112">
                <text:p>0.60855060815811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305657267570496">
                <text:p>0.30565726757049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862084209918976">
                <text:p>0.86208420991897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305552870035171">
                <text:p>0.30555287003517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856898725032806">
                <text:p>0.85689872503280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306045651435852">
                <text:p>0.30604565143585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573851943016052">
                <text:p>0.57385194301605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30633470416069">
                <text:p>0.3063347041606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649919450283051">
                <text:p>0.64991945028305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308490604162216">
                <text:p>0.30849060416221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308740794658661">
                <text:p>0.30874079465866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31057819724083">
                <text:p>0.3105781972408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31080836057663">
                <text:p>0.3108083605766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311707437038422">
                <text:p>0.31170743703842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745263159275055">
                <text:p>0.74526315927505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315068662166595">
                <text:p>0.31506866216659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850265204906464">
                <text:p>0.85026520490646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314631223678589">
                <text:p>0.31463122367858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82905250787735">
                <text:p>0.829052507877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314166337251663">
                <text:p>0.31416633725166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78241103887558">
                <text:p>0.7824110388755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313488602638245">
                <text:p>0.31348860263824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684714376926422">
                <text:p>0.68471437692642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312897264957428">
                <text:p>0.31289726495742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312139838933945">
                <text:p>0.31213983893394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313296169042587">
                <text:p>0.31329616904258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313216745853424">
                <text:p>0.31321674585342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312562346458435">
                <text:p>0.31256234645843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312239199876785">
                <text:p>0.31223919987678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810568451881409">
                <text:p>0.81056845188140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313597440719604">
                <text:p>0.31359744071960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856961786746979">
                <text:p>0.85696178674697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302906960248947">
                <text:p>0.30290696024894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848154246807098">
                <text:p>0.84815424680709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455125153064728">
                <text:p>0.45512515306472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829534530639648">
                <text:p>0.82953453063964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453702479600906">
                <text:p>0.45370247960090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879759132862091">
                <text:p>0.87975913286209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453423529863358">
                <text:p>0.45342352986335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897484362125397">
                <text:p>0.89748436212539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451846033334732">
                <text:p>0.45184603333473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879195690155029">
                <text:p>0.87919569015502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449572533369064">
                <text:p>0.44957253336906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911859333515167">
                <text:p>0.91185933351516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452139496803284">
                <text:p>0.45213949680328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904639482498169">
                <text:p>0.90463948249816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44940322637558">
                <text:p>0.4494032263755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895026385784149">
                <text:p>0.89502638578414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448574870824814">
                <text:p>0.44857487082481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894105732440949">
                <text:p>0.89410573244094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447018384933472">
                <text:p>0.44701838493347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851384103298187">
                <text:p>0.85138410329818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448222190141678">
                <text:p>0.4482221901416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832151710987091">
                <text:p>0.83215171098709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449218422174454">
                <text:p>0.44921842217445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847902119159699">
                <text:p>0.84790211915969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345968127250671">
                <text:p>0.34596812725067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784258544445038">
                <text:p>0.784258544445038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344904243946075">
                <text:p>0.34490424394607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78036892414093">
                <text:p>0.7803689241409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344462931156158">
                <text:p>0.34446293115615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823479175567627">
                <text:p>0.82347917556762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343947350978851">
                <text:p>0.34394735097885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775933682918549">
                <text:p>0.775933682918549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344422370195389">
                <text:p>0.34442237019538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82341992855072">
                <text:p>0.8234199285507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344523221254349">
                <text:p>0.34452322125434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83200591802597">
                <text:p>0.8320059180259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345768004655838">
                <text:p>0.34576800465583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809863150119782">
                <text:p>0.80986315011978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307593315839767">
                <text:p>0.30759331583976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820017039775848">
                <text:p>0.82001703977584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306943356990814">
                <text:p>0.30694335699081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778030216693878">
                <text:p>0.77803021669387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302542507648468">
                <text:p>0.30254250764846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713463068008423">
                <text:p>0.71346306800842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302328646183014">
                <text:p>0.30232864618301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669154644012451">
                <text:p>0.66915464401245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303006559610367">
                <text:p>0.30300655961036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702852427959442">
                <text:p>0.70285242795944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29560598731041">
                <text:p>0.2956059873104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693239271640778">
                <text:p>0.693239271640778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29488068819046">
                <text:p>0.2948806881904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738092422485352">
                <text:p>0.73809242248535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295495957136154">
                <text:p>0.29549595713615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78005063533783">
                <text:p>0.7800506353378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295719236135483">
                <text:p>0.29571923613548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83617103099823">
                <text:p>0.8361710309982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295594692230225">
                <text:p>0.29559469223022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837926089763641">
                <text:p>0.83792608976364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297589659690857">
                <text:p>0.29758965969085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830329477787018">
                <text:p>0.83032947778701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294747680425644">
                <text:p>0.29474768042564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833798706531525">
                <text:p>0.83379870653152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29488080739975">
                <text:p>0.2948808073997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8036048412323">
                <text:p>0.803604841232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295820862054825">
                <text:p>0.29582086205482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740197777748108">
                <text:p>0.74019777774810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288240879774094">
                <text:p>0.2882408797740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639892339706421">
                <text:p>0.63989233970642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285764217376709">
                <text:p>0.28576421737670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650006055831909">
                <text:p>0.65000605583190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285024791955948">
                <text:p>0.28502479195594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702702581882477">
                <text:p>0.70270258188247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336306065320969">
                <text:p>0.33630606532096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545849859714508">
                <text:p>0.54584985971450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284376293420792">
                <text:p>0.28437629342079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33390149474144">
                <text:p>0.3339014947414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332316011190414">
                <text:p>0.33231601119041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332639813423157">
                <text:p>0.33263981342315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3363236784935">
                <text:p>0.336323678493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328921139240265">
                <text:p>0.32892113924026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326568841934204">
                <text:p>0.32656884193420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327182710170746">
                <text:p>0.32718271017074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306972533464432">
                <text:p>0.30697253346443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326666057109833">
                <text:p>0.32666605710983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328200668096542">
                <text:p>0.32820066809654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825839877128601">
                <text:p>0.82583987712860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326222866773605">
                <text:p>0.32622286677360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634978353977203">
                <text:p>0.63497835397720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329582303762436">
                <text:p>0.32958230376243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325451046228409">
                <text:p>0.32545104622840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325724601745606">
                <text:p>0.32572460174560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323387742042541">
                <text:p>0.32338774204254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32312136888504">
                <text:p>0.3231213688850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322972059249878">
                <text:p>0.32297205924987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32389485836029">
                <text:p>0.3238948583602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323182880878448">
                <text:p>0.32318288087844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323664754629135">
                <text:p>0.32366475462913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321135550737381">
                <text:p>0.32113555073738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32147604227066">
                <text:p>0.32147604227066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321201235055923">
                <text:p>0.32120123505592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321455329656601">
                <text:p>0.32145532965660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323716551065445">
                <text:p>0.32371655106544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324012339115143">
                <text:p>0.32401233911514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32254683971405">
                <text:p>0.3225468397140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322612762451172">
                <text:p>0.32261276245117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324297189712524">
                <text:p>0.32429718971252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263675004243851">
                <text:p>0.26367500424385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34682485461235">
                <text:p>0.346824854612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344948619604111">
                <text:p>0.34494861960411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342819631099701">
                <text:p>0.34281963109970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342571467161179">
                <text:p>0.34257146716117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349561184644699">
                <text:p>0.34956118464469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366476058959961">
                <text:p>0.36647605895996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361192673444748">
                <text:p>0.36119267344474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581900000572205">
                <text:p>0.58190000057220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358282119035721">
                <text:p>0.35828211903572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66719663143158">
                <text:p>0.6671966314315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340812772512436">
                <text:p>0.34081277251243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728724956512451">
                <text:p>0.72872495651245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346060186624527">
                <text:p>0.34606018662452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754621267318726">
                <text:p>0.75462126731872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343966692686081">
                <text:p>0.34396669268608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729503929615021">
                <text:p>0.72950392961502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346065312623978">
                <text:p>0.34606531262397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753955900669098">
                <text:p>0.75395590066909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345484882593155">
                <text:p>0.34548488259315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722941637039185">
                <text:p>0.72294163703918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250008225440979">
                <text:p>0.25000822544097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344917625188828">
                <text:p>0.34491762518882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793290913105011">
                <text:p>0.79329091310501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263858139514923">
                <text:p>0.26385813951492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344468981027603">
                <text:p>0.34446898102760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831040501594543">
                <text:p>0.83104050159454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263693898916244">
                <text:p>0.26369389891624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344363659620285">
                <text:p>0.34436365962028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857126891613007">
                <text:p>0.85712689161300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268833220005035">
                <text:p>0.26883322000503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343227356672287">
                <text:p>0.34322735667228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864655077457428">
                <text:p>0.86465507745742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266781240701675">
                <text:p>0.26678124070167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34499317407608">
                <text:p>0.3449931740760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844988405704498">
                <text:p>0.84498840570449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263381510972977">
                <text:p>0.26338151097297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344483345746994">
                <text:p>0.34448334574699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80569326877594">
                <text:p>0.8056932687759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254635840654373">
                <text:p>0.2546358406543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344731777906418">
                <text:p>0.34473177790641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818580090999603">
                <text:p>0.81858009099960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347938150167465">
                <text:p>0.34793815016746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8826465010643">
                <text:p>0.882646501064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34984689950943">
                <text:p>0.34984689950943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906877100467682">
                <text:p>0.9068771004676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35064098238945">
                <text:p>0.3506409823894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834676146507263">
                <text:p>0.83467614650726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351028382778168">
                <text:p>0.35102838277816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818497002124786">
                <text:p>0.818497002124786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349149167537689">
                <text:p>0.34914916753768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679764747619629">
                <text:p>0.67976474761962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35099259018898">
                <text:p>0.3509925901889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840161919593811">
                <text:p>0.84016191959381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350544929504395">
                <text:p>0.35054492950439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494352519512177">
                <text:p>0.49435251951217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351004630327225">
                <text:p>0.35100463032722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268458336591721">
                <text:p>0.26845833659172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352608472108841">
                <text:p>0.35260847210884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34767672419548">
                <text:p>0.3476767241954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743886590003967">
                <text:p>0.74388659000396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34755864739418">
                <text:p>0.3475586473941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817479193210602">
                <text:p>0.81747919321060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347757011651993">
                <text:p>0.347757011651993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833027303218842">
                <text:p>0.83302730321884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28226625919342">
                <text:p>0.2822662591934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350119054317474">
                <text:p>0.35011905431747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894330680370331">
                <text:p>0.89433068037033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329004794359207">
                <text:p>0.32900479435920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904550909996033">
                <text:p>0.90455090999603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318958759307861">
                <text:p>0.31895875930786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910295069217682">
                <text:p>0.91029506921768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317451417446136">
                <text:p>0.31745141744613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918834209442139">
                <text:p>0.918834209442139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319121062755585">
                <text:p>0.31912106275558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876098275184631">
                <text:p>0.87609827518463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264491558074951">
                <text:p>0.26449155807495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881275117397308">
                <text:p>0.88127511739730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266797095537186">
                <text:p>0.26679709553718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733540594577789">
                <text:p>0.73354059457778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26635468006134">
                <text:p>0.2663546800613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65795361995697">
                <text:p>0.6579536199569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280115246772766">
                <text:p>0.28011524677276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782867193222046">
                <text:p>0.78286719322204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293716281652451">
                <text:p>0.29371628165245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290719598531723">
                <text:p>0.29071959853172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28457722067833">
                <text:p>0.2845772206783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261824011802673">
                <text:p>0.26182401180267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259359985589981">
                <text:p>0.25935998558998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411527305841446">
                <text:p>0.41152730584144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262477904558182">
                <text:p>0.26247790455818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400408387184143">
                <text:p>0.400408387184143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26263427734375">
                <text:p>0.2626342773437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263835668563843">
                <text:p>0.26383566856384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267430067062378">
                <text:p>0.26743006706237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267426639795303">
                <text:p>0.267426639795303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267965614795685">
                <text:p>0.26796561479568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268960773944855">
                <text:p>0.26896077394485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268552452325821">
                <text:p>0.26855245232582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268633782863617">
                <text:p>0.26863378286361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269490897655487">
                <text:p>0.26949089765548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260535269975662">
                <text:p>0.26053526997566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262502729892731">
                <text:p>0.26250272989273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266810834407806">
                <text:p>0.266810834407806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266274929046631">
                <text:p>0.26627492904663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266018033027649">
                <text:p>0.26601803302764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26503786444664">
                <text:p>0.2650378644466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26533380150795">
                <text:p>0.2653338015079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265262842178345">
                <text:p>0.26526284217834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265584826469421">
                <text:p>0.26558482646942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267767459154129">
                <text:p>0.26776745915412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273981511592865">
                <text:p>0.27398151159286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273020356893539">
                <text:p>0.27302035689353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274191826581955">
                <text:p>0.27419182658195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27755218744278">
                <text:p>0.277552187442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299346148967743">
                <text:p>0.29934614896774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318657517433166">
                <text:p>0.31865751743316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349291354417801">
                <text:p>0.34929135441780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320824563503265">
                <text:p>0.32082456350326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343185931444168">
                <text:p>0.34318593144416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307681143283844">
                <text:p>0.30768114328384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322039574384689">
                <text:p>0.32203957438468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253673911094665">
                <text:p>0.25367391109466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260179609060287">
                <text:p>0.26017960906028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322267472743988">
                <text:p>0.32226747274398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252302378416061">
                <text:p>0.25230237841606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322971254587173">
                <text:p>0.32297125458717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796343803405762">
                <text:p>0.79634380340576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268428683280945">
                <text:p>0.26842868328094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323233157396317">
                <text:p>0.32323315739631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85224711894989">
                <text:p>0.8522471189498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260602712631226">
                <text:p>0.2606027126312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321868568658829">
                <text:p>0.3218685686588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882206797599793">
                <text:p>0.88220679759979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254524797201157">
                <text:p>0.25452479720115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322056889533997">
                <text:p>0.32205688953399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918366134166718">
                <text:p>0.91836613416671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262782126665115">
                <text:p>0.26278212666511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31774827837944">
                <text:p>0.3177482783794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924620628356934">
                <text:p>0.92462062835693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311585605144501">
                <text:p>0.31158560514450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319482564926147">
                <text:p>0.31948256492614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913208782672882">
                <text:p>0.91320878267288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318767338991165">
                <text:p>0.31876733899116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333789527416229">
                <text:p>0.33378952741622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827270269393921">
                <text:p>0.82727026939392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319396883249283">
                <text:p>0.31939688324928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328637391328812">
                <text:p>0.3286373913288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823911666870117">
                <text:p>0.82391166687011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312279671430588">
                <text:p>0.31227967143058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704902648925781">
                <text:p>0.70490264892578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314359337091446">
                <text:p>0.31435933709144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47093603014946">
                <text:p>0.4709360301494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314024806022644">
                <text:p>0.31402480602264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315017104148865">
                <text:p>0.31501710414886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31658861041069">
                <text:p>0.316588610410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319015383720398">
                <text:p>0.31901538372039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317695468664169">
                <text:p>0.31769546866416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317653626203537">
                <text:p>0.31765362620353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316279143095016">
                <text:p>0.31627914309501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313974738121033">
                <text:p>0.31397473812103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67102986574173">
                <text:p>0.6710298657417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313083171844482">
                <text:p>0.31308317184448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766321182250977">
                <text:p>0.76632118225097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313165426254272">
                <text:p>0.31316542625427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716444432735443">
                <text:p>0.71644443273544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338332325220108">
                <text:p>0.33833232522010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657800734043121">
                <text:p>0.65780073404312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345334649085999">
                <text:p>0.34533464908599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346039593219757">
                <text:p>0.34603959321975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346376448869705">
                <text:p>0.34637644886970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351043194532394">
                <text:p>0.351043194532394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319651246070862">
                <text:p>0.31965124607086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315532565116882">
                <text:p>0.31553256511688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329055517911911">
                <text:p>0.32905551791191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325792253017426">
                <text:p>0.32579225301742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308613151311874">
                <text:p>0.308613151311874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310727745294571">
                <text:p>0.31072774529457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308321833610535">
                <text:p>0.3083218336105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285580307245255">
                <text:p>0.28558030724525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565910518169403">
                <text:p>0.56591051816940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286651521921158">
                <text:p>0.286651521921158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725273668766022">
                <text:p>0.72527366876602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28945130109787">
                <text:p>0.2894513010978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799457252025604">
                <text:p>0.799457252025604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28809067606926">
                <text:p>0.2880906760692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457874596118927">
                <text:p>0.45787459611892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285849153995514">
                <text:p>0.28584915399551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284030824899673">
                <text:p>0.28403082489967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284592181444168">
                <text:p>0.28459218144416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254113465547562">
                <text:p>0.25411346554756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284819662570953">
                <text:p>0.28481966257095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283020317554474">
                <text:p>0.28302031755447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580961406230927">
                <text:p>0.580961406230927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27361187338829">
                <text:p>0.27361187338829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770571410655975">
                <text:p>0.77057141065597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271759390830994">
                <text:p>0.27175939083099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742119610309601">
                <text:p>0.742119610309601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275394022464752">
                <text:p>0.27539402246475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268645226955414">
                <text:p>0.26864522695541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319932103157043">
                <text:p>0.31993210315704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293474555015564">
                <text:p>0.29347455501556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311770290136337">
                <text:p>0.311770290136337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293739289045334">
                <text:p>0.29373928904533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294158697128296">
                <text:p>0.29415869712829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548415660858154">
                <text:p>0.54841566085815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292928040027618">
                <text:p>0.29292804002761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292753666639328">
                <text:p>0.29275366663932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291889876127243">
                <text:p>0.29188987612724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286152273416519">
                <text:p>0.28615227341651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287674635648727">
                <text:p>0.287674635648727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299324631690979">
                <text:p>0.29932463169097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298492014408112">
                <text:p>0.29849201440811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298217803239822">
                <text:p>0.29821780323982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756982207298279">
                <text:p>0.7569822072982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276148498058319">
                <text:p>0.27614849805831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696056425571442">
                <text:p>0.69605642557144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383400201797485">
                <text:p>0.38340020179748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380914628505707">
                <text:p>0.38091462850570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385982990264893">
                <text:p>0.38598299026489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629411220550537">
                <text:p>0.62941122055053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286138325929642">
                <text:p>0.28613832592964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386092633008957">
                <text:p>0.38609263300895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361876130104065">
                <text:p>0.36187613010406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386802732944488">
                <text:p>0.38680273294448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386868804693222">
                <text:p>0.38686880469322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39048445224762">
                <text:p>0.3904844522476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451558858156204">
                <text:p>0.451558858156204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38658082485199">
                <text:p>0.38658082485199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492865592241287">
                <text:p>0.492865592241287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386326521635056">
                <text:p>0.386326521635056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734404742717743">
                <text:p>0.73440474271774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3902847468853">
                <text:p>0.39028474688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856659114360809">
                <text:p>0.856659114360809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315896511077881">
                <text:p>0.31589651107788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429955631494522">
                <text:p>0.42995563149452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862237751483917">
                <text:p>0.86223775148391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308038681745529">
                <text:p>0.30803868174552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426205903291702">
                <text:p>0.426205903291702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815933108329773">
                <text:p>0.81593310832977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306410491466522">
                <text:p>0.30641049146652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426916718482971">
                <text:p>0.42691671848297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311821103096008">
                <text:p>0.31182110309600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426832556724548">
                <text:p>0.426832556724548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508393406867981">
                <text:p>0.50839340686798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330422222614288">
                <text:p>0.33042222261428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427315205335617">
                <text:p>0.42731520533561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738321959972382">
                <text:p>0.73832195997238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330879330635071">
                <text:p>0.33087933063507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425691246986389">
                <text:p>0.425691246986389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309498906135559">
                <text:p>0.30949890613555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42614871263504">
                <text:p>0.42614871263504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330786436796188">
                <text:p>0.33078643679618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426611959934235">
                <text:p>0.42661195993423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320897549390793">
                <text:p>0.32089754939079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339076280593872">
                <text:p>0.33907628059387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427905410528183">
                <text:p>0.42790541052818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358677595853806">
                <text:p>0.358677595853806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428825050592423">
                <text:p>0.42882505059242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815636813640595">
                <text:p>0.81563681364059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357717096805572">
                <text:p>0.35771709680557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428431928157806">
                <text:p>0.4284319281578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791772782802582">
                <text:p>0.79177278280258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360975444316864">
                <text:p>0.36097544431686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42710742354393">
                <text:p>0.4271074235439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733829259872437">
                <text:p>0.73382925987243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370843410491943">
                <text:p>0.37084341049194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39326137304306">
                <text:p>0.39326137304306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429527878761292">
                <text:p>0.42952787876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